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3.494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itula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80">
            <text:p>80</text:p>
          </table:table-cell>
          <table:table-cell table:formula="of:=VLOOKUP([.A1];['file:///home/sh4r3m4n/goldeoro/data/jugadores.csv'#$Hoja1.$A$2:.$D$138];2;1)" office:value-type="string" office:string-value="RIV">
            <text:p>RIV</text:p>
          </table:table-cell>
          <table:table-cell table:formula="of:=VLOOKUP([.A1];['file:///home/sh4r3m4n/goldeoro/data/jugadores.csv'#$Hoja1.$A$2:.$D$138];3;1)" office:value-type="string" office:string-value="Barovero">
            <text:p>Barovero</text:p>
          </table:table-cell>
          <table:table-cell table:formula="of:=VLOOKUP([.A1];['file:///home/sh4r3m4n/goldeoro/data/jugadores.csv'#$Hoja1.$A$2:.$D$138];4;1)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VLOOKUP([.A2];['file:///home/sh4r3m4n/goldeoro/data/jugadores.csv'#$Hoja1.$A$2:.$D$138];2;1)" office:value-type="string" office:string-value="RIV">
            <text:p>RIV</text:p>
          </table:table-cell>
          <table:table-cell table:formula="of:=VLOOKUP([.A2];['file:///home/sh4r3m4n/goldeoro/data/jugadores.csv'#$Hoja1.$A$2:.$D$138];3;1)" office:value-type="string" office:string-value="González Pirez">
            <text:p>González Pirez</text:p>
          </table:table-cell>
          <table:table-cell table:formula="of:=VLOOKUP([.A2];['file:///home/sh4r3m4n/goldeoro/data/jugadores.csv'#$Hoja1.$A$2:.$D$138];4;1)" office:value-type="float" office:value="2">
            <text:p>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VLOOKUP([.A3];['file:///home/sh4r3m4n/goldeoro/data/jugadores.csv'#$Hoja1.$A$2:.$D$138];2;1)" office:value-type="string" office:string-value="RIV">
            <text:p>RIV</text:p>
          </table:table-cell>
          <table:table-cell table:formula="of:=VLOOKUP([.A3];['file:///home/sh4r3m4n/goldeoro/data/jugadores.csv'#$Hoja1.$A$2:.$D$138];3;1)" office:value-type="string" office:string-value="Pezzella">
            <text:p>Pezzella</text:p>
          </table:table-cell>
          <table:table-cell table:formula="of:=VLOOKUP([.A3];['file:///home/sh4r3m4n/goldeoro/data/jugadores.csv'#$Hoja1.$A$2:.$D$138];4;1)" office:value-type="float" office:value="3">
            <text:p>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VLOOKUP([.A4];['file:///home/sh4r3m4n/goldeoro/data/jugadores.csv'#$Hoja1.$A$2:.$D$138];2;1)" office:value-type="string" office:string-value="RIV">
            <text:p>RIV</text:p>
          </table:table-cell>
          <table:table-cell table:formula="of:=VLOOKUP([.A4];['file:///home/sh4r3m4n/goldeoro/data/jugadores.csv'#$Hoja1.$A$2:.$D$138];3;1)" office:value-type="string" office:string-value="Botinelli">
            <text:p>Botinelli</text:p>
          </table:table-cell>
          <table:table-cell table:formula="of:=VLOOKUP([.A4];['file:///home/sh4r3m4n/goldeoro/data/jugadores.csv'#$Hoja1.$A$2:.$D$138];4;1)" office:value-type="float" office:value="4">
            <text:p>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VLOOKUP([.A5];['file:///home/sh4r3m4n/goldeoro/data/jugadores.csv'#$Hoja1.$A$2:.$D$138];2;1)" office:value-type="string" office:string-value="RIV">
            <text:p>RIV</text:p>
          </table:table-cell>
          <table:table-cell table:formula="of:=VLOOKUP([.A5];['file:///home/sh4r3m4n/goldeoro/data/jugadores.csv'#$Hoja1.$A$2:.$D$138];3;1)" office:value-type="string" office:string-value="Ramiro Funes Mori">
            <text:p>Ramiro Funes Mori</text:p>
          </table:table-cell>
          <table:table-cell table:formula="of:=VLOOKUP([.A5];['file:///home/sh4r3m4n/goldeoro/data/jugadores.csv'#$Hoja1.$A$2:.$D$138];4;1)" office:value-type="float" office:value="5">
            <text:p>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VLOOKUP([.A6];['file:///home/sh4r3m4n/goldeoro/data/jugadores.csv'#$Hoja1.$A$2:.$D$138];2;1)" office:value-type="string" office:string-value="RIV">
            <text:p>RIV</text:p>
          </table:table-cell>
          <table:table-cell table:formula="of:=VLOOKUP([.A6];['file:///home/sh4r3m4n/goldeoro/data/jugadores.csv'#$Hoja1.$A$2:.$D$138];3;1)" office:value-type="string" office:string-value="Cárlos Sánchez">
            <text:p>Cárlos Sánchez</text:p>
          </table:table-cell>
          <table:table-cell table:formula="of:=VLOOKUP([.A6];['file:///home/sh4r3m4n/goldeoro/data/jugadores.csv'#$Hoja1.$A$2:.$D$138];4;1)" office:value-type="float" office:value="6">
            <text:p>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VLOOKUP([.A7];['file:///home/sh4r3m4n/goldeoro/data/jugadores.csv'#$Hoja1.$A$2:.$D$138];2;1)" office:value-type="string" office:string-value="RIV">
            <text:p>RIV</text:p>
          </table:table-cell>
          <table:table-cell table:formula="of:=VLOOKUP([.A7];['file:///home/sh4r3m4n/goldeoro/data/jugadores.csv'#$Hoja1.$A$2:.$D$138];3;1)" office:value-type="string" office:string-value="Cirigliano">
            <text:p>Cirigliano</text:p>
          </table:table-cell>
          <table:table-cell table:formula="of:=VLOOKUP([.A7];['file:///home/sh4r3m4n/goldeoro/data/jugadores.csv'#$Hoja1.$A$2:.$D$138];4;1)" office:value-type="float" office:value="7">
            <text:p>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VLOOKUP([.A8];['file:///home/sh4r3m4n/goldeoro/data/jugadores.csv'#$Hoja1.$A$2:.$D$138];2;1)" office:value-type="string" office:string-value="RIV">
            <text:p>RIV</text:p>
          </table:table-cell>
          <table:table-cell table:formula="of:=VLOOKUP([.A8];['file:///home/sh4r3m4n/goldeoro/data/jugadores.csv'#$Hoja1.$A$2:.$D$138];3;1)" office:value-type="string" office:string-value="Ponzio">
            <text:p>Ponzio</text:p>
          </table:table-cell>
          <table:table-cell table:formula="of:=VLOOKUP([.A8];['file:///home/sh4r3m4n/goldeoro/data/jugadores.csv'#$Hoja1.$A$2:.$D$138];4;1)" office:value-type="float" office:value="8">
            <text:p>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VLOOKUP([.A9];['file:///home/sh4r3m4n/goldeoro/data/jugadores.csv'#$Hoja1.$A$2:.$D$138];2;1)" office:value-type="string" office:string-value="RIV">
            <text:p>RIV</text:p>
          </table:table-cell>
          <table:table-cell table:formula="of:=VLOOKUP([.A9];['file:///home/sh4r3m4n/goldeoro/data/jugadores.csv'#$Hoja1.$A$2:.$D$138];3;1)" office:value-type="string" office:string-value="Aguirre">
            <text:p>Aguirre</text:p>
          </table:table-cell>
          <table:table-cell table:formula="of:=VLOOKUP([.A9];['file:///home/sh4r3m4n/goldeoro/data/jugadores.csv'#$Hoja1.$A$2:.$D$138];4;1)" office:value-type="float" office:value="9">
            <text:p>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VLOOKUP([.A10];['file:///home/sh4r3m4n/goldeoro/data/jugadores.csv'#$Hoja1.$A$2:.$D$138];2;1)" office:value-type="string" office:string-value="RIV">
            <text:p>RIV</text:p>
          </table:table-cell>
          <table:table-cell table:formula="of:=VLOOKUP([.A10];['file:///home/sh4r3m4n/goldeoro/data/jugadores.csv'#$Hoja1.$A$2:.$D$138];3;1)" office:value-type="string" office:string-value="Luna">
            <text:p>Luna</text:p>
          </table:table-cell>
          <table:table-cell table:formula="of:=VLOOKUP([.A10];['file:///home/sh4r3m4n/goldeoro/data/jugadores.csv'#$Hoja1.$A$2:.$D$138];4;1)" office:value-type="float" office:value="33">
            <text:p>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VLOOKUP([.A11];['file:///home/sh4r3m4n/goldeoro/data/jugadores.csv'#$Hoja1.$A$2:.$D$138];2;1)" office:value-type="string" office:string-value="RIV">
            <text:p>RIV</text:p>
          </table:table-cell>
          <table:table-cell table:formula="of:=VLOOKUP([.A11];['file:///home/sh4r3m4n/goldeoro/data/jugadores.csv'#$Hoja1.$A$2:.$D$138];3;1)" office:value-type="string" office:string-value="Mora">
            <text:p>Mora</text:p>
          </table:table-cell>
          <table:table-cell table:formula="of:=VLOOKUP([.A11];['file:///home/sh4r3m4n/goldeoro/data/jugadores.csv'#$Hoja1.$A$2:.$D$138];4;1)" office:value-type="float" office:value="11">
            <text:p>1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VLOOKUP([.A12];['file:///home/sh4r3m4n/goldeoro/data/jugadores.csv'#$Hoja1.$A$2:.$D$138];2;1)" office:value-type="string" office:string-value="QAC">
            <text:p>QAC</text:p>
          </table:table-cell>
          <table:table-cell table:formula="of:=VLOOKUP([.A12];['file:///home/sh4r3m4n/goldeoro/data/jugadores.csv'#$Hoja1.$A$2:.$D$138];3;1)" office:value-type="string" office:string-value="Tripodi">
            <text:p>Tripodi</text:p>
          </table:table-cell>
          <table:table-cell table:formula="of:=VLOOKUP([.A12];['file:///home/sh4r3m4n/goldeoro/data/jugadores.csv'#$Hoja1.$A$2:.$D$138];4;1)"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VLOOKUP([.A13];['file:///home/sh4r3m4n/goldeoro/data/jugadores.csv'#$Hoja1.$A$2:.$D$138];2;1)" office:value-type="string" office:string-value="QAC">
            <text:p>QAC</text:p>
          </table:table-cell>
          <table:table-cell table:formula="of:=VLOOKUP([.A13];['file:///home/sh4r3m4n/goldeoro/data/jugadores.csv'#$Hoja1.$A$2:.$D$138];3;1)" office:value-type="string" office:string-value="Carli">
            <text:p>Carli</text:p>
          </table:table-cell>
          <table:table-cell table:formula="of:=VLOOKUP([.A13];['file:///home/sh4r3m4n/goldeoro/data/jugadores.csv'#$Hoja1.$A$2:.$D$138];4;1)" office:value-type="float" office:value="6">
            <text:p>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VLOOKUP([.A14];['file:///home/sh4r3m4n/goldeoro/data/jugadores.csv'#$Hoja1.$A$2:.$D$138];2;1)" office:value-type="string" office:string-value="QAC">
            <text:p>QAC</text:p>
          </table:table-cell>
          <table:table-cell table:formula="of:=VLOOKUP([.A14];['file:///home/sh4r3m4n/goldeoro/data/jugadores.csv'#$Hoja1.$A$2:.$D$138];3;1)" office:value-type="string" office:string-value="Lema">
            <text:p>Lema</text:p>
          </table:table-cell>
          <table:table-cell table:formula="of:=VLOOKUP([.A14];['file:///home/sh4r3m4n/goldeoro/data/jugadores.csv'#$Hoja1.$A$2:.$D$138];4;1)" office:value-type="float" office:value="23">
            <text:p>2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VLOOKUP([.A15];['file:///home/sh4r3m4n/goldeoro/data/jugadores.csv'#$Hoja1.$A$2:.$D$138];2;1)" office:value-type="string" office:string-value="QAC">
            <text:p>QAC</text:p>
          </table:table-cell>
          <table:table-cell table:formula="of:=VLOOKUP([.A15];['file:///home/sh4r3m4n/goldeoro/data/jugadores.csv'#$Hoja1.$A$2:.$D$138];3;1)" office:value-type="string" office:string-value="Lima">
            <text:p>Lima</text:p>
          </table:table-cell>
          <table:table-cell table:formula="of:=VLOOKUP([.A15];['file:///home/sh4r3m4n/goldeoro/data/jugadores.csv'#$Hoja1.$A$2:.$D$138];4;1)" office:value-type="float" office:value="13">
            <text:p>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VLOOKUP([.A16];['file:///home/sh4r3m4n/goldeoro/data/jugadores.csv'#$Hoja1.$A$2:.$D$138];2;1)" office:value-type="string" office:string-value="QAC">
            <text:p>QAC</text:p>
          </table:table-cell>
          <table:table-cell table:formula="of:=VLOOKUP([.A16];['file:///home/sh4r3m4n/goldeoro/data/jugadores.csv'#$Hoja1.$A$2:.$D$138];3;1)" office:value-type="string" office:string-value="Serrano">
            <text:p>Serrano</text:p>
          </table:table-cell>
          <table:table-cell table:formula="of:=VLOOKUP([.A16];['file:///home/sh4r3m4n/goldeoro/data/jugadores.csv'#$Hoja1.$A$2:.$D$138];4;1)" office:value-type="float" office:value="4">
            <text:p>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VLOOKUP([.A17];['file:///home/sh4r3m4n/goldeoro/data/jugadores.csv'#$Hoja1.$A$2:.$D$138];2;1)" office:value-type="string" office:string-value="QAC">
            <text:p>QAC</text:p>
          </table:table-cell>
          <table:table-cell table:formula="of:=VLOOKUP([.A17];['file:///home/sh4r3m4n/goldeoro/data/jugadores.csv'#$Hoja1.$A$2:.$D$138];3;1)" office:value-type="string" office:string-value="Cobo">
            <text:p>Cobo</text:p>
          </table:table-cell>
          <table:table-cell table:formula="of:=VLOOKUP([.A17];['file:///home/sh4r3m4n/goldeoro/data/jugadores.csv'#$Hoja1.$A$2:.$D$138];4;1)" office:value-type="float" office:value="5">
            <text:p>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VLOOKUP([.A18];['file:///home/sh4r3m4n/goldeoro/data/jugadores.csv'#$Hoja1.$A$2:.$D$138];2;1)" office:value-type="string" office:string-value="QAC">
            <text:p>QAC</text:p>
          </table:table-cell>
          <table:table-cell table:formula="of:=VLOOKUP([.A18];['file:///home/sh4r3m4n/goldeoro/data/jugadores.csv'#$Hoja1.$A$2:.$D$138];3;1)" office:value-type="string" office:string-value="Díaz">
            <text:p>Díaz</text:p>
          </table:table-cell>
          <table:table-cell table:formula="of:=VLOOKUP([.A18];['file:///home/sh4r3m4n/goldeoro/data/jugadores.csv'#$Hoja1.$A$2:.$D$138];4;1)" office:value-type="float" office:value="8">
            <text:p>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VLOOKUP([.A19];['file:///home/sh4r3m4n/goldeoro/data/jugadores.csv'#$Hoja1.$A$2:.$D$138];2;1)" office:value-type="string" office:string-value="QAC">
            <text:p>QAC</text:p>
          </table:table-cell>
          <table:table-cell table:formula="of:=VLOOKUP([.A19];['file:///home/sh4r3m4n/goldeoro/data/jugadores.csv'#$Hoja1.$A$2:.$D$138];3;1)" office:value-type="string" office:string-value="Mansilla">
            <text:p>Mansilla</text:p>
          </table:table-cell>
          <table:table-cell table:formula="of:=VLOOKUP([.A19];['file:///home/sh4r3m4n/goldeoro/data/jugadores.csv'#$Hoja1.$A$2:.$D$138];4;1)" office:value-type="float" office:value="19">
            <text:p>1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VLOOKUP([.A20];['file:///home/sh4r3m4n/goldeoro/data/jugadores.csv'#$Hoja1.$A$2:.$D$138];2;1)" office:value-type="string" office:string-value="QAC">
            <text:p>QAC</text:p>
          </table:table-cell>
          <table:table-cell table:formula="of:=VLOOKUP([.A20];['file:///home/sh4r3m4n/goldeoro/data/jugadores.csv'#$Hoja1.$A$2:.$D$138];3;1)" office:value-type="string" office:string-value="Romero">
            <text:p>Romero</text:p>
          </table:table-cell>
          <table:table-cell table:formula="of:=VLOOKUP([.A20];['file:///home/sh4r3m4n/goldeoro/data/jugadores.csv'#$Hoja1.$A$2:.$D$138];4;1)" office:value-type="float" office:value="17">
            <text:p>1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VLOOKUP([.A21];['file:///home/sh4r3m4n/goldeoro/data/jugadores.csv'#$Hoja1.$A$2:.$D$138];2;1)" office:value-type="string" office:string-value="QAC">
            <text:p>QAC</text:p>
          </table:table-cell>
          <table:table-cell table:formula="of:=VLOOKUP([.A21];['file:///home/sh4r3m4n/goldeoro/data/jugadores.csv'#$Hoja1.$A$2:.$D$138];3;1)" office:value-type="string" office:string-value="Cauteruccio">
            <text:p>Cauteruccio</text:p>
          </table:table-cell>
          <table:table-cell table:formula="of:=VLOOKUP([.A21];['file:///home/sh4r3m4n/goldeoro/data/jugadores.csv'#$Hoja1.$A$2:.$D$138];4;1)" office:value-type="float" office:value="7">
            <text:p>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VLOOKUP([.A22];['file:///home/sh4r3m4n/goldeoro/data/jugadores.csv'#$Hoja1.$A$2:.$D$138];2;1)" office:value-type="string" office:string-value="QAC">
            <text:p>QAC</text:p>
          </table:table-cell>
          <table:table-cell table:formula="of:=VLOOKUP([.A22];['file:///home/sh4r3m4n/goldeoro/data/jugadores.csv'#$Hoja1.$A$2:.$D$138];3;1)" office:value-type="string" office:string-value="Telechea">
            <text:p>Telechea</text:p>
          </table:table-cell>
          <table:table-cell table:formula="of:=VLOOKUP([.A22];['file:///home/sh4r3m4n/goldeoro/data/jugadores.csv'#$Hoja1.$A$2:.$D$138];4;1)" office:value-type="float" office:value="9">
            <text:p>9</text:p>
          </table:table-cell>
        </table:table-row>
      </table:table>
      <table:table table:name="Jugada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ce4"/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>
            <text:p>Timestamp</text:p>
          </table:table-cell>
          <table:table-cell office:value-type="string">
            <text:p>Tiempo</text:p>
          </table:table-cell>
          <table:table-cell table:style-name="ce3" office:value-type="string" table:number-columns-spanned="2" table:number-rows-spanned="1">
            <text:p>De</text:p>
          </table:table-cell>
          <table:covered-table-cell/>
          <table:table-cell table:style-name="ce3" office:value-type="string" table:number-columns-spanned="2" table:number-rows-spanned="1">
            <text:p>A</text:p>
          </table:table-cell>
          <table:covered-table-cell/>
          <table:table-cell office:value-type="string">
            <text:p>Contexo</text:p>
          </table:table-cell>
          <table:table-cell office:value-type="string">
            <text:p>Saque</text:p>
          </table:table-cell>
          <table:table-cell/>
        </table:table-row>
        <table:table-row table:style-name="ro1">
          <table:table-cell office:value-type="float" office:value="217018">
            <text:p>217018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C2]=0;&quot;&quot;;VLOOKUP([.C2];['file:///home/sh4r3m4n/goldeoro/data/jugadores.csv'#$Hoja1.$A$2:.$D$4096];3;1))">
            <text:p/>
          </table:table-cell>
          <table:table-cell office:value-type="float" office:value="131">
            <text:p>131</text:p>
          </table:table-cell>
          <table:table-cell table:formula="of:=IF([.E2]=0;&quot;&quot;;VLOOKUP([.E2];['file:///home/sh4r3m4n/goldeoro/data/jugadores.csv'#$Hoja1.$A$2:.$D$4096];3;1))" office:value-type="string" office:string-value="Romero">
            <text:p>Romero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7018">
            <text:p>217018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[.C3]=0;&quot;&quot;;VLOOKUP([.C3];['file:///home/sh4r3m4n/goldeoro/data/jugadores.csv'#$Hoja1.$A$2:.$D$4096];3;1))" office:value-type="string" office:string-value="Romero">
            <text:p>Romero</text:p>
          </table:table-cell>
          <table:table-cell office:value-type="float" office:value="9">
            <text:p>9</text:p>
          </table:table-cell>
          <table:table-cell table:formula="of:=IF([.E3]=0;&quot;&quot;;VLOOKUP([.E3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/home/sh4r3m4n/goldeoro/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7606">
            <text:p>217606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[.C4]=0;&quot;&quot;;VLOOKUP([.C4];['file:///home/sh4r3m4n/goldeoro/data/jugadores.csv'#$Hoja1.$A$2:.$D$4096];3;1))" office:value-type="string" office:string-value="Romero">
            <text:p>Romero</text:p>
          </table:table-cell>
          <table:table-cell office:value-type="float" office:value="132">
            <text:p>132</text:p>
          </table:table-cell>
          <table:table-cell table:formula="of:=IF([.E4]=0;&quot;&quot;;VLOOKUP([.E4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 table:style-name="ce2"/>
        </table:table-row>
        <table:table-row table:style-name="ro1">
          <table:table-cell office:value-type="float" office:value="221658">
            <text:p>221658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5]=0;&quot;&quot;;VLOOKUP([.C5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121">
            <text:p>121</text:p>
          </table:table-cell>
          <table:table-cell table:formula="of:=IF([.E5]=0;&quot;&quot;;VLOOKUP([.E5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4723">
            <text:p>224723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6]=0;&quot;&quot;;VLOOKUP([.C6];['file:///home/sh4r3m4n/goldeoro/data/jugadores.csv'#$Hoja1.$A$2:.$D$4096];3;1))" office:value-type="string" office:string-value="Cobo">
            <text:p>Cobo</text:p>
          </table:table-cell>
          <table:table-cell office:value-type="float" office:value="82">
            <text:p>82</text:p>
          </table:table-cell>
          <table:table-cell table:formula="of:=IF([.E6]=0;&quot;&quot;;VLOOKUP([.E6];['file:///home/sh4r3m4n/goldeoro/data/jugadores.csv'#$Hoja1.$A$2:.$D$4096];3;1))" office:value-type="string" office:string-value="Pezzella">
            <text:p>Pezze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233">
            <text:p>22723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7]=0;&quot;&quot;;VLOOKUP([.C7];['file:///home/sh4r3m4n/goldeoro/data/jugadores.csv'#$Hoja1.$A$2:.$D$4096];3;1))" office:value-type="string" office:string-value="Pezzella">
            <text:p>Pezzella</text:p>
          </table:table-cell>
          <table:table-cell office:value-type="float" office:value="132">
            <text:p>132</text:p>
          </table:table-cell>
          <table:table-cell table:formula="of:=IF([.E7]=0;&quot;&quot;;VLOOKUP([.E7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890">
            <text:p>22889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8]=0;&quot;&quot;;VLOOKUP([.C8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80">
            <text:p>80</text:p>
          </table:table-cell>
          <table:table-cell table:formula="of:=IF([.E8]=0;&quot;&quot;;VLOOKUP([.E8];['file:///home/sh4r3m4n/goldeoro/data/jugadores.csv'#$Hoja1.$A$2:.$D$4096];3;1))" office:value-type="string" office:string-value="Barovero">
            <text:p>Barov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8611">
            <text:p>24861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9]=0;&quot;&quot;;VLOOKUP([.C9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9]=0;&quot;&quot;;VLOOKUP([.E9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5041">
            <text:p>25504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10]=0;&quot;&quot;;VLOOKUP([.C10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0">
            <text:p>90</text:p>
          </table:table-cell>
          <table:table-cell table:formula="of:=IF([.E10]=0;&quot;&quot;;VLOOKUP([.E10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7462">
            <text:p>25746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11]=0;&quot;&quot;;VLOOKUP([.C11];['file:///home/sh4r3m4n/goldeoro/data/jugadores.csv'#$Hoja1.$A$2:.$D$4096];3;1))" office:value-type="string" office:string-value="Mora">
            <text:p>Mora</text:p>
          </table:table-cell>
          <table:table-cell office:value-type="float" office:value="85">
            <text:p>85</text:p>
          </table:table-cell>
          <table:table-cell table:formula="of:=IF([.E11]=0;&quot;&quot;;VLOOKUP([.E11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0228">
            <text:p>26022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12]=0;&quot;&quot;;VLOOKUP([.C12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90">
            <text:p>90</text:p>
          </table:table-cell>
          <table:table-cell table:formula="of:=IF([.E12]=0;&quot;&quot;;VLOOKUP([.E12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5649">
            <text:p>26564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13]=0;&quot;&quot;;VLOOKUP([.C13];['file:///home/sh4r3m4n/goldeoro/data/jugadores.csv'#$Hoja1.$A$2:.$D$4096];3;1))" office:value-type="string" office:string-value="Mora">
            <text:p>Mora</text:p>
          </table:table-cell>
          <table:table-cell office:value-type="float" office:value="111">
            <text:p>111</text:p>
          </table:table-cell>
          <table:table-cell table:formula="of:=IF([.E13]=0;&quot;&quot;;VLOOKUP([.E13];['file:///home/sh4r3m4n/goldeoro/data/jugadores.csv'#$Hoja1.$A$2:.$D$4096];3;1))" office:value-type="string" office:string-value="Lema">
            <text:p>Lem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6617">
            <text:p>266617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formula="of:=IF([.C14]=0;&quot;&quot;;VLOOKUP([.C14];['file:///home/sh4r3m4n/goldeoro/data/jugadores.csv'#$Hoja1.$A$2:.$D$4096];3;1))" office:value-type="string" office:string-value="Lema">
            <text:p>Lema</text:p>
          </table:table-cell>
          <table:table-cell office:value-type="float" office:value="9">
            <text:p>9</text:p>
          </table:table-cell>
          <table:table-cell table:formula="of:=IF([.E14]=0;&quot;&quot;;VLOOKUP([.E14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6546">
            <text:p>276546</text:p>
          </table:table-cell>
          <table:table-cell table:number-columns-repeated="2" office:value-type="float" office:value="0">
            <text:p>0</text:p>
          </table:table-cell>
          <table:table-cell table:formula="of:=IF([.C15]=0;&quot;&quot;;VLOOKUP([.C15];['file:///home/sh4r3m4n/goldeoro/data/jugadores.csv'#$Hoja1.$A$2:.$D$4096];3;1))">
            <text:p/>
          </table:table-cell>
          <table:table-cell office:value-type="float" office:value="99">
            <text:p>99</text:p>
          </table:table-cell>
          <table:table-cell table:formula="of:=IF([.E15]=0;&quot;&quot;;VLOOKUP([.E15];['file:///home/sh4r3m4n/goldeoro/data/jugadores.csv'#$Hoja1.$A$2:.$D$4096];3;1))" office:value-type="string" office:string-value="Lanzini">
            <text:p>Lanzin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6546">
            <text:p>27654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16]=0;&quot;&quot;;VLOOKUP([.C16];['file:///home/sh4r3m4n/goldeoro/data/jugadores.csv'#$Hoja1.$A$2:.$D$4096];3;1))" office:value-type="string" office:string-value="Lanzini">
            <text:p>Lanzini</text:p>
          </table:table-cell>
          <table:table-cell office:value-type="float" office:value="9">
            <text:p>9</text:p>
          </table:table-cell>
          <table:table-cell table:formula="of:=IF([.E16]=0;&quot;&quot;;VLOOKUP([.E1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7314">
            <text:p>27731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17]=0;&quot;&quot;;VLOOKUP([.C17];['file:///home/sh4r3m4n/goldeoro/data/jugadores.csv'#$Hoja1.$A$2:.$D$4096];3;1))" office:value-type="string" office:string-value="Lanzini">
            <text:p>Lanzini</text:p>
          </table:table-cell>
          <table:table-cell office:value-type="float" office:value="9">
            <text:p>9</text:p>
          </table:table-cell>
          <table:table-cell table:formula="of:=IF([.E17]=0;&quot;&quot;;VLOOKUP([.E17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9410">
            <text:p>279410</text:p>
          </table:table-cell>
          <table:table-cell table:number-columns-repeated="2" office:value-type="float" office:value="0">
            <text:p>0</text:p>
          </table:table-cell>
          <table:table-cell table:formula="of:=IF([.C18]=0;&quot;&quot;;VLOOKUP([.C18];['file:///home/sh4r3m4n/goldeoro/data/jugadores.csv'#$Hoja1.$A$2:.$D$4096];3;1))">
            <text:p/>
          </table:table-cell>
          <table:table-cell office:value-type="float" office:value="110">
            <text:p>110</text:p>
          </table:table-cell>
          <table:table-cell table:formula="of:=IF([.E18]=0;&quot;&quot;;VLOOKUP([.E18];['file:///home/sh4r3m4n/goldeoro/data/jugadores.csv'#$Hoja1.$A$2:.$D$4096];3;1))" office:value-type="string" office:string-value="Goñi">
            <text:p>Goñ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9410">
            <text:p>27941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19]=0;&quot;&quot;;VLOOKUP([.C19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19]=0;&quot;&quot;;VLOOKUP([.E19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4366">
            <text:p>284366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20]=0;&quot;&quot;;VLOOKUP([.C20];['file:///home/sh4r3m4n/goldeoro/data/jugadores.csv'#$Hoja1.$A$2:.$D$4096];3;1))" office:value-type="string" office:string-value="Goñi">
            <text:p>Goñi</text:p>
          </table:table-cell>
          <table:table-cell office:value-type="float" office:value="132">
            <text:p>132</text:p>
          </table:table-cell>
          <table:table-cell table:formula="of:=IF([.E20]=0;&quot;&quot;;VLOOKUP([.E20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7930">
            <text:p>28793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21]=0;&quot;&quot;;VLOOKUP([.C21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87">
            <text:p>87</text:p>
          </table:table-cell>
          <table:table-cell table:formula="of:=IF([.E21]=0;&quot;&quot;;VLOOKUP([.E21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0296">
            <text:p>290296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22]=0;&quot;&quot;;VLOOKUP([.C22];['file:///home/sh4r3m4n/goldeoro/data/jugadores.csv'#$Hoja1.$A$2:.$D$4096];3;1))" office:value-type="string" office:string-value="Ponzio">
            <text:p>Ponzio</text:p>
          </table:table-cell>
          <table:table-cell office:value-type="float" office:value="131">
            <text:p>131</text:p>
          </table:table-cell>
          <table:table-cell table:formula="of:=IF([.E22]=0;&quot;&quot;;VLOOKUP([.E22];['file:///home/sh4r3m4n/goldeoro/data/jugadores.csv'#$Hoja1.$A$2:.$D$4096];3;1))" office:value-type="string" office:string-value="Romero">
            <text:p>Rom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3409">
            <text:p>293409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[.C23]=0;&quot;&quot;;VLOOKUP([.C23];['file:///home/sh4r3m4n/goldeoro/data/jugadores.csv'#$Hoja1.$A$2:.$D$4096];3;1))" office:value-type="string" office:string-value="Romero">
            <text:p>Romero</text:p>
          </table:table-cell>
          <table:table-cell office:value-type="float" office:value="9">
            <text:p>9</text:p>
          </table:table-cell>
          <table:table-cell table:formula="of:=IF([.E23]=0;&quot;&quot;;VLOOKUP([.E23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400">
            <text:p>315400</text:p>
          </table:table-cell>
          <table:table-cell table:number-columns-repeated="2" office:value-type="float" office:value="0">
            <text:p>0</text:p>
          </table:table-cell>
          <table:table-cell table:formula="of:=IF([.C24]=0;&quot;&quot;;VLOOKUP([.C24];['file:///home/sh4r3m4n/goldeoro/data/jugadores.csv'#$Hoja1.$A$2:.$D$4096];3;1))">
            <text:p/>
          </table:table-cell>
          <table:table-cell office:value-type="float" office:value="84">
            <text:p>84</text:p>
          </table:table-cell>
          <table:table-cell table:formula="of:=IF([.E24]=0;&quot;&quot;;VLOOKUP([.E24];['file:///home/sh4r3m4n/goldeoro/data/jugadores.csv'#$Hoja1.$A$2:.$D$4096];3;1))" office:value-type="string" office:string-value="Ramiro Funes Mori">
            <text:p>Ramiro Funes Mori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5400">
            <text:p>31540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25]=0;&quot;&quot;;VLOOKUP([.C25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9">
            <text:p>9</text:p>
          </table:table-cell>
          <table:table-cell table:formula="of:=IF([.E25]=0;&quot;&quot;;VLOOKUP([.E25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9245">
            <text:p>31924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26]=0;&quot;&quot;;VLOOKUP([.C26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127">
            <text:p>127</text:p>
          </table:table-cell>
          <table:table-cell table:formula="of:=IF([.E26]=0;&quot;&quot;;VLOOKUP([.E26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889">
            <text:p>323889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27]=0;&quot;&quot;;VLOOKUP([.C27];['file:///home/sh4r3m4n/goldeoro/data/jugadores.csv'#$Hoja1.$A$2:.$D$4096];3;1))" office:value-type="string" office:string-value="Mansilla">
            <text:p>Mansilla</text:p>
          </table:table-cell>
          <table:table-cell office:value-type="float" office:value="87">
            <text:p>87</text:p>
          </table:table-cell>
          <table:table-cell table:formula="of:=IF([.E27]=0;&quot;&quot;;VLOOKUP([.E27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1482">
            <text:p>331482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28]=0;&quot;&quot;;VLOOKUP([.C28];['file:///home/sh4r3m4n/goldeoro/data/jugadores.csv'#$Hoja1.$A$2:.$D$4096];3;1))" office:value-type="string" office:string-value="Ponzio">
            <text:p>Ponzio</text:p>
          </table:table-cell>
          <table:table-cell office:value-type="float" office:value="118">
            <text:p>118</text:p>
          </table:table-cell>
          <table:table-cell table:formula="of:=IF([.E28]=0;&quot;&quot;;VLOOKUP([.E28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9562">
            <text:p>339562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29]=0;&quot;&quot;;VLOOKUP([.C29];['file:///home/sh4r3m4n/goldeoro/data/jugadores.csv'#$Hoja1.$A$2:.$D$4096];3;1))" office:value-type="string" office:string-value="Serrano">
            <text:p>Serrano</text:p>
          </table:table-cell>
          <table:table-cell office:value-type="float" office:value="131">
            <text:p>131</text:p>
          </table:table-cell>
          <table:table-cell table:formula="of:=IF([.E29]=0;&quot;&quot;;VLOOKUP([.E29];['file:///home/sh4r3m4n/goldeoro/data/jugadores.csv'#$Hoja1.$A$2:.$D$4096];3;1))" office:value-type="string" office:string-value="Romero">
            <text:p>Rom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167">
            <text:p>343167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[.C30]=0;&quot;&quot;;VLOOKUP([.C30];['file:///home/sh4r3m4n/goldeoro/data/jugadores.csv'#$Hoja1.$A$2:.$D$4096];3;1))" office:value-type="string" office:string-value="Romero">
            <text:p>Romero</text:p>
          </table:table-cell>
          <table:table-cell office:value-type="float" office:value="86">
            <text:p>86</text:p>
          </table:table-cell>
          <table:table-cell table:formula="of:=IF([.E30]=0;&quot;&quot;;VLOOKUP([.E30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5243">
            <text:p>345243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31]=0;&quot;&quot;;VLOOKUP([.C31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81">
            <text:p>81</text:p>
          </table:table-cell>
          <table:table-cell table:formula="of:=IF([.E31]=0;&quot;&quot;;VLOOKUP([.E31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8319">
            <text:p>34831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32]=0;&quot;&quot;;VLOOKUP([.C32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90">
            <text:p>90</text:p>
          </table:table-cell>
          <table:table-cell table:formula="of:=IF([.E32]=0;&quot;&quot;;VLOOKUP([.E32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9962">
            <text:p>34996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33]=0;&quot;&quot;;VLOOKUP([.C33];['file:///home/sh4r3m4n/goldeoro/data/jugadores.csv'#$Hoja1.$A$2:.$D$4096];3;1))" office:value-type="string" office:string-value="Mora">
            <text:p>Mora</text:p>
          </table:table-cell>
          <table:table-cell office:value-type="float" office:value="9">
            <text:p>9</text:p>
          </table:table-cell>
          <table:table-cell table:formula="of:=IF([.E33]=0;&quot;&quot;;VLOOKUP([.E33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4848">
            <text:p>354848</text:p>
          </table:table-cell>
          <table:table-cell table:number-columns-repeated="2" office:value-type="float" office:value="0">
            <text:p>0</text:p>
          </table:table-cell>
          <table:table-cell table:formula="of:=IF([.C34]=0;&quot;&quot;;VLOOKUP([.C34];['file:///home/sh4r3m4n/goldeoro/data/jugadores.csv'#$Hoja1.$A$2:.$D$4096];3;1))">
            <text:p/>
          </table:table-cell>
          <table:table-cell office:value-type="float" office:value="121">
            <text:p>121</text:p>
          </table:table-cell>
          <table:table-cell table:formula="of:=IF([.E34]=0;&quot;&quot;;VLOOKUP([.E34];['file:///home/sh4r3m4n/goldeoro/data/jugadores.csv'#$Hoja1.$A$2:.$D$4096];3;1))" office:value-type="string" office:string-value="Cobo">
            <text:p>Cobo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4848">
            <text:p>354848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35]=0;&quot;&quot;;VLOOKUP([.C35];['file:///home/sh4r3m4n/goldeoro/data/jugadores.csv'#$Hoja1.$A$2:.$D$4096];3;1))" office:value-type="string" office:string-value="Cobo">
            <text:p>Cobo</text:p>
          </table:table-cell>
          <table:table-cell office:value-type="float" office:value="9">
            <text:p>9</text:p>
          </table:table-cell>
          <table:table-cell table:formula="of:=IF([.E35]=0;&quot;&quot;;VLOOKUP([.E35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5898">
            <text:p>355898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36]=0;&quot;&quot;;VLOOKUP([.C36];['file:///home/sh4r3m4n/goldeoro/data/jugadores.csv'#$Hoja1.$A$2:.$D$4096];3;1))" office:value-type="string" office:string-value="Cobo">
            <text:p>Cobo</text:p>
          </table:table-cell>
          <table:table-cell office:value-type="float" office:value="81">
            <text:p>81</text:p>
          </table:table-cell>
          <table:table-cell table:formula="of:=IF([.E36]=0;&quot;&quot;;VLOOKUP([.E36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619">
            <text:p>35861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37]=0;&quot;&quot;;VLOOKUP([.C37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82">
            <text:p>82</text:p>
          </table:table-cell>
          <table:table-cell table:formula="of:=IF([.E37]=0;&quot;&quot;;VLOOKUP([.E37];['file:///home/sh4r3m4n/goldeoro/data/jugadores.csv'#$Hoja1.$A$2:.$D$4096];3;1))" office:value-type="string" office:string-value="Pezzella">
            <text:p>Pezze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0582">
            <text:p>360582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38]=0;&quot;&quot;;VLOOKUP([.C38];['file:///home/sh4r3m4n/goldeoro/data/jugadores.csv'#$Hoja1.$A$2:.$D$4096];3;1))" office:value-type="string" office:string-value="Pezzella">
            <text:p>Pezzella</text:p>
          </table:table-cell>
          <table:table-cell office:value-type="float" office:value="83">
            <text:p>83</text:p>
          </table:table-cell>
          <table:table-cell table:formula="of:=IF([.E38]=0;&quot;&quot;;VLOOKUP([.E38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2383">
            <text:p>36238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39]=0;&quot;&quot;;VLOOKUP([.C39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4">
            <text:p>84</text:p>
          </table:table-cell>
          <table:table-cell table:formula="of:=IF([.E39]=0;&quot;&quot;;VLOOKUP([.E39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363">
            <text:p>369363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40]=0;&quot;&quot;;VLOOKUP([.C40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99">
            <text:p>99</text:p>
          </table:table-cell>
          <table:table-cell table:formula="of:=IF([.E40]=0;&quot;&quot;;VLOOKUP([.E40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1161">
            <text:p>37116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41]=0;&quot;&quot;;VLOOKUP([.C41];['file:///home/sh4r3m4n/goldeoro/data/jugadores.csv'#$Hoja1.$A$2:.$D$4096];3;1))" office:value-type="string" office:string-value="Lanzini">
            <text:p>Lanzini</text:p>
          </table:table-cell>
          <table:table-cell office:value-type="float" office:value="87">
            <text:p>87</text:p>
          </table:table-cell>
          <table:table-cell table:formula="of:=IF([.E41]=0;&quot;&quot;;VLOOKUP([.E41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473">
            <text:p>377473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42]=0;&quot;&quot;;VLOOKUP([.C42];['file:///home/sh4r3m4n/goldeoro/data/jugadores.csv'#$Hoja1.$A$2:.$D$4096];3;1))" office:value-type="string" office:string-value="Ponzio">
            <text:p>Ponzio</text:p>
          </table:table-cell>
          <table:table-cell office:value-type="float" office:value="111">
            <text:p>111</text:p>
          </table:table-cell>
          <table:table-cell table:formula="of:=IF([.E42]=0;&quot;&quot;;VLOOKUP([.E42];['file:///home/sh4r3m4n/goldeoro/data/jugadores.csv'#$Hoja1.$A$2:.$D$4096];3;1))" office:value-type="string" office:string-value="Lema">
            <text:p>Lem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447">
            <text:p>379447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formula="of:=IF([.C43]=0;&quot;&quot;;VLOOKUP([.C43];['file:///home/sh4r3m4n/goldeoro/data/jugadores.csv'#$Hoja1.$A$2:.$D$4096];3;1))" office:value-type="string" office:string-value="Lema">
            <text:p>Lema</text:p>
          </table:table-cell>
          <table:table-cell office:value-type="float" office:value="99">
            <text:p>99</text:p>
          </table:table-cell>
          <table:table-cell table:formula="of:=IF([.E43]=0;&quot;&quot;;VLOOKUP([.E43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0795">
            <text:p>38079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44]=0;&quot;&quot;;VLOOKUP([.C44];['file:///home/sh4r3m4n/goldeoro/data/jugadores.csv'#$Hoja1.$A$2:.$D$4096];3;1))" office:value-type="string" office:string-value="Lanzini">
            <text:p>Lanzini</text:p>
          </table:table-cell>
          <table:table-cell office:value-type="float" office:value="9">
            <text:p>9</text:p>
          </table:table-cell>
          <table:table-cell table:formula="of:=IF([.E44]=0;&quot;&quot;;VLOOKUP([.E44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0594">
            <text:p>400594</text:p>
          </table:table-cell>
          <table:table-cell table:number-columns-repeated="2" office:value-type="float" office:value="0">
            <text:p>0</text:p>
          </table:table-cell>
          <table:table-cell table:formula="of:=IF([.C45]=0;&quot;&quot;;VLOOKUP([.C45];['file:///home/sh4r3m4n/goldeoro/data/jugadores.csv'#$Hoja1.$A$2:.$D$4096];3;1))">
            <text:p/>
          </table:table-cell>
          <table:table-cell office:value-type="float" office:value="107">
            <text:p>107</text:p>
          </table:table-cell>
          <table:table-cell table:formula="of:=IF([.E45]=0;&quot;&quot;;VLOOKUP([.E45];['file:///home/sh4r3m4n/goldeoro/data/jugadores.csv'#$Hoja1.$A$2:.$D$4096];3;1))" office:value-type="string" office:string-value="Tripodi">
            <text:p>Tripodi</text:p>
          </table:table-cell>
          <table:table-cell office:value-type="string">
            <text:p>S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0594">
            <text:p>40059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46]=0;&quot;&quot;;VLOOKUP([.C46];['file:///home/sh4r3m4n/goldeoro/data/jugadores.csv'#$Hoja1.$A$2:.$D$4096];3;1))" office:value-type="string" office:string-value="Tripodi">
            <text:p>Tripodi</text:p>
          </table:table-cell>
          <table:table-cell office:value-type="float" office:value="9">
            <text:p>9</text:p>
          </table:table-cell>
          <table:table-cell table:formula="of:=IF([.E46]=0;&quot;&quot;;VLOOKUP([.E4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6474">
            <text:p>40647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47]=0;&quot;&quot;;VLOOKUP([.C47];['file:///home/sh4r3m4n/goldeoro/data/jugadores.csv'#$Hoja1.$A$2:.$D$4096];3;1))" office:value-type="string" office:string-value="Tripodi">
            <text:p>Tripodi</text:p>
          </table:table-cell>
          <table:table-cell office:value-type="float" office:value="81">
            <text:p>81</text:p>
          </table:table-cell>
          <table:table-cell table:formula="of:=IF([.E47]=0;&quot;&quot;;VLOOKUP([.E47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1287">
            <text:p>411287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48]=0;&quot;&quot;;VLOOKUP([.C48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118">
            <text:p>118</text:p>
          </table:table-cell>
          <table:table-cell table:formula="of:=IF([.E48]=0;&quot;&quot;;VLOOKUP([.E48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3101">
            <text:p>413101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49]=0;&quot;&quot;;VLOOKUP([.C49];['file:///home/sh4r3m4n/goldeoro/data/jugadores.csv'#$Hoja1.$A$2:.$D$4096];3;1))" office:value-type="string" office:string-value="Serrano">
            <text:p>Serrano</text:p>
          </table:table-cell>
          <table:table-cell office:value-type="float" office:value="84">
            <text:p>84</text:p>
          </table:table-cell>
          <table:table-cell table:formula="of:=IF([.E49]=0;&quot;&quot;;VLOOKUP([.E49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5661">
            <text:p>41566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50]=0;&quot;&quot;;VLOOKUP([.C50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3">
            <text:p>83</text:p>
          </table:table-cell>
          <table:table-cell table:formula="of:=IF([.E50]=0;&quot;&quot;;VLOOKUP([.E50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525">
            <text:p>417525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51]=0;&quot;&quot;;VLOOKUP([.C51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9">
            <text:p>89</text:p>
          </table:table-cell>
          <table:table-cell table:formula="of:=IF([.E51]=0;&quot;&quot;;VLOOKUP([.E51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1579">
            <text:p>421579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52]=0;&quot;&quot;;VLOOKUP([.C52];['file:///home/sh4r3m4n/goldeoro/data/jugadores.csv'#$Hoja1.$A$2:.$D$4096];3;1))" office:value-type="string" office:string-value="Luna">
            <text:p>Luna</text:p>
          </table:table-cell>
          <table:table-cell office:value-type="float" office:value="82">
            <text:p>82</text:p>
          </table:table-cell>
          <table:table-cell table:formula="of:=IF([.E52]=0;&quot;&quot;;VLOOKUP([.E52];['file:///home/sh4r3m4n/goldeoro/data/jugadores.csv'#$Hoja1.$A$2:.$D$4096];3;1))" office:value-type="string" office:string-value="Pezzella">
            <text:p>Pezze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5246">
            <text:p>425246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53]=0;&quot;&quot;;VLOOKUP([.C53];['file:///home/sh4r3m4n/goldeoro/data/jugadores.csv'#$Hoja1.$A$2:.$D$4096];3;1))" office:value-type="string" office:string-value="Pezzella">
            <text:p>Pezzella</text:p>
          </table:table-cell>
          <table:table-cell office:value-type="float" office:value="84">
            <text:p>84</text:p>
          </table:table-cell>
          <table:table-cell table:formula="of:=IF([.E53]=0;&quot;&quot;;VLOOKUP([.E53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7732">
            <text:p>427732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54]=0;&quot;&quot;;VLOOKUP([.C54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99">
            <text:p>99</text:p>
          </table:table-cell>
          <table:table-cell table:formula="of:=IF([.E54]=0;&quot;&quot;;VLOOKUP([.E54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1397">
            <text:p>43139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55]=0;&quot;&quot;;VLOOKUP([.C55];['file:///home/sh4r3m4n/goldeoro/data/jugadores.csv'#$Hoja1.$A$2:.$D$4096];3;1))" office:value-type="string" office:string-value="Lanzini">
            <text:p>Lanzini</text:p>
          </table:table-cell>
          <table:table-cell office:value-type="float" office:value="87">
            <text:p>87</text:p>
          </table:table-cell>
          <table:table-cell table:formula="of:=IF([.E55]=0;&quot;&quot;;VLOOKUP([.E55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3946">
            <text:p>433946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56]=0;&quot;&quot;;VLOOKUP([.C56];['file:///home/sh4r3m4n/goldeoro/data/jugadores.csv'#$Hoja1.$A$2:.$D$4096];3;1))" office:value-type="string" office:string-value="Ponzio">
            <text:p>Ponzio</text:p>
          </table:table-cell>
          <table:table-cell office:value-type="float" office:value="85">
            <text:p>85</text:p>
          </table:table-cell>
          <table:table-cell table:formula="of:=IF([.E56]=0;&quot;&quot;;VLOOKUP([.E56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0883">
            <text:p>440883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57]=0;&quot;&quot;;VLOOKUP([.C57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1">
            <text:p>81</text:p>
          </table:table-cell>
          <table:table-cell table:formula="of:=IF([.E57]=0;&quot;&quot;;VLOOKUP([.E57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542">
            <text:p>44254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58]=0;&quot;&quot;;VLOOKUP([.C58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9">
            <text:p>9</text:p>
          </table:table-cell>
          <table:table-cell table:formula="of:=IF([.E58]=0;&quot;&quot;;VLOOKUP([.E58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6536">
            <text:p>446536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59]=0;&quot;&quot;;VLOOKUP([.C59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118">
            <text:p>118</text:p>
          </table:table-cell>
          <table:table-cell table:formula="of:=IF([.E59]=0;&quot;&quot;;VLOOKUP([.E59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9490">
            <text:p>449490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60]=0;&quot;&quot;;VLOOKUP([.C60];['file:///home/sh4r3m4n/goldeoro/data/jugadores.csv'#$Hoja1.$A$2:.$D$4096];3;1))" office:value-type="string" office:string-value="Serrano">
            <text:p>Serrano</text:p>
          </table:table-cell>
          <table:table-cell office:value-type="float" office:value="85">
            <text:p>85</text:p>
          </table:table-cell>
          <table:table-cell table:formula="of:=IF([.E60]=0;&quot;&quot;;VLOOKUP([.E60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2024">
            <text:p>45202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61]=0;&quot;&quot;;VLOOKUP([.C61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6">
            <text:p>86</text:p>
          </table:table-cell>
          <table:table-cell table:formula="of:=IF([.E61]=0;&quot;&quot;;VLOOKUP([.E61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3911">
            <text:p>45391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62]=0;&quot;&quot;;VLOOKUP([.C62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99">
            <text:p>99</text:p>
          </table:table-cell>
          <table:table-cell table:formula="of:=IF([.E62]=0;&quot;&quot;;VLOOKUP([.E62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5485">
            <text:p>45548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63]=0;&quot;&quot;;VLOOKUP([.C63];['file:///home/sh4r3m4n/goldeoro/data/jugadores.csv'#$Hoja1.$A$2:.$D$4096];3;1))" office:value-type="string" office:string-value="Lanzini">
            <text:p>Lanzini</text:p>
          </table:table-cell>
          <table:table-cell office:value-type="float" office:value="9">
            <text:p>9</text:p>
          </table:table-cell>
          <table:table-cell table:formula="of:=IF([.E63]=0;&quot;&quot;;VLOOKUP([.E63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6854">
            <text:p>476854</text:p>
          </table:table-cell>
          <table:table-cell table:number-columns-repeated="2" office:value-type="float" office:value="0">
            <text:p>0</text:p>
          </table:table-cell>
          <table:table-cell table:formula="of:=IF([.C64]=0;&quot;&quot;;VLOOKUP([.C64];['file:///home/sh4r3m4n/goldeoro/data/jugadores.csv'#$Hoja1.$A$2:.$D$4096];3;1))">
            <text:p/>
          </table:table-cell>
          <table:table-cell office:value-type="float" office:value="107">
            <text:p>107</text:p>
          </table:table-cell>
          <table:table-cell table:formula="of:=IF([.E64]=0;&quot;&quot;;VLOOKUP([.E64];['file:///home/sh4r3m4n/goldeoro/data/jugadores.csv'#$Hoja1.$A$2:.$D$4096];3;1))" office:value-type="string" office:string-value="Tripodi">
            <text:p>Tripodi</text:p>
          </table:table-cell>
          <table:table-cell office:value-type="string">
            <text:p>S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6854">
            <text:p>47685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65]=0;&quot;&quot;;VLOOKUP([.C65];['file:///home/sh4r3m4n/goldeoro/data/jugadores.csv'#$Hoja1.$A$2:.$D$4096];3;1))" office:value-type="string" office:string-value="Tripodi">
            <text:p>Tripodi</text:p>
          </table:table-cell>
          <table:table-cell office:value-type="float" office:value="9">
            <text:p>9</text:p>
          </table:table-cell>
          <table:table-cell table:formula="of:=IF([.E65]=0;&quot;&quot;;VLOOKUP([.E65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5053">
            <text:p>485053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66]=0;&quot;&quot;;VLOOKUP([.C66];['file:///home/sh4r3m4n/goldeoro/data/jugadores.csv'#$Hoja1.$A$2:.$D$4096];3;1))" office:value-type="string" office:string-value="Tripodi">
            <text:p>Tripodi</text:p>
          </table:table-cell>
          <table:table-cell office:value-type="float" office:value="89">
            <text:p>89</text:p>
          </table:table-cell>
          <table:table-cell table:formula="of:=IF([.E66]=0;&quot;&quot;;VLOOKUP([.E66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7253">
            <text:p>487253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67]=0;&quot;&quot;;VLOOKUP([.C67];['file:///home/sh4r3m4n/goldeoro/data/jugadores.csv'#$Hoja1.$A$2:.$D$4096];3;1))" office:value-type="string" office:string-value="Luna">
            <text:p>Luna</text:p>
          </table:table-cell>
          <table:table-cell office:value-type="float" office:value="85">
            <text:p>85</text:p>
          </table:table-cell>
          <table:table-cell table:formula="of:=IF([.E67]=0;&quot;&quot;;VLOOKUP([.E67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3604">
            <text:p>49360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68]=0;&quot;&quot;;VLOOKUP([.C68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9">
            <text:p>9</text:p>
          </table:table-cell>
          <table:table-cell table:formula="of:=IF([.E68]=0;&quot;&quot;;VLOOKUP([.E68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5530">
            <text:p>505530</text:p>
          </table:table-cell>
          <table:table-cell table:number-columns-repeated="2" office:value-type="float" office:value="0">
            <text:p>0</text:p>
          </table:table-cell>
          <table:table-cell table:formula="of:=IF([.C69]=0;&quot;&quot;;VLOOKUP([.C69];['file:///home/sh4r3m4n/goldeoro/data/jugadores.csv'#$Hoja1.$A$2:.$D$4096];3;1))">
            <text:p/>
          </table:table-cell>
          <table:table-cell office:value-type="float" office:value="118">
            <text:p>118</text:p>
          </table:table-cell>
          <table:table-cell table:formula="of:=IF([.E69]=0;&quot;&quot;;VLOOKUP([.E69];['file:///home/sh4r3m4n/goldeoro/data/jugadores.csv'#$Hoja1.$A$2:.$D$4096];3;1))" office:value-type="string" office:string-value="Serrano">
            <text:p>Serrano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5530">
            <text:p>505530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70]=0;&quot;&quot;;VLOOKUP([.C70];['file:///home/sh4r3m4n/goldeoro/data/jugadores.csv'#$Hoja1.$A$2:.$D$4096];3;1))" office:value-type="string" office:string-value="Serrano">
            <text:p>Serrano</text:p>
          </table:table-cell>
          <table:table-cell office:value-type="float" office:value="9">
            <text:p>9</text:p>
          </table:table-cell>
          <table:table-cell table:formula="of:=IF([.E70]=0;&quot;&quot;;VLOOKUP([.E70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7609">
            <text:p>50760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71]=0;&quot;&quot;;VLOOKUP([.C71];['file:///home/sh4r3m4n/goldeoro/data/jugadores.csv'#$Hoja1.$A$2:.$D$4096];3;1))" office:value-type="string" office:string-value="Serrano">
            <text:p>Serrano</text:p>
          </table:table-cell>
          <table:table-cell office:value-type="float" office:value="83">
            <text:p>83</text:p>
          </table:table-cell>
          <table:table-cell table:formula="of:=IF([.E71]=0;&quot;&quot;;VLOOKUP([.E71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9341">
            <text:p>50934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72]=0;&quot;&quot;;VLOOKUP([.C72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9">
            <text:p>9</text:p>
          </table:table-cell>
          <table:table-cell table:formula="of:=IF([.E72]=0;&quot;&quot;;VLOOKUP([.E72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0276">
            <text:p>510276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73]=0;&quot;&quot;;VLOOKUP([.C73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3">
            <text:p>83</text:p>
          </table:table-cell>
          <table:table-cell table:formula="of:=IF([.E73]=0;&quot;&quot;;VLOOKUP([.E73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2658">
            <text:p>512658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74]=0;&quot;&quot;;VLOOKUP([.C74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2">
            <text:p>82</text:p>
          </table:table-cell>
          <table:table-cell table:formula="of:=IF([.E74]=0;&quot;&quot;;VLOOKUP([.E74];['file:///home/sh4r3m4n/goldeoro/data/jugadores.csv'#$Hoja1.$A$2:.$D$4096];3;1))" office:value-type="string" office:string-value="Pezzella">
            <text:p>Pezze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161">
            <text:p>51416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75]=0;&quot;&quot;;VLOOKUP([.C75];['file:///home/sh4r3m4n/goldeoro/data/jugadores.csv'#$Hoja1.$A$2:.$D$4096];3;1))" office:value-type="string" office:string-value="Pezzella">
            <text:p>Pezzella</text:p>
          </table:table-cell>
          <table:table-cell office:value-type="float" office:value="81">
            <text:p>81</text:p>
          </table:table-cell>
          <table:table-cell table:formula="of:=IF([.E75]=0;&quot;&quot;;VLOOKUP([.E75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6707">
            <text:p>516707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76]=0;&quot;&quot;;VLOOKUP([.C76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90">
            <text:p>90</text:p>
          </table:table-cell>
          <table:table-cell table:formula="of:=IF([.E76]=0;&quot;&quot;;VLOOKUP([.E76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2067">
            <text:p>52206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77]=0;&quot;&quot;;VLOOKUP([.C77];['file:///home/sh4r3m4n/goldeoro/data/jugadores.csv'#$Hoja1.$A$2:.$D$4096];3;1))" office:value-type="string" office:string-value="Mora">
            <text:p>Mora</text:p>
          </table:table-cell>
          <table:table-cell office:value-type="float" office:value="121">
            <text:p>121</text:p>
          </table:table-cell>
          <table:table-cell table:formula="of:=IF([.E77]=0;&quot;&quot;;VLOOKUP([.E77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4179">
            <text:p>524179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78]=0;&quot;&quot;;VLOOKUP([.C78];['file:///home/sh4r3m4n/goldeoro/data/jugadores.csv'#$Hoja1.$A$2:.$D$4096];3;1))" office:value-type="string" office:string-value="Cobo">
            <text:p>Cobo</text:p>
          </table:table-cell>
          <table:table-cell office:value-type="float" office:value="110">
            <text:p>110</text:p>
          </table:table-cell>
          <table:table-cell table:formula="of:=IF([.E78]=0;&quot;&quot;;VLOOKUP([.E78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180">
            <text:p>52718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79]=0;&quot;&quot;;VLOOKUP([.C79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79]=0;&quot;&quot;;VLOOKUP([.E79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8145">
            <text:p>538145</text:p>
          </table:table-cell>
          <table:table-cell table:number-columns-repeated="2" office:value-type="float" office:value="0">
            <text:p>0</text:p>
          </table:table-cell>
          <table:table-cell table:formula="of:=IF([.C80]=0;&quot;&quot;;VLOOKUP([.C80];['file:///home/sh4r3m4n/goldeoro/data/jugadores.csv'#$Hoja1.$A$2:.$D$4096];3;1))">
            <text:p/>
          </table:table-cell>
          <table:table-cell office:value-type="float" office:value="83">
            <text:p>83</text:p>
          </table:table-cell>
          <table:table-cell table:formula="of:=IF([.E80]=0;&quot;&quot;;VLOOKUP([.E80];['file:///home/sh4r3m4n/goldeoro/data/jugadores.csv'#$Hoja1.$A$2:.$D$4096];3;1))" office:value-type="string" office:string-value="Botinelli">
            <text:p>Botinell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8145">
            <text:p>538145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81]=0;&quot;&quot;;VLOOKUP([.C81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9">
            <text:p>9</text:p>
          </table:table-cell>
          <table:table-cell table:formula="of:=IF([.E81]=0;&quot;&quot;;VLOOKUP([.E81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1766">
            <text:p>541766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82]=0;&quot;&quot;;VLOOKUP([.C82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111">
            <text:p>111</text:p>
          </table:table-cell>
          <table:table-cell table:formula="of:=IF([.E82]=0;&quot;&quot;;VLOOKUP([.E82];['file:///home/sh4r3m4n/goldeoro/data/jugadores.csv'#$Hoja1.$A$2:.$D$4096];3;1))" office:value-type="string" office:string-value="Lema">
            <text:p>Lem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5710">
            <text:p>54571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formula="of:=IF([.C83]=0;&quot;&quot;;VLOOKUP([.C83];['file:///home/sh4r3m4n/goldeoro/data/jugadores.csv'#$Hoja1.$A$2:.$D$4096];3;1))" office:value-type="string" office:string-value="Lema">
            <text:p>Lema</text:p>
          </table:table-cell>
          <table:table-cell office:value-type="float" office:value="118">
            <text:p>118</text:p>
          </table:table-cell>
          <table:table-cell table:formula="of:=IF([.E83]=0;&quot;&quot;;VLOOKUP([.E83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9123">
            <text:p>549123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84]=0;&quot;&quot;;VLOOKUP([.C84];['file:///home/sh4r3m4n/goldeoro/data/jugadores.csv'#$Hoja1.$A$2:.$D$4096];3;1))" office:value-type="string" office:string-value="Serrano">
            <text:p>Serrano</text:p>
          </table:table-cell>
          <table:table-cell office:value-type="float" office:value="83">
            <text:p>83</text:p>
          </table:table-cell>
          <table:table-cell table:formula="of:=IF([.E84]=0;&quot;&quot;;VLOOKUP([.E84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1322">
            <text:p>551322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85]=0;&quot;&quot;;VLOOKUP([.C85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5">
            <text:p>85</text:p>
          </table:table-cell>
          <table:table-cell table:formula="of:=IF([.E85]=0;&quot;&quot;;VLOOKUP([.E85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4211">
            <text:p>55421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86]=0;&quot;&quot;;VLOOKUP([.C86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9">
            <text:p>9</text:p>
          </table:table-cell>
          <table:table-cell table:formula="of:=IF([.E86]=0;&quot;&quot;;VLOOKUP([.E86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2194">
            <text:p>562194</text:p>
          </table:table-cell>
          <table:table-cell table:number-columns-repeated="2" office:value-type="float" office:value="0">
            <text:p>0</text:p>
          </table:table-cell>
          <table:table-cell table:formula="of:=IF([.C87]=0;&quot;&quot;;VLOOKUP([.C87];['file:///home/sh4r3m4n/goldeoro/data/jugadores.csv'#$Hoja1.$A$2:.$D$4096];3;1))">
            <text:p/>
          </table:table-cell>
          <table:table-cell office:value-type="float" office:value="121">
            <text:p>121</text:p>
          </table:table-cell>
          <table:table-cell table:formula="of:=IF([.E87]=0;&quot;&quot;;VLOOKUP([.E87];['file:///home/sh4r3m4n/goldeoro/data/jugadores.csv'#$Hoja1.$A$2:.$D$4096];3;1))" office:value-type="string" office:string-value="Cobo">
            <text:p>Cobo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2194">
            <text:p>562194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88]=0;&quot;&quot;;VLOOKUP([.C88];['file:///home/sh4r3m4n/goldeoro/data/jugadores.csv'#$Hoja1.$A$2:.$D$4096];3;1))" office:value-type="string" office:string-value="Cobo">
            <text:p>Cobo</text:p>
          </table:table-cell>
          <table:table-cell office:value-type="float" office:value="9">
            <text:p>9</text:p>
          </table:table-cell>
          <table:table-cell table:formula="of:=IF([.E88]=0;&quot;&quot;;VLOOKUP([.E88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3319">
            <text:p>563319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89]=0;&quot;&quot;;VLOOKUP([.C89];['file:///home/sh4r3m4n/goldeoro/data/jugadores.csv'#$Hoja1.$A$2:.$D$4096];3;1))" office:value-type="string" office:string-value="Cobo">
            <text:p>Cobo</text:p>
          </table:table-cell>
          <table:table-cell office:value-type="float" office:value="85">
            <text:p>85</text:p>
          </table:table-cell>
          <table:table-cell table:formula="of:=IF([.E89]=0;&quot;&quot;;VLOOKUP([.E89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5092">
            <text:p>56509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90]=0;&quot;&quot;;VLOOKUP([.C90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9">
            <text:p>89</text:p>
          </table:table-cell>
          <table:table-cell table:formula="of:=IF([.E90]=0;&quot;&quot;;VLOOKUP([.E90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0580">
            <text:p>57058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91]=0;&quot;&quot;;VLOOKUP([.C91];['file:///home/sh4r3m4n/goldeoro/data/jugadores.csv'#$Hoja1.$A$2:.$D$4096];3;1))" office:value-type="string" office:string-value="Luna">
            <text:p>Luna</text:p>
          </table:table-cell>
          <table:table-cell office:value-type="float" office:value="85">
            <text:p>85</text:p>
          </table:table-cell>
          <table:table-cell table:formula="of:=IF([.E91]=0;&quot;&quot;;VLOOKUP([.E91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212">
            <text:p>57221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92]=0;&quot;&quot;;VLOOKUP([.C92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7">
            <text:p>87</text:p>
          </table:table-cell>
          <table:table-cell table:formula="of:=IF([.E92]=0;&quot;&quot;;VLOOKUP([.E92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3152">
            <text:p>573152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93]=0;&quot;&quot;;VLOOKUP([.C93];['file:///home/sh4r3m4n/goldeoro/data/jugadores.csv'#$Hoja1.$A$2:.$D$4096];3;1))" office:value-type="string" office:string-value="Ponzio">
            <text:p>Ponzio</text:p>
          </table:table-cell>
          <table:table-cell office:value-type="float" office:value="89">
            <text:p>89</text:p>
          </table:table-cell>
          <table:table-cell table:formula="of:=IF([.E93]=0;&quot;&quot;;VLOOKUP([.E93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8237">
            <text:p>578237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94]=0;&quot;&quot;;VLOOKUP([.C94];['file:///home/sh4r3m4n/goldeoro/data/jugadores.csv'#$Hoja1.$A$2:.$D$4096];3;1))" office:value-type="string" office:string-value="Luna">
            <text:p>Luna</text:p>
          </table:table-cell>
          <table:table-cell office:value-type="float" office:value="85">
            <text:p>85</text:p>
          </table:table-cell>
          <table:table-cell table:formula="of:=IF([.E94]=0;&quot;&quot;;VLOOKUP([.E94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0294">
            <text:p>58029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95]=0;&quot;&quot;;VLOOKUP([.C95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2">
            <text:p>82</text:p>
          </table:table-cell>
          <table:table-cell table:formula="of:=IF([.E95]=0;&quot;&quot;;VLOOKUP([.E95];['file:///home/sh4r3m4n/goldeoro/data/jugadores.csv'#$Hoja1.$A$2:.$D$4096];3;1))" office:value-type="string" office:string-value="Pezzella">
            <text:p>Pezze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3988">
            <text:p>583988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96]=0;&quot;&quot;;VLOOKUP([.C96];['file:///home/sh4r3m4n/goldeoro/data/jugadores.csv'#$Hoja1.$A$2:.$D$4096];3;1))" office:value-type="string" office:string-value="Pezzella">
            <text:p>Pezzella</text:p>
          </table:table-cell>
          <table:table-cell office:value-type="float" office:value="9">
            <text:p>9</text:p>
          </table:table-cell>
          <table:table-cell table:formula="of:=IF([.E96]=0;&quot;&quot;;VLOOKUP([.E96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8386">
            <text:p>598386</text:p>
          </table:table-cell>
          <table:table-cell table:number-columns-repeated="2" office:value-type="float" office:value="0">
            <text:p>0</text:p>
          </table:table-cell>
          <table:table-cell table:formula="of:=IF([.C97]=0;&quot;&quot;;VLOOKUP([.C97];['file:///home/sh4r3m4n/goldeoro/data/jugadores.csv'#$Hoja1.$A$2:.$D$4096];3;1))">
            <text:p/>
          </table:table-cell>
          <table:table-cell office:value-type="float" office:value="110">
            <text:p>110</text:p>
          </table:table-cell>
          <table:table-cell table:formula="of:=IF([.E97]=0;&quot;&quot;;VLOOKUP([.E97];['file:///home/sh4r3m4n/goldeoro/data/jugadores.csv'#$Hoja1.$A$2:.$D$4096];3;1))" office:value-type="string" office:string-value="Goñi">
            <text:p>Goñ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8386">
            <text:p>598386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98]=0;&quot;&quot;;VLOOKUP([.C98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98]=0;&quot;&quot;;VLOOKUP([.E98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1587">
            <text:p>601587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99]=0;&quot;&quot;;VLOOKUP([.C99];['file:///home/sh4r3m4n/goldeoro/data/jugadores.csv'#$Hoja1.$A$2:.$D$4096];3;1))" office:value-type="string" office:string-value="Goñi">
            <text:p>Goñi</text:p>
          </table:table-cell>
          <table:table-cell office:value-type="float" office:value="81">
            <text:p>81</text:p>
          </table:table-cell>
          <table:table-cell table:formula="of:=IF([.E99]=0;&quot;&quot;;VLOOKUP([.E99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3532">
            <text:p>60353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100]=0;&quot;&quot;;VLOOKUP([.C100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85">
            <text:p>85</text:p>
          </table:table-cell>
          <table:table-cell table:formula="of:=IF([.E100]=0;&quot;&quot;;VLOOKUP([.E100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8846">
            <text:p>608846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101]=0;&quot;&quot;;VLOOKUP([.C101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127">
            <text:p>127</text:p>
          </table:table-cell>
          <table:table-cell table:formula="of:=IF([.E101]=0;&quot;&quot;;VLOOKUP([.E101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0476">
            <text:p>610476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102]=0;&quot;&quot;;VLOOKUP([.C102];['file:///home/sh4r3m4n/goldeoro/data/jugadores.csv'#$Hoja1.$A$2:.$D$4096];3;1))" office:value-type="string" office:string-value="Mansilla">
            <text:p>Mansilla</text:p>
          </table:table-cell>
          <table:table-cell office:value-type="float" office:value="9">
            <text:p>9</text:p>
          </table:table-cell>
          <table:table-cell table:formula="of:=IF([.E102]=0;&quot;&quot;;VLOOKUP([.E102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2219">
            <text:p>622219</text:p>
          </table:table-cell>
          <table:table-cell table:number-columns-repeated="2" office:value-type="float" office:value="0">
            <text:p>0</text:p>
          </table:table-cell>
          <table:table-cell table:formula="of:=IF([.C103]=0;&quot;&quot;;VLOOKUP([.C103];['file:///home/sh4r3m4n/goldeoro/data/jugadores.csv'#$Hoja1.$A$2:.$D$4096];3;1))">
            <text:p/>
          </table:table-cell>
          <table:table-cell office:value-type="float" office:value="84">
            <text:p>84</text:p>
          </table:table-cell>
          <table:table-cell table:formula="of:=IF([.E103]=0;&quot;&quot;;VLOOKUP([.E103];['file:///home/sh4r3m4n/goldeoro/data/jugadores.csv'#$Hoja1.$A$2:.$D$4096];3;1))" office:value-type="string" office:string-value="Ramiro Funes Mori">
            <text:p>Ramiro Funes Mori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22219">
            <text:p>62221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104]=0;&quot;&quot;;VLOOKUP([.C104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9">
            <text:p>9</text:p>
          </table:table-cell>
          <table:table-cell table:formula="of:=IF([.E104]=0;&quot;&quot;;VLOOKUP([.E104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4036">
            <text:p>62403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105]=0;&quot;&quot;;VLOOKUP([.C105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2">
            <text:p>82</text:p>
          </table:table-cell>
          <table:table-cell table:formula="of:=IF([.E105]=0;&quot;&quot;;VLOOKUP([.E105];['file:///home/sh4r3m4n/goldeoro/data/jugadores.csv'#$Hoja1.$A$2:.$D$4096];3;1))" office:value-type="string" office:string-value="Pezzella">
            <text:p>Pezze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7697">
            <text:p>62769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106]=0;&quot;&quot;;VLOOKUP([.C106];['file:///home/sh4r3m4n/goldeoro/data/jugadores.csv'#$Hoja1.$A$2:.$D$4096];3;1))" office:value-type="string" office:string-value="Pezzella">
            <text:p>Pezzella</text:p>
          </table:table-cell>
          <table:table-cell office:value-type="float" office:value="85">
            <text:p>85</text:p>
          </table:table-cell>
          <table:table-cell table:formula="of:=IF([.E106]=0;&quot;&quot;;VLOOKUP([.E106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5449">
            <text:p>635449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107]=0;&quot;&quot;;VLOOKUP([.C107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9">
            <text:p>89</text:p>
          </table:table-cell>
          <table:table-cell table:formula="of:=IF([.E107]=0;&quot;&quot;;VLOOKUP([.E107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8085">
            <text:p>638085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108]=0;&quot;&quot;;VLOOKUP([.C108];['file:///home/sh4r3m4n/goldeoro/data/jugadores.csv'#$Hoja1.$A$2:.$D$4096];3;1))" office:value-type="string" office:string-value="Luna">
            <text:p>Luna</text:p>
          </table:table-cell>
          <table:table-cell office:value-type="float" office:value="107">
            <text:p>107</text:p>
          </table:table-cell>
          <table:table-cell table:formula="of:=IF([.E108]=0;&quot;&quot;;VLOOKUP([.E108];['file:///home/sh4r3m4n/goldeoro/data/jugadores.csv'#$Hoja1.$A$2:.$D$4096];3;1))" office:value-type="string" office:string-value="Tripodi">
            <text:p>Tripod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8992">
            <text:p>648992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109]=0;&quot;&quot;;VLOOKUP([.C109];['file:///home/sh4r3m4n/goldeoro/data/jugadores.csv'#$Hoja1.$A$2:.$D$4096];3;1))" office:value-type="string" office:string-value="Tripodi">
            <text:p>Tripodi</text:p>
          </table:table-cell>
          <table:table-cell office:value-type="float" office:value="9">
            <text:p>9</text:p>
          </table:table-cell>
          <table:table-cell table:formula="of:=IF([.E109]=0;&quot;&quot;;VLOOKUP([.E109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8344">
            <text:p>65834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110]=0;&quot;&quot;;VLOOKUP([.C110];['file:///home/sh4r3m4n/goldeoro/data/jugadores.csv'#$Hoja1.$A$2:.$D$4096];3;1))" office:value-type="string" office:string-value="Tripodi">
            <text:p>Tripodi</text:p>
          </table:table-cell>
          <table:table-cell office:value-type="float" office:value="80">
            <text:p>80</text:p>
          </table:table-cell>
          <table:table-cell table:formula="of:=IF([.E110]=0;&quot;&quot;;VLOOKUP([.E110];['file:///home/sh4r3m4n/goldeoro/data/jugadores.csv'#$Hoja1.$A$2:.$D$4096];3;1))" office:value-type="string" office:string-value="Barovero">
            <text:p>Barov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9835">
            <text:p>65983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111]=0;&quot;&quot;;VLOOKUP([.C111];['file:///home/sh4r3m4n/goldeoro/data/jugadores.csv'#$Hoja1.$A$2:.$D$4096];3;1))" office:value-type="string" office:string-value="Barovero">
            <text:p>Barovero</text:p>
          </table:table-cell>
          <table:table-cell office:value-type="float" office:value="132">
            <text:p>132</text:p>
          </table:table-cell>
          <table:table-cell table:formula="of:=IF([.E111]=0;&quot;&quot;;VLOOKUP([.E111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1192">
            <text:p>661192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112]=0;&quot;&quot;;VLOOKUP([.C112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9">
            <text:p>9</text:p>
          </table:table-cell>
          <table:table-cell table:formula="of:=IF([.E112]=0;&quot;&quot;;VLOOKUP([.E112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8970">
            <text:p>678970</text:p>
          </table:table-cell>
          <table:table-cell table:number-columns-repeated="2" office:value-type="float" office:value="0">
            <text:p>0</text:p>
          </table:table-cell>
          <table:table-cell table:formula="of:=IF([.C113]=0;&quot;&quot;;VLOOKUP([.C113];['file:///home/sh4r3m4n/goldeoro/data/jugadores.csv'#$Hoja1.$A$2:.$D$4096];3;1))">
            <text:p/>
          </table:table-cell>
          <table:table-cell office:value-type="float" office:value="80">
            <text:p>80</text:p>
          </table:table-cell>
          <table:table-cell table:formula="of:=IF([.E113]=0;&quot;&quot;;VLOOKUP([.E113];['file:///home/sh4r3m4n/goldeoro/data/jugadores.csv'#$Hoja1.$A$2:.$D$4096];3;1))" office:value-type="string" office:string-value="Barovero">
            <text:p>Barovero</text:p>
          </table:table-cell>
          <table:table-cell office:value-type="string">
            <text:p>S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8970">
            <text:p>67897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114]=0;&quot;&quot;;VLOOKUP([.C114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114]=0;&quot;&quot;;VLOOKUP([.E114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6831">
            <text:p>68683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115]=0;&quot;&quot;;VLOOKUP([.C115];['file:///home/sh4r3m4n/goldeoro/data/jugadores.csv'#$Hoja1.$A$2:.$D$4096];3;1))" office:value-type="string" office:string-value="Barovero">
            <text:p>Barovero</text:p>
          </table:table-cell>
          <table:table-cell office:value-type="float" office:value="110">
            <text:p>110</text:p>
          </table:table-cell>
          <table:table-cell table:formula="of:=IF([.E115]=0;&quot;&quot;;VLOOKUP([.E115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4527">
            <text:p>694527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116]=0;&quot;&quot;;VLOOKUP([.C116];['file:///home/sh4r3m4n/goldeoro/data/jugadores.csv'#$Hoja1.$A$2:.$D$4096];3;1))" office:value-type="string" office:string-value="Goñi">
            <text:p>Goñi</text:p>
          </table:table-cell>
          <table:table-cell office:value-type="float" office:value="90">
            <text:p>90</text:p>
          </table:table-cell>
          <table:table-cell table:formula="of:=IF([.E116]=0;&quot;&quot;;VLOOKUP([.E116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6072">
            <text:p>69607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117]=0;&quot;&quot;;VLOOKUP([.C117];['file:///home/sh4r3m4n/goldeoro/data/jugadores.csv'#$Hoja1.$A$2:.$D$4096];3;1))" office:value-type="string" office:string-value="Mora">
            <text:p>Mora</text:p>
          </table:table-cell>
          <table:table-cell office:value-type="float" office:value="9">
            <text:p>9</text:p>
          </table:table-cell>
          <table:table-cell table:formula="of:=IF([.E117]=0;&quot;&quot;;VLOOKUP([.E117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5676">
            <text:p>705676</text:p>
          </table:table-cell>
          <table:table-cell table:number-columns-repeated="2" office:value-type="float" office:value="0">
            <text:p>0</text:p>
          </table:table-cell>
          <table:table-cell table:formula="of:=IF([.C118]=0;&quot;&quot;;VLOOKUP([.C118];['file:///home/sh4r3m4n/goldeoro/data/jugadores.csv'#$Hoja1.$A$2:.$D$4096];3;1))">
            <text:p/>
          </table:table-cell>
          <table:table-cell office:value-type="float" office:value="107">
            <text:p>107</text:p>
          </table:table-cell>
          <table:table-cell table:formula="of:=IF([.E118]=0;&quot;&quot;;VLOOKUP([.E118];['file:///home/sh4r3m4n/goldeoro/data/jugadores.csv'#$Hoja1.$A$2:.$D$4096];3;1))" office:value-type="string" office:string-value="Tripodi">
            <text:p>Tripodi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5676">
            <text:p>705676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119]=0;&quot;&quot;;VLOOKUP([.C119];['file:///home/sh4r3m4n/goldeoro/data/jugadores.csv'#$Hoja1.$A$2:.$D$4096];3;1))" office:value-type="string" office:string-value="Tripodi">
            <text:p>Tripodi</text:p>
          </table:table-cell>
          <table:table-cell office:value-type="float" office:value="9">
            <text:p>9</text:p>
          </table:table-cell>
          <table:table-cell table:formula="of:=IF([.E119]=0;&quot;&quot;;VLOOKUP([.E119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9501">
            <text:p>709501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120]=0;&quot;&quot;;VLOOKUP([.C120];['file:///home/sh4r3m4n/goldeoro/data/jugadores.csv'#$Hoja1.$A$2:.$D$4096];3;1))" office:value-type="string" office:string-value="Tripodi">
            <text:p>Tripodi</text:p>
          </table:table-cell>
          <table:table-cell office:value-type="float" office:value="80">
            <text:p>80</text:p>
          </table:table-cell>
          <table:table-cell table:formula="of:=IF([.E120]=0;&quot;&quot;;VLOOKUP([.E120];['file:///home/sh4r3m4n/goldeoro/data/jugadores.csv'#$Hoja1.$A$2:.$D$4096];3;1))" office:value-type="string" office:string-value="Barovero">
            <text:p>Barov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9071">
            <text:p>72907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121]=0;&quot;&quot;;VLOOKUP([.C121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121]=0;&quot;&quot;;VLOOKUP([.E121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1355">
            <text:p>73135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122]=0;&quot;&quot;;VLOOKUP([.C122];['file:///home/sh4r3m4n/goldeoro/data/jugadores.csv'#$Hoja1.$A$2:.$D$4096];3;1))" office:value-type="string" office:string-value="Barovero">
            <text:p>Barovero</text:p>
          </table:table-cell>
          <table:table-cell office:value-type="float" office:value="110">
            <text:p>110</text:p>
          </table:table-cell>
          <table:table-cell table:formula="of:=IF([.E122]=0;&quot;&quot;;VLOOKUP([.E122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4997">
            <text:p>734997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123]=0;&quot;&quot;;VLOOKUP([.C123];['file:///home/sh4r3m4n/goldeoro/data/jugadores.csv'#$Hoja1.$A$2:.$D$4096];3;1))" office:value-type="string" office:string-value="Goñi">
            <text:p>Goñi</text:p>
          </table:table-cell>
          <table:table-cell office:value-type="float" office:value="82">
            <text:p>82</text:p>
          </table:table-cell>
          <table:table-cell table:formula="of:=IF([.E123]=0;&quot;&quot;;VLOOKUP([.E123];['file:///home/sh4r3m4n/goldeoro/data/jugadores.csv'#$Hoja1.$A$2:.$D$4096];3;1))" office:value-type="string" office:string-value="Pezzella">
            <text:p>Pezze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8421">
            <text:p>73842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124]=0;&quot;&quot;;VLOOKUP([.C124];['file:///home/sh4r3m4n/goldeoro/data/jugadores.csv'#$Hoja1.$A$2:.$D$4096];3;1))" office:value-type="string" office:string-value="Pezzella">
            <text:p>Pezzella</text:p>
          </table:table-cell>
          <table:table-cell office:value-type="float" office:value="87">
            <text:p>87</text:p>
          </table:table-cell>
          <table:table-cell table:formula="of:=IF([.E124]=0;&quot;&quot;;VLOOKUP([.E124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492">
            <text:p>739492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125]=0;&quot;&quot;;VLOOKUP([.C125];['file:///home/sh4r3m4n/goldeoro/data/jugadores.csv'#$Hoja1.$A$2:.$D$4096];3;1))" office:value-type="string" office:string-value="Ponzio">
            <text:p>Ponzio</text:p>
          </table:table-cell>
          <table:table-cell office:value-type="float" office:value="121">
            <text:p>121</text:p>
          </table:table-cell>
          <table:table-cell table:formula="of:=IF([.E125]=0;&quot;&quot;;VLOOKUP([.E125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3491">
            <text:p>743491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126]=0;&quot;&quot;;VLOOKUP([.C126];['file:///home/sh4r3m4n/goldeoro/data/jugadores.csv'#$Hoja1.$A$2:.$D$4096];3;1))" office:value-type="string" office:string-value="Cobo">
            <text:p>Cobo</text:p>
          </table:table-cell>
          <table:table-cell office:value-type="float" office:value="122">
            <text:p>122</text:p>
          </table:table-cell>
          <table:table-cell table:formula="of:=IF([.E126]=0;&quot;&quot;;VLOOKUP([.E126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7086">
            <text:p>747086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127]=0;&quot;&quot;;VLOOKUP([.C127];['file:///home/sh4r3m4n/goldeoro/data/jugadores.csv'#$Hoja1.$A$2:.$D$4096];3;1))" office:value-type="string" office:string-value="Díaz">
            <text:p>Díaz</text:p>
          </table:table-cell>
          <table:table-cell office:value-type="float" office:value="131">
            <text:p>131</text:p>
          </table:table-cell>
          <table:table-cell table:formula="of:=IF([.E127]=0;&quot;&quot;;VLOOKUP([.E127];['file:///home/sh4r3m4n/goldeoro/data/jugadores.csv'#$Hoja1.$A$2:.$D$4096];3;1))" office:value-type="string" office:string-value="Romero">
            <text:p>Rom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8690">
            <text:p>74869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[.C128]=0;&quot;&quot;;VLOOKUP([.C128];['file:///home/sh4r3m4n/goldeoro/data/jugadores.csv'#$Hoja1.$A$2:.$D$4096];3;1))" office:value-type="string" office:string-value="Romero">
            <text:p>Romero</text:p>
          </table:table-cell>
          <table:table-cell office:value-type="float" office:value="122">
            <text:p>122</text:p>
          </table:table-cell>
          <table:table-cell table:formula="of:=IF([.E128]=0;&quot;&quot;;VLOOKUP([.E128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1950">
            <text:p>751950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129]=0;&quot;&quot;;VLOOKUP([.C129];['file:///home/sh4r3m4n/goldeoro/data/jugadores.csv'#$Hoja1.$A$2:.$D$4096];3;1))" office:value-type="string" office:string-value="Díaz">
            <text:p>Díaz</text:p>
          </table:table-cell>
          <table:table-cell office:value-type="float" office:value="9">
            <text:p>9</text:p>
          </table:table-cell>
          <table:table-cell table:formula="of:=IF([.E129]=0;&quot;&quot;;VLOOKUP([.E129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9940">
            <text:p>779940</text:p>
          </table:table-cell>
          <table:table-cell table:number-columns-repeated="2" office:value-type="float" office:value="0">
            <text:p>0</text:p>
          </table:table-cell>
          <table:table-cell table:formula="of:=IF([.C130]=0;&quot;&quot;;VLOOKUP([.C130];['file:///home/sh4r3m4n/goldeoro/data/jugadores.csv'#$Hoja1.$A$2:.$D$4096];3;1))">
            <text:p/>
          </table:table-cell>
          <table:table-cell office:value-type="float" office:value="80">
            <text:p>80</text:p>
          </table:table-cell>
          <table:table-cell table:formula="of:=IF([.E130]=0;&quot;&quot;;VLOOKUP([.E130];['file:///home/sh4r3m4n/goldeoro/data/jugadores.csv'#$Hoja1.$A$2:.$D$4096];3;1))" office:value-type="string" office:string-value="Barovero">
            <text:p>Barovero</text:p>
          </table:table-cell>
          <table:table-cell office:value-type="string">
            <text:p>S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9940">
            <text:p>7799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131]=0;&quot;&quot;;VLOOKUP([.C131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131]=0;&quot;&quot;;VLOOKUP([.E131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6896">
            <text:p>78689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132]=0;&quot;&quot;;VLOOKUP([.C132];['file:///home/sh4r3m4n/goldeoro/data/jugadores.csv'#$Hoja1.$A$2:.$D$4096];3;1))" office:value-type="string" office:string-value="Barovero">
            <text:p>Barovero</text:p>
          </table:table-cell>
          <table:table-cell office:value-type="float" office:value="81">
            <text:p>81</text:p>
          </table:table-cell>
          <table:table-cell table:formula="of:=IF([.E132]=0;&quot;&quot;;VLOOKUP([.E132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8824">
            <text:p>788824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133]=0;&quot;&quot;;VLOOKUP([.C133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121">
            <text:p>121</text:p>
          </table:table-cell>
          <table:table-cell table:formula="of:=IF([.E133]=0;&quot;&quot;;VLOOKUP([.E133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2131">
            <text:p>792131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134]=0;&quot;&quot;;VLOOKUP([.C134];['file:///home/sh4r3m4n/goldeoro/data/jugadores.csv'#$Hoja1.$A$2:.$D$4096];3;1))" office:value-type="string" office:string-value="Cobo">
            <text:p>Cobo</text:p>
          </table:table-cell>
          <table:table-cell office:value-type="float" office:value="127">
            <text:p>127</text:p>
          </table:table-cell>
          <table:table-cell table:formula="of:=IF([.E134]=0;&quot;&quot;;VLOOKUP([.E134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3178">
            <text:p>793178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135]=0;&quot;&quot;;VLOOKUP([.C135];['file:///home/sh4r3m4n/goldeoro/data/jugadores.csv'#$Hoja1.$A$2:.$D$4096];3;1))" office:value-type="string" office:string-value="Mansilla">
            <text:p>Mansilla</text:p>
          </table:table-cell>
          <table:table-cell office:value-type="float" office:value="132">
            <text:p>132</text:p>
          </table:table-cell>
          <table:table-cell table:formula="of:=IF([.E135]=0;&quot;&quot;;VLOOKUP([.E135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7369">
            <text:p>797369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136]=0;&quot;&quot;;VLOOKUP([.C136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131">
            <text:p>131</text:p>
          </table:table-cell>
          <table:table-cell table:formula="of:=IF([.E136]=0;&quot;&quot;;VLOOKUP([.E136];['file:///home/sh4r3m4n/goldeoro/data/jugadores.csv'#$Hoja1.$A$2:.$D$4096];3;1))" office:value-type="string" office:string-value="Romero">
            <text:p>Rom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8042">
            <text:p>798042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[.C137]=0;&quot;&quot;;VLOOKUP([.C137];['file:///home/sh4r3m4n/goldeoro/data/jugadores.csv'#$Hoja1.$A$2:.$D$4096];3;1))" office:value-type="string" office:string-value="Romero">
            <text:p>Romero</text:p>
          </table:table-cell>
          <table:table-cell office:value-type="float" office:value="132">
            <text:p>132</text:p>
          </table:table-cell>
          <table:table-cell table:formula="of:=IF([.E137]=0;&quot;&quot;;VLOOKUP([.E137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3276">
            <text:p>803276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138]=0;&quot;&quot;;VLOOKUP([.C138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122">
            <text:p>122</text:p>
          </table:table-cell>
          <table:table-cell table:formula="of:=IF([.E138]=0;&quot;&quot;;VLOOKUP([.E138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4374">
            <text:p>804374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139]=0;&quot;&quot;;VLOOKUP([.C139];['file:///home/sh4r3m4n/goldeoro/data/jugadores.csv'#$Hoja1.$A$2:.$D$4096];3;1))" office:value-type="string" office:string-value="Díaz">
            <text:p>Díaz</text:p>
          </table:table-cell>
          <table:table-cell office:value-type="float" office:value="9">
            <text:p>9</text:p>
          </table:table-cell>
          <table:table-cell table:formula="of:=IF([.E139]=0;&quot;&quot;;VLOOKUP([.E139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4027">
            <text:p>834027</text:p>
          </table:table-cell>
          <table:table-cell table:number-columns-repeated="2" office:value-type="float" office:value="0">
            <text:p>0</text:p>
          </table:table-cell>
          <table:table-cell table:formula="of:=IF([.C140]=0;&quot;&quot;;VLOOKUP([.C140];['file:///home/sh4r3m4n/goldeoro/data/jugadores.csv'#$Hoja1.$A$2:.$D$4096];3;1))">
            <text:p/>
          </table:table-cell>
          <table:table-cell office:value-type="float" office:value="80">
            <text:p>80</text:p>
          </table:table-cell>
          <table:table-cell table:formula="of:=IF([.E140]=0;&quot;&quot;;VLOOKUP([.E140];['file:///home/sh4r3m4n/goldeoro/data/jugadores.csv'#$Hoja1.$A$2:.$D$4096];3;1))" office:value-type="string" office:string-value="Barovero">
            <text:p>Barovero</text:p>
          </table:table-cell>
          <table:table-cell office:value-type="string">
            <text:p>S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34027">
            <text:p>834027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141]=0;&quot;&quot;;VLOOKUP([.C141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141]=0;&quot;&quot;;VLOOKUP([.E141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8150">
            <text:p>83815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142]=0;&quot;&quot;;VLOOKUP([.C142];['file:///home/sh4r3m4n/goldeoro/data/jugadores.csv'#$Hoja1.$A$2:.$D$4096];3;1))" office:value-type="string" office:string-value="Barovero">
            <text:p>Barovero</text:p>
          </table:table-cell>
          <table:table-cell office:value-type="float" office:value="110">
            <text:p>110</text:p>
          </table:table-cell>
          <table:table-cell table:formula="of:=IF([.E142]=0;&quot;&quot;;VLOOKUP([.E142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8282">
            <text:p>838282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143]=0;&quot;&quot;;VLOOKUP([.C143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143]=0;&quot;&quot;;VLOOKUP([.E143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9483">
            <text:p>839483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144]=0;&quot;&quot;;VLOOKUP([.C144];['file:///home/sh4r3m4n/goldeoro/data/jugadores.csv'#$Hoja1.$A$2:.$D$4096];3;1))" office:value-type="string" office:string-value="Goñi">
            <text:p>Goñi</text:p>
          </table:table-cell>
          <table:table-cell office:value-type="float" office:value="121">
            <text:p>121</text:p>
          </table:table-cell>
          <table:table-cell table:formula="of:=IF([.E144]=0;&quot;&quot;;VLOOKUP([.E144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0838">
            <text:p>840838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145]=0;&quot;&quot;;VLOOKUP([.C145];['file:///home/sh4r3m4n/goldeoro/data/jugadores.csv'#$Hoja1.$A$2:.$D$4096];3;1))" office:value-type="string" office:string-value="Cobo">
            <text:p>Cobo</text:p>
          </table:table-cell>
          <table:table-cell office:value-type="float" office:value="131">
            <text:p>131</text:p>
          </table:table-cell>
          <table:table-cell table:formula="of:=IF([.E145]=0;&quot;&quot;;VLOOKUP([.E145];['file:///home/sh4r3m4n/goldeoro/data/jugadores.csv'#$Hoja1.$A$2:.$D$4096];3;1))" office:value-type="string" office:string-value="Romero">
            <text:p>Rom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2631">
            <text:p>842631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[.C146]=0;&quot;&quot;;VLOOKUP([.C146];['file:///home/sh4r3m4n/goldeoro/data/jugadores.csv'#$Hoja1.$A$2:.$D$4096];3;1))" office:value-type="string" office:string-value="Romero">
            <text:p>Romero</text:p>
          </table:table-cell>
          <table:table-cell office:value-type="float" office:value="132">
            <text:p>132</text:p>
          </table:table-cell>
          <table:table-cell table:formula="of:=IF([.E146]=0;&quot;&quot;;VLOOKUP([.E146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4793">
            <text:p>844793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147]=0;&quot;&quot;;VLOOKUP([.C147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127">
            <text:p>127</text:p>
          </table:table-cell>
          <table:table-cell table:formula="of:=IF([.E147]=0;&quot;&quot;;VLOOKUP([.E147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5974">
            <text:p>845974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148]=0;&quot;&quot;;VLOOKUP([.C148];['file:///home/sh4r3m4n/goldeoro/data/jugadores.csv'#$Hoja1.$A$2:.$D$4096];3;1))" office:value-type="string" office:string-value="Mansilla">
            <text:p>Mansilla</text:p>
          </table:table-cell>
          <table:table-cell office:value-type="float" office:value="131">
            <text:p>131</text:p>
          </table:table-cell>
          <table:table-cell table:formula="of:=IF([.E148]=0;&quot;&quot;;VLOOKUP([.E148];['file:///home/sh4r3m4n/goldeoro/data/jugadores.csv'#$Hoja1.$A$2:.$D$4096];3;1))" office:value-type="string" office:string-value="Romero">
            <text:p>Rom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1850">
            <text:p>85185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[.C149]=0;&quot;&quot;;VLOOKUP([.C149];['file:///home/sh4r3m4n/goldeoro/data/jugadores.csv'#$Hoja1.$A$2:.$D$4096];3;1))" office:value-type="string" office:string-value="Romero">
            <text:p>Romero</text:p>
          </table:table-cell>
          <table:table-cell office:value-type="float" office:value="122">
            <text:p>122</text:p>
          </table:table-cell>
          <table:table-cell table:formula="of:=IF([.E149]=0;&quot;&quot;;VLOOKUP([.E149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5580">
            <text:p>855580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150]=0;&quot;&quot;;VLOOKUP([.C150];['file:///home/sh4r3m4n/goldeoro/data/jugadores.csv'#$Hoja1.$A$2:.$D$4096];3;1))" office:value-type="string" office:string-value="Díaz">
            <text:p>Díaz</text:p>
          </table:table-cell>
          <table:table-cell office:value-type="float" office:value="80">
            <text:p>80</text:p>
          </table:table-cell>
          <table:table-cell table:formula="of:=IF([.E150]=0;&quot;&quot;;VLOOKUP([.E150];['file:///home/sh4r3m4n/goldeoro/data/jugadores.csv'#$Hoja1.$A$2:.$D$4096];3;1))" office:value-type="string" office:string-value="Barovero">
            <text:p>Barov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0942">
            <text:p>86094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151]=0;&quot;&quot;;VLOOKUP([.C151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151]=0;&quot;&quot;;VLOOKUP([.E151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6602">
            <text:p>86660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152]=0;&quot;&quot;;VLOOKUP([.C152];['file:///home/sh4r3m4n/goldeoro/data/jugadores.csv'#$Hoja1.$A$2:.$D$4096];3;1))" office:value-type="string" office:string-value="Barovero">
            <text:p>Barovero</text:p>
          </table:table-cell>
          <table:table-cell office:value-type="float" office:value="87">
            <text:p>87</text:p>
          </table:table-cell>
          <table:table-cell table:formula="of:=IF([.E152]=0;&quot;&quot;;VLOOKUP([.E152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8913">
            <text:p>868913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153]=0;&quot;&quot;;VLOOKUP([.C153];['file:///home/sh4r3m4n/goldeoro/data/jugadores.csv'#$Hoja1.$A$2:.$D$4096];3;1))" office:value-type="string" office:string-value="Ponzio">
            <text:p>Ponzio</text:p>
          </table:table-cell>
          <table:table-cell office:value-type="float" office:value="85">
            <text:p>85</text:p>
          </table:table-cell>
          <table:table-cell table:formula="of:=IF([.E153]=0;&quot;&quot;;VLOOKUP([.E153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1102">
            <text:p>87110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154]=0;&quot;&quot;;VLOOKUP([.C154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99">
            <text:p>99</text:p>
          </table:table-cell>
          <table:table-cell table:formula="of:=IF([.E154]=0;&quot;&quot;;VLOOKUP([.E154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1976">
            <text:p>87197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155]=0;&quot;&quot;;VLOOKUP([.C155];['file:///home/sh4r3m4n/goldeoro/data/jugadores.csv'#$Hoja1.$A$2:.$D$4096];3;1))" office:value-type="string" office:string-value="Lanzini">
            <text:p>Lanzini</text:p>
          </table:table-cell>
          <table:table-cell office:value-type="float" office:value="87">
            <text:p>87</text:p>
          </table:table-cell>
          <table:table-cell table:formula="of:=IF([.E155]=0;&quot;&quot;;VLOOKUP([.E155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4764">
            <text:p>874764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156]=0;&quot;&quot;;VLOOKUP([.C156];['file:///home/sh4r3m4n/goldeoro/data/jugadores.csv'#$Hoja1.$A$2:.$D$4096];3;1))" office:value-type="string" office:string-value="Ponzio">
            <text:p>Ponzio</text:p>
          </table:table-cell>
          <table:table-cell office:value-type="float" office:value="121">
            <text:p>121</text:p>
          </table:table-cell>
          <table:table-cell table:formula="of:=IF([.E156]=0;&quot;&quot;;VLOOKUP([.E156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5871">
            <text:p>875871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157]=0;&quot;&quot;;VLOOKUP([.C157];['file:///home/sh4r3m4n/goldeoro/data/jugadores.csv'#$Hoja1.$A$2:.$D$4096];3;1))" office:value-type="string" office:string-value="Cobo">
            <text:p>Cobo</text:p>
          </table:table-cell>
          <table:table-cell office:value-type="float" office:value="9">
            <text:p>9</text:p>
          </table:table-cell>
          <table:table-cell table:formula="of:=IF([.E157]=0;&quot;&quot;;VLOOKUP([.E157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1967">
            <text:p>881967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158]=0;&quot;&quot;;VLOOKUP([.C158];['file:///home/sh4r3m4n/goldeoro/data/jugadores.csv'#$Hoja1.$A$2:.$D$4096];3;1))" office:value-type="string" office:string-value="Cobo">
            <text:p>Cobo</text:p>
          </table:table-cell>
          <table:table-cell office:value-type="float" office:value="99">
            <text:p>99</text:p>
          </table:table-cell>
          <table:table-cell table:formula="of:=IF([.E158]=0;&quot;&quot;;VLOOKUP([.E158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5840">
            <text:p>88584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159]=0;&quot;&quot;;VLOOKUP([.C159];['file:///home/sh4r3m4n/goldeoro/data/jugadores.csv'#$Hoja1.$A$2:.$D$4096];3;1))" office:value-type="string" office:string-value="Lanzini">
            <text:p>Lanzini</text:p>
          </table:table-cell>
          <table:table-cell office:value-type="float" office:value="86">
            <text:p>86</text:p>
          </table:table-cell>
          <table:table-cell table:formula="of:=IF([.E159]=0;&quot;&quot;;VLOOKUP([.E159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7626">
            <text:p>887626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160]=0;&quot;&quot;;VLOOKUP([.C160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87">
            <text:p>87</text:p>
          </table:table-cell>
          <table:table-cell table:formula="of:=IF([.E160]=0;&quot;&quot;;VLOOKUP([.E160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8353">
            <text:p>888353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161]=0;&quot;&quot;;VLOOKUP([.C161];['file:///home/sh4r3m4n/goldeoro/data/jugadores.csv'#$Hoja1.$A$2:.$D$4096];3;1))" office:value-type="string" office:string-value="Ponzio">
            <text:p>Ponzio</text:p>
          </table:table-cell>
          <table:table-cell office:value-type="float" office:value="86">
            <text:p>86</text:p>
          </table:table-cell>
          <table:table-cell table:formula="of:=IF([.E161]=0;&quot;&quot;;VLOOKUP([.E161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1907">
            <text:p>89190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162]=0;&quot;&quot;;VLOOKUP([.C162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89">
            <text:p>89</text:p>
          </table:table-cell>
          <table:table-cell table:formula="of:=IF([.E162]=0;&quot;&quot;;VLOOKUP([.E162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3980">
            <text:p>89398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163]=0;&quot;&quot;;VLOOKUP([.C163];['file:///home/sh4r3m4n/goldeoro/data/jugadores.csv'#$Hoja1.$A$2:.$D$4096];3;1))" office:value-type="string" office:string-value="Luna">
            <text:p>Luna</text:p>
          </table:table-cell>
          <table:table-cell office:value-type="float" office:value="84">
            <text:p>84</text:p>
          </table:table-cell>
          <table:table-cell table:formula="of:=IF([.E163]=0;&quot;&quot;;VLOOKUP([.E163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7933">
            <text:p>897933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164]=0;&quot;&quot;;VLOOKUP([.C164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99">
            <text:p>99</text:p>
          </table:table-cell>
          <table:table-cell table:formula="of:=IF([.E164]=0;&quot;&quot;;VLOOKUP([.E164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2863">
            <text:p>90286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165]=0;&quot;&quot;;VLOOKUP([.C165];['file:///home/sh4r3m4n/goldeoro/data/jugadores.csv'#$Hoja1.$A$2:.$D$4096];3;1))" office:value-type="string" office:string-value="Lanzini">
            <text:p>Lanzini</text:p>
          </table:table-cell>
          <table:table-cell office:value-type="float" office:value="109">
            <text:p>109</text:p>
          </table:table-cell>
          <table:table-cell table:formula="of:=IF([.E165]=0;&quot;&quot;;VLOOKUP([.E165];['file:///home/sh4r3m4n/goldeoro/data/jugadores.csv'#$Hoja1.$A$2:.$D$4096];3;1))" office:value-type="string" office:string-value="Carli">
            <text:p>Car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5143">
            <text:p>905143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table:formula="of:=IF([.C166]=0;&quot;&quot;;VLOOKUP([.C166];['file:///home/sh4r3m4n/goldeoro/data/jugadores.csv'#$Hoja1.$A$2:.$D$4096];3;1))" office:value-type="string" office:string-value="Carli">
            <text:p>Carli</text:p>
          </table:table-cell>
          <table:table-cell office:value-type="float" office:value="110">
            <text:p>110</text:p>
          </table:table-cell>
          <table:table-cell table:formula="of:=IF([.E166]=0;&quot;&quot;;VLOOKUP([.E166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9475">
            <text:p>90947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167]=0;&quot;&quot;;VLOOKUP([.C167];['file:///home/sh4r3m4n/goldeoro/data/jugadores.csv'#$Hoja1.$A$2:.$D$4096];3;1))" office:value-type="string" office:string-value="Goñi">
            <text:p>Goñi</text:p>
          </table:table-cell>
          <table:table-cell office:value-type="float" office:value="81">
            <text:p>81</text:p>
          </table:table-cell>
          <table:table-cell table:formula="of:=IF([.E167]=0;&quot;&quot;;VLOOKUP([.E167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0766">
            <text:p>910766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168]=0;&quot;&quot;;VLOOKUP([.C168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118">
            <text:p>118</text:p>
          </table:table-cell>
          <table:table-cell table:formula="of:=IF([.E168]=0;&quot;&quot;;VLOOKUP([.E168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1850">
            <text:p>911850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169]=0;&quot;&quot;;VLOOKUP([.C169];['file:///home/sh4r3m4n/goldeoro/data/jugadores.csv'#$Hoja1.$A$2:.$D$4096];3;1))" office:value-type="string" office:string-value="Serrano">
            <text:p>Serrano</text:p>
          </table:table-cell>
          <table:table-cell office:value-type="float" office:value="132">
            <text:p>132</text:p>
          </table:table-cell>
          <table:table-cell table:formula="of:=IF([.E169]=0;&quot;&quot;;VLOOKUP([.E169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0300">
            <text:p>92030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170]=0;&quot;&quot;;VLOOKUP([.C170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87">
            <text:p>87</text:p>
          </table:table-cell>
          <table:table-cell table:formula="of:=IF([.E170]=0;&quot;&quot;;VLOOKUP([.E170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1182">
            <text:p>921182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171]=0;&quot;&quot;;VLOOKUP([.C171];['file:///home/sh4r3m4n/goldeoro/data/jugadores.csv'#$Hoja1.$A$2:.$D$4096];3;1))" office:value-type="string" office:string-value="Ponzio">
            <text:p>Ponzio</text:p>
          </table:table-cell>
          <table:table-cell office:value-type="float" office:value="9">
            <text:p>9</text:p>
          </table:table-cell>
          <table:table-cell table:formula="of:=IF([.E171]=0;&quot;&quot;;VLOOKUP([.E171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1522">
            <text:p>941522</text:p>
          </table:table-cell>
          <table:table-cell table:number-columns-repeated="2" office:value-type="float" office:value="0">
            <text:p>0</text:p>
          </table:table-cell>
          <table:table-cell table:formula="of:=IF([.C172]=0;&quot;&quot;;VLOOKUP([.C172];['file:///home/sh4r3m4n/goldeoro/data/jugadores.csv'#$Hoja1.$A$2:.$D$4096];3;1))">
            <text:p/>
          </table:table-cell>
          <table:table-cell office:value-type="float" office:value="110">
            <text:p>110</text:p>
          </table:table-cell>
          <table:table-cell table:formula="of:=IF([.E172]=0;&quot;&quot;;VLOOKUP([.E172];['file:///home/sh4r3m4n/goldeoro/data/jugadores.csv'#$Hoja1.$A$2:.$D$4096];3;1))" office:value-type="string" office:string-value="Goñi">
            <text:p>Goñ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41522">
            <text:p>941522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173]=0;&quot;&quot;;VLOOKUP([.C173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173]=0;&quot;&quot;;VLOOKUP([.E173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8153">
            <text:p>948153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174]=0;&quot;&quot;;VLOOKUP([.C174];['file:///home/sh4r3m4n/goldeoro/data/jugadores.csv'#$Hoja1.$A$2:.$D$4096];3;1))" office:value-type="string" office:string-value="Goñi">
            <text:p>Goñi</text:p>
          </table:table-cell>
          <table:table-cell office:value-type="float" office:value="132">
            <text:p>132</text:p>
          </table:table-cell>
          <table:table-cell table:formula="of:=IF([.E174]=0;&quot;&quot;;VLOOKUP([.E174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1151">
            <text:p>951151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175]=0;&quot;&quot;;VLOOKUP([.C175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85">
            <text:p>85</text:p>
          </table:table-cell>
          <table:table-cell table:formula="of:=IF([.E175]=0;&quot;&quot;;VLOOKUP([.E175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2863">
            <text:p>952863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176]=0;&quot;&quot;;VLOOKUP([.C176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121">
            <text:p>121</text:p>
          </table:table-cell>
          <table:table-cell table:formula="of:=IF([.E176]=0;&quot;&quot;;VLOOKUP([.E176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4493">
            <text:p>954493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177]=0;&quot;&quot;;VLOOKUP([.C177];['file:///home/sh4r3m4n/goldeoro/data/jugadores.csv'#$Hoja1.$A$2:.$D$4096];3;1))" office:value-type="string" office:string-value="Cobo">
            <text:p>Cobo</text:p>
          </table:table-cell>
          <table:table-cell office:value-type="float" office:value="80">
            <text:p>80</text:p>
          </table:table-cell>
          <table:table-cell table:formula="of:=IF([.E177]=0;&quot;&quot;;VLOOKUP([.E177];['file:///home/sh4r3m4n/goldeoro/data/jugadores.csv'#$Hoja1.$A$2:.$D$4096];3;1))" office:value-type="string" office:string-value="Barovero">
            <text:p>Barov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4189">
            <text:p>96418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178]=0;&quot;&quot;;VLOOKUP([.C178];['file:///home/sh4r3m4n/goldeoro/data/jugadores.csv'#$Hoja1.$A$2:.$D$4096];3;1))" office:value-type="string" office:string-value="Barovero">
            <text:p>Barovero</text:p>
          </table:table-cell>
          <table:table-cell office:value-type="float" office:value="132">
            <text:p>132</text:p>
          </table:table-cell>
          <table:table-cell table:formula="of:=IF([.E178]=0;&quot;&quot;;VLOOKUP([.E178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5457">
            <text:p>965457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179]=0;&quot;&quot;;VLOOKUP([.C179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9">
            <text:p>9</text:p>
          </table:table-cell>
          <table:table-cell table:formula="of:=IF([.E179]=0;&quot;&quot;;VLOOKUP([.E179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7071">
            <text:p>987071</text:p>
          </table:table-cell>
          <table:table-cell table:number-columns-repeated="2" office:value-type="float" office:value="0">
            <text:p>0</text:p>
          </table:table-cell>
          <table:table-cell table:formula="of:=IF([.C180]=0;&quot;&quot;;VLOOKUP([.C180];['file:///home/sh4r3m4n/goldeoro/data/jugadores.csv'#$Hoja1.$A$2:.$D$4096];3;1))">
            <text:p/>
          </table:table-cell>
          <table:table-cell office:value-type="float" office:value="80">
            <text:p>80</text:p>
          </table:table-cell>
          <table:table-cell table:formula="of:=IF([.E180]=0;&quot;&quot;;VLOOKUP([.E180];['file:///home/sh4r3m4n/goldeoro/data/jugadores.csv'#$Hoja1.$A$2:.$D$4096];3;1))" office:value-type="string" office:string-value="Barovero">
            <text:p>Barovero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87071">
            <text:p>98707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181]=0;&quot;&quot;;VLOOKUP([.C181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181]=0;&quot;&quot;;VLOOKUP([.E181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9807">
            <text:p>989807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182]=0;&quot;&quot;;VLOOKUP([.C182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0">
            <text:p>90</text:p>
          </table:table-cell>
          <table:table-cell table:formula="of:=IF([.E182]=0;&quot;&quot;;VLOOKUP([.E182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1463">
            <text:p>99146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183]=0;&quot;&quot;;VLOOKUP([.C183];['file:///home/sh4r3m4n/goldeoro/data/jugadores.csv'#$Hoja1.$A$2:.$D$4096];3;1))" office:value-type="string" office:string-value="Mora">
            <text:p>Mora</text:p>
          </table:table-cell>
          <table:table-cell office:value-type="float" office:value="127">
            <text:p>127</text:p>
          </table:table-cell>
          <table:table-cell table:formula="of:=IF([.E183]=0;&quot;&quot;;VLOOKUP([.E183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2941">
            <text:p>992941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184]=0;&quot;&quot;;VLOOKUP([.C184];['file:///home/sh4r3m4n/goldeoro/data/jugadores.csv'#$Hoja1.$A$2:.$D$4096];3;1))" office:value-type="string" office:string-value="Mansilla">
            <text:p>Mansilla</text:p>
          </table:table-cell>
          <table:table-cell office:value-type="float" office:value="9">
            <text:p>9</text:p>
          </table:table-cell>
          <table:table-cell table:formula="of:=IF([.E184]=0;&quot;&quot;;VLOOKUP([.E184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7982">
            <text:p>1007982</text:p>
          </table:table-cell>
          <table:table-cell table:number-columns-repeated="2" office:value-type="float" office:value="0">
            <text:p>0</text:p>
          </table:table-cell>
          <table:table-cell table:formula="of:=IF([.C185]=0;&quot;&quot;;VLOOKUP([.C185];['file:///home/sh4r3m4n/goldeoro/data/jugadores.csv'#$Hoja1.$A$2:.$D$4096];3;1))">
            <text:p/>
          </table:table-cell>
          <table:table-cell office:value-type="float" office:value="82">
            <text:p>82</text:p>
          </table:table-cell>
          <table:table-cell table:formula="of:=IF([.E185]=0;&quot;&quot;;VLOOKUP([.E185];['file:///home/sh4r3m4n/goldeoro/data/jugadores.csv'#$Hoja1.$A$2:.$D$4096];3;1))" office:value-type="string" office:string-value="Pezzella">
            <text:p>Pezzella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7982">
            <text:p>1007982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186]=0;&quot;&quot;;VLOOKUP([.C186];['file:///home/sh4r3m4n/goldeoro/data/jugadores.csv'#$Hoja1.$A$2:.$D$4096];3;1))" office:value-type="string" office:string-value="Pezzella">
            <text:p>Pezzella</text:p>
          </table:table-cell>
          <table:table-cell office:value-type="float" office:value="9">
            <text:p>9</text:p>
          </table:table-cell>
          <table:table-cell table:formula="of:=IF([.E186]=0;&quot;&quot;;VLOOKUP([.E18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11759">
            <text:p>1011759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187]=0;&quot;&quot;;VLOOKUP([.C187];['file:///home/sh4r3m4n/goldeoro/data/jugadores.csv'#$Hoja1.$A$2:.$D$4096];3;1))" office:value-type="string" office:string-value="Pezzella">
            <text:p>Pezzella</text:p>
          </table:table-cell>
          <table:table-cell office:value-type="float" office:value="107">
            <text:p>107</text:p>
          </table:table-cell>
          <table:table-cell table:formula="of:=IF([.E187]=0;&quot;&quot;;VLOOKUP([.E187];['file:///home/sh4r3m4n/goldeoro/data/jugadores.csv'#$Hoja1.$A$2:.$D$4096];3;1))" office:value-type="string" office:string-value="Tripodi">
            <text:p>Tripod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1838">
            <text:p>1021838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188]=0;&quot;&quot;;VLOOKUP([.C188];['file:///home/sh4r3m4n/goldeoro/data/jugadores.csv'#$Hoja1.$A$2:.$D$4096];3;1))" office:value-type="string" office:string-value="Tripodi">
            <text:p>Tripodi</text:p>
          </table:table-cell>
          <table:table-cell office:value-type="float" office:value="9">
            <text:p>9</text:p>
          </table:table-cell>
          <table:table-cell table:formula="of:=IF([.E188]=0;&quot;&quot;;VLOOKUP([.E188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5977">
            <text:p>1025977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189]=0;&quot;&quot;;VLOOKUP([.C189];['file:///home/sh4r3m4n/goldeoro/data/jugadores.csv'#$Hoja1.$A$2:.$D$4096];3;1))" office:value-type="string" office:string-value="Tripodi">
            <text:p>Tripodi</text:p>
          </table:table-cell>
          <table:table-cell office:value-type="float" office:value="83">
            <text:p>83</text:p>
          </table:table-cell>
          <table:table-cell table:formula="of:=IF([.E189]=0;&quot;&quot;;VLOOKUP([.E189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9053">
            <text:p>102905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190]=0;&quot;&quot;;VLOOKUP([.C190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5">
            <text:p>85</text:p>
          </table:table-cell>
          <table:table-cell table:formula="of:=IF([.E190]=0;&quot;&quot;;VLOOKUP([.E190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2239">
            <text:p>1032239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191]=0;&quot;&quot;;VLOOKUP([.C191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9">
            <text:p>89</text:p>
          </table:table-cell>
          <table:table-cell table:formula="of:=IF([.E191]=0;&quot;&quot;;VLOOKUP([.E191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5718">
            <text:p>1035718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192]=0;&quot;&quot;;VLOOKUP([.C192];['file:///home/sh4r3m4n/goldeoro/data/jugadores.csv'#$Hoja1.$A$2:.$D$4096];3;1))" office:value-type="string" office:string-value="Luna">
            <text:p>Luna</text:p>
          </table:table-cell>
          <table:table-cell office:value-type="float" office:value="9">
            <text:p>9</text:p>
          </table:table-cell>
          <table:table-cell table:formula="of:=IF([.E192]=0;&quot;&quot;;VLOOKUP([.E192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6830">
            <text:p>1146830</text:p>
          </table:table-cell>
          <table:table-cell table:number-columns-repeated="2" office:value-type="float" office:value="0">
            <text:p>0</text:p>
          </table:table-cell>
          <table:table-cell table:formula="of:=IF([.C193]=0;&quot;&quot;;VLOOKUP([.C193];['file:///home/sh4r3m4n/goldeoro/data/jugadores.csv'#$Hoja1.$A$2:.$D$4096];3;1))">
            <text:p/>
          </table:table-cell>
          <table:table-cell office:value-type="float" office:value="107">
            <text:p>107</text:p>
          </table:table-cell>
          <table:table-cell table:formula="of:=IF([.E193]=0;&quot;&quot;;VLOOKUP([.E193];['file:///home/sh4r3m4n/goldeoro/data/jugadores.csv'#$Hoja1.$A$2:.$D$4096];3;1))" office:value-type="string" office:string-value="Tripodi">
            <text:p>Tripodi</text:p>
          </table:table-cell>
          <table:table-cell office:value-type="string">
            <text:p>S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46830">
            <text:p>1146830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194]=0;&quot;&quot;;VLOOKUP([.C194];['file:///home/sh4r3m4n/goldeoro/data/jugadores.csv'#$Hoja1.$A$2:.$D$4096];3;1))" office:value-type="string" office:string-value="Tripodi">
            <text:p>Tripodi</text:p>
          </table:table-cell>
          <table:table-cell office:value-type="float" office:value="9">
            <text:p>9</text:p>
          </table:table-cell>
          <table:table-cell table:formula="of:=IF([.E194]=0;&quot;&quot;;VLOOKUP([.E194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3309">
            <text:p>1153309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195]=0;&quot;&quot;;VLOOKUP([.C195];['file:///home/sh4r3m4n/goldeoro/data/jugadores.csv'#$Hoja1.$A$2:.$D$4096];3;1))" office:value-type="string" office:string-value="Tripodi">
            <text:p>Tripodi</text:p>
          </table:table-cell>
          <table:table-cell office:value-type="float" office:value="83">
            <text:p>83</text:p>
          </table:table-cell>
          <table:table-cell table:formula="of:=IF([.E195]=0;&quot;&quot;;VLOOKUP([.E195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7791">
            <text:p>115779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196]=0;&quot;&quot;;VLOOKUP([.C196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2">
            <text:p>82</text:p>
          </table:table-cell>
          <table:table-cell table:formula="of:=IF([.E196]=0;&quot;&quot;;VLOOKUP([.E196];['file:///home/sh4r3m4n/goldeoro/data/jugadores.csv'#$Hoja1.$A$2:.$D$4096];3;1))" office:value-type="string" office:string-value="Pezzella">
            <text:p>Pezze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0227">
            <text:p>116022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197]=0;&quot;&quot;;VLOOKUP([.C197];['file:///home/sh4r3m4n/goldeoro/data/jugadores.csv'#$Hoja1.$A$2:.$D$4096];3;1))" office:value-type="string" office:string-value="Pezzella">
            <text:p>Pezzella</text:p>
          </table:table-cell>
          <table:table-cell office:value-type="float" office:value="99">
            <text:p>99</text:p>
          </table:table-cell>
          <table:table-cell table:formula="of:=IF([.E197]=0;&quot;&quot;;VLOOKUP([.E197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3692">
            <text:p>116369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198]=0;&quot;&quot;;VLOOKUP([.C198];['file:///home/sh4r3m4n/goldeoro/data/jugadores.csv'#$Hoja1.$A$2:.$D$4096];3;1))" office:value-type="string" office:string-value="Lanzini">
            <text:p>Lanzini</text:p>
          </table:table-cell>
          <table:table-cell office:value-type="float" office:value="121">
            <text:p>121</text:p>
          </table:table-cell>
          <table:table-cell table:formula="of:=IF([.E198]=0;&quot;&quot;;VLOOKUP([.E198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7335">
            <text:p>1167335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199]=0;&quot;&quot;;VLOOKUP([.C199];['file:///home/sh4r3m4n/goldeoro/data/jugadores.csv'#$Hoja1.$A$2:.$D$4096];3;1))" office:value-type="string" office:string-value="Cobo">
            <text:p>Cobo</text:p>
          </table:table-cell>
          <table:table-cell office:value-type="float" office:value="9">
            <text:p>9</text:p>
          </table:table-cell>
          <table:table-cell table:formula="of:=IF([.E199]=0;&quot;&quot;;VLOOKUP([.E199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73961">
            <text:p>1173961</text:p>
          </table:table-cell>
          <table:table-cell table:number-columns-repeated="2" office:value-type="float" office:value="0">
            <text:p>0</text:p>
          </table:table-cell>
          <table:table-cell table:formula="of:=IF([.C200]=0;&quot;&quot;;VLOOKUP([.C200];['file:///home/sh4r3m4n/goldeoro/data/jugadores.csv'#$Hoja1.$A$2:.$D$4096];3;1))">
            <text:p/>
          </table:table-cell>
          <table:table-cell office:value-type="float" office:value="84">
            <text:p>84</text:p>
          </table:table-cell>
          <table:table-cell table:formula="of:=IF([.E200]=0;&quot;&quot;;VLOOKUP([.E200];['file:///home/sh4r3m4n/goldeoro/data/jugadores.csv'#$Hoja1.$A$2:.$D$4096];3;1))" office:value-type="string" office:string-value="Ramiro Funes Mori">
            <text:p>Ramiro Funes Mori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73961">
            <text:p>117396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201]=0;&quot;&quot;;VLOOKUP([.C201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9">
            <text:p>9</text:p>
          </table:table-cell>
          <table:table-cell table:formula="of:=IF([.E201]=0;&quot;&quot;;VLOOKUP([.E201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74919">
            <text:p>117491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202]=0;&quot;&quot;;VLOOKUP([.C202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6">
            <text:p>86</text:p>
          </table:table-cell>
          <table:table-cell table:formula="of:=IF([.E202]=0;&quot;&quot;;VLOOKUP([.E202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77404">
            <text:p>1177404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203]=0;&quot;&quot;;VLOOKUP([.C203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99">
            <text:p>99</text:p>
          </table:table-cell>
          <table:table-cell table:formula="of:=IF([.E203]=0;&quot;&quot;;VLOOKUP([.E203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78411">
            <text:p>11784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204]=0;&quot;&quot;;VLOOKUP([.C204];['file:///home/sh4r3m4n/goldeoro/data/jugadores.csv'#$Hoja1.$A$2:.$D$4096];3;1))" office:value-type="string" office:string-value="Lanzini">
            <text:p>Lanzini</text:p>
          </table:table-cell>
          <table:table-cell office:value-type="float" office:value="9">
            <text:p>9</text:p>
          </table:table-cell>
          <table:table-cell table:formula="of:=IF([.E204]=0;&quot;&quot;;VLOOKUP([.E204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4161">
            <text:p>118416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205]=0;&quot;&quot;;VLOOKUP([.C205];['file:///home/sh4r3m4n/goldeoro/data/jugadores.csv'#$Hoja1.$A$2:.$D$4096];3;1))" office:value-type="string" office:string-value="Lanzini">
            <text:p>Lanzini</text:p>
          </table:table-cell>
          <table:table-cell office:value-type="float" office:value="118">
            <text:p>118</text:p>
          </table:table-cell>
          <table:table-cell table:formula="of:=IF([.E205]=0;&quot;&quot;;VLOOKUP([.E205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90326">
            <text:p>1190326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206]=0;&quot;&quot;;VLOOKUP([.C206];['file:///home/sh4r3m4n/goldeoro/data/jugadores.csv'#$Hoja1.$A$2:.$D$4096];3;1))" office:value-type="string" office:string-value="Serrano">
            <text:p>Serrano</text:p>
          </table:table-cell>
          <table:table-cell office:value-type="float" office:value="9">
            <text:p>9</text:p>
          </table:table-cell>
          <table:table-cell table:formula="of:=IF([.E206]=0;&quot;&quot;;VLOOKUP([.E206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95933">
            <text:p>1195933</text:p>
          </table:table-cell>
          <table:table-cell table:number-columns-repeated="2" office:value-type="float" office:value="0">
            <text:p>0</text:p>
          </table:table-cell>
          <table:table-cell table:formula="of:=IF([.C207]=0;&quot;&quot;;VLOOKUP([.C207];['file:///home/sh4r3m4n/goldeoro/data/jugadores.csv'#$Hoja1.$A$2:.$D$4096];3;1))">
            <text:p/>
          </table:table-cell>
          <table:table-cell office:value-type="float" office:value="99">
            <text:p>99</text:p>
          </table:table-cell>
          <table:table-cell table:formula="of:=IF([.E207]=0;&quot;&quot;;VLOOKUP([.E207];['file:///home/sh4r3m4n/goldeoro/data/jugadores.csv'#$Hoja1.$A$2:.$D$4096];3;1))" office:value-type="string" office:string-value="Lanzini">
            <text:p>Lanzin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95933">
            <text:p>119593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208]=0;&quot;&quot;;VLOOKUP([.C208];['file:///home/sh4r3m4n/goldeoro/data/jugadores.csv'#$Hoja1.$A$2:.$D$4096];3;1))" office:value-type="string" office:string-value="Lanzini">
            <text:p>Lanzini</text:p>
          </table:table-cell>
          <table:table-cell office:value-type="float" office:value="9">
            <text:p>9</text:p>
          </table:table-cell>
          <table:table-cell table:formula="of:=IF([.E208]=0;&quot;&quot;;VLOOKUP([.E208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96859">
            <text:p>119685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209]=0;&quot;&quot;;VLOOKUP([.C209];['file:///home/sh4r3m4n/goldeoro/data/jugadores.csv'#$Hoja1.$A$2:.$D$4096];3;1))" office:value-type="string" office:string-value="Lanzini">
            <text:p>Lanzini</text:p>
          </table:table-cell>
          <table:table-cell office:value-type="float" office:value="9">
            <text:p>9</text:p>
          </table:table-cell>
          <table:table-cell table:formula="of:=IF([.E209]=0;&quot;&quot;;VLOOKUP([.E209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CO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0232">
            <text:p>1200232</text:p>
          </table:table-cell>
          <table:table-cell table:number-columns-repeated="2" office:value-type="float" office:value="0">
            <text:p>0</text:p>
          </table:table-cell>
          <table:table-cell table:formula="of:=IF([.C210]=0;&quot;&quot;;VLOOKUP([.C210];['file:///home/sh4r3m4n/goldeoro/data/jugadores.csv'#$Hoja1.$A$2:.$D$4096];3;1))">
            <text:p/>
          </table:table-cell>
          <table:table-cell office:value-type="float" office:value="118">
            <text:p>118</text:p>
          </table:table-cell>
          <table:table-cell table:formula="of:=IF([.E210]=0;&quot;&quot;;VLOOKUP([.E210];['file:///home/sh4r3m4n/goldeoro/data/jugadores.csv'#$Hoja1.$A$2:.$D$4096];3;1))" office:value-type="string" office:string-value="Serrano">
            <text:p>Serrano</text:p>
          </table:table-cell>
          <table:table-cell office:value-type="string">
            <text:p>C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0232">
            <text:p>1200232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211]=0;&quot;&quot;;VLOOKUP([.C211];['file:///home/sh4r3m4n/goldeoro/data/jugadores.csv'#$Hoja1.$A$2:.$D$4096];3;1))" office:value-type="string" office:string-value="Serrano">
            <text:p>Serrano</text:p>
          </table:table-cell>
          <table:table-cell office:value-type="float" office:value="9">
            <text:p>9</text:p>
          </table:table-cell>
          <table:table-cell table:formula="of:=IF([.E211]=0;&quot;&quot;;VLOOKUP([.E211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1412">
            <text:p>1201412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212]=0;&quot;&quot;;VLOOKUP([.C212];['file:///home/sh4r3m4n/goldeoro/data/jugadores.csv'#$Hoja1.$A$2:.$D$4096];3;1))" office:value-type="string" office:string-value="Serrano">
            <text:p>Serrano</text:p>
          </table:table-cell>
          <table:table-cell office:value-type="float" office:value="9">
            <text:p>9</text:p>
          </table:table-cell>
          <table:table-cell table:formula="of:=IF([.E212]=0;&quot;&quot;;VLOOKUP([.E212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CO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5034">
            <text:p>1215034</text:p>
          </table:table-cell>
          <table:table-cell table:number-columns-repeated="2" office:value-type="float" office:value="0">
            <text:p>0</text:p>
          </table:table-cell>
          <table:table-cell table:formula="of:=IF([.C213]=0;&quot;&quot;;VLOOKUP([.C213];['file:///home/sh4r3m4n/goldeoro/data/jugadores.csv'#$Hoja1.$A$2:.$D$4096];3;1))">
            <text:p/>
          </table:table-cell>
          <table:table-cell office:value-type="float" office:value="85">
            <text:p>85</text:p>
          </table:table-cell>
          <table:table-cell table:formula="of:=IF([.E213]=0;&quot;&quot;;VLOOKUP([.E213];['file:///home/sh4r3m4n/goldeoro/data/jugadores.csv'#$Hoja1.$A$2:.$D$4096];3;1))" office:value-type="string" office:string-value="Cárlos Sánchez">
            <text:p>Cárlos Sánchez</text:p>
          </table:table-cell>
          <table:table-cell office:value-type="string">
            <text:p>C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15034">
            <text:p>121503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214]=0;&quot;&quot;;VLOOKUP([.C214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9">
            <text:p>9</text:p>
          </table:table-cell>
          <table:table-cell table:formula="of:=IF([.E214]=0;&quot;&quot;;VLOOKUP([.E214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7080">
            <text:p>121708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215]=0;&quot;&quot;;VLOOKUP([.C215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107">
            <text:p>107</text:p>
          </table:table-cell>
          <table:table-cell table:formula="of:=IF([.E215]=0;&quot;&quot;;VLOOKUP([.E215];['file:///home/sh4r3m4n/goldeoro/data/jugadores.csv'#$Hoja1.$A$2:.$D$4096];3;1))" office:value-type="string" office:string-value="Tripodi">
            <text:p>Tripod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21955">
            <text:p>1221955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216]=0;&quot;&quot;;VLOOKUP([.C216];['file:///home/sh4r3m4n/goldeoro/data/jugadores.csv'#$Hoja1.$A$2:.$D$4096];3;1))" office:value-type="string" office:string-value="Tripodi">
            <text:p>Tripodi</text:p>
          </table:table-cell>
          <table:table-cell office:value-type="float" office:value="9">
            <text:p>9</text:p>
          </table:table-cell>
          <table:table-cell table:formula="of:=IF([.E216]=0;&quot;&quot;;VLOOKUP([.E21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25140">
            <text:p>1225140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217]=0;&quot;&quot;;VLOOKUP([.C217];['file:///home/sh4r3m4n/goldeoro/data/jugadores.csv'#$Hoja1.$A$2:.$D$4096];3;1))" office:value-type="string" office:string-value="Tripodi">
            <text:p>Tripodi</text:p>
          </table:table-cell>
          <table:table-cell office:value-type="float" office:value="118">
            <text:p>118</text:p>
          </table:table-cell>
          <table:table-cell table:formula="of:=IF([.E217]=0;&quot;&quot;;VLOOKUP([.E217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27687">
            <text:p>1227687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218]=0;&quot;&quot;;VLOOKUP([.C218];['file:///home/sh4r3m4n/goldeoro/data/jugadores.csv'#$Hoja1.$A$2:.$D$4096];3;1))" office:value-type="string" office:string-value="Serrano">
            <text:p>Serrano</text:p>
          </table:table-cell>
          <table:table-cell office:value-type="float" office:value="127">
            <text:p>127</text:p>
          </table:table-cell>
          <table:table-cell table:formula="of:=IF([.E218]=0;&quot;&quot;;VLOOKUP([.E218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32091">
            <text:p>1232091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219]=0;&quot;&quot;;VLOOKUP([.C219];['file:///home/sh4r3m4n/goldeoro/data/jugadores.csv'#$Hoja1.$A$2:.$D$4096];3;1))" office:value-type="string" office:string-value="Mansilla">
            <text:p>Mansilla</text:p>
          </table:table-cell>
          <table:table-cell office:value-type="float" office:value="132">
            <text:p>132</text:p>
          </table:table-cell>
          <table:table-cell table:formula="of:=IF([.E219]=0;&quot;&quot;;VLOOKUP([.E219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33408">
            <text:p>1233408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220]=0;&quot;&quot;;VLOOKUP([.C220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80">
            <text:p>80</text:p>
          </table:table-cell>
          <table:table-cell table:formula="of:=IF([.E220]=0;&quot;&quot;;VLOOKUP([.E220];['file:///home/sh4r3m4n/goldeoro/data/jugadores.csv'#$Hoja1.$A$2:.$D$4096];3;1))" office:value-type="string" office:string-value="Barovero">
            <text:p>Barov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35108">
            <text:p>1235108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221]=0;&quot;&quot;;VLOOKUP([.C221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221]=0;&quot;&quot;;VLOOKUP([.E221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CO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61665">
            <text:p>1261665</text:p>
          </table:table-cell>
          <table:table-cell table:number-columns-repeated="2" office:value-type="float" office:value="0">
            <text:p>0</text:p>
          </table:table-cell>
          <table:table-cell table:formula="of:=IF([.C222]=0;&quot;&quot;;VLOOKUP([.C222];['file:///home/sh4r3m4n/goldeoro/data/jugadores.csv'#$Hoja1.$A$2:.$D$4096];3;1))">
            <text:p/>
          </table:table-cell>
          <table:table-cell office:value-type="float" office:value="136">
            <text:p>136</text:p>
          </table:table-cell>
          <table:table-cell table:formula="of:=IF([.E222]=0;&quot;&quot;;VLOOKUP([.E222];['file:///home/sh4r3m4n/goldeoro/data/jugadores.csv'#$Hoja1.$A$2:.$D$4096];3;1))" office:value-type="string" office:string-value="Telechea">
            <text:p>Telechea</text:p>
          </table:table-cell>
          <table:table-cell office:value-type="string">
            <text:p>C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61665">
            <text:p>1261665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table:formula="of:=IF([.C223]=0;&quot;&quot;;VLOOKUP([.C223];['file:///home/sh4r3m4n/goldeoro/data/jugadores.csv'#$Hoja1.$A$2:.$D$4096];3;1))" office:value-type="string" office:string-value="Telechea">
            <text:p>Telechea</text:p>
          </table:table-cell>
          <table:table-cell office:value-type="float" office:value="9">
            <text:p>9</text:p>
          </table:table-cell>
          <table:table-cell table:formula="of:=IF([.E223]=0;&quot;&quot;;VLOOKUP([.E223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64951">
            <text:p>1264951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table:formula="of:=IF([.C224]=0;&quot;&quot;;VLOOKUP([.C224];['file:///home/sh4r3m4n/goldeoro/data/jugadores.csv'#$Hoja1.$A$2:.$D$4096];3;1))" office:value-type="string" office:string-value="Telechea">
            <text:p>Telechea</text:p>
          </table:table-cell>
          <table:table-cell office:value-type="float" office:value="121">
            <text:p>121</text:p>
          </table:table-cell>
          <table:table-cell table:formula="of:=IF([.E224]=0;&quot;&quot;;VLOOKUP([.E224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66832">
            <text:p>1266832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225]=0;&quot;&quot;;VLOOKUP([.C225];['file:///home/sh4r3m4n/goldeoro/data/jugadores.csv'#$Hoja1.$A$2:.$D$4096];3;1))" office:value-type="string" office:string-value="Cobo">
            <text:p>Cobo</text:p>
          </table:table-cell>
          <table:table-cell office:value-type="float" office:value="80">
            <text:p>80</text:p>
          </table:table-cell>
          <table:table-cell table:formula="of:=IF([.E225]=0;&quot;&quot;;VLOOKUP([.E225];['file:///home/sh4r3m4n/goldeoro/data/jugadores.csv'#$Hoja1.$A$2:.$D$4096];3;1))" office:value-type="string" office:string-value="Barovero">
            <text:p>Barov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68286">
            <text:p>126828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226]=0;&quot;&quot;;VLOOKUP([.C226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226]=0;&quot;&quot;;VLOOKUP([.E22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72839">
            <text:p>127283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227]=0;&quot;&quot;;VLOOKUP([.C227];['file:///home/sh4r3m4n/goldeoro/data/jugadores.csv'#$Hoja1.$A$2:.$D$4096];3;1))" office:value-type="string" office:string-value="Barovero">
            <text:p>Barovero</text:p>
          </table:table-cell>
          <table:table-cell office:value-type="float" office:value="83">
            <text:p>83</text:p>
          </table:table-cell>
          <table:table-cell table:formula="of:=IF([.E227]=0;&quot;&quot;;VLOOKUP([.E227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75024">
            <text:p>127502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228]=0;&quot;&quot;;VLOOKUP([.C228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131">
            <text:p>131</text:p>
          </table:table-cell>
          <table:table-cell table:formula="of:=IF([.E228]=0;&quot;&quot;;VLOOKUP([.E228];['file:///home/sh4r3m4n/goldeoro/data/jugadores.csv'#$Hoja1.$A$2:.$D$4096];3;1))" office:value-type="string" office:string-value="Romero">
            <text:p>Rom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77887">
            <text:p>1277887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[.C229]=0;&quot;&quot;;VLOOKUP([.C229];['file:///home/sh4r3m4n/goldeoro/data/jugadores.csv'#$Hoja1.$A$2:.$D$4096];3;1))" office:value-type="string" office:string-value="Romero">
            <text:p>Romero</text:p>
          </table:table-cell>
          <table:table-cell office:value-type="float" office:value="80">
            <text:p>80</text:p>
          </table:table-cell>
          <table:table-cell table:formula="of:=IF([.E229]=0;&quot;&quot;;VLOOKUP([.E229];['file:///home/sh4r3m4n/goldeoro/data/jugadores.csv'#$Hoja1.$A$2:.$D$4096];3;1))" office:value-type="string" office:string-value="Barovero">
            <text:p>Barov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1711">
            <text:p>130171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230]=0;&quot;&quot;;VLOOKUP([.C230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230]=0;&quot;&quot;;VLOOKUP([.E230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8796">
            <text:p>130879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231]=0;&quot;&quot;;VLOOKUP([.C231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0">
            <text:p>90</text:p>
          </table:table-cell>
          <table:table-cell table:formula="of:=IF([.E231]=0;&quot;&quot;;VLOOKUP([.E231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0462">
            <text:p>131046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232]=0;&quot;&quot;;VLOOKUP([.C232];['file:///home/sh4r3m4n/goldeoro/data/jugadores.csv'#$Hoja1.$A$2:.$D$4096];3;1))" office:value-type="string" office:string-value="Mora">
            <text:p>Mora</text:p>
          </table:table-cell>
          <table:table-cell office:value-type="float" office:value="109">
            <text:p>109</text:p>
          </table:table-cell>
          <table:table-cell table:formula="of:=IF([.E232]=0;&quot;&quot;;VLOOKUP([.E232];['file:///home/sh4r3m4n/goldeoro/data/jugadores.csv'#$Hoja1.$A$2:.$D$4096];3;1))" office:value-type="string" office:string-value="Carli">
            <text:p>Car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1001">
            <text:p>1311001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table:formula="of:=IF([.C233]=0;&quot;&quot;;VLOOKUP([.C233];['file:///home/sh4r3m4n/goldeoro/data/jugadores.csv'#$Hoja1.$A$2:.$D$4096];3;1))" office:value-type="string" office:string-value="Carli">
            <text:p>Carli</text:p>
          </table:table-cell>
          <table:table-cell office:value-type="float" office:value="107">
            <text:p>107</text:p>
          </table:table-cell>
          <table:table-cell table:formula="of:=IF([.E233]=0;&quot;&quot;;VLOOKUP([.E233];['file:///home/sh4r3m4n/goldeoro/data/jugadores.csv'#$Hoja1.$A$2:.$D$4096];3;1))" office:value-type="string" office:string-value="Tripodi">
            <text:p>Tripod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6970">
            <text:p>1316970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234]=0;&quot;&quot;;VLOOKUP([.C234];['file:///home/sh4r3m4n/goldeoro/data/jugadores.csv'#$Hoja1.$A$2:.$D$4096];3;1))" office:value-type="string" office:string-value="Tripodi">
            <text:p>Tripodi</text:p>
          </table:table-cell>
          <table:table-cell office:value-type="float" office:value="118">
            <text:p>118</text:p>
          </table:table-cell>
          <table:table-cell table:formula="of:=IF([.E234]=0;&quot;&quot;;VLOOKUP([.E234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9542">
            <text:p>1319542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235]=0;&quot;&quot;;VLOOKUP([.C235];['file:///home/sh4r3m4n/goldeoro/data/jugadores.csv'#$Hoja1.$A$2:.$D$4096];3;1))" office:value-type="string" office:string-value="Serrano">
            <text:p>Serrano</text:p>
          </table:table-cell>
          <table:table-cell office:value-type="float" office:value="9">
            <text:p>9</text:p>
          </table:table-cell>
          <table:table-cell table:formula="of:=IF([.E235]=0;&quot;&quot;;VLOOKUP([.E235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2338">
            <text:p>1332338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236]=0;&quot;&quot;;VLOOKUP([.C236];['file:///home/sh4r3m4n/goldeoro/data/jugadores.csv'#$Hoja1.$A$2:.$D$4096];3;1))" office:value-type="string" office:string-value="Serrano">
            <text:p>Serrano</text:p>
          </table:table-cell>
          <table:table-cell office:value-type="float" office:value="90">
            <text:p>90</text:p>
          </table:table-cell>
          <table:table-cell table:formula="of:=IF([.E236]=0;&quot;&quot;;VLOOKUP([.E236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5804">
            <text:p>133580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237]=0;&quot;&quot;;VLOOKUP([.C237];['file:///home/sh4r3m4n/goldeoro/data/jugadores.csv'#$Hoja1.$A$2:.$D$4096];3;1))" office:value-type="string" office:string-value="Mora">
            <text:p>Mora</text:p>
          </table:table-cell>
          <table:table-cell office:value-type="float" office:value="110">
            <text:p>110</text:p>
          </table:table-cell>
          <table:table-cell table:formula="of:=IF([.E237]=0;&quot;&quot;;VLOOKUP([.E237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0223">
            <text:p>1340223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238]=0;&quot;&quot;;VLOOKUP([.C238];['file:///home/sh4r3m4n/goldeoro/data/jugadores.csv'#$Hoja1.$A$2:.$D$4096];3;1))" office:value-type="string" office:string-value="Goñi">
            <text:p>Goñi</text:p>
          </table:table-cell>
          <table:table-cell office:value-type="float" office:value="85">
            <text:p>85</text:p>
          </table:table-cell>
          <table:table-cell table:formula="of:=IF([.E238]=0;&quot;&quot;;VLOOKUP([.E238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3821">
            <text:p>134382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239]=0;&quot;&quot;;VLOOKUP([.C239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110">
            <text:p>110</text:p>
          </table:table-cell>
          <table:table-cell table:formula="of:=IF([.E239]=0;&quot;&quot;;VLOOKUP([.E239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4586">
            <text:p>1344586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240]=0;&quot;&quot;;VLOOKUP([.C240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240]=0;&quot;&quot;;VLOOKUP([.E240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8700">
            <text:p>13487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241]=0;&quot;&quot;;VLOOKUP([.C241];['file:///home/sh4r3m4n/goldeoro/data/jugadores.csv'#$Hoja1.$A$2:.$D$4096];3;1))" office:value-type="string" office:string-value="Goñi">
            <text:p>Goñi</text:p>
          </table:table-cell>
          <table:table-cell office:value-type="float" office:value="83">
            <text:p>83</text:p>
          </table:table-cell>
          <table:table-cell table:formula="of:=IF([.E241]=0;&quot;&quot;;VLOOKUP([.E241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9772">
            <text:p>1349772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242]=0;&quot;&quot;;VLOOKUP([.C242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1">
            <text:p>81</text:p>
          </table:table-cell>
          <table:table-cell table:formula="of:=IF([.E242]=0;&quot;&quot;;VLOOKUP([.E242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4228">
            <text:p>1354228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243]=0;&quot;&quot;;VLOOKUP([.C243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87">
            <text:p>87</text:p>
          </table:table-cell>
          <table:table-cell table:formula="of:=IF([.E243]=0;&quot;&quot;;VLOOKUP([.E243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8094">
            <text:p>1358094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244]=0;&quot;&quot;;VLOOKUP([.C244];['file:///home/sh4r3m4n/goldeoro/data/jugadores.csv'#$Hoja1.$A$2:.$D$4096];3;1))" office:value-type="string" office:string-value="Ponzio">
            <text:p>Ponzio</text:p>
          </table:table-cell>
          <table:table-cell office:value-type="float" office:value="131">
            <text:p>131</text:p>
          </table:table-cell>
          <table:table-cell table:formula="of:=IF([.E244]=0;&quot;&quot;;VLOOKUP([.E244];['file:///home/sh4r3m4n/goldeoro/data/jugadores.csv'#$Hoja1.$A$2:.$D$4096];3;1))" office:value-type="string" office:string-value="Romero">
            <text:p>Rom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0666">
            <text:p>1360666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[.C245]=0;&quot;&quot;;VLOOKUP([.C245];['file:///home/sh4r3m4n/goldeoro/data/jugadores.csv'#$Hoja1.$A$2:.$D$4096];3;1))" office:value-type="string" office:string-value="Romero">
            <text:p>Romero</text:p>
          </table:table-cell>
          <table:table-cell office:value-type="float" office:value="121">
            <text:p>121</text:p>
          </table:table-cell>
          <table:table-cell table:formula="of:=IF([.E245]=0;&quot;&quot;;VLOOKUP([.E245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7629">
            <text:p>1367629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246]=0;&quot;&quot;;VLOOKUP([.C246];['file:///home/sh4r3m4n/goldeoro/data/jugadores.csv'#$Hoja1.$A$2:.$D$4096];3;1))" office:value-type="string" office:string-value="Cobo">
            <text:p>Cobo</text:p>
          </table:table-cell>
          <table:table-cell office:value-type="float" office:value="9">
            <text:p>9</text:p>
          </table:table-cell>
          <table:table-cell table:formula="of:=IF([.E246]=0;&quot;&quot;;VLOOKUP([.E24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2159">
            <text:p>1372159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247]=0;&quot;&quot;;VLOOKUP([.C247];['file:///home/sh4r3m4n/goldeoro/data/jugadores.csv'#$Hoja1.$A$2:.$D$4096];3;1))" office:value-type="string" office:string-value="Cobo">
            <text:p>Cobo</text:p>
          </table:table-cell>
          <table:table-cell office:value-type="float" office:value="80">
            <text:p>80</text:p>
          </table:table-cell>
          <table:table-cell table:formula="of:=IF([.E247]=0;&quot;&quot;;VLOOKUP([.E247];['file:///home/sh4r3m4n/goldeoro/data/jugadores.csv'#$Hoja1.$A$2:.$D$4096];3;1))" office:value-type="string" office:string-value="Barovero">
            <text:p>Barov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7650">
            <text:p>138765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248]=0;&quot;&quot;;VLOOKUP([.C248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248]=0;&quot;&quot;;VLOOKUP([.E248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3662">
            <text:p>139366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249]=0;&quot;&quot;;VLOOKUP([.C249];['file:///home/sh4r3m4n/goldeoro/data/jugadores.csv'#$Hoja1.$A$2:.$D$4096];3;1))" office:value-type="string" office:string-value="Barovero">
            <text:p>Barovero</text:p>
          </table:table-cell>
          <table:table-cell office:value-type="float" office:value="89">
            <text:p>89</text:p>
          </table:table-cell>
          <table:table-cell table:formula="of:=IF([.E249]=0;&quot;&quot;;VLOOKUP([.E249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6653">
            <text:p>1396653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250]=0;&quot;&quot;;VLOOKUP([.C250];['file:///home/sh4r3m4n/goldeoro/data/jugadores.csv'#$Hoja1.$A$2:.$D$4096];3;1))" office:value-type="string" office:string-value="Luna">
            <text:p>Luna</text:p>
          </table:table-cell>
          <table:table-cell office:value-type="float" office:value="127">
            <text:p>127</text:p>
          </table:table-cell>
          <table:table-cell table:formula="of:=IF([.E250]=0;&quot;&quot;;VLOOKUP([.E250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0324">
            <text:p>1400324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251]=0;&quot;&quot;;VLOOKUP([.C251];['file:///home/sh4r3m4n/goldeoro/data/jugadores.csv'#$Hoja1.$A$2:.$D$4096];3;1))" office:value-type="string" office:string-value="Mansilla">
            <text:p>Mansilla</text:p>
          </table:table-cell>
          <table:table-cell office:value-type="float" office:value="122">
            <text:p>122</text:p>
          </table:table-cell>
          <table:table-cell table:formula="of:=IF([.E251]=0;&quot;&quot;;VLOOKUP([.E251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6566">
            <text:p>1406566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252]=0;&quot;&quot;;VLOOKUP([.C252];['file:///home/sh4r3m4n/goldeoro/data/jugadores.csv'#$Hoja1.$A$2:.$D$4096];3;1))" office:value-type="string" office:string-value="Díaz">
            <text:p>Díaz</text:p>
          </table:table-cell>
          <table:table-cell office:value-type="float" office:value="85">
            <text:p>85</text:p>
          </table:table-cell>
          <table:table-cell table:formula="of:=IF([.E252]=0;&quot;&quot;;VLOOKUP([.E252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7148">
            <text:p>140714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253]=0;&quot;&quot;;VLOOKUP([.C253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3">
            <text:p>83</text:p>
          </table:table-cell>
          <table:table-cell table:formula="of:=IF([.E253]=0;&quot;&quot;;VLOOKUP([.E253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8383">
            <text:p>140838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254]=0;&quot;&quot;;VLOOKUP([.C254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4">
            <text:p>84</text:p>
          </table:table-cell>
          <table:table-cell table:formula="of:=IF([.E254]=0;&quot;&quot;;VLOOKUP([.E254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0655">
            <text:p>141065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255]=0;&quot;&quot;;VLOOKUP([.C255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3">
            <text:p>83</text:p>
          </table:table-cell>
          <table:table-cell table:formula="of:=IF([.E255]=0;&quot;&quot;;VLOOKUP([.E255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4797">
            <text:p>1414797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256]=0;&quot;&quot;;VLOOKUP([.C256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4">
            <text:p>84</text:p>
          </table:table-cell>
          <table:table-cell table:formula="of:=IF([.E256]=0;&quot;&quot;;VLOOKUP([.E256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6978">
            <text:p>1416978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257]=0;&quot;&quot;;VLOOKUP([.C257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3">
            <text:p>83</text:p>
          </table:table-cell>
          <table:table-cell table:formula="of:=IF([.E257]=0;&quot;&quot;;VLOOKUP([.E257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2820">
            <text:p>14228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258]=0;&quot;&quot;;VLOOKUP([.C258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4">
            <text:p>84</text:p>
          </table:table-cell>
          <table:table-cell table:formula="of:=IF([.E258]=0;&quot;&quot;;VLOOKUP([.E258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4282">
            <text:p>1424282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259]=0;&quot;&quot;;VLOOKUP([.C259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3">
            <text:p>83</text:p>
          </table:table-cell>
          <table:table-cell table:formula="of:=IF([.E259]=0;&quot;&quot;;VLOOKUP([.E259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4595">
            <text:p>1424595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260]=0;&quot;&quot;;VLOOKUP([.C260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9">
            <text:p>9</text:p>
          </table:table-cell>
          <table:table-cell table:formula="of:=IF([.E260]=0;&quot;&quot;;VLOOKUP([.E260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6493">
            <text:p>142649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261]=0;&quot;&quot;;VLOOKUP([.C261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9">
            <text:p>89</text:p>
          </table:table-cell>
          <table:table-cell table:formula="of:=IF([.E261]=0;&quot;&quot;;VLOOKUP([.E261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8902">
            <text:p>1428902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262]=0;&quot;&quot;;VLOOKUP([.C262];['file:///home/sh4r3m4n/goldeoro/data/jugadores.csv'#$Hoja1.$A$2:.$D$4096];3;1))" office:value-type="string" office:string-value="Luna">
            <text:p>Luna</text:p>
          </table:table-cell>
          <table:table-cell office:value-type="float" office:value="111">
            <text:p>111</text:p>
          </table:table-cell>
          <table:table-cell table:formula="of:=IF([.E262]=0;&quot;&quot;;VLOOKUP([.E262];['file:///home/sh4r3m4n/goldeoro/data/jugadores.csv'#$Hoja1.$A$2:.$D$4096];3;1))" office:value-type="string" office:string-value="Lema">
            <text:p>Lem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9745">
            <text:p>1429745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formula="of:=IF([.C263]=0;&quot;&quot;;VLOOKUP([.C263];['file:///home/sh4r3m4n/goldeoro/data/jugadores.csv'#$Hoja1.$A$2:.$D$4096];3;1))" office:value-type="string" office:string-value="Lema">
            <text:p>Lema</text:p>
          </table:table-cell>
          <table:table-cell office:value-type="float" office:value="89">
            <text:p>89</text:p>
          </table:table-cell>
          <table:table-cell table:formula="of:=IF([.E263]=0;&quot;&quot;;VLOOKUP([.E263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1844">
            <text:p>1431844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264]=0;&quot;&quot;;VLOOKUP([.C264];['file:///home/sh4r3m4n/goldeoro/data/jugadores.csv'#$Hoja1.$A$2:.$D$4096];3;1))" office:value-type="string" office:string-value="Luna">
            <text:p>Luna</text:p>
          </table:table-cell>
          <table:table-cell office:value-type="float" office:value="99">
            <text:p>99</text:p>
          </table:table-cell>
          <table:table-cell table:formula="of:=IF([.E264]=0;&quot;&quot;;VLOOKUP([.E264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3275">
            <text:p>143327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265]=0;&quot;&quot;;VLOOKUP([.C265];['file:///home/sh4r3m4n/goldeoro/data/jugadores.csv'#$Hoja1.$A$2:.$D$4096];3;1))" office:value-type="string" office:string-value="Lanzini">
            <text:p>Lanzini</text:p>
          </table:table-cell>
          <table:table-cell office:value-type="float" office:value="122">
            <text:p>122</text:p>
          </table:table-cell>
          <table:table-cell table:formula="of:=IF([.E265]=0;&quot;&quot;;VLOOKUP([.E265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7177">
            <text:p>1437177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266]=0;&quot;&quot;;VLOOKUP([.C266];['file:///home/sh4r3m4n/goldeoro/data/jugadores.csv'#$Hoja1.$A$2:.$D$4096];3;1))" office:value-type="string" office:string-value="Díaz">
            <text:p>Díaz</text:p>
          </table:table-cell>
          <table:table-cell office:value-type="float" office:value="132">
            <text:p>132</text:p>
          </table:table-cell>
          <table:table-cell table:formula="of:=IF([.E266]=0;&quot;&quot;;VLOOKUP([.E266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8913">
            <text:p>1438913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267]=0;&quot;&quot;;VLOOKUP([.C267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81">
            <text:p>81</text:p>
          </table:table-cell>
          <table:table-cell table:formula="of:=IF([.E267]=0;&quot;&quot;;VLOOKUP([.E267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2348">
            <text:p>1442348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268]=0;&quot;&quot;;VLOOKUP([.C268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9">
            <text:p>9</text:p>
          </table:table-cell>
          <table:table-cell table:formula="of:=IF([.E268]=0;&quot;&quot;;VLOOKUP([.E268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0944">
            <text:p>1450944</text:p>
          </table:table-cell>
          <table:table-cell table:number-columns-repeated="2" office:value-type="float" office:value="0">
            <text:p>0</text:p>
          </table:table-cell>
          <table:table-cell table:formula="of:=IF([.C269]=0;&quot;&quot;;VLOOKUP([.C269];['file:///home/sh4r3m4n/goldeoro/data/jugadores.csv'#$Hoja1.$A$2:.$D$4096];3;1))">
            <text:p/>
          </table:table-cell>
          <table:table-cell office:value-type="float" office:value="118">
            <text:p>118</text:p>
          </table:table-cell>
          <table:table-cell table:formula="of:=IF([.E269]=0;&quot;&quot;;VLOOKUP([.E269];['file:///home/sh4r3m4n/goldeoro/data/jugadores.csv'#$Hoja1.$A$2:.$D$4096];3;1))" office:value-type="string" office:string-value="Serrano">
            <text:p>Serrano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50944">
            <text:p>1450944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270]=0;&quot;&quot;;VLOOKUP([.C270];['file:///home/sh4r3m4n/goldeoro/data/jugadores.csv'#$Hoja1.$A$2:.$D$4096];3;1))" office:value-type="string" office:string-value="Serrano">
            <text:p>Serrano</text:p>
          </table:table-cell>
          <table:table-cell office:value-type="float" office:value="9">
            <text:p>9</text:p>
          </table:table-cell>
          <table:table-cell table:formula="of:=IF([.E270]=0;&quot;&quot;;VLOOKUP([.E270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4907">
            <text:p>1454907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271]=0;&quot;&quot;;VLOOKUP([.C271];['file:///home/sh4r3m4n/goldeoro/data/jugadores.csv'#$Hoja1.$A$2:.$D$4096];3;1))" office:value-type="string" office:string-value="Serrano">
            <text:p>Serrano</text:p>
          </table:table-cell>
          <table:table-cell office:value-type="float" office:value="81">
            <text:p>81</text:p>
          </table:table-cell>
          <table:table-cell table:formula="of:=IF([.E271]=0;&quot;&quot;;VLOOKUP([.E271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6593">
            <text:p>1456593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272]=0;&quot;&quot;;VLOOKUP([.C272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9">
            <text:p>9</text:p>
          </table:table-cell>
          <table:table-cell table:formula="of:=IF([.E272]=0;&quot;&quot;;VLOOKUP([.E272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2986">
            <text:p>1462986</text:p>
          </table:table-cell>
          <table:table-cell table:number-columns-repeated="2" office:value-type="float" office:value="0">
            <text:p>0</text:p>
          </table:table-cell>
          <table:table-cell table:formula="of:=IF([.C273]=0;&quot;&quot;;VLOOKUP([.C273];['file:///home/sh4r3m4n/goldeoro/data/jugadores.csv'#$Hoja1.$A$2:.$D$4096];3;1))">
            <text:p/>
          </table:table-cell>
          <table:table-cell office:value-type="float" office:value="110">
            <text:p>110</text:p>
          </table:table-cell>
          <table:table-cell table:formula="of:=IF([.E273]=0;&quot;&quot;;VLOOKUP([.E273];['file:///home/sh4r3m4n/goldeoro/data/jugadores.csv'#$Hoja1.$A$2:.$D$4096];3;1))" office:value-type="string" office:string-value="Goñi">
            <text:p>Goñ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62986">
            <text:p>1462986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274]=0;&quot;&quot;;VLOOKUP([.C274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274]=0;&quot;&quot;;VLOOKUP([.E274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6661">
            <text:p>1466661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275]=0;&quot;&quot;;VLOOKUP([.C275];['file:///home/sh4r3m4n/goldeoro/data/jugadores.csv'#$Hoja1.$A$2:.$D$4096];3;1))" office:value-type="string" office:string-value="Goñi">
            <text:p>Goñi</text:p>
          </table:table-cell>
          <table:table-cell office:value-type="float" office:value="83">
            <text:p>83</text:p>
          </table:table-cell>
          <table:table-cell table:formula="of:=IF([.E275]=0;&quot;&quot;;VLOOKUP([.E275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1309">
            <text:p>1471309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276]=0;&quot;&quot;;VLOOKUP([.C276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121">
            <text:p>121</text:p>
          </table:table-cell>
          <table:table-cell table:formula="of:=IF([.E276]=0;&quot;&quot;;VLOOKUP([.E276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3446">
            <text:p>1473446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277]=0;&quot;&quot;;VLOOKUP([.C277];['file:///home/sh4r3m4n/goldeoro/data/jugadores.csv'#$Hoja1.$A$2:.$D$4096];3;1))" office:value-type="string" office:string-value="Cobo">
            <text:p>Cobo</text:p>
          </table:table-cell>
          <table:table-cell office:value-type="float" office:value="9">
            <text:p>9</text:p>
          </table:table-cell>
          <table:table-cell table:formula="of:=IF([.E277]=0;&quot;&quot;;VLOOKUP([.E277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6820">
            <text:p>1486820</text:p>
          </table:table-cell>
          <table:table-cell table:number-columns-repeated="2" office:value-type="float" office:value="0">
            <text:p>0</text:p>
          </table:table-cell>
          <table:table-cell table:formula="of:=IF([.C278]=0;&quot;&quot;;VLOOKUP([.C278];['file:///home/sh4r3m4n/goldeoro/data/jugadores.csv'#$Hoja1.$A$2:.$D$4096];3;1))">
            <text:p/>
          </table:table-cell>
          <table:table-cell office:value-type="float" office:value="85">
            <text:p>85</text:p>
          </table:table-cell>
          <table:table-cell table:formula="of:=IF([.E278]=0;&quot;&quot;;VLOOKUP([.E278];['file:///home/sh4r3m4n/goldeoro/data/jugadores.csv'#$Hoja1.$A$2:.$D$4096];3;1))" office:value-type="string" office:string-value="Cárlos Sánchez">
            <text:p>Cárlos Sánchez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86820">
            <text:p>148682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279]=0;&quot;&quot;;VLOOKUP([.C279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9">
            <text:p>9</text:p>
          </table:table-cell>
          <table:table-cell table:formula="of:=IF([.E279]=0;&quot;&quot;;VLOOKUP([.E279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7535">
            <text:p>148753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280]=0;&quot;&quot;;VLOOKUP([.C280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4">
            <text:p>84</text:p>
          </table:table-cell>
          <table:table-cell table:formula="of:=IF([.E280]=0;&quot;&quot;;VLOOKUP([.E280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0442">
            <text:p>1490442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281]=0;&quot;&quot;;VLOOKUP([.C281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9">
            <text:p>89</text:p>
          </table:table-cell>
          <table:table-cell table:formula="of:=IF([.E281]=0;&quot;&quot;;VLOOKUP([.E281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3162">
            <text:p>1493162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282]=0;&quot;&quot;;VLOOKUP([.C282];['file:///home/sh4r3m4n/goldeoro/data/jugadores.csv'#$Hoja1.$A$2:.$D$4096];3;1))" office:value-type="string" office:string-value="Luna">
            <text:p>Luna</text:p>
          </table:table-cell>
          <table:table-cell office:value-type="float" office:value="9">
            <text:p>9</text:p>
          </table:table-cell>
          <table:table-cell table:formula="of:=IF([.E282]=0;&quot;&quot;;VLOOKUP([.E282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9987">
            <text:p>1509987</text:p>
          </table:table-cell>
          <table:table-cell table:number-columns-repeated="2" office:value-type="float" office:value="0">
            <text:p>0</text:p>
          </table:table-cell>
          <table:table-cell table:formula="of:=IF([.C283]=0;&quot;&quot;;VLOOKUP([.C283];['file:///home/sh4r3m4n/goldeoro/data/jugadores.csv'#$Hoja1.$A$2:.$D$4096];3;1))">
            <text:p/>
          </table:table-cell>
          <table:table-cell office:value-type="float" office:value="107">
            <text:p>107</text:p>
          </table:table-cell>
          <table:table-cell table:formula="of:=IF([.E283]=0;&quot;&quot;;VLOOKUP([.E283];['file:///home/sh4r3m4n/goldeoro/data/jugadores.csv'#$Hoja1.$A$2:.$D$4096];3;1))" office:value-type="string" office:string-value="Tripodi">
            <text:p>Tripodi</text:p>
          </table:table-cell>
          <table:table-cell office:value-type="string">
            <text:p>S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09987">
            <text:p>1509987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284]=0;&quot;&quot;;VLOOKUP([.C284];['file:///home/sh4r3m4n/goldeoro/data/jugadores.csv'#$Hoja1.$A$2:.$D$4096];3;1))" office:value-type="string" office:string-value="Tripodi">
            <text:p>Tripodi</text:p>
          </table:table-cell>
          <table:table-cell office:value-type="float" office:value="9">
            <text:p>9</text:p>
          </table:table-cell>
          <table:table-cell table:formula="of:=IF([.E284]=0;&quot;&quot;;VLOOKUP([.E284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16591">
            <text:p>1516591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285]=0;&quot;&quot;;VLOOKUP([.C285];['file:///home/sh4r3m4n/goldeoro/data/jugadores.csv'#$Hoja1.$A$2:.$D$4096];3;1))" office:value-type="string" office:string-value="Tripodi">
            <text:p>Tripodi</text:p>
          </table:table-cell>
          <table:table-cell office:value-type="float" office:value="122">
            <text:p>122</text:p>
          </table:table-cell>
          <table:table-cell table:formula="of:=IF([.E285]=0;&quot;&quot;;VLOOKUP([.E285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18297">
            <text:p>1518297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286]=0;&quot;&quot;;VLOOKUP([.C286];['file:///home/sh4r3m4n/goldeoro/data/jugadores.csv'#$Hoja1.$A$2:.$D$4096];3;1))" office:value-type="string" office:string-value="Díaz">
            <text:p>Díaz</text:p>
          </table:table-cell>
          <table:table-cell office:value-type="float" office:value="132">
            <text:p>132</text:p>
          </table:table-cell>
          <table:table-cell table:formula="of:=IF([.E286]=0;&quot;&quot;;VLOOKUP([.E286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2333">
            <text:p>1522333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287]=0;&quot;&quot;;VLOOKUP([.C287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83">
            <text:p>83</text:p>
          </table:table-cell>
          <table:table-cell table:formula="of:=IF([.E287]=0;&quot;&quot;;VLOOKUP([.E287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9775">
            <text:p>1529775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288]=0;&quot;&quot;;VLOOKUP([.C288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9">
            <text:p>9</text:p>
          </table:table-cell>
          <table:table-cell table:formula="of:=IF([.E288]=0;&quot;&quot;;VLOOKUP([.E288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6385">
            <text:p>1536385</text:p>
          </table:table-cell>
          <table:table-cell table:number-columns-repeated="2" office:value-type="float" office:value="0">
            <text:p>0</text:p>
          </table:table-cell>
          <table:table-cell table:formula="of:=IF([.C289]=0;&quot;&quot;;VLOOKUP([.C289];['file:///home/sh4r3m4n/goldeoro/data/jugadores.csv'#$Hoja1.$A$2:.$D$4096];3;1))">
            <text:p/>
          </table:table-cell>
          <table:table-cell office:value-type="float" office:value="118">
            <text:p>118</text:p>
          </table:table-cell>
          <table:table-cell table:formula="of:=IF([.E289]=0;&quot;&quot;;VLOOKUP([.E289];['file:///home/sh4r3m4n/goldeoro/data/jugadores.csv'#$Hoja1.$A$2:.$D$4096];3;1))" office:value-type="string" office:string-value="Serrano">
            <text:p>Serrano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36385">
            <text:p>1536385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290]=0;&quot;&quot;;VLOOKUP([.C290];['file:///home/sh4r3m4n/goldeoro/data/jugadores.csv'#$Hoja1.$A$2:.$D$4096];3;1))" office:value-type="string" office:string-value="Serrano">
            <text:p>Serrano</text:p>
          </table:table-cell>
          <table:table-cell office:value-type="float" office:value="9">
            <text:p>9</text:p>
          </table:table-cell>
          <table:table-cell table:formula="of:=IF([.E290]=0;&quot;&quot;;VLOOKUP([.E290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0076">
            <text:p>1540076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291]=0;&quot;&quot;;VLOOKUP([.C291];['file:///home/sh4r3m4n/goldeoro/data/jugadores.csv'#$Hoja1.$A$2:.$D$4096];3;1))" office:value-type="string" office:string-value="Serrano">
            <text:p>Serrano</text:p>
          </table:table-cell>
          <table:table-cell office:value-type="float" office:value="122">
            <text:p>122</text:p>
          </table:table-cell>
          <table:table-cell table:formula="of:=IF([.E291]=0;&quot;&quot;;VLOOKUP([.E291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1024">
            <text:p>1541024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292]=0;&quot;&quot;;VLOOKUP([.C292];['file:///home/sh4r3m4n/goldeoro/data/jugadores.csv'#$Hoja1.$A$2:.$D$4096];3;1))" office:value-type="string" office:string-value="Díaz">
            <text:p>Díaz</text:p>
          </table:table-cell>
          <table:table-cell office:value-type="float" office:value="132">
            <text:p>132</text:p>
          </table:table-cell>
          <table:table-cell table:formula="of:=IF([.E292]=0;&quot;&quot;;VLOOKUP([.E292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5998">
            <text:p>1545998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293]=0;&quot;&quot;;VLOOKUP([.C293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86">
            <text:p>86</text:p>
          </table:table-cell>
          <table:table-cell table:formula="of:=IF([.E293]=0;&quot;&quot;;VLOOKUP([.E293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7055">
            <text:p>154705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294]=0;&quot;&quot;;VLOOKUP([.C294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9">
            <text:p>9</text:p>
          </table:table-cell>
          <table:table-cell table:formula="of:=IF([.E294]=0;&quot;&quot;;VLOOKUP([.E294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9893">
            <text:p>1549893</text:p>
          </table:table-cell>
          <table:table-cell table:number-columns-repeated="2" office:value-type="float" office:value="0">
            <text:p>0</text:p>
          </table:table-cell>
          <table:table-cell table:formula="of:=IF([.C295]=0;&quot;&quot;;VLOOKUP([.C295];['file:///home/sh4r3m4n/goldeoro/data/jugadores.csv'#$Hoja1.$A$2:.$D$4096];3;1))">
            <text:p/>
          </table:table-cell>
          <table:table-cell office:value-type="float" office:value="118">
            <text:p>118</text:p>
          </table:table-cell>
          <table:table-cell table:formula="of:=IF([.E295]=0;&quot;&quot;;VLOOKUP([.E295];['file:///home/sh4r3m4n/goldeoro/data/jugadores.csv'#$Hoja1.$A$2:.$D$4096];3;1))" office:value-type="string" office:string-value="Serrano">
            <text:p>Serrano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49893">
            <text:p>1549893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296]=0;&quot;&quot;;VLOOKUP([.C296];['file:///home/sh4r3m4n/goldeoro/data/jugadores.csv'#$Hoja1.$A$2:.$D$4096];3;1))" office:value-type="string" office:string-value="Serrano">
            <text:p>Serrano</text:p>
          </table:table-cell>
          <table:table-cell office:value-type="float" office:value="9">
            <text:p>9</text:p>
          </table:table-cell>
          <table:table-cell table:formula="of:=IF([.E296]=0;&quot;&quot;;VLOOKUP([.E29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2354">
            <text:p>1552354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297]=0;&quot;&quot;;VLOOKUP([.C297];['file:///home/sh4r3m4n/goldeoro/data/jugadores.csv'#$Hoja1.$A$2:.$D$4096];3;1))" office:value-type="string" office:string-value="Serrano">
            <text:p>Serrano</text:p>
          </table:table-cell>
          <table:table-cell office:value-type="float" office:value="132">
            <text:p>132</text:p>
          </table:table-cell>
          <table:table-cell table:formula="of:=IF([.E297]=0;&quot;&quot;;VLOOKUP([.E297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0284">
            <text:p>1560284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298]=0;&quot;&quot;;VLOOKUP([.C298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9">
            <text:p>9</text:p>
          </table:table-cell>
          <table:table-cell table:formula="of:=IF([.E298]=0;&quot;&quot;;VLOOKUP([.E298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3515">
            <text:p>1593515</text:p>
          </table:table-cell>
          <table:table-cell table:number-columns-repeated="2" office:value-type="float" office:value="0">
            <text:p>0</text:p>
          </table:table-cell>
          <table:table-cell table:formula="of:=IF([.C299]=0;&quot;&quot;;VLOOKUP([.C299];['file:///home/sh4r3m4n/goldeoro/data/jugadores.csv'#$Hoja1.$A$2:.$D$4096];3;1))">
            <text:p/>
          </table:table-cell>
          <table:table-cell office:value-type="float" office:value="80">
            <text:p>80</text:p>
          </table:table-cell>
          <table:table-cell table:formula="of:=IF([.E299]=0;&quot;&quot;;VLOOKUP([.E299];['file:///home/sh4r3m4n/goldeoro/data/jugadores.csv'#$Hoja1.$A$2:.$D$4096];3;1))" office:value-type="string" office:string-value="Barovero">
            <text:p>Barovero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93515">
            <text:p>159351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300]=0;&quot;&quot;;VLOOKUP([.C300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300]=0;&quot;&quot;;VLOOKUP([.E300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7923">
            <text:p>1597923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301]=0;&quot;&quot;;VLOOKUP([.C301];['file:///home/sh4r3m4n/goldeoro/data/jugadores.csv'#$Hoja1.$A$2:.$D$4096];3;1))" office:value-type="string" office:string-value="Barovero">
            <text:p>Barovero</text:p>
          </table:table-cell>
          <table:table-cell office:value-type="float" office:value="110">
            <text:p>110</text:p>
          </table:table-cell>
          <table:table-cell table:formula="of:=IF([.E301]=0;&quot;&quot;;VLOOKUP([.E301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2147">
            <text:p>1602147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302]=0;&quot;&quot;;VLOOKUP([.C302];['file:///home/sh4r3m4n/goldeoro/data/jugadores.csv'#$Hoja1.$A$2:.$D$4096];3;1))" office:value-type="string" office:string-value="Goñi">
            <text:p>Goñi</text:p>
          </table:table-cell>
          <table:table-cell office:value-type="float" office:value="127">
            <text:p>127</text:p>
          </table:table-cell>
          <table:table-cell table:formula="of:=IF([.E302]=0;&quot;&quot;;VLOOKUP([.E302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5697">
            <text:p>1605697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303]=0;&quot;&quot;;VLOOKUP([.C303];['file:///home/sh4r3m4n/goldeoro/data/jugadores.csv'#$Hoja1.$A$2:.$D$4096];3;1))" office:value-type="string" office:string-value="Mansilla">
            <text:p>Mansilla</text:p>
          </table:table-cell>
          <table:table-cell office:value-type="float" office:value="131">
            <text:p>131</text:p>
          </table:table-cell>
          <table:table-cell table:formula="of:=IF([.E303]=0;&quot;&quot;;VLOOKUP([.E303];['file:///home/sh4r3m4n/goldeoro/data/jugadores.csv'#$Hoja1.$A$2:.$D$4096];3;1))" office:value-type="string" office:string-value="Romero">
            <text:p>Rom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8139">
            <text:p>1608139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[.C304]=0;&quot;&quot;;VLOOKUP([.C304];['file:///home/sh4r3m4n/goldeoro/data/jugadores.csv'#$Hoja1.$A$2:.$D$4096];3;1))" office:value-type="string" office:string-value="Romero">
            <text:p>Romero</text:p>
          </table:table-cell>
          <table:table-cell office:value-type="float" office:value="9">
            <text:p>9</text:p>
          </table:table-cell>
          <table:table-cell table:formula="of:=IF([.E304]=0;&quot;&quot;;VLOOKUP([.E304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3093">
            <text:p>1623093</text:p>
          </table:table-cell>
          <table:table-cell table:number-columns-repeated="2" office:value-type="float" office:value="0">
            <text:p>0</text:p>
          </table:table-cell>
          <table:table-cell table:formula="of:=IF([.C305]=0;&quot;&quot;;VLOOKUP([.C305];['file:///home/sh4r3m4n/goldeoro/data/jugadores.csv'#$Hoja1.$A$2:.$D$4096];3;1))">
            <text:p/>
          </table:table-cell>
          <table:table-cell office:value-type="float" office:value="84">
            <text:p>84</text:p>
          </table:table-cell>
          <table:table-cell table:formula="of:=IF([.E305]=0;&quot;&quot;;VLOOKUP([.E305];['file:///home/sh4r3m4n/goldeoro/data/jugadores.csv'#$Hoja1.$A$2:.$D$4096];3;1))" office:value-type="string" office:string-value="Ramiro Funes Mori">
            <text:p>Ramiro Funes Mor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23093">
            <text:p>1623093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306]=0;&quot;&quot;;VLOOKUP([.C306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9">
            <text:p>9</text:p>
          </table:table-cell>
          <table:table-cell table:formula="of:=IF([.E306]=0;&quot;&quot;;VLOOKUP([.E30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7724">
            <text:p>162772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307]=0;&quot;&quot;;VLOOKUP([.C307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122">
            <text:p>122</text:p>
          </table:table-cell>
          <table:table-cell table:formula="of:=IF([.E307]=0;&quot;&quot;;VLOOKUP([.E307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0520">
            <text:p>1630520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308]=0;&quot;&quot;;VLOOKUP([.C308];['file:///home/sh4r3m4n/goldeoro/data/jugadores.csv'#$Hoja1.$A$2:.$D$4096];3;1))" office:value-type="string" office:string-value="Díaz">
            <text:p>Díaz</text:p>
          </table:table-cell>
          <table:table-cell office:value-type="float" office:value="132">
            <text:p>132</text:p>
          </table:table-cell>
          <table:table-cell table:formula="of:=IF([.E308]=0;&quot;&quot;;VLOOKUP([.E308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5803">
            <text:p>1635803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309]=0;&quot;&quot;;VLOOKUP([.C309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121">
            <text:p>121</text:p>
          </table:table-cell>
          <table:table-cell table:formula="of:=IF([.E309]=0;&quot;&quot;;VLOOKUP([.E309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7926">
            <text:p>1637926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310]=0;&quot;&quot;;VLOOKUP([.C310];['file:///home/sh4r3m4n/goldeoro/data/jugadores.csv'#$Hoja1.$A$2:.$D$4096];3;1))" office:value-type="string" office:string-value="Cobo">
            <text:p>Cobo</text:p>
          </table:table-cell>
          <table:table-cell office:value-type="float" office:value="131">
            <text:p>131</text:p>
          </table:table-cell>
          <table:table-cell table:formula="of:=IF([.E310]=0;&quot;&quot;;VLOOKUP([.E310];['file:///home/sh4r3m4n/goldeoro/data/jugadores.csv'#$Hoja1.$A$2:.$D$4096];3;1))" office:value-type="string" office:string-value="Romero">
            <text:p>Rom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41519">
            <text:p>1641519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[.C311]=0;&quot;&quot;;VLOOKUP([.C311];['file:///home/sh4r3m4n/goldeoro/data/jugadores.csv'#$Hoja1.$A$2:.$D$4096];3;1))" office:value-type="string" office:string-value="Romero">
            <text:p>Romero</text:p>
          </table:table-cell>
          <table:table-cell office:value-type="float" office:value="81">
            <text:p>81</text:p>
          </table:table-cell>
          <table:table-cell table:formula="of:=IF([.E311]=0;&quot;&quot;;VLOOKUP([.E311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43448">
            <text:p>1643448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312]=0;&quot;&quot;;VLOOKUP([.C312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9">
            <text:p>9</text:p>
          </table:table-cell>
          <table:table-cell table:formula="of:=IF([.E312]=0;&quot;&quot;;VLOOKUP([.E312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CO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6314">
            <text:p>1676314</text:p>
          </table:table-cell>
          <table:table-cell table:number-columns-repeated="2" office:value-type="float" office:value="0">
            <text:p>0</text:p>
          </table:table-cell>
          <table:table-cell table:formula="of:=IF([.C313]=0;&quot;&quot;;VLOOKUP([.C313];['file:///home/sh4r3m4n/goldeoro/data/jugadores.csv'#$Hoja1.$A$2:.$D$4096];3;1))">
            <text:p/>
          </table:table-cell>
          <table:table-cell office:value-type="float" office:value="132">
            <text:p>132</text:p>
          </table:table-cell>
          <table:table-cell table:formula="of:=IF([.E313]=0;&quot;&quot;;VLOOKUP([.E313];['file:///home/sh4r3m4n/goldeoro/data/jugadores.csv'#$Hoja1.$A$2:.$D$4096];3;1))" office:value-type="string" office:string-value="Cauteruccio">
            <text:p>Cauteruccio</text:p>
          </table:table-cell>
          <table:table-cell office:value-type="string">
            <text:p>C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76314">
            <text:p>1676314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314]=0;&quot;&quot;;VLOOKUP([.C314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9">
            <text:p>9</text:p>
          </table:table-cell>
          <table:table-cell table:formula="of:=IF([.E314]=0;&quot;&quot;;VLOOKUP([.E314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8762">
            <text:p>1678762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315]=0;&quot;&quot;;VLOOKUP([.C315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80">
            <text:p>80</text:p>
          </table:table-cell>
          <table:table-cell table:formula="of:=IF([.E315]=0;&quot;&quot;;VLOOKUP([.E315];['file:///home/sh4r3m4n/goldeoro/data/jugadores.csv'#$Hoja1.$A$2:.$D$4096];3;1))" office:value-type="string" office:string-value="Barovero">
            <text:p>Barov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1489">
            <text:p>168148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316]=0;&quot;&quot;;VLOOKUP([.C316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316]=0;&quot;&quot;;VLOOKUP([.E31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3763">
            <text:p>1683763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317]=0;&quot;&quot;;VLOOKUP([.C317];['file:///home/sh4r3m4n/goldeoro/data/jugadores.csv'#$Hoja1.$A$2:.$D$4096];3;1))" office:value-type="string" office:string-value="Barovero">
            <text:p>Barovero</text:p>
          </table:table-cell>
          <table:table-cell office:value-type="float" office:value="84">
            <text:p>84</text:p>
          </table:table-cell>
          <table:table-cell table:formula="of:=IF([.E317]=0;&quot;&quot;;VLOOKUP([.E317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7362">
            <text:p>1687362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318]=0;&quot;&quot;;VLOOKUP([.C318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7">
            <text:p>87</text:p>
          </table:table-cell>
          <table:table-cell table:formula="of:=IF([.E318]=0;&quot;&quot;;VLOOKUP([.E318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95275">
            <text:p>1695275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319]=0;&quot;&quot;;VLOOKUP([.C319];['file:///home/sh4r3m4n/goldeoro/data/jugadores.csv'#$Hoja1.$A$2:.$D$4096];3;1))" office:value-type="string" office:string-value="Ponzio">
            <text:p>Ponzio</text:p>
          </table:table-cell>
          <table:table-cell office:value-type="float" office:value="85">
            <text:p>85</text:p>
          </table:table-cell>
          <table:table-cell table:formula="of:=IF([.E319]=0;&quot;&quot;;VLOOKUP([.E319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97180">
            <text:p>169718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320]=0;&quot;&quot;;VLOOKUP([.C320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9">
            <text:p>9</text:p>
          </table:table-cell>
          <table:table-cell table:formula="of:=IF([.E320]=0;&quot;&quot;;VLOOKUP([.E320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98772">
            <text:p>169877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321]=0;&quot;&quot;;VLOOKUP([.C321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9">
            <text:p>89</text:p>
          </table:table-cell>
          <table:table-cell table:formula="of:=IF([.E321]=0;&quot;&quot;;VLOOKUP([.E321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0760">
            <text:p>170076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322]=0;&quot;&quot;;VLOOKUP([.C322];['file:///home/sh4r3m4n/goldeoro/data/jugadores.csv'#$Hoja1.$A$2:.$D$4096];3;1))" office:value-type="string" office:string-value="Luna">
            <text:p>Luna</text:p>
          </table:table-cell>
          <table:table-cell office:value-type="float" office:value="9">
            <text:p>9</text:p>
          </table:table-cell>
          <table:table-cell table:formula="of:=IF([.E322]=0;&quot;&quot;;VLOOKUP([.E322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25025">
            <text:p>1725025</text:p>
          </table:table-cell>
          <table:table-cell table:number-columns-repeated="2" office:value-type="float" office:value="0">
            <text:p>0</text:p>
          </table:table-cell>
          <table:table-cell table:formula="of:=IF([.C323]=0;&quot;&quot;;VLOOKUP([.C323];['file:///home/sh4r3m4n/goldeoro/data/jugadores.csv'#$Hoja1.$A$2:.$D$4096];3;1))">
            <text:p/>
          </table:table-cell>
          <table:table-cell office:value-type="float" office:value="107">
            <text:p>107</text:p>
          </table:table-cell>
          <table:table-cell table:formula="of:=IF([.E323]=0;&quot;&quot;;VLOOKUP([.E323];['file:///home/sh4r3m4n/goldeoro/data/jugadores.csv'#$Hoja1.$A$2:.$D$4096];3;1))" office:value-type="string" office:string-value="Tripodi">
            <text:p>Tripodi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25025">
            <text:p>1725025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324]=0;&quot;&quot;;VLOOKUP([.C324];['file:///home/sh4r3m4n/goldeoro/data/jugadores.csv'#$Hoja1.$A$2:.$D$4096];3;1))" office:value-type="string" office:string-value="Tripodi">
            <text:p>Tripodi</text:p>
          </table:table-cell>
          <table:table-cell office:value-type="float" office:value="9">
            <text:p>9</text:p>
          </table:table-cell>
          <table:table-cell table:formula="of:=IF([.E324]=0;&quot;&quot;;VLOOKUP([.E324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30338">
            <text:p>1730338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325]=0;&quot;&quot;;VLOOKUP([.C325];['file:///home/sh4r3m4n/goldeoro/data/jugadores.csv'#$Hoja1.$A$2:.$D$4096];3;1))" office:value-type="string" office:string-value="Tripodi">
            <text:p>Tripodi</text:p>
          </table:table-cell>
          <table:table-cell office:value-type="float" office:value="84">
            <text:p>84</text:p>
          </table:table-cell>
          <table:table-cell table:formula="of:=IF([.E325]=0;&quot;&quot;;VLOOKUP([.E325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34422">
            <text:p>1734422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326]=0;&quot;&quot;;VLOOKUP([.C326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90">
            <text:p>90</text:p>
          </table:table-cell>
          <table:table-cell table:formula="of:=IF([.E326]=0;&quot;&quot;;VLOOKUP([.E326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37284">
            <text:p>173728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327]=0;&quot;&quot;;VLOOKUP([.C327];['file:///home/sh4r3m4n/goldeoro/data/jugadores.csv'#$Hoja1.$A$2:.$D$4096];3;1))" office:value-type="string" office:string-value="Mora">
            <text:p>Mora</text:p>
          </table:table-cell>
          <table:table-cell office:value-type="float" office:value="99">
            <text:p>99</text:p>
          </table:table-cell>
          <table:table-cell table:formula="of:=IF([.E327]=0;&quot;&quot;;VLOOKUP([.E327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38603">
            <text:p>173860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328]=0;&quot;&quot;;VLOOKUP([.C328];['file:///home/sh4r3m4n/goldeoro/data/jugadores.csv'#$Hoja1.$A$2:.$D$4096];3;1))" office:value-type="string" office:string-value="Lanzini">
            <text:p>Lanzini</text:p>
          </table:table-cell>
          <table:table-cell office:value-type="float" office:value="9">
            <text:p>9</text:p>
          </table:table-cell>
          <table:table-cell table:formula="of:=IF([.E328]=0;&quot;&quot;;VLOOKUP([.E328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40812">
            <text:p>1740812</text:p>
          </table:table-cell>
          <table:table-cell table:number-columns-repeated="2" office:value-type="float" office:value="0">
            <text:p>0</text:p>
          </table:table-cell>
          <table:table-cell table:formula="of:=IF([.C329]=0;&quot;&quot;;VLOOKUP([.C329];['file:///home/sh4r3m4n/goldeoro/data/jugadores.csv'#$Hoja1.$A$2:.$D$4096];3;1))">
            <text:p/>
          </table:table-cell>
          <table:table-cell office:value-type="float" office:value="118">
            <text:p>118</text:p>
          </table:table-cell>
          <table:table-cell table:formula="of:=IF([.E329]=0;&quot;&quot;;VLOOKUP([.E329];['file:///home/sh4r3m4n/goldeoro/data/jugadores.csv'#$Hoja1.$A$2:.$D$4096];3;1))" office:value-type="string" office:string-value="Serrano">
            <text:p>Serrano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40812">
            <text:p>1740812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330]=0;&quot;&quot;;VLOOKUP([.C330];['file:///home/sh4r3m4n/goldeoro/data/jugadores.csv'#$Hoja1.$A$2:.$D$4096];3;1))" office:value-type="string" office:string-value="Serrano">
            <text:p>Serrano</text:p>
          </table:table-cell>
          <table:table-cell office:value-type="float" office:value="9">
            <text:p>9</text:p>
          </table:table-cell>
          <table:table-cell table:formula="of:=IF([.E330]=0;&quot;&quot;;VLOOKUP([.E330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45784">
            <text:p>1745784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331]=0;&quot;&quot;;VLOOKUP([.C331];['file:///home/sh4r3m4n/goldeoro/data/jugadores.csv'#$Hoja1.$A$2:.$D$4096];3;1))" office:value-type="string" office:string-value="Serrano">
            <text:p>Serrano</text:p>
          </table:table-cell>
          <table:table-cell office:value-type="float" office:value="132">
            <text:p>132</text:p>
          </table:table-cell>
          <table:table-cell table:formula="of:=IF([.E331]=0;&quot;&quot;;VLOOKUP([.E331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48002">
            <text:p>1748002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332]=0;&quot;&quot;;VLOOKUP([.C332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9">
            <text:p>9</text:p>
          </table:table-cell>
          <table:table-cell table:formula="of:=IF([.E332]=0;&quot;&quot;;VLOOKUP([.E332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2878">
            <text:p>1752878</text:p>
          </table:table-cell>
          <table:table-cell table:number-columns-repeated="2" office:value-type="float" office:value="0">
            <text:p>0</text:p>
          </table:table-cell>
          <table:table-cell table:formula="of:=IF([.C333]=0;&quot;&quot;;VLOOKUP([.C333];['file:///home/sh4r3m4n/goldeoro/data/jugadores.csv'#$Hoja1.$A$2:.$D$4096];3;1))">
            <text:p/>
          </table:table-cell>
          <table:table-cell office:value-type="float" office:value="83">
            <text:p>83</text:p>
          </table:table-cell>
          <table:table-cell table:formula="of:=IF([.E333]=0;&quot;&quot;;VLOOKUP([.E333];['file:///home/sh4r3m4n/goldeoro/data/jugadores.csv'#$Hoja1.$A$2:.$D$4096];3;1))" office:value-type="string" office:string-value="Botinelli">
            <text:p>Botinell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52878">
            <text:p>1752878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334]=0;&quot;&quot;;VLOOKUP([.C334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9">
            <text:p>9</text:p>
          </table:table-cell>
          <table:table-cell table:formula="of:=IF([.E334]=0;&quot;&quot;;VLOOKUP([.E334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5832">
            <text:p>1755832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335]=0;&quot;&quot;;VLOOKUP([.C335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110">
            <text:p>110</text:p>
          </table:table-cell>
          <table:table-cell table:formula="of:=IF([.E335]=0;&quot;&quot;;VLOOKUP([.E335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9352">
            <text:p>1759352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336]=0;&quot;&quot;;VLOOKUP([.C336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336]=0;&quot;&quot;;VLOOKUP([.E33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61540">
            <text:p>176154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337]=0;&quot;&quot;;VLOOKUP([.C337];['file:///home/sh4r3m4n/goldeoro/data/jugadores.csv'#$Hoja1.$A$2:.$D$4096];3;1))" office:value-type="string" office:string-value="Goñi">
            <text:p>Goñi</text:p>
          </table:table-cell>
          <table:table-cell office:value-type="float" office:value="90">
            <text:p>90</text:p>
          </table:table-cell>
          <table:table-cell table:formula="of:=IF([.E337]=0;&quot;&quot;;VLOOKUP([.E337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62503">
            <text:p>176250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338]=0;&quot;&quot;;VLOOKUP([.C338];['file:///home/sh4r3m4n/goldeoro/data/jugadores.csv'#$Hoja1.$A$2:.$D$4096];3;1))" office:value-type="string" office:string-value="Mora">
            <text:p>Mora</text:p>
          </table:table-cell>
          <table:table-cell office:value-type="float" office:value="87">
            <text:p>87</text:p>
          </table:table-cell>
          <table:table-cell table:formula="of:=IF([.E338]=0;&quot;&quot;;VLOOKUP([.E338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65460">
            <text:p>176546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339]=0;&quot;&quot;;VLOOKUP([.C339];['file:///home/sh4r3m4n/goldeoro/data/jugadores.csv'#$Hoja1.$A$2:.$D$4096];3;1))" office:value-type="string" office:string-value="Ponzio">
            <text:p>Ponzio</text:p>
          </table:table-cell>
          <table:table-cell office:value-type="float" office:value="86">
            <text:p>86</text:p>
          </table:table-cell>
          <table:table-cell table:formula="of:=IF([.E339]=0;&quot;&quot;;VLOOKUP([.E339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70027">
            <text:p>177002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340]=0;&quot;&quot;;VLOOKUP([.C340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99">
            <text:p>99</text:p>
          </table:table-cell>
          <table:table-cell table:formula="of:=IF([.E340]=0;&quot;&quot;;VLOOKUP([.E340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71264">
            <text:p>177126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341]=0;&quot;&quot;;VLOOKUP([.C341];['file:///home/sh4r3m4n/goldeoro/data/jugadores.csv'#$Hoja1.$A$2:.$D$4096];3;1))" office:value-type="string" office:string-value="Lanzini">
            <text:p>Lanzini</text:p>
          </table:table-cell>
          <table:table-cell office:value-type="float" office:value="85">
            <text:p>85</text:p>
          </table:table-cell>
          <table:table-cell table:formula="of:=IF([.E341]=0;&quot;&quot;;VLOOKUP([.E341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72761">
            <text:p>177276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342]=0;&quot;&quot;;VLOOKUP([.C342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1">
            <text:p>81</text:p>
          </table:table-cell>
          <table:table-cell table:formula="of:=IF([.E342]=0;&quot;&quot;;VLOOKUP([.E342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74369">
            <text:p>177436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343]=0;&quot;&quot;;VLOOKUP([.C343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90">
            <text:p>90</text:p>
          </table:table-cell>
          <table:table-cell table:formula="of:=IF([.E343]=0;&quot;&quot;;VLOOKUP([.E343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80114">
            <text:p>178011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344]=0;&quot;&quot;;VLOOKUP([.C344];['file:///home/sh4r3m4n/goldeoro/data/jugadores.csv'#$Hoja1.$A$2:.$D$4096];3;1))" office:value-type="string" office:string-value="Mora">
            <text:p>Mora</text:p>
          </table:table-cell>
          <table:table-cell office:value-type="float" office:value="110">
            <text:p>110</text:p>
          </table:table-cell>
          <table:table-cell table:formula="of:=IF([.E344]=0;&quot;&quot;;VLOOKUP([.E344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81354">
            <text:p>1781354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345]=0;&quot;&quot;;VLOOKUP([.C345];['file:///home/sh4r3m4n/goldeoro/data/jugadores.csv'#$Hoja1.$A$2:.$D$4096];3;1))" office:value-type="string" office:string-value="Goñi">
            <text:p>Goñi</text:p>
          </table:table-cell>
          <table:table-cell office:value-type="float" office:value="127">
            <text:p>127</text:p>
          </table:table-cell>
          <table:table-cell table:formula="of:=IF([.E345]=0;&quot;&quot;;VLOOKUP([.E345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83897">
            <text:p>1783897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346]=0;&quot;&quot;;VLOOKUP([.C346];['file:///home/sh4r3m4n/goldeoro/data/jugadores.csv'#$Hoja1.$A$2:.$D$4096];3;1))" office:value-type="string" office:string-value="Mansilla">
            <text:p>Mansilla</text:p>
          </table:table-cell>
          <table:table-cell office:value-type="float" office:value="83">
            <text:p>83</text:p>
          </table:table-cell>
          <table:table-cell table:formula="of:=IF([.E346]=0;&quot;&quot;;VLOOKUP([.E346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91518">
            <text:p>1791518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347]=0;&quot;&quot;;VLOOKUP([.C347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6">
            <text:p>86</text:p>
          </table:table-cell>
          <table:table-cell table:formula="of:=IF([.E347]=0;&quot;&quot;;VLOOKUP([.E347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93335">
            <text:p>179333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348]=0;&quot;&quot;;VLOOKUP([.C348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84">
            <text:p>84</text:p>
          </table:table-cell>
          <table:table-cell table:formula="of:=IF([.E348]=0;&quot;&quot;;VLOOKUP([.E348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95629">
            <text:p>179562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349]=0;&quot;&quot;;VLOOKUP([.C349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99">
            <text:p>99</text:p>
          </table:table-cell>
          <table:table-cell table:formula="of:=IF([.E349]=0;&quot;&quot;;VLOOKUP([.E349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1762">
            <text:p>180176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350]=0;&quot;&quot;;VLOOKUP([.C350];['file:///home/sh4r3m4n/goldeoro/data/jugadores.csv'#$Hoja1.$A$2:.$D$4096];3;1))" office:value-type="string" office:string-value="Lanzini">
            <text:p>Lanzini</text:p>
          </table:table-cell>
          <table:table-cell office:value-type="float" office:value="132">
            <text:p>132</text:p>
          </table:table-cell>
          <table:table-cell table:formula="of:=IF([.E350]=0;&quot;&quot;;VLOOKUP([.E350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5893">
            <text:p>1805893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351]=0;&quot;&quot;;VLOOKUP([.C351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83">
            <text:p>83</text:p>
          </table:table-cell>
          <table:table-cell table:formula="of:=IF([.E351]=0;&quot;&quot;;VLOOKUP([.E351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8315">
            <text:p>1808315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352]=0;&quot;&quot;;VLOOKUP([.C352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2">
            <text:p>82</text:p>
          </table:table-cell>
          <table:table-cell table:formula="of:=IF([.E352]=0;&quot;&quot;;VLOOKUP([.E352];['file:///home/sh4r3m4n/goldeoro/data/jugadores.csv'#$Hoja1.$A$2:.$D$4096];3;1))" office:value-type="string" office:string-value="Pezzella">
            <text:p>Pezze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20656">
            <text:p>1820656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353]=0;&quot;&quot;;VLOOKUP([.C353];['file:///home/sh4r3m4n/goldeoro/data/jugadores.csv'#$Hoja1.$A$2:.$D$4096];3;1))" office:value-type="string" office:string-value="Pezzella">
            <text:p>Pezzella</text:p>
          </table:table-cell>
          <table:table-cell office:value-type="float" office:value="85">
            <text:p>85</text:p>
          </table:table-cell>
          <table:table-cell table:formula="of:=IF([.E353]=0;&quot;&quot;;VLOOKUP([.E353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22373">
            <text:p>1822373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354]=0;&quot;&quot;;VLOOKUP([.C354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1">
            <text:p>81</text:p>
          </table:table-cell>
          <table:table-cell table:formula="of:=IF([.E354]=0;&quot;&quot;;VLOOKUP([.E354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23568">
            <text:p>1823568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355]=0;&quot;&quot;;VLOOKUP([.C355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9">
            <text:p>9</text:p>
          </table:table-cell>
          <table:table-cell table:formula="of:=IF([.E355]=0;&quot;&quot;;VLOOKUP([.E355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2885">
            <text:p>1832885</text:p>
          </table:table-cell>
          <table:table-cell table:number-columns-repeated="2" office:value-type="float" office:value="0">
            <text:p>0</text:p>
          </table:table-cell>
          <table:table-cell table:formula="of:=IF([.C356]=0;&quot;&quot;;VLOOKUP([.C356];['file:///home/sh4r3m4n/goldeoro/data/jugadores.csv'#$Hoja1.$A$2:.$D$4096];3;1))">
            <text:p/>
          </table:table-cell>
          <table:table-cell office:value-type="float" office:value="110">
            <text:p>110</text:p>
          </table:table-cell>
          <table:table-cell table:formula="of:=IF([.E356]=0;&quot;&quot;;VLOOKUP([.E356];['file:///home/sh4r3m4n/goldeoro/data/jugadores.csv'#$Hoja1.$A$2:.$D$4096];3;1))" office:value-type="string" office:string-value="Goñi">
            <text:p>Goñi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32885">
            <text:p>183288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357]=0;&quot;&quot;;VLOOKUP([.C357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357]=0;&quot;&quot;;VLOOKUP([.E357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4058">
            <text:p>1834058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358]=0;&quot;&quot;;VLOOKUP([.C358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358]=0;&quot;&quot;;VLOOKUP([.E358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45922">
            <text:p>1845922</text:p>
          </table:table-cell>
          <table:table-cell table:number-columns-repeated="2" office:value-type="float" office:value="0">
            <text:p>0</text:p>
          </table:table-cell>
          <table:table-cell table:formula="of:=IF([.C359]=0;&quot;&quot;;VLOOKUP([.C359];['file:///home/sh4r3m4n/goldeoro/data/jugadores.csv'#$Hoja1.$A$2:.$D$4096];3;1))">
            <text:p/>
          </table:table-cell>
          <table:table-cell office:value-type="float" office:value="85">
            <text:p>85</text:p>
          </table:table-cell>
          <table:table-cell table:formula="of:=IF([.E359]=0;&quot;&quot;;VLOOKUP([.E359];['file:///home/sh4r3m4n/goldeoro/data/jugadores.csv'#$Hoja1.$A$2:.$D$4096];3;1))" office:value-type="string" office:string-value="Cárlos Sánchez">
            <text:p>Cárlos Sánchez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45922">
            <text:p>184592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360]=0;&quot;&quot;;VLOOKUP([.C360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9">
            <text:p>9</text:p>
          </table:table-cell>
          <table:table-cell table:formula="of:=IF([.E360]=0;&quot;&quot;;VLOOKUP([.E360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49436">
            <text:p>1849436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361]=0;&quot;&quot;;VLOOKUP([.C361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110">
            <text:p>110</text:p>
          </table:table-cell>
          <table:table-cell table:formula="of:=IF([.E361]=0;&quot;&quot;;VLOOKUP([.E361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51380">
            <text:p>185138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362]=0;&quot;&quot;;VLOOKUP([.C362];['file:///home/sh4r3m4n/goldeoro/data/jugadores.csv'#$Hoja1.$A$2:.$D$4096];3;1))" office:value-type="string" office:string-value="Goñi">
            <text:p>Goñi</text:p>
          </table:table-cell>
          <table:table-cell office:value-type="float" office:value="85">
            <text:p>85</text:p>
          </table:table-cell>
          <table:table-cell table:formula="of:=IF([.E362]=0;&quot;&quot;;VLOOKUP([.E362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56771">
            <text:p>185677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363]=0;&quot;&quot;;VLOOKUP([.C363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2">
            <text:p>82</text:p>
          </table:table-cell>
          <table:table-cell table:formula="of:=IF([.E363]=0;&quot;&quot;;VLOOKUP([.E363];['file:///home/sh4r3m4n/goldeoro/data/jugadores.csv'#$Hoja1.$A$2:.$D$4096];3;1))" office:value-type="string" office:string-value="Pezzella">
            <text:p>Pezze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60693">
            <text:p>186069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364]=0;&quot;&quot;;VLOOKUP([.C364];['file:///home/sh4r3m4n/goldeoro/data/jugadores.csv'#$Hoja1.$A$2:.$D$4096];3;1))" office:value-type="string" office:string-value="Pezzella">
            <text:p>Pezzella</text:p>
          </table:table-cell>
          <table:table-cell office:value-type="float" office:value="9">
            <text:p>9</text:p>
          </table:table-cell>
          <table:table-cell table:formula="of:=IF([.E364]=0;&quot;&quot;;VLOOKUP([.E364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73792">
            <text:p>1873792</text:p>
          </table:table-cell>
          <table:table-cell table:number-columns-repeated="2" office:value-type="float" office:value="0">
            <text:p>0</text:p>
          </table:table-cell>
          <table:table-cell table:formula="of:=IF([.C365]=0;&quot;&quot;;VLOOKUP([.C365];['file:///home/sh4r3m4n/goldeoro/data/jugadores.csv'#$Hoja1.$A$2:.$D$4096];3;1))">
            <text:p/>
          </table:table-cell>
          <table:table-cell office:value-type="float" office:value="110">
            <text:p>110</text:p>
          </table:table-cell>
          <table:table-cell table:formula="of:=IF([.E365]=0;&quot;&quot;;VLOOKUP([.E365];['file:///home/sh4r3m4n/goldeoro/data/jugadores.csv'#$Hoja1.$A$2:.$D$4096];3;1))" office:value-type="string" office:string-value="Goñi">
            <text:p>Goñ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73792">
            <text:p>1873792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366]=0;&quot;&quot;;VLOOKUP([.C366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366]=0;&quot;&quot;;VLOOKUP([.E36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78500">
            <text:p>18785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367]=0;&quot;&quot;;VLOOKUP([.C367];['file:///home/sh4r3m4n/goldeoro/data/jugadores.csv'#$Hoja1.$A$2:.$D$4096];3;1))" office:value-type="string" office:string-value="Goñi">
            <text:p>Goñi</text:p>
          </table:table-cell>
          <table:table-cell office:value-type="float" office:value="127">
            <text:p>127</text:p>
          </table:table-cell>
          <table:table-cell table:formula="of:=IF([.E367]=0;&quot;&quot;;VLOOKUP([.E367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81472">
            <text:p>1881472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368]=0;&quot;&quot;;VLOOKUP([.C368];['file:///home/sh4r3m4n/goldeoro/data/jugadores.csv'#$Hoja1.$A$2:.$D$4096];3;1))" office:value-type="string" office:string-value="Mansilla">
            <text:p>Mansilla</text:p>
          </table:table-cell>
          <table:table-cell office:value-type="float" office:value="81">
            <text:p>81</text:p>
          </table:table-cell>
          <table:table-cell table:formula="of:=IF([.E368]=0;&quot;&quot;;VLOOKUP([.E368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82508">
            <text:p>1882508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369]=0;&quot;&quot;;VLOOKUP([.C369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9">
            <text:p>9</text:p>
          </table:table-cell>
          <table:table-cell table:formula="of:=IF([.E369]=0;&quot;&quot;;VLOOKUP([.E369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6872">
            <text:p>1896872</text:p>
          </table:table-cell>
          <table:table-cell table:number-columns-repeated="2" office:value-type="float" office:value="0">
            <text:p>0</text:p>
          </table:table-cell>
          <table:table-cell table:formula="of:=IF([.C370]=0;&quot;&quot;;VLOOKUP([.C370];['file:///home/sh4r3m4n/goldeoro/data/jugadores.csv'#$Hoja1.$A$2:.$D$4096];3;1))">
            <text:p/>
          </table:table-cell>
          <table:table-cell office:value-type="float" office:value="110">
            <text:p>110</text:p>
          </table:table-cell>
          <table:table-cell table:formula="of:=IF([.E370]=0;&quot;&quot;;VLOOKUP([.E370];['file:///home/sh4r3m4n/goldeoro/data/jugadores.csv'#$Hoja1.$A$2:.$D$4096];3;1))" office:value-type="string" office:string-value="Goñi">
            <text:p>Goñ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96872">
            <text:p>1896872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371]=0;&quot;&quot;;VLOOKUP([.C371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371]=0;&quot;&quot;;VLOOKUP([.E371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9931">
            <text:p>1899931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372]=0;&quot;&quot;;VLOOKUP([.C372];['file:///home/sh4r3m4n/goldeoro/data/jugadores.csv'#$Hoja1.$A$2:.$D$4096];3;1))" office:value-type="string" office:string-value="Goñi">
            <text:p>Goñi</text:p>
          </table:table-cell>
          <table:table-cell office:value-type="float" office:value="132">
            <text:p>132</text:p>
          </table:table-cell>
          <table:table-cell table:formula="of:=IF([.E372]=0;&quot;&quot;;VLOOKUP([.E372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3523">
            <text:p>1903523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373]=0;&quot;&quot;;VLOOKUP([.C373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81">
            <text:p>81</text:p>
          </table:table-cell>
          <table:table-cell table:formula="of:=IF([.E373]=0;&quot;&quot;;VLOOKUP([.E373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4481">
            <text:p>19044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374]=0;&quot;&quot;;VLOOKUP([.C374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9">
            <text:p>9</text:p>
          </table:table-cell>
          <table:table-cell table:formula="of:=IF([.E374]=0;&quot;&quot;;VLOOKUP([.E374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5846">
            <text:p>1905846</text:p>
          </table:table-cell>
          <table:table-cell table:number-columns-repeated="2" office:value-type="float" office:value="0">
            <text:p>0</text:p>
          </table:table-cell>
          <table:table-cell table:formula="of:=IF([.C375]=0;&quot;&quot;;VLOOKUP([.C375];['file:///home/sh4r3m4n/goldeoro/data/jugadores.csv'#$Hoja1.$A$2:.$D$4096];3;1))">
            <text:p/>
          </table:table-cell>
          <table:table-cell office:value-type="float" office:value="110">
            <text:p>110</text:p>
          </table:table-cell>
          <table:table-cell table:formula="of:=IF([.E375]=0;&quot;&quot;;VLOOKUP([.E375];['file:///home/sh4r3m4n/goldeoro/data/jugadores.csv'#$Hoja1.$A$2:.$D$4096];3;1))" office:value-type="string" office:string-value="Goñi">
            <text:p>Goñ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05846">
            <text:p>1905846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376]=0;&quot;&quot;;VLOOKUP([.C376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376]=0;&quot;&quot;;VLOOKUP([.E37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8284">
            <text:p>1908284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377]=0;&quot;&quot;;VLOOKUP([.C377];['file:///home/sh4r3m4n/goldeoro/data/jugadores.csv'#$Hoja1.$A$2:.$D$4096];3;1))" office:value-type="string" office:string-value="Goñi">
            <text:p>Goñi</text:p>
          </table:table-cell>
          <table:table-cell office:value-type="float" office:value="127">
            <text:p>127</text:p>
          </table:table-cell>
          <table:table-cell table:formula="of:=IF([.E377]=0;&quot;&quot;;VLOOKUP([.E377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3900">
            <text:p>191390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378]=0;&quot;&quot;;VLOOKUP([.C378];['file:///home/sh4r3m4n/goldeoro/data/jugadores.csv'#$Hoja1.$A$2:.$D$4096];3;1))" office:value-type="string" office:string-value="Mansilla">
            <text:p>Mansilla</text:p>
          </table:table-cell>
          <table:table-cell office:value-type="float" office:value="9">
            <text:p>9</text:p>
          </table:table-cell>
          <table:table-cell table:formula="of:=IF([.E378]=0;&quot;&quot;;VLOOKUP([.E378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7119">
            <text:p>1917119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379]=0;&quot;&quot;;VLOOKUP([.C379];['file:///home/sh4r3m4n/goldeoro/data/jugadores.csv'#$Hoja1.$A$2:.$D$4096];3;1))" office:value-type="string" office:string-value="Mansilla">
            <text:p>Mansilla</text:p>
          </table:table-cell>
          <table:table-cell office:value-type="float" office:value="127">
            <text:p>127</text:p>
          </table:table-cell>
          <table:table-cell table:formula="of:=IF([.E379]=0;&quot;&quot;;VLOOKUP([.E379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8183">
            <text:p>1918183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380]=0;&quot;&quot;;VLOOKUP([.C380];['file:///home/sh4r3m4n/goldeoro/data/jugadores.csv'#$Hoja1.$A$2:.$D$4096];3;1))" office:value-type="string" office:string-value="Mansilla">
            <text:p>Mansilla</text:p>
          </table:table-cell>
          <table:table-cell office:value-type="float" office:value="9">
            <text:p>9</text:p>
          </table:table-cell>
          <table:table-cell table:formula="of:=IF([.E380]=0;&quot;&quot;;VLOOKUP([.E380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23720">
            <text:p>1923720</text:p>
          </table:table-cell>
          <table:table-cell table:number-columns-repeated="2" office:value-type="float" office:value="0">
            <text:p>0</text:p>
          </table:table-cell>
          <table:table-cell table:formula="of:=IF([.C381]=0;&quot;&quot;;VLOOKUP([.C381];['file:///home/sh4r3m4n/goldeoro/data/jugadores.csv'#$Hoja1.$A$2:.$D$4096];3;1))">
            <text:p/>
          </table:table-cell>
          <table:table-cell office:value-type="float" office:value="80">
            <text:p>80</text:p>
          </table:table-cell>
          <table:table-cell table:formula="of:=IF([.E381]=0;&quot;&quot;;VLOOKUP([.E381];['file:///home/sh4r3m4n/goldeoro/data/jugadores.csv'#$Hoja1.$A$2:.$D$4096];3;1))" office:value-type="string" office:string-value="Barovero">
            <text:p>Barovero</text:p>
          </table:table-cell>
          <table:table-cell office:value-type="string">
            <text:p>S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23720">
            <text:p>192372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382]=0;&quot;&quot;;VLOOKUP([.C382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382]=0;&quot;&quot;;VLOOKUP([.E382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26368">
            <text:p>1926368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383]=0;&quot;&quot;;VLOOKUP([.C383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9">
            <text:p>99</text:p>
          </table:table-cell>
          <table:table-cell table:formula="of:=IF([.E383]=0;&quot;&quot;;VLOOKUP([.E383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28679">
            <text:p>192867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384]=0;&quot;&quot;;VLOOKUP([.C384];['file:///home/sh4r3m4n/goldeoro/data/jugadores.csv'#$Hoja1.$A$2:.$D$4096];3;1))" office:value-type="string" office:string-value="Lanzini">
            <text:p>Lanzini</text:p>
          </table:table-cell>
          <table:table-cell office:value-type="float" office:value="121">
            <text:p>121</text:p>
          </table:table-cell>
          <table:table-cell table:formula="of:=IF([.E384]=0;&quot;&quot;;VLOOKUP([.E384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29628">
            <text:p>1929628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385]=0;&quot;&quot;;VLOOKUP([.C385];['file:///home/sh4r3m4n/goldeoro/data/jugadores.csv'#$Hoja1.$A$2:.$D$4096];3;1))" office:value-type="string" office:string-value="Cobo">
            <text:p>Cobo</text:p>
          </table:table-cell>
          <table:table-cell office:value-type="float" office:value="122">
            <text:p>122</text:p>
          </table:table-cell>
          <table:table-cell table:formula="of:=IF([.E385]=0;&quot;&quot;;VLOOKUP([.E385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32735">
            <text:p>1932735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386]=0;&quot;&quot;;VLOOKUP([.C386];['file:///home/sh4r3m4n/goldeoro/data/jugadores.csv'#$Hoja1.$A$2:.$D$4096];3;1))" office:value-type="string" office:string-value="Díaz">
            <text:p>Díaz</text:p>
          </table:table-cell>
          <table:table-cell office:value-type="float" office:value="127">
            <text:p>127</text:p>
          </table:table-cell>
          <table:table-cell table:formula="of:=IF([.E386]=0;&quot;&quot;;VLOOKUP([.E386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34126">
            <text:p>1934126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387]=0;&quot;&quot;;VLOOKUP([.C387];['file:///home/sh4r3m4n/goldeoro/data/jugadores.csv'#$Hoja1.$A$2:.$D$4096];3;1))" office:value-type="string" office:string-value="Mansilla">
            <text:p>Mansilla</text:p>
          </table:table-cell>
          <table:table-cell office:value-type="float" office:value="9">
            <text:p>9</text:p>
          </table:table-cell>
          <table:table-cell table:formula="of:=IF([.E387]=0;&quot;&quot;;VLOOKUP([.E387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37636">
            <text:p>1937636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388]=0;&quot;&quot;;VLOOKUP([.C388];['file:///home/sh4r3m4n/goldeoro/data/jugadores.csv'#$Hoja1.$A$2:.$D$4096];3;1))" office:value-type="string" office:string-value="Mansilla">
            <text:p>Mansilla</text:p>
          </table:table-cell>
          <table:table-cell office:value-type="float" office:value="84">
            <text:p>84</text:p>
          </table:table-cell>
          <table:table-cell table:formula="of:=IF([.E388]=0;&quot;&quot;;VLOOKUP([.E388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39315">
            <text:p>193931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389]=0;&quot;&quot;;VLOOKUP([.C389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7">
            <text:p>87</text:p>
          </table:table-cell>
          <table:table-cell table:formula="of:=IF([.E389]=0;&quot;&quot;;VLOOKUP([.E389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41260">
            <text:p>194126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390]=0;&quot;&quot;;VLOOKUP([.C390];['file:///home/sh4r3m4n/goldeoro/data/jugadores.csv'#$Hoja1.$A$2:.$D$4096];3;1))" office:value-type="string" office:string-value="Ponzio">
            <text:p>Ponzio</text:p>
          </table:table-cell>
          <table:table-cell office:value-type="float" office:value="89">
            <text:p>89</text:p>
          </table:table-cell>
          <table:table-cell table:formula="of:=IF([.E390]=0;&quot;&quot;;VLOOKUP([.E390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43196">
            <text:p>1943196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391]=0;&quot;&quot;;VLOOKUP([.C391];['file:///home/sh4r3m4n/goldeoro/data/jugadores.csv'#$Hoja1.$A$2:.$D$4096];3;1))" office:value-type="string" office:string-value="Luna">
            <text:p>Luna</text:p>
          </table:table-cell>
          <table:table-cell office:value-type="float" office:value="87">
            <text:p>87</text:p>
          </table:table-cell>
          <table:table-cell table:formula="of:=IF([.E391]=0;&quot;&quot;;VLOOKUP([.E391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47040">
            <text:p>194704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392]=0;&quot;&quot;;VLOOKUP([.C392];['file:///home/sh4r3m4n/goldeoro/data/jugadores.csv'#$Hoja1.$A$2:.$D$4096];3;1))" office:value-type="string" office:string-value="Ponzio">
            <text:p>Ponzio</text:p>
          </table:table-cell>
          <table:table-cell office:value-type="float" office:value="9">
            <text:p>9</text:p>
          </table:table-cell>
          <table:table-cell table:formula="of:=IF([.E392]=0;&quot;&quot;;VLOOKUP([.E392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56120">
            <text:p>195612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393]=0;&quot;&quot;;VLOOKUP([.C393];['file:///home/sh4r3m4n/goldeoro/data/jugadores.csv'#$Hoja1.$A$2:.$D$4096];3;1))" office:value-type="string" office:string-value="Ponzio">
            <text:p>Ponzio</text:p>
          </table:table-cell>
          <table:table-cell office:value-type="float" office:value="86">
            <text:p>86</text:p>
          </table:table-cell>
          <table:table-cell table:formula="of:=IF([.E393]=0;&quot;&quot;;VLOOKUP([.E393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57739">
            <text:p>1957739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394]=0;&quot;&quot;;VLOOKUP([.C394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9">
            <text:p>9</text:p>
          </table:table-cell>
          <table:table-cell table:formula="of:=IF([.E394]=0;&quot;&quot;;VLOOKUP([.E394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64802">
            <text:p>1964802</text:p>
          </table:table-cell>
          <table:table-cell table:number-columns-repeated="2" office:value-type="float" office:value="0">
            <text:p>0</text:p>
          </table:table-cell>
          <table:table-cell table:formula="of:=IF([.C395]=0;&quot;&quot;;VLOOKUP([.C395];['file:///home/sh4r3m4n/goldeoro/data/jugadores.csv'#$Hoja1.$A$2:.$D$4096];3;1))">
            <text:p/>
          </table:table-cell>
          <table:table-cell office:value-type="float" office:value="118">
            <text:p>118</text:p>
          </table:table-cell>
          <table:table-cell table:formula="of:=IF([.E395]=0;&quot;&quot;;VLOOKUP([.E395];['file:///home/sh4r3m4n/goldeoro/data/jugadores.csv'#$Hoja1.$A$2:.$D$4096];3;1))" office:value-type="string" office:string-value="Serrano">
            <text:p>Serrano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64802">
            <text:p>1964802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396]=0;&quot;&quot;;VLOOKUP([.C396];['file:///home/sh4r3m4n/goldeoro/data/jugadores.csv'#$Hoja1.$A$2:.$D$4096];3;1))" office:value-type="string" office:string-value="Serrano">
            <text:p>Serrano</text:p>
          </table:table-cell>
          <table:table-cell office:value-type="float" office:value="9">
            <text:p>9</text:p>
          </table:table-cell>
          <table:table-cell table:formula="of:=IF([.E396]=0;&quot;&quot;;VLOOKUP([.E39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66083">
            <text:p>1966083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397]=0;&quot;&quot;;VLOOKUP([.C397];['file:///home/sh4r3m4n/goldeoro/data/jugadores.csv'#$Hoja1.$A$2:.$D$4096];3;1))" office:value-type="string" office:string-value="Serrano">
            <text:p>Serrano</text:p>
          </table:table-cell>
          <table:table-cell office:value-type="float" office:value="131">
            <text:p>131</text:p>
          </table:table-cell>
          <table:table-cell table:formula="of:=IF([.E397]=0;&quot;&quot;;VLOOKUP([.E397];['file:///home/sh4r3m4n/goldeoro/data/jugadores.csv'#$Hoja1.$A$2:.$D$4096];3;1))" office:value-type="string" office:string-value="Romero">
            <text:p>Rom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67603">
            <text:p>1967603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[.C398]=0;&quot;&quot;;VLOOKUP([.C398];['file:///home/sh4r3m4n/goldeoro/data/jugadores.csv'#$Hoja1.$A$2:.$D$4096];3;1))" office:value-type="string" office:string-value="Romero">
            <text:p>Romero</text:p>
          </table:table-cell>
          <table:table-cell office:value-type="float" office:value="118">
            <text:p>118</text:p>
          </table:table-cell>
          <table:table-cell table:formula="of:=IF([.E398]=0;&quot;&quot;;VLOOKUP([.E398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68696">
            <text:p>1968696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399]=0;&quot;&quot;;VLOOKUP([.C399];['file:///home/sh4r3m4n/goldeoro/data/jugadores.csv'#$Hoja1.$A$2:.$D$4096];3;1))" office:value-type="string" office:string-value="Serrano">
            <text:p>Serrano</text:p>
          </table:table-cell>
          <table:table-cell office:value-type="float" office:value="99">
            <text:p>99</text:p>
          </table:table-cell>
          <table:table-cell table:formula="of:=IF([.E399]=0;&quot;&quot;;VLOOKUP([.E399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70883">
            <text:p>197088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400]=0;&quot;&quot;;VLOOKUP([.C400];['file:///home/sh4r3m4n/goldeoro/data/jugadores.csv'#$Hoja1.$A$2:.$D$4096];3;1))" office:value-type="string" office:string-value="Lanzini">
            <text:p>Lanzini</text:p>
          </table:table-cell>
          <table:table-cell office:value-type="float" office:value="118">
            <text:p>118</text:p>
          </table:table-cell>
          <table:table-cell table:formula="of:=IF([.E400]=0;&quot;&quot;;VLOOKUP([.E400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75071">
            <text:p>1975071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401]=0;&quot;&quot;;VLOOKUP([.C401];['file:///home/sh4r3m4n/goldeoro/data/jugadores.csv'#$Hoja1.$A$2:.$D$4096];3;1))" office:value-type="string" office:string-value="Serrano">
            <text:p>Serrano</text:p>
          </table:table-cell>
          <table:table-cell office:value-type="float" office:value="131">
            <text:p>131</text:p>
          </table:table-cell>
          <table:table-cell table:formula="of:=IF([.E401]=0;&quot;&quot;;VLOOKUP([.E401];['file:///home/sh4r3m4n/goldeoro/data/jugadores.csv'#$Hoja1.$A$2:.$D$4096];3;1))" office:value-type="string" office:string-value="Romero">
            <text:p>Rom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77036">
            <text:p>1977036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[.C402]=0;&quot;&quot;;VLOOKUP([.C402];['file:///home/sh4r3m4n/goldeoro/data/jugadores.csv'#$Hoja1.$A$2:.$D$4096];3;1))" office:value-type="string" office:string-value="Romero">
            <text:p>Romero</text:p>
          </table:table-cell>
          <table:table-cell office:value-type="float" office:value="80">
            <text:p>80</text:p>
          </table:table-cell>
          <table:table-cell table:formula="of:=IF([.E402]=0;&quot;&quot;;VLOOKUP([.E402];['file:///home/sh4r3m4n/goldeoro/data/jugadores.csv'#$Hoja1.$A$2:.$D$4096];3;1))" office:value-type="string" office:string-value="Barovero">
            <text:p>Barov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78781">
            <text:p>197878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403]=0;&quot;&quot;;VLOOKUP([.C403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403]=0;&quot;&quot;;VLOOKUP([.E403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0721">
            <text:p>198072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404]=0;&quot;&quot;;VLOOKUP([.C404];['file:///home/sh4r3m4n/goldeoro/data/jugadores.csv'#$Hoja1.$A$2:.$D$4096];3;1))" office:value-type="string" office:string-value="Barovero">
            <text:p>Barovero</text:p>
          </table:table-cell>
          <table:table-cell office:value-type="float" office:value="85">
            <text:p>85</text:p>
          </table:table-cell>
          <table:table-cell table:formula="of:=IF([.E404]=0;&quot;&quot;;VLOOKUP([.E404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2381">
            <text:p>198238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405]=0;&quot;&quot;;VLOOKUP([.C405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1">
            <text:p>81</text:p>
          </table:table-cell>
          <table:table-cell table:formula="of:=IF([.E405]=0;&quot;&quot;;VLOOKUP([.E405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7330">
            <text:p>198733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406]=0;&quot;&quot;;VLOOKUP([.C406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90">
            <text:p>90</text:p>
          </table:table-cell>
          <table:table-cell table:formula="of:=IF([.E406]=0;&quot;&quot;;VLOOKUP([.E406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9011">
            <text:p>198901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407]=0;&quot;&quot;;VLOOKUP([.C407];['file:///home/sh4r3m4n/goldeoro/data/jugadores.csv'#$Hoja1.$A$2:.$D$4096];3;1))" office:value-type="string" office:string-value="Mora">
            <text:p>Mora</text:p>
          </table:table-cell>
          <table:table-cell office:value-type="float" office:value="9">
            <text:p>9</text:p>
          </table:table-cell>
          <table:table-cell table:formula="of:=IF([.E407]=0;&quot;&quot;;VLOOKUP([.E407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8333">
            <text:p>2008333</text:p>
          </table:table-cell>
          <table:table-cell table:number-columns-repeated="2" office:value-type="float" office:value="0">
            <text:p>0</text:p>
          </table:table-cell>
          <table:table-cell table:formula="of:=IF([.C408]=0;&quot;&quot;;VLOOKUP([.C408];['file:///home/sh4r3m4n/goldeoro/data/jugadores.csv'#$Hoja1.$A$2:.$D$4096];3;1))">
            <text:p/>
          </table:table-cell>
          <table:table-cell office:value-type="float" office:value="107">
            <text:p>107</text:p>
          </table:table-cell>
          <table:table-cell table:formula="of:=IF([.E408]=0;&quot;&quot;;VLOOKUP([.E408];['file:///home/sh4r3m4n/goldeoro/data/jugadores.csv'#$Hoja1.$A$2:.$D$4096];3;1))" office:value-type="string" office:string-value="Tripodi">
            <text:p>Tripodi</text:p>
          </table:table-cell>
          <table:table-cell office:value-type="string">
            <text:p>S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8333">
            <text:p>2008333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409]=0;&quot;&quot;;VLOOKUP([.C409];['file:///home/sh4r3m4n/goldeoro/data/jugadores.csv'#$Hoja1.$A$2:.$D$4096];3;1))" office:value-type="string" office:string-value="Tripodi">
            <text:p>Tripodi</text:p>
          </table:table-cell>
          <table:table-cell office:value-type="float" office:value="9">
            <text:p>9</text:p>
          </table:table-cell>
          <table:table-cell table:formula="of:=IF([.E409]=0;&quot;&quot;;VLOOKUP([.E409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17733">
            <text:p>2017733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410]=0;&quot;&quot;;VLOOKUP([.C410];['file:///home/sh4r3m4n/goldeoro/data/jugadores.csv'#$Hoja1.$A$2:.$D$4096];3;1))" office:value-type="string" office:string-value="Tripodi">
            <text:p>Tripodi</text:p>
          </table:table-cell>
          <table:table-cell office:value-type="float" office:value="118">
            <text:p>118</text:p>
          </table:table-cell>
          <table:table-cell table:formula="of:=IF([.E410]=0;&quot;&quot;;VLOOKUP([.E410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18709">
            <text:p>201870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411]=0;&quot;&quot;;VLOOKUP([.C411];['file:///home/sh4r3m4n/goldeoro/data/jugadores.csv'#$Hoja1.$A$2:.$D$4096];3;1))" office:value-type="string" office:string-value="Serrano">
            <text:p>Serrano</text:p>
          </table:table-cell>
          <table:table-cell office:value-type="float" office:value="122">
            <text:p>122</text:p>
          </table:table-cell>
          <table:table-cell table:formula="of:=IF([.E411]=0;&quot;&quot;;VLOOKUP([.E411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22626">
            <text:p>2022626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412]=0;&quot;&quot;;VLOOKUP([.C412];['file:///home/sh4r3m4n/goldeoro/data/jugadores.csv'#$Hoja1.$A$2:.$D$4096];3;1))" office:value-type="string" office:string-value="Díaz">
            <text:p>Díaz</text:p>
          </table:table-cell>
          <table:table-cell office:value-type="float" office:value="81">
            <text:p>81</text:p>
          </table:table-cell>
          <table:table-cell table:formula="of:=IF([.E412]=0;&quot;&quot;;VLOOKUP([.E412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26320">
            <text:p>202632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413]=0;&quot;&quot;;VLOOKUP([.C413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84">
            <text:p>84</text:p>
          </table:table-cell>
          <table:table-cell table:formula="of:=IF([.E413]=0;&quot;&quot;;VLOOKUP([.E413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28704">
            <text:p>202870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414]=0;&quot;&quot;;VLOOKUP([.C414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9">
            <text:p>9</text:p>
          </table:table-cell>
          <table:table-cell table:formula="of:=IF([.E414]=0;&quot;&quot;;VLOOKUP([.E414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47640">
            <text:p>2047640</text:p>
          </table:table-cell>
          <table:table-cell table:number-columns-repeated="2" office:value-type="float" office:value="0">
            <text:p>0</text:p>
          </table:table-cell>
          <table:table-cell table:formula="of:=IF([.C415]=0;&quot;&quot;;VLOOKUP([.C415];['file:///home/sh4r3m4n/goldeoro/data/jugadores.csv'#$Hoja1.$A$2:.$D$4096];3;1))">
            <text:p/>
          </table:table-cell>
          <table:table-cell office:value-type="float" office:value="122">
            <text:p>122</text:p>
          </table:table-cell>
          <table:table-cell table:formula="of:=IF([.E415]=0;&quot;&quot;;VLOOKUP([.E415];['file:///home/sh4r3m4n/goldeoro/data/jugadores.csv'#$Hoja1.$A$2:.$D$4096];3;1))" office:value-type="string" office:string-value="Díaz">
            <text:p>Díaz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47640">
            <text:p>2047640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416]=0;&quot;&quot;;VLOOKUP([.C416];['file:///home/sh4r3m4n/goldeoro/data/jugadores.csv'#$Hoja1.$A$2:.$D$4096];3;1))" office:value-type="string" office:string-value="Díaz">
            <text:p>Díaz</text:p>
          </table:table-cell>
          <table:table-cell office:value-type="float" office:value="9">
            <text:p>9</text:p>
          </table:table-cell>
          <table:table-cell table:formula="of:=IF([.E416]=0;&quot;&quot;;VLOOKUP([.E41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49468">
            <text:p>2049468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417]=0;&quot;&quot;;VLOOKUP([.C417];['file:///home/sh4r3m4n/goldeoro/data/jugadores.csv'#$Hoja1.$A$2:.$D$4096];3;1))" office:value-type="string" office:string-value="Díaz">
            <text:p>Díaz</text:p>
          </table:table-cell>
          <table:table-cell office:value-type="float" office:value="9">
            <text:p>9</text:p>
          </table:table-cell>
          <table:table-cell table:formula="of:=IF([.E417]=0;&quot;&quot;;VLOOKUP([.E417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71659">
            <text:p>2071659</text:p>
          </table:table-cell>
          <table:table-cell table:number-columns-repeated="2" office:value-type="float" office:value="0">
            <text:p>0</text:p>
          </table:table-cell>
          <table:table-cell table:formula="of:=IF([.C418]=0;&quot;&quot;;VLOOKUP([.C418];['file:///home/sh4r3m4n/goldeoro/data/jugadores.csv'#$Hoja1.$A$2:.$D$4096];3;1))">
            <text:p/>
          </table:table-cell>
          <table:table-cell office:value-type="float" office:value="80">
            <text:p>80</text:p>
          </table:table-cell>
          <table:table-cell table:formula="of:=IF([.E418]=0;&quot;&quot;;VLOOKUP([.E418];['file:///home/sh4r3m4n/goldeoro/data/jugadores.csv'#$Hoja1.$A$2:.$D$4096];3;1))" office:value-type="string" office:string-value="Barovero">
            <text:p>Barovero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71659">
            <text:p>207165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419]=0;&quot;&quot;;VLOOKUP([.C419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419]=0;&quot;&quot;;VLOOKUP([.E419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76381">
            <text:p>207638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420]=0;&quot;&quot;;VLOOKUP([.C420];['file:///home/sh4r3m4n/goldeoro/data/jugadores.csv'#$Hoja1.$A$2:.$D$4096];3;1))" office:value-type="string" office:string-value="Barovero">
            <text:p>Barovero</text:p>
          </table:table-cell>
          <table:table-cell office:value-type="float" office:value="127">
            <text:p>127</text:p>
          </table:table-cell>
          <table:table-cell table:formula="of:=IF([.E420]=0;&quot;&quot;;VLOOKUP([.E420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78477">
            <text:p>2078477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421]=0;&quot;&quot;;VLOOKUP([.C421];['file:///home/sh4r3m4n/goldeoro/data/jugadores.csv'#$Hoja1.$A$2:.$D$4096];3;1))" office:value-type="string" office:string-value="Mansilla">
            <text:p>Mansilla</text:p>
          </table:table-cell>
          <table:table-cell office:value-type="float" office:value="121">
            <text:p>121</text:p>
          </table:table-cell>
          <table:table-cell table:formula="of:=IF([.E421]=0;&quot;&quot;;VLOOKUP([.E421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80534">
            <text:p>2080534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422]=0;&quot;&quot;;VLOOKUP([.C422];['file:///home/sh4r3m4n/goldeoro/data/jugadores.csv'#$Hoja1.$A$2:.$D$4096];3;1))" office:value-type="string" office:string-value="Cobo">
            <text:p>Cobo</text:p>
          </table:table-cell>
          <table:table-cell office:value-type="float" office:value="118">
            <text:p>118</text:p>
          </table:table-cell>
          <table:table-cell table:formula="of:=IF([.E422]=0;&quot;&quot;;VLOOKUP([.E422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84794">
            <text:p>2084794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423]=0;&quot;&quot;;VLOOKUP([.C423];['file:///home/sh4r3m4n/goldeoro/data/jugadores.csv'#$Hoja1.$A$2:.$D$4096];3;1))" office:value-type="string" office:string-value="Serrano">
            <text:p>Serrano</text:p>
          </table:table-cell>
          <table:table-cell office:value-type="float" office:value="84">
            <text:p>84</text:p>
          </table:table-cell>
          <table:table-cell table:formula="of:=IF([.E423]=0;&quot;&quot;;VLOOKUP([.E423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89776">
            <text:p>208977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424]=0;&quot;&quot;;VLOOKUP([.C424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1">
            <text:p>81</text:p>
          </table:table-cell>
          <table:table-cell table:formula="of:=IF([.E424]=0;&quot;&quot;;VLOOKUP([.E424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90800">
            <text:p>209080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425]=0;&quot;&quot;;VLOOKUP([.C425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9">
            <text:p>9</text:p>
          </table:table-cell>
          <table:table-cell table:formula="of:=IF([.E425]=0;&quot;&quot;;VLOOKUP([.E425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14808">
            <text:p>2114808</text:p>
          </table:table-cell>
          <table:table-cell table:number-columns-repeated="2" office:value-type="float" office:value="0">
            <text:p>0</text:p>
          </table:table-cell>
          <table:table-cell table:formula="of:=IF([.C426]=0;&quot;&quot;;VLOOKUP([.C426];['file:///home/sh4r3m4n/goldeoro/data/jugadores.csv'#$Hoja1.$A$2:.$D$4096];3;1))">
            <text:p/>
          </table:table-cell>
          <table:table-cell office:value-type="float" office:value="109">
            <text:p>109</text:p>
          </table:table-cell>
          <table:table-cell table:formula="of:=IF([.E426]=0;&quot;&quot;;VLOOKUP([.E426];['file:///home/sh4r3m4n/goldeoro/data/jugadores.csv'#$Hoja1.$A$2:.$D$4096];3;1))" office:value-type="string" office:string-value="Carli">
            <text:p>Carli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14808">
            <text:p>2114808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table:formula="of:=IF([.C427]=0;&quot;&quot;;VLOOKUP([.C427];['file:///home/sh4r3m4n/goldeoro/data/jugadores.csv'#$Hoja1.$A$2:.$D$4096];3;1))" office:value-type="string" office:string-value="Carli">
            <text:p>Carli</text:p>
          </table:table-cell>
          <table:table-cell office:value-type="float" office:value="9">
            <text:p>9</text:p>
          </table:table-cell>
          <table:table-cell table:formula="of:=IF([.E427]=0;&quot;&quot;;VLOOKUP([.E427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24687">
            <text:p>2124687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table:formula="of:=IF([.C428]=0;&quot;&quot;;VLOOKUP([.C428];['file:///home/sh4r3m4n/goldeoro/data/jugadores.csv'#$Hoja1.$A$2:.$D$4096];3;1))" office:value-type="string" office:string-value="Carli">
            <text:p>Carli</text:p>
          </table:table-cell>
          <table:table-cell office:value-type="float" office:value="81">
            <text:p>81</text:p>
          </table:table-cell>
          <table:table-cell table:formula="of:=IF([.E428]=0;&quot;&quot;;VLOOKUP([.E428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25872">
            <text:p>212587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429]=0;&quot;&quot;;VLOOKUP([.C429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9">
            <text:p>9</text:p>
          </table:table-cell>
          <table:table-cell table:formula="of:=IF([.E429]=0;&quot;&quot;;VLOOKUP([.E429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37304">
            <text:p>2137304</text:p>
          </table:table-cell>
          <table:table-cell table:number-columns-repeated="2" office:value-type="float" office:value="0">
            <text:p>0</text:p>
          </table:table-cell>
          <table:table-cell table:formula="of:=IF([.C430]=0;&quot;&quot;;VLOOKUP([.C430];['file:///home/sh4r3m4n/goldeoro/data/jugadores.csv'#$Hoja1.$A$2:.$D$4096];3;1))">
            <text:p/>
          </table:table-cell>
          <table:table-cell office:value-type="float" office:value="121">
            <text:p>121</text:p>
          </table:table-cell>
          <table:table-cell table:formula="of:=IF([.E430]=0;&quot;&quot;;VLOOKUP([.E430];['file:///home/sh4r3m4n/goldeoro/data/jugadores.csv'#$Hoja1.$A$2:.$D$4096];3;1))" office:value-type="string" office:string-value="Cobo">
            <text:p>Cobo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37304">
            <text:p>2137304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431]=0;&quot;&quot;;VLOOKUP([.C431];['file:///home/sh4r3m4n/goldeoro/data/jugadores.csv'#$Hoja1.$A$2:.$D$4096];3;1))" office:value-type="string" office:string-value="Cobo">
            <text:p>Cobo</text:p>
          </table:table-cell>
          <table:table-cell office:value-type="float" office:value="9">
            <text:p>9</text:p>
          </table:table-cell>
          <table:table-cell table:formula="of:=IF([.E431]=0;&quot;&quot;;VLOOKUP([.E431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41650">
            <text:p>2141650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432]=0;&quot;&quot;;VLOOKUP([.C432];['file:///home/sh4r3m4n/goldeoro/data/jugadores.csv'#$Hoja1.$A$2:.$D$4096];3;1))" office:value-type="string" office:string-value="Cobo">
            <text:p>Cobo</text:p>
          </table:table-cell>
          <table:table-cell office:value-type="float" office:value="83">
            <text:p>83</text:p>
          </table:table-cell>
          <table:table-cell table:formula="of:=IF([.E432]=0;&quot;&quot;;VLOOKUP([.E432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49432">
            <text:p>2149432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433]=0;&quot;&quot;;VLOOKUP([.C433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9">
            <text:p>9</text:p>
          </table:table-cell>
          <table:table-cell table:formula="of:=IF([.E433]=0;&quot;&quot;;VLOOKUP([.E433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58590">
            <text:p>2158590</text:p>
          </table:table-cell>
          <table:table-cell table:number-columns-repeated="2" office:value-type="float" office:value="0">
            <text:p>0</text:p>
          </table:table-cell>
          <table:table-cell table:formula="of:=IF([.C434]=0;&quot;&quot;;VLOOKUP([.C434];['file:///home/sh4r3m4n/goldeoro/data/jugadores.csv'#$Hoja1.$A$2:.$D$4096];3;1))">
            <text:p/>
          </table:table-cell>
          <table:table-cell office:value-type="float" office:value="110">
            <text:p>110</text:p>
          </table:table-cell>
          <table:table-cell table:formula="of:=IF([.E434]=0;&quot;&quot;;VLOOKUP([.E434];['file:///home/sh4r3m4n/goldeoro/data/jugadores.csv'#$Hoja1.$A$2:.$D$4096];3;1))" office:value-type="string" office:string-value="Goñi">
            <text:p>Goñ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58590">
            <text:p>215859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435]=0;&quot;&quot;;VLOOKUP([.C435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435]=0;&quot;&quot;;VLOOKUP([.E435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0894">
            <text:p>2160894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436]=0;&quot;&quot;;VLOOKUP([.C436];['file:///home/sh4r3m4n/goldeoro/data/jugadores.csv'#$Hoja1.$A$2:.$D$4096];3;1))" office:value-type="string" office:string-value="Goñi">
            <text:p>Goñi</text:p>
          </table:table-cell>
          <table:table-cell office:value-type="float" office:value="132">
            <text:p>132</text:p>
          </table:table-cell>
          <table:table-cell table:formula="of:=IF([.E436]=0;&quot;&quot;;VLOOKUP([.E436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4704">
            <text:p>2164704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437]=0;&quot;&quot;;VLOOKUP([.C437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81">
            <text:p>81</text:p>
          </table:table-cell>
          <table:table-cell table:formula="of:=IF([.E437]=0;&quot;&quot;;VLOOKUP([.E437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7221">
            <text:p>216722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438]=0;&quot;&quot;;VLOOKUP([.C438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85">
            <text:p>85</text:p>
          </table:table-cell>
          <table:table-cell table:formula="of:=IF([.E438]=0;&quot;&quot;;VLOOKUP([.E438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9391">
            <text:p>216939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439]=0;&quot;&quot;;VLOOKUP([.C439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9">
            <text:p>9</text:p>
          </table:table-cell>
          <table:table-cell table:formula="of:=IF([.E439]=0;&quot;&quot;;VLOOKUP([.E439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73737">
            <text:p>217373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440]=0;&quot;&quot;;VLOOKUP([.C440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90">
            <text:p>90</text:p>
          </table:table-cell>
          <table:table-cell table:formula="of:=IF([.E440]=0;&quot;&quot;;VLOOKUP([.E440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77493">
            <text:p>217749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441]=0;&quot;&quot;;VLOOKUP([.C441];['file:///home/sh4r3m4n/goldeoro/data/jugadores.csv'#$Hoja1.$A$2:.$D$4096];3;1))" office:value-type="string" office:string-value="Mora">
            <text:p>Mora</text:p>
          </table:table-cell>
          <table:table-cell office:value-type="float" office:value="89">
            <text:p>89</text:p>
          </table:table-cell>
          <table:table-cell table:formula="of:=IF([.E441]=0;&quot;&quot;;VLOOKUP([.E441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80342">
            <text:p>2180342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442]=0;&quot;&quot;;VLOOKUP([.C442];['file:///home/sh4r3m4n/goldeoro/data/jugadores.csv'#$Hoja1.$A$2:.$D$4096];3;1))" office:value-type="string" office:string-value="Luna">
            <text:p>Luna</text:p>
          </table:table-cell>
          <table:table-cell office:value-type="float" office:value="85">
            <text:p>85</text:p>
          </table:table-cell>
          <table:table-cell table:formula="of:=IF([.E442]=0;&quot;&quot;;VLOOKUP([.E442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81406">
            <text:p>2181406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443]=0;&quot;&quot;;VLOOKUP([.C443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99">
            <text:p>99</text:p>
          </table:table-cell>
          <table:table-cell table:formula="of:=IF([.E443]=0;&quot;&quot;;VLOOKUP([.E443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83884">
            <text:p>218388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444]=0;&quot;&quot;;VLOOKUP([.C444];['file:///home/sh4r3m4n/goldeoro/data/jugadores.csv'#$Hoja1.$A$2:.$D$4096];3;1))" office:value-type="string" office:string-value="Lanzini">
            <text:p>Lanzini</text:p>
          </table:table-cell>
          <table:table-cell office:value-type="float" office:value="109">
            <text:p>109</text:p>
          </table:table-cell>
          <table:table-cell table:formula="of:=IF([.E444]=0;&quot;&quot;;VLOOKUP([.E444];['file:///home/sh4r3m4n/goldeoro/data/jugadores.csv'#$Hoja1.$A$2:.$D$4096];3;1))" office:value-type="string" office:string-value="Carli">
            <text:p>Car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87739">
            <text:p>2187739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table:formula="of:=IF([.C445]=0;&quot;&quot;;VLOOKUP([.C445];['file:///home/sh4r3m4n/goldeoro/data/jugadores.csv'#$Hoja1.$A$2:.$D$4096];3;1))" office:value-type="string" office:string-value="Carli">
            <text:p>Carli</text:p>
          </table:table-cell>
          <table:table-cell office:value-type="float" office:value="86">
            <text:p>86</text:p>
          </table:table-cell>
          <table:table-cell table:formula="of:=IF([.E445]=0;&quot;&quot;;VLOOKUP([.E445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89385">
            <text:p>218938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446]=0;&quot;&quot;;VLOOKUP([.C446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9">
            <text:p>9</text:p>
          </table:table-cell>
          <table:table-cell table:formula="of:=IF([.E446]=0;&quot;&quot;;VLOOKUP([.E446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10614">
            <text:p>2210614</text:p>
          </table:table-cell>
          <table:table-cell table:number-columns-repeated="2" office:value-type="float" office:value="0">
            <text:p>0</text:p>
          </table:table-cell>
          <table:table-cell table:formula="of:=IF([.C447]=0;&quot;&quot;;VLOOKUP([.C447];['file:///home/sh4r3m4n/goldeoro/data/jugadores.csv'#$Hoja1.$A$2:.$D$4096];3;1))">
            <text:p/>
          </table:table-cell>
          <table:table-cell office:value-type="float" office:value="107">
            <text:p>107</text:p>
          </table:table-cell>
          <table:table-cell table:formula="of:=IF([.E447]=0;&quot;&quot;;VLOOKUP([.E447];['file:///home/sh4r3m4n/goldeoro/data/jugadores.csv'#$Hoja1.$A$2:.$D$4096];3;1))" office:value-type="string" office:string-value="Tripodi">
            <text:p>Tripodi</text:p>
          </table:table-cell>
          <table:table-cell office:value-type="string">
            <text:p>S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10614">
            <text:p>221061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448]=0;&quot;&quot;;VLOOKUP([.C448];['file:///home/sh4r3m4n/goldeoro/data/jugadores.csv'#$Hoja1.$A$2:.$D$4096];3;1))" office:value-type="string" office:string-value="Tripodi">
            <text:p>Tripodi</text:p>
          </table:table-cell>
          <table:table-cell office:value-type="float" office:value="9">
            <text:p>9</text:p>
          </table:table-cell>
          <table:table-cell table:formula="of:=IF([.E448]=0;&quot;&quot;;VLOOKUP([.E448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16641">
            <text:p>2216641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449]=0;&quot;&quot;;VLOOKUP([.C449];['file:///home/sh4r3m4n/goldeoro/data/jugadores.csv'#$Hoja1.$A$2:.$D$4096];3;1))" office:value-type="string" office:string-value="Tripodi">
            <text:p>Tripodi</text:p>
          </table:table-cell>
          <table:table-cell office:value-type="float" office:value="83">
            <text:p>83</text:p>
          </table:table-cell>
          <table:table-cell table:formula="of:=IF([.E449]=0;&quot;&quot;;VLOOKUP([.E449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19421">
            <text:p>221942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450]=0;&quot;&quot;;VLOOKUP([.C450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5">
            <text:p>85</text:p>
          </table:table-cell>
          <table:table-cell table:formula="of:=IF([.E450]=0;&quot;&quot;;VLOOKUP([.E450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2505">
            <text:p>222250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451]=0;&quot;&quot;;VLOOKUP([.C451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0">
            <text:p>80</text:p>
          </table:table-cell>
          <table:table-cell table:formula="of:=IF([.E451]=0;&quot;&quot;;VLOOKUP([.E451];['file:///home/sh4r3m4n/goldeoro/data/jugadores.csv'#$Hoja1.$A$2:.$D$4096];3;1))" office:value-type="string" office:string-value="Barovero">
            <text:p>Barov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7004">
            <text:p>2227004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452]=0;&quot;&quot;;VLOOKUP([.C452];['file:///home/sh4r3m4n/goldeoro/data/jugadores.csv'#$Hoja1.$A$2:.$D$4096];3;1))" office:value-type="string" office:string-value="Barovero">
            <text:p>Barovero</text:p>
          </table:table-cell>
          <table:table-cell office:value-type="float" office:value="84">
            <text:p>84</text:p>
          </table:table-cell>
          <table:table-cell table:formula="of:=IF([.E452]=0;&quot;&quot;;VLOOKUP([.E452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1054">
            <text:p>223105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453]=0;&quot;&quot;;VLOOKUP([.C453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3">
            <text:p>83</text:p>
          </table:table-cell>
          <table:table-cell table:formula="of:=IF([.E453]=0;&quot;&quot;;VLOOKUP([.E453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2869">
            <text:p>2232869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454]=0;&quot;&quot;;VLOOKUP([.C454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4">
            <text:p>84</text:p>
          </table:table-cell>
          <table:table-cell table:formula="of:=IF([.E454]=0;&quot;&quot;;VLOOKUP([.E454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5118">
            <text:p>2235118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455]=0;&quot;&quot;;VLOOKUP([.C455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5">
            <text:p>85</text:p>
          </table:table-cell>
          <table:table-cell table:formula="of:=IF([.E455]=0;&quot;&quot;;VLOOKUP([.E455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6274">
            <text:p>223627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456]=0;&quot;&quot;;VLOOKUP([.C456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4">
            <text:p>84</text:p>
          </table:table-cell>
          <table:table-cell table:formula="of:=IF([.E456]=0;&quot;&quot;;VLOOKUP([.E456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40076">
            <text:p>224007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457]=0;&quot;&quot;;VLOOKUP([.C457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118">
            <text:p>118</text:p>
          </table:table-cell>
          <table:table-cell table:formula="of:=IF([.E457]=0;&quot;&quot;;VLOOKUP([.E457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41839">
            <text:p>224183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458]=0;&quot;&quot;;VLOOKUP([.C458];['file:///home/sh4r3m4n/goldeoro/data/jugadores.csv'#$Hoja1.$A$2:.$D$4096];3;1))" office:value-type="string" office:string-value="Serrano">
            <text:p>Serrano</text:p>
          </table:table-cell>
          <table:table-cell office:value-type="float" office:value="127">
            <text:p>127</text:p>
          </table:table-cell>
          <table:table-cell table:formula="of:=IF([.E458]=0;&quot;&quot;;VLOOKUP([.E458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43028">
            <text:p>2243028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459]=0;&quot;&quot;;VLOOKUP([.C459];['file:///home/sh4r3m4n/goldeoro/data/jugadores.csv'#$Hoja1.$A$2:.$D$4096];3;1))" office:value-type="string" office:string-value="Mansilla">
            <text:p>Mansilla</text:p>
          </table:table-cell>
          <table:table-cell office:value-type="float" office:value="131">
            <text:p>131</text:p>
          </table:table-cell>
          <table:table-cell table:formula="of:=IF([.E459]=0;&quot;&quot;;VLOOKUP([.E459];['file:///home/sh4r3m4n/goldeoro/data/jugadores.csv'#$Hoja1.$A$2:.$D$4096];3;1))" office:value-type="string" office:string-value="Romero">
            <text:p>Rom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43995">
            <text:p>2243995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[.C460]=0;&quot;&quot;;VLOOKUP([.C460];['file:///home/sh4r3m4n/goldeoro/data/jugadores.csv'#$Hoja1.$A$2:.$D$4096];3;1))" office:value-type="string" office:string-value="Romero">
            <text:p>Romero</text:p>
          </table:table-cell>
          <table:table-cell office:value-type="float" office:value="121">
            <text:p>121</text:p>
          </table:table-cell>
          <table:table-cell table:formula="of:=IF([.E460]=0;&quot;&quot;;VLOOKUP([.E460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45023">
            <text:p>2245023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461]=0;&quot;&quot;;VLOOKUP([.C461];['file:///home/sh4r3m4n/goldeoro/data/jugadores.csv'#$Hoja1.$A$2:.$D$4096];3;1))" office:value-type="string" office:string-value="Cobo">
            <text:p>Cobo</text:p>
          </table:table-cell>
          <table:table-cell office:value-type="float" office:value="87">
            <text:p>87</text:p>
          </table:table-cell>
          <table:table-cell table:formula="of:=IF([.E461]=0;&quot;&quot;;VLOOKUP([.E461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46429">
            <text:p>2246429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462]=0;&quot;&quot;;VLOOKUP([.C462];['file:///home/sh4r3m4n/goldeoro/data/jugadores.csv'#$Hoja1.$A$2:.$D$4096];3;1))" office:value-type="string" office:string-value="Ponzio">
            <text:p>Ponzio</text:p>
          </table:table-cell>
          <table:table-cell office:value-type="float" office:value="121">
            <text:p>121</text:p>
          </table:table-cell>
          <table:table-cell table:formula="of:=IF([.E462]=0;&quot;&quot;;VLOOKUP([.E462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48611">
            <text:p>2248611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463]=0;&quot;&quot;;VLOOKUP([.C463];['file:///home/sh4r3m4n/goldeoro/data/jugadores.csv'#$Hoja1.$A$2:.$D$4096];3;1))" office:value-type="string" office:string-value="Cobo">
            <text:p>Cobo</text:p>
          </table:table-cell>
          <table:table-cell office:value-type="float" office:value="80">
            <text:p>80</text:p>
          </table:table-cell>
          <table:table-cell table:formula="of:=IF([.E463]=0;&quot;&quot;;VLOOKUP([.E463];['file:///home/sh4r3m4n/goldeoro/data/jugadores.csv'#$Hoja1.$A$2:.$D$4096];3;1))" office:value-type="string" office:string-value="Barovero">
            <text:p>Barov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1923">
            <text:p>2261923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464]=0;&quot;&quot;;VLOOKUP([.C464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464]=0;&quot;&quot;;VLOOKUP([.E464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4111">
            <text:p>226411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465]=0;&quot;&quot;;VLOOKUP([.C465];['file:///home/sh4r3m4n/goldeoro/data/jugadores.csv'#$Hoja1.$A$2:.$D$4096];3;1))" office:value-type="string" office:string-value="Barovero">
            <text:p>Barovero</text:p>
          </table:table-cell>
          <table:table-cell office:value-type="float" office:value="80">
            <text:p>80</text:p>
          </table:table-cell>
          <table:table-cell table:formula="of:=IF([.E465]=0;&quot;&quot;;VLOOKUP([.E465];['file:///home/sh4r3m4n/goldeoro/data/jugadores.csv'#$Hoja1.$A$2:.$D$4096];3;1))" office:value-type="string" office:string-value="Barovero">
            <text:p>Barov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7211">
            <text:p>226721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466]=0;&quot;&quot;;VLOOKUP([.C466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466]=0;&quot;&quot;;VLOOKUP([.E46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7278">
            <text:p>2277278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467]=0;&quot;&quot;;VLOOKUP([.C467];['file:///home/sh4r3m4n/goldeoro/data/jugadores.csv'#$Hoja1.$A$2:.$D$4096];3;1))" office:value-type="string" office:string-value="Barovero">
            <text:p>Barovero</text:p>
          </table:table-cell>
          <table:table-cell office:value-type="float" office:value="84">
            <text:p>84</text:p>
          </table:table-cell>
          <table:table-cell table:formula="of:=IF([.E467]=0;&quot;&quot;;VLOOKUP([.E467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9312">
            <text:p>2279312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468]=0;&quot;&quot;;VLOOKUP([.C468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0">
            <text:p>80</text:p>
          </table:table-cell>
          <table:table-cell table:formula="of:=IF([.E468]=0;&quot;&quot;;VLOOKUP([.E468];['file:///home/sh4r3m4n/goldeoro/data/jugadores.csv'#$Hoja1.$A$2:.$D$4096];3;1))" office:value-type="string" office:string-value="Barovero">
            <text:p>Barov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5821">
            <text:p>228582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469]=0;&quot;&quot;;VLOOKUP([.C469];['file:///home/sh4r3m4n/goldeoro/data/jugadores.csv'#$Hoja1.$A$2:.$D$4096];3;1))" office:value-type="string" office:string-value="Barovero">
            <text:p>Barovero</text:p>
          </table:table-cell>
          <table:table-cell office:value-type="float" office:value="122">
            <text:p>122</text:p>
          </table:table-cell>
          <table:table-cell table:formula="of:=IF([.E469]=0;&quot;&quot;;VLOOKUP([.E469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8870">
            <text:p>2288870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470]=0;&quot;&quot;;VLOOKUP([.C470];['file:///home/sh4r3m4n/goldeoro/data/jugadores.csv'#$Hoja1.$A$2:.$D$4096];3;1))" office:value-type="string" office:string-value="Díaz">
            <text:p>Díaz</text:p>
          </table:table-cell>
          <table:table-cell office:value-type="float" office:value="99">
            <text:p>99</text:p>
          </table:table-cell>
          <table:table-cell table:formula="of:=IF([.E470]=0;&quot;&quot;;VLOOKUP([.E470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90462">
            <text:p>229046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471]=0;&quot;&quot;;VLOOKUP([.C471];['file:///home/sh4r3m4n/goldeoro/data/jugadores.csv'#$Hoja1.$A$2:.$D$4096];3;1))" office:value-type="string" office:string-value="Lanzini">
            <text:p>Lanzini</text:p>
          </table:table-cell>
          <table:table-cell office:value-type="float" office:value="90">
            <text:p>90</text:p>
          </table:table-cell>
          <table:table-cell table:formula="of:=IF([.E471]=0;&quot;&quot;;VLOOKUP([.E471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98395">
            <text:p>229839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472]=0;&quot;&quot;;VLOOKUP([.C472];['file:///home/sh4r3m4n/goldeoro/data/jugadores.csv'#$Hoja1.$A$2:.$D$4096];3;1))" office:value-type="string" office:string-value="Mora">
            <text:p>Mora</text:p>
          </table:table-cell>
          <table:table-cell office:value-type="float" office:value="121">
            <text:p>121</text:p>
          </table:table-cell>
          <table:table-cell table:formula="of:=IF([.E472]=0;&quot;&quot;;VLOOKUP([.E472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99662">
            <text:p>2299662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473]=0;&quot;&quot;;VLOOKUP([.C473];['file:///home/sh4r3m4n/goldeoro/data/jugadores.csv'#$Hoja1.$A$2:.$D$4096];3;1))" office:value-type="string" office:string-value="Cobo">
            <text:p>Cobo</text:p>
          </table:table-cell>
          <table:table-cell office:value-type="float" office:value="9">
            <text:p>9</text:p>
          </table:table-cell>
          <table:table-cell table:formula="of:=IF([.E473]=0;&quot;&quot;;VLOOKUP([.E473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04539">
            <text:p>2304539</text:p>
          </table:table-cell>
          <table:table-cell table:number-columns-repeated="2" office:value-type="float" office:value="0">
            <text:p>0</text:p>
          </table:table-cell>
          <table:table-cell table:formula="of:=IF([.C474]=0;&quot;&quot;;VLOOKUP([.C474];['file:///home/sh4r3m4n/goldeoro/data/jugadores.csv'#$Hoja1.$A$2:.$D$4096];3;1))">
            <text:p/>
          </table:table-cell>
          <table:table-cell office:value-type="float" office:value="84">
            <text:p>84</text:p>
          </table:table-cell>
          <table:table-cell table:formula="of:=IF([.E474]=0;&quot;&quot;;VLOOKUP([.E474];['file:///home/sh4r3m4n/goldeoro/data/jugadores.csv'#$Hoja1.$A$2:.$D$4096];3;1))" office:value-type="string" office:string-value="Ramiro Funes Mori">
            <text:p>Ramiro Funes Mor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04539">
            <text:p>230453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475]=0;&quot;&quot;;VLOOKUP([.C475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9">
            <text:p>9</text:p>
          </table:table-cell>
          <table:table-cell table:formula="of:=IF([.E475]=0;&quot;&quot;;VLOOKUP([.E475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08479">
            <text:p>230847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476]=0;&quot;&quot;;VLOOKUP([.C476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99">
            <text:p>99</text:p>
          </table:table-cell>
          <table:table-cell table:formula="of:=IF([.E476]=0;&quot;&quot;;VLOOKUP([.E476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1721">
            <text:p>231172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477]=0;&quot;&quot;;VLOOKUP([.C477];['file:///home/sh4r3m4n/goldeoro/data/jugadores.csv'#$Hoja1.$A$2:.$D$4096];3;1))" office:value-type="string" office:string-value="Lanzini">
            <text:p>Lanzini</text:p>
          </table:table-cell>
          <table:table-cell office:value-type="float" office:value="84">
            <text:p>84</text:p>
          </table:table-cell>
          <table:table-cell table:formula="of:=IF([.E477]=0;&quot;&quot;;VLOOKUP([.E477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4465">
            <text:p>231446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478]=0;&quot;&quot;;VLOOKUP([.C478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1">
            <text:p>81</text:p>
          </table:table-cell>
          <table:table-cell table:formula="of:=IF([.E478]=0;&quot;&quot;;VLOOKUP([.E478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5093">
            <text:p>2315093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479]=0;&quot;&quot;;VLOOKUP([.C479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84">
            <text:p>84</text:p>
          </table:table-cell>
          <table:table-cell table:formula="of:=IF([.E479]=0;&quot;&quot;;VLOOKUP([.E479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5892">
            <text:p>2315892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480]=0;&quot;&quot;;VLOOKUP([.C480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3">
            <text:p>83</text:p>
          </table:table-cell>
          <table:table-cell table:formula="of:=IF([.E480]=0;&quot;&quot;;VLOOKUP([.E480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7511">
            <text:p>231751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481]=0;&quot;&quot;;VLOOKUP([.C481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2">
            <text:p>82</text:p>
          </table:table-cell>
          <table:table-cell table:formula="of:=IF([.E481]=0;&quot;&quot;;VLOOKUP([.E481];['file:///home/sh4r3m4n/goldeoro/data/jugadores.csv'#$Hoja1.$A$2:.$D$4096];3;1))" office:value-type="string" office:string-value="Pezzella">
            <text:p>Pezze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20233">
            <text:p>232023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482]=0;&quot;&quot;;VLOOKUP([.C482];['file:///home/sh4r3m4n/goldeoro/data/jugadores.csv'#$Hoja1.$A$2:.$D$4096];3;1))" office:value-type="string" office:string-value="Pezzella">
            <text:p>Pezzella</text:p>
          </table:table-cell>
          <table:table-cell office:value-type="float" office:value="89">
            <text:p>89</text:p>
          </table:table-cell>
          <table:table-cell table:formula="of:=IF([.E482]=0;&quot;&quot;;VLOOKUP([.E482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24469">
            <text:p>2324469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483]=0;&quot;&quot;;VLOOKUP([.C483];['file:///home/sh4r3m4n/goldeoro/data/jugadores.csv'#$Hoja1.$A$2:.$D$4096];3;1))" office:value-type="string" office:string-value="Luna">
            <text:p>Luna</text:p>
          </table:table-cell>
          <table:table-cell office:value-type="float" office:value="109">
            <text:p>109</text:p>
          </table:table-cell>
          <table:table-cell table:formula="of:=IF([.E483]=0;&quot;&quot;;VLOOKUP([.E483];['file:///home/sh4r3m4n/goldeoro/data/jugadores.csv'#$Hoja1.$A$2:.$D$4096];3;1))" office:value-type="string" office:string-value="Carli">
            <text:p>Car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27544">
            <text:p>2327544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table:formula="of:=IF([.C484]=0;&quot;&quot;;VLOOKUP([.C484];['file:///home/sh4r3m4n/goldeoro/data/jugadores.csv'#$Hoja1.$A$2:.$D$4096];3;1))" office:value-type="string" office:string-value="Carli">
            <text:p>Carli</text:p>
          </table:table-cell>
          <table:table-cell office:value-type="float" office:value="118">
            <text:p>118</text:p>
          </table:table-cell>
          <table:table-cell table:formula="of:=IF([.E484]=0;&quot;&quot;;VLOOKUP([.E484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30519">
            <text:p>233051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485]=0;&quot;&quot;;VLOOKUP([.C485];['file:///home/sh4r3m4n/goldeoro/data/jugadores.csv'#$Hoja1.$A$2:.$D$4096];3;1))" office:value-type="string" office:string-value="Serrano">
            <text:p>Serrano</text:p>
          </table:table-cell>
          <table:table-cell office:value-type="float" office:value="86">
            <text:p>86</text:p>
          </table:table-cell>
          <table:table-cell table:formula="of:=IF([.E485]=0;&quot;&quot;;VLOOKUP([.E485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31359">
            <text:p>2331359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486]=0;&quot;&quot;;VLOOKUP([.C486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85">
            <text:p>85</text:p>
          </table:table-cell>
          <table:table-cell table:formula="of:=IF([.E486]=0;&quot;&quot;;VLOOKUP([.E486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36418">
            <text:p>233641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487]=0;&quot;&quot;;VLOOKUP([.C487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7">
            <text:p>87</text:p>
          </table:table-cell>
          <table:table-cell table:formula="of:=IF([.E487]=0;&quot;&quot;;VLOOKUP([.E487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39650">
            <text:p>233965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488]=0;&quot;&quot;;VLOOKUP([.C488];['file:///home/sh4r3m4n/goldeoro/data/jugadores.csv'#$Hoja1.$A$2:.$D$4096];3;1))" office:value-type="string" office:string-value="Ponzio">
            <text:p>Ponzio</text:p>
          </table:table-cell>
          <table:table-cell office:value-type="float" office:value="131">
            <text:p>131</text:p>
          </table:table-cell>
          <table:table-cell table:formula="of:=IF([.E488]=0;&quot;&quot;;VLOOKUP([.E488];['file:///home/sh4r3m4n/goldeoro/data/jugadores.csv'#$Hoja1.$A$2:.$D$4096];3;1))" office:value-type="string" office:string-value="Romero">
            <text:p>Rom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42780">
            <text:p>234278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[.C489]=0;&quot;&quot;;VLOOKUP([.C489];['file:///home/sh4r3m4n/goldeoro/data/jugadores.csv'#$Hoja1.$A$2:.$D$4096];3;1))" office:value-type="string" office:string-value="Romero">
            <text:p>Romero</text:p>
          </table:table-cell>
          <table:table-cell office:value-type="float" office:value="86">
            <text:p>86</text:p>
          </table:table-cell>
          <table:table-cell table:formula="of:=IF([.E489]=0;&quot;&quot;;VLOOKUP([.E489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44925">
            <text:p>234492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490]=0;&quot;&quot;;VLOOKUP([.C490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82">
            <text:p>82</text:p>
          </table:table-cell>
          <table:table-cell table:formula="of:=IF([.E490]=0;&quot;&quot;;VLOOKUP([.E490];['file:///home/sh4r3m4n/goldeoro/data/jugadores.csv'#$Hoja1.$A$2:.$D$4096];3;1))" office:value-type="string" office:string-value="Pezzella">
            <text:p>Pezze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45879">
            <text:p>2345879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491]=0;&quot;&quot;;VLOOKUP([.C491];['file:///home/sh4r3m4n/goldeoro/data/jugadores.csv'#$Hoja1.$A$2:.$D$4096];3;1))" office:value-type="string" office:string-value="Pezzella">
            <text:p>Pezzella</text:p>
          </table:table-cell>
          <table:table-cell office:value-type="float" office:value="84">
            <text:p>84</text:p>
          </table:table-cell>
          <table:table-cell table:formula="of:=IF([.E491]=0;&quot;&quot;;VLOOKUP([.E491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50092">
            <text:p>2350092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492]=0;&quot;&quot;;VLOOKUP([.C492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9">
            <text:p>9</text:p>
          </table:table-cell>
          <table:table-cell table:formula="of:=IF([.E492]=0;&quot;&quot;;VLOOKUP([.E492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52118">
            <text:p>2352118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493]=0;&quot;&quot;;VLOOKUP([.C493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99">
            <text:p>99</text:p>
          </table:table-cell>
          <table:table-cell table:formula="of:=IF([.E493]=0;&quot;&quot;;VLOOKUP([.E493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54258">
            <text:p>235425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494]=0;&quot;&quot;;VLOOKUP([.C494];['file:///home/sh4r3m4n/goldeoro/data/jugadores.csv'#$Hoja1.$A$2:.$D$4096];3;1))" office:value-type="string" office:string-value="Lanzini">
            <text:p>Lanzini</text:p>
          </table:table-cell>
          <table:table-cell office:value-type="float" office:value="90">
            <text:p>90</text:p>
          </table:table-cell>
          <table:table-cell table:formula="of:=IF([.E494]=0;&quot;&quot;;VLOOKUP([.E494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58130">
            <text:p>23581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495]=0;&quot;&quot;;VLOOKUP([.C495];['file:///home/sh4r3m4n/goldeoro/data/jugadores.csv'#$Hoja1.$A$2:.$D$4096];3;1))" office:value-type="string" office:string-value="Mora">
            <text:p>Mora</text:p>
          </table:table-cell>
          <table:table-cell office:value-type="float" office:value="86">
            <text:p>86</text:p>
          </table:table-cell>
          <table:table-cell table:formula="of:=IF([.E495]=0;&quot;&quot;;VLOOKUP([.E495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58852">
            <text:p>235885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496]=0;&quot;&quot;;VLOOKUP([.C496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87">
            <text:p>87</text:p>
          </table:table-cell>
          <table:table-cell table:formula="of:=IF([.E496]=0;&quot;&quot;;VLOOKUP([.E496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62321">
            <text:p>2362321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497]=0;&quot;&quot;;VLOOKUP([.C497];['file:///home/sh4r3m4n/goldeoro/data/jugadores.csv'#$Hoja1.$A$2:.$D$4096];3;1))" office:value-type="string" office:string-value="Ponzio">
            <text:p>Ponzio</text:p>
          </table:table-cell>
          <table:table-cell office:value-type="float" office:value="86">
            <text:p>86</text:p>
          </table:table-cell>
          <table:table-cell table:formula="of:=IF([.E497]=0;&quot;&quot;;VLOOKUP([.E497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66111">
            <text:p>236611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498]=0;&quot;&quot;;VLOOKUP([.C498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110">
            <text:p>110</text:p>
          </table:table-cell>
          <table:table-cell table:formula="of:=IF([.E498]=0;&quot;&quot;;VLOOKUP([.E498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67055">
            <text:p>236705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499]=0;&quot;&quot;;VLOOKUP([.C499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499]=0;&quot;&quot;;VLOOKUP([.E499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68354">
            <text:p>2368354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500]=0;&quot;&quot;;VLOOKUP([.C500];['file:///home/sh4r3m4n/goldeoro/data/jugadores.csv'#$Hoja1.$A$2:.$D$4096];3;1))" office:value-type="string" office:string-value="Goñi">
            <text:p>Goñi</text:p>
          </table:table-cell>
          <table:table-cell office:value-type="float" office:value="122">
            <text:p>122</text:p>
          </table:table-cell>
          <table:table-cell table:formula="of:=IF([.E500]=0;&quot;&quot;;VLOOKUP([.E500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74193">
            <text:p>2374193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501]=0;&quot;&quot;;VLOOKUP([.C501];['file:///home/sh4r3m4n/goldeoro/data/jugadores.csv'#$Hoja1.$A$2:.$D$4096];3;1))" office:value-type="string" office:string-value="Díaz">
            <text:p>Díaz</text:p>
          </table:table-cell>
          <table:table-cell office:value-type="float" office:value="89">
            <text:p>89</text:p>
          </table:table-cell>
          <table:table-cell table:formula="of:=IF([.E501]=0;&quot;&quot;;VLOOKUP([.E501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75563">
            <text:p>2375563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502]=0;&quot;&quot;;VLOOKUP([.C502];['file:///home/sh4r3m4n/goldeoro/data/jugadores.csv'#$Hoja1.$A$2:.$D$4096];3;1))" office:value-type="string" office:string-value="Luna">
            <text:p>Luna</text:p>
          </table:table-cell>
          <table:table-cell office:value-type="float" office:value="81">
            <text:p>81</text:p>
          </table:table-cell>
          <table:table-cell table:formula="of:=IF([.E502]=0;&quot;&quot;;VLOOKUP([.E502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76092">
            <text:p>237609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503]=0;&quot;&quot;;VLOOKUP([.C503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82">
            <text:p>82</text:p>
          </table:table-cell>
          <table:table-cell table:formula="of:=IF([.E503]=0;&quot;&quot;;VLOOKUP([.E503];['file:///home/sh4r3m4n/goldeoro/data/jugadores.csv'#$Hoja1.$A$2:.$D$4096];3;1))" office:value-type="string" office:string-value="Pezzella">
            <text:p>Pezze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78853">
            <text:p>237885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504]=0;&quot;&quot;;VLOOKUP([.C504];['file:///home/sh4r3m4n/goldeoro/data/jugadores.csv'#$Hoja1.$A$2:.$D$4096];3;1))" office:value-type="string" office:string-value="Pezzella">
            <text:p>Pezzella</text:p>
          </table:table-cell>
          <table:table-cell office:value-type="float" office:value="87">
            <text:p>87</text:p>
          </table:table-cell>
          <table:table-cell table:formula="of:=IF([.E504]=0;&quot;&quot;;VLOOKUP([.E504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80230">
            <text:p>238023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505]=0;&quot;&quot;;VLOOKUP([.C505];['file:///home/sh4r3m4n/goldeoro/data/jugadores.csv'#$Hoja1.$A$2:.$D$4096];3;1))" office:value-type="string" office:string-value="Ponzio">
            <text:p>Ponzio</text:p>
          </table:table-cell>
          <table:table-cell office:value-type="float" office:value="99">
            <text:p>99</text:p>
          </table:table-cell>
          <table:table-cell table:formula="of:=IF([.E505]=0;&quot;&quot;;VLOOKUP([.E505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83597">
            <text:p>238359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506]=0;&quot;&quot;;VLOOKUP([.C506];['file:///home/sh4r3m4n/goldeoro/data/jugadores.csv'#$Hoja1.$A$2:.$D$4096];3;1))" office:value-type="string" office:string-value="Lanzini">
            <text:p>Lanzini</text:p>
          </table:table-cell>
          <table:table-cell office:value-type="float" office:value="90">
            <text:p>90</text:p>
          </table:table-cell>
          <table:table-cell table:formula="of:=IF([.E506]=0;&quot;&quot;;VLOOKUP([.E506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86944">
            <text:p>238694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507]=0;&quot;&quot;;VLOOKUP([.C507];['file:///home/sh4r3m4n/goldeoro/data/jugadores.csv'#$Hoja1.$A$2:.$D$4096];3;1))" office:value-type="string" office:string-value="Mora">
            <text:p>Mora</text:p>
          </table:table-cell>
          <table:table-cell office:value-type="float" office:value="9">
            <text:p>9</text:p>
          </table:table-cell>
          <table:table-cell table:formula="of:=IF([.E507]=0;&quot;&quot;;VLOOKUP([.E507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15077">
            <text:p>2415077</text:p>
          </table:table-cell>
          <table:table-cell table:number-columns-repeated="2" office:value-type="float" office:value="0">
            <text:p>0</text:p>
          </table:table-cell>
          <table:table-cell table:formula="of:=IF([.C508]=0;&quot;&quot;;VLOOKUP([.C508];['file:///home/sh4r3m4n/goldeoro/data/jugadores.csv'#$Hoja1.$A$2:.$D$4096];3;1))">
            <text:p/>
          </table:table-cell>
          <table:table-cell office:value-type="float" office:value="107">
            <text:p>107</text:p>
          </table:table-cell>
          <table:table-cell table:formula="of:=IF([.E508]=0;&quot;&quot;;VLOOKUP([.E508];['file:///home/sh4r3m4n/goldeoro/data/jugadores.csv'#$Hoja1.$A$2:.$D$4096];3;1))" office:value-type="string" office:string-value="Tripodi">
            <text:p>Tripodi</text:p>
          </table:table-cell>
          <table:table-cell office:value-type="string">
            <text:p>S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15077">
            <text:p>2415077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509]=0;&quot;&quot;;VLOOKUP([.C509];['file:///home/sh4r3m4n/goldeoro/data/jugadores.csv'#$Hoja1.$A$2:.$D$4096];3;1))" office:value-type="string" office:string-value="Tripodi">
            <text:p>Tripodi</text:p>
          </table:table-cell>
          <table:table-cell office:value-type="float" office:value="9">
            <text:p>9</text:p>
          </table:table-cell>
          <table:table-cell table:formula="of:=IF([.E509]=0;&quot;&quot;;VLOOKUP([.E509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19546">
            <text:p>2419546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510]=0;&quot;&quot;;VLOOKUP([.C510];['file:///home/sh4r3m4n/goldeoro/data/jugadores.csv'#$Hoja1.$A$2:.$D$4096];3;1))" office:value-type="string" office:string-value="Tripodi">
            <text:p>Tripodi</text:p>
          </table:table-cell>
          <table:table-cell office:value-type="float" office:value="118">
            <text:p>118</text:p>
          </table:table-cell>
          <table:table-cell table:formula="of:=IF([.E510]=0;&quot;&quot;;VLOOKUP([.E510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20564">
            <text:p>2420564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511]=0;&quot;&quot;;VLOOKUP([.C511];['file:///home/sh4r3m4n/goldeoro/data/jugadores.csv'#$Hoja1.$A$2:.$D$4096];3;1))" office:value-type="string" office:string-value="Serrano">
            <text:p>Serrano</text:p>
          </table:table-cell>
          <table:table-cell office:value-type="float" office:value="121">
            <text:p>121</text:p>
          </table:table-cell>
          <table:table-cell table:formula="of:=IF([.E511]=0;&quot;&quot;;VLOOKUP([.E511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21211">
            <text:p>2421211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512]=0;&quot;&quot;;VLOOKUP([.C512];['file:///home/sh4r3m4n/goldeoro/data/jugadores.csv'#$Hoja1.$A$2:.$D$4096];3;1))" office:value-type="string" office:string-value="Cobo">
            <text:p>Cobo</text:p>
          </table:table-cell>
          <table:table-cell office:value-type="float" office:value="122">
            <text:p>122</text:p>
          </table:table-cell>
          <table:table-cell table:formula="of:=IF([.E512]=0;&quot;&quot;;VLOOKUP([.E512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22863">
            <text:p>2422863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513]=0;&quot;&quot;;VLOOKUP([.C513];['file:///home/sh4r3m4n/goldeoro/data/jugadores.csv'#$Hoja1.$A$2:.$D$4096];3;1))" office:value-type="string" office:string-value="Díaz">
            <text:p>Díaz</text:p>
          </table:table-cell>
          <table:table-cell office:value-type="float" office:value="132">
            <text:p>132</text:p>
          </table:table-cell>
          <table:table-cell table:formula="of:=IF([.E513]=0;&quot;&quot;;VLOOKUP([.E513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26671">
            <text:p>2426671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514]=0;&quot;&quot;;VLOOKUP([.C514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86">
            <text:p>86</text:p>
          </table:table-cell>
          <table:table-cell table:formula="of:=IF([.E514]=0;&quot;&quot;;VLOOKUP([.E514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28598">
            <text:p>242859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515]=0;&quot;&quot;;VLOOKUP([.C515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99">
            <text:p>99</text:p>
          </table:table-cell>
          <table:table-cell table:formula="of:=IF([.E515]=0;&quot;&quot;;VLOOKUP([.E515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32272">
            <text:p>243227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516]=0;&quot;&quot;;VLOOKUP([.C516];['file:///home/sh4r3m4n/goldeoro/data/jugadores.csv'#$Hoja1.$A$2:.$D$4096];3;1))" office:value-type="string" office:string-value="Lanzini">
            <text:p>Lanzini</text:p>
          </table:table-cell>
          <table:table-cell office:value-type="float" office:value="89">
            <text:p>89</text:p>
          </table:table-cell>
          <table:table-cell table:formula="of:=IF([.E516]=0;&quot;&quot;;VLOOKUP([.E516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38303">
            <text:p>2438303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517]=0;&quot;&quot;;VLOOKUP([.C517];['file:///home/sh4r3m4n/goldeoro/data/jugadores.csv'#$Hoja1.$A$2:.$D$4096];3;1))" office:value-type="string" office:string-value="Luna">
            <text:p>Luna</text:p>
          </table:table-cell>
          <table:table-cell office:value-type="float" office:value="85">
            <text:p>85</text:p>
          </table:table-cell>
          <table:table-cell table:formula="of:=IF([.E517]=0;&quot;&quot;;VLOOKUP([.E517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2437">
            <text:p>244243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518]=0;&quot;&quot;;VLOOKUP([.C518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9">
            <text:p>9</text:p>
          </table:table-cell>
          <table:table-cell table:formula="of:=IF([.E518]=0;&quot;&quot;;VLOOKUP([.E518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2799">
            <text:p>2442799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519]=0;&quot;&quot;;VLOOKUP([.C519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5">
            <text:p>85</text:p>
          </table:table-cell>
          <table:table-cell table:formula="of:=IF([.E519]=0;&quot;&quot;;VLOOKUP([.E519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6014">
            <text:p>24460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520]=0;&quot;&quot;;VLOOKUP([.C520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6">
            <text:p>86</text:p>
          </table:table-cell>
          <table:table-cell table:formula="of:=IF([.E520]=0;&quot;&quot;;VLOOKUP([.E520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9718">
            <text:p>244971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521]=0;&quot;&quot;;VLOOKUP([.C521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90">
            <text:p>90</text:p>
          </table:table-cell>
          <table:table-cell table:formula="of:=IF([.E521]=0;&quot;&quot;;VLOOKUP([.E521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53918">
            <text:p>24539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522]=0;&quot;&quot;;VLOOKUP([.C522];['file:///home/sh4r3m4n/goldeoro/data/jugadores.csv'#$Hoja1.$A$2:.$D$4096];3;1))" office:value-type="string" office:string-value="Mora">
            <text:p>Mora</text:p>
          </table:table-cell>
          <table:table-cell office:value-type="float" office:value="111">
            <text:p>111</text:p>
          </table:table-cell>
          <table:table-cell table:formula="of:=IF([.E522]=0;&quot;&quot;;VLOOKUP([.E522];['file:///home/sh4r3m4n/goldeoro/data/jugadores.csv'#$Hoja1.$A$2:.$D$4096];3;1))" office:value-type="string" office:string-value="Lema">
            <text:p>Lem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55063">
            <text:p>2455063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formula="of:=IF([.C523]=0;&quot;&quot;;VLOOKUP([.C523];['file:///home/sh4r3m4n/goldeoro/data/jugadores.csv'#$Hoja1.$A$2:.$D$4096];3;1))" office:value-type="string" office:string-value="Lema">
            <text:p>Lema</text:p>
          </table:table-cell>
          <table:table-cell office:value-type="float" office:value="9">
            <text:p>9</text:p>
          </table:table-cell>
          <table:table-cell table:formula="of:=IF([.E523]=0;&quot;&quot;;VLOOKUP([.E523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75301">
            <text:p>2475301</text:p>
          </table:table-cell>
          <table:table-cell table:number-columns-repeated="2" office:value-type="float" office:value="0">
            <text:p>0</text:p>
          </table:table-cell>
          <table:table-cell table:formula="of:=IF([.C524]=0;&quot;&quot;;VLOOKUP([.C524];['file:///home/sh4r3m4n/goldeoro/data/jugadores.csv'#$Hoja1.$A$2:.$D$4096];3;1))">
            <text:p/>
          </table:table-cell>
          <table:table-cell office:value-type="float" office:value="83">
            <text:p>83</text:p>
          </table:table-cell>
          <table:table-cell table:formula="of:=IF([.E524]=0;&quot;&quot;;VLOOKUP([.E524];['file:///home/sh4r3m4n/goldeoro/data/jugadores.csv'#$Hoja1.$A$2:.$D$4096];3;1))" office:value-type="string" office:string-value="Botinelli">
            <text:p>Botinell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75301">
            <text:p>247530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525]=0;&quot;&quot;;VLOOKUP([.C525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9">
            <text:p>9</text:p>
          </table:table-cell>
          <table:table-cell table:formula="of:=IF([.E525]=0;&quot;&quot;;VLOOKUP([.E525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78456">
            <text:p>2478456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526]=0;&quot;&quot;;VLOOKUP([.C526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9">
            <text:p>9</text:p>
          </table:table-cell>
          <table:table-cell table:formula="of:=IF([.E526]=0;&quot;&quot;;VLOOKUP([.E52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81503">
            <text:p>248150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527]=0;&quot;&quot;;VLOOKUP([.C527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4">
            <text:p>84</text:p>
          </table:table-cell>
          <table:table-cell table:formula="of:=IF([.E527]=0;&quot;&quot;;VLOOKUP([.E527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83298">
            <text:p>2483298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528]=0;&quot;&quot;;VLOOKUP([.C528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9">
            <text:p>89</text:p>
          </table:table-cell>
          <table:table-cell table:formula="of:=IF([.E528]=0;&quot;&quot;;VLOOKUP([.E528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85971">
            <text:p>248597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529]=0;&quot;&quot;;VLOOKUP([.C529];['file:///home/sh4r3m4n/goldeoro/data/jugadores.csv'#$Hoja1.$A$2:.$D$4096];3;1))" office:value-type="string" office:string-value="Luna">
            <text:p>Luna</text:p>
          </table:table-cell>
          <table:table-cell office:value-type="float" office:value="87">
            <text:p>87</text:p>
          </table:table-cell>
          <table:table-cell table:formula="of:=IF([.E529]=0;&quot;&quot;;VLOOKUP([.E529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87822">
            <text:p>2487822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530]=0;&quot;&quot;;VLOOKUP([.C530];['file:///home/sh4r3m4n/goldeoro/data/jugadores.csv'#$Hoja1.$A$2:.$D$4096];3;1))" office:value-type="string" office:string-value="Ponzio">
            <text:p>Ponzio</text:p>
          </table:table-cell>
          <table:table-cell office:value-type="float" office:value="110">
            <text:p>110</text:p>
          </table:table-cell>
          <table:table-cell table:formula="of:=IF([.E530]=0;&quot;&quot;;VLOOKUP([.E530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89206">
            <text:p>2489206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531]=0;&quot;&quot;;VLOOKUP([.C531];['file:///home/sh4r3m4n/goldeoro/data/jugadores.csv'#$Hoja1.$A$2:.$D$4096];3;1))" office:value-type="string" office:string-value="Goñi">
            <text:p>Goñi</text:p>
          </table:table-cell>
          <table:table-cell office:value-type="float" office:value="87">
            <text:p>87</text:p>
          </table:table-cell>
          <table:table-cell table:formula="of:=IF([.E531]=0;&quot;&quot;;VLOOKUP([.E531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90801">
            <text:p>2490801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532]=0;&quot;&quot;;VLOOKUP([.C532];['file:///home/sh4r3m4n/goldeoro/data/jugadores.csv'#$Hoja1.$A$2:.$D$4096];3;1))" office:value-type="string" office:string-value="Ponzio">
            <text:p>Ponzio</text:p>
          </table:table-cell>
          <table:table-cell office:value-type="float" office:value="110">
            <text:p>110</text:p>
          </table:table-cell>
          <table:table-cell table:formula="of:=IF([.E532]=0;&quot;&quot;;VLOOKUP([.E532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91041">
            <text:p>2491041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533]=0;&quot;&quot;;VLOOKUP([.C533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533]=0;&quot;&quot;;VLOOKUP([.E533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94148">
            <text:p>2494148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534]=0;&quot;&quot;;VLOOKUP([.C534];['file:///home/sh4r3m4n/goldeoro/data/jugadores.csv'#$Hoja1.$A$2:.$D$4096];3;1))" office:value-type="string" office:string-value="Goñi">
            <text:p>Goñi</text:p>
          </table:table-cell>
          <table:table-cell office:value-type="float" office:value="80">
            <text:p>80</text:p>
          </table:table-cell>
          <table:table-cell table:formula="of:=IF([.E534]=0;&quot;&quot;;VLOOKUP([.E534];['file:///home/sh4r3m4n/goldeoro/data/jugadores.csv'#$Hoja1.$A$2:.$D$4096];3;1))" office:value-type="string" office:string-value="Barovero">
            <text:p>Barover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98982">
            <text:p>249898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535]=0;&quot;&quot;;VLOOKUP([.C535];['file:///home/sh4r3m4n/goldeoro/data/jugadores.csv'#$Hoja1.$A$2:.$D$4096];3;1))" office:value-type="string" office:string-value="Barovero">
            <text:p>Barovero</text:p>
          </table:table-cell>
          <table:table-cell office:value-type="float" office:value="83">
            <text:p>83</text:p>
          </table:table-cell>
          <table:table-cell table:formula="of:=IF([.E535]=0;&quot;&quot;;VLOOKUP([.E535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01565">
            <text:p>2501565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536]=0;&quot;&quot;;VLOOKUP([.C536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6">
            <text:p>86</text:p>
          </table:table-cell>
          <table:table-cell table:formula="of:=IF([.E536]=0;&quot;&quot;;VLOOKUP([.E536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04650">
            <text:p>2504650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537]=0;&quot;&quot;;VLOOKUP([.C537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84">
            <text:p>84</text:p>
          </table:table-cell>
          <table:table-cell table:formula="of:=IF([.E537]=0;&quot;&quot;;VLOOKUP([.E537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06338">
            <text:p>2506338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538]=0;&quot;&quot;;VLOOKUP([.C538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3">
            <text:p>83</text:p>
          </table:table-cell>
          <table:table-cell table:formula="of:=IF([.E538]=0;&quot;&quot;;VLOOKUP([.E538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14612">
            <text:p>2514612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539]=0;&quot;&quot;;VLOOKUP([.C539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5">
            <text:p>85</text:p>
          </table:table-cell>
          <table:table-cell table:formula="of:=IF([.E539]=0;&quot;&quot;;VLOOKUP([.E539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16960">
            <text:p>251696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540]=0;&quot;&quot;;VLOOKUP([.C540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6">
            <text:p>86</text:p>
          </table:table-cell>
          <table:table-cell table:formula="of:=IF([.E540]=0;&quot;&quot;;VLOOKUP([.E540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22234">
            <text:p>2522234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541]=0;&quot;&quot;;VLOOKUP([.C541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122">
            <text:p>122</text:p>
          </table:table-cell>
          <table:table-cell table:formula="of:=IF([.E541]=0;&quot;&quot;;VLOOKUP([.E541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24855">
            <text:p>2524855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542]=0;&quot;&quot;;VLOOKUP([.C542];['file:///home/sh4r3m4n/goldeoro/data/jugadores.csv'#$Hoja1.$A$2:.$D$4096];3;1))" office:value-type="string" office:string-value="Díaz">
            <text:p>Díaz</text:p>
          </table:table-cell>
          <table:table-cell office:value-type="float" office:value="9">
            <text:p>9</text:p>
          </table:table-cell>
          <table:table-cell table:formula="of:=IF([.E542]=0;&quot;&quot;;VLOOKUP([.E542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30690">
            <text:p>2530690</text:p>
          </table:table-cell>
          <table:table-cell table:number-columns-repeated="2" office:value-type="float" office:value="0">
            <text:p>0</text:p>
          </table:table-cell>
          <table:table-cell table:formula="of:=IF([.C543]=0;&quot;&quot;;VLOOKUP([.C543];['file:///home/sh4r3m4n/goldeoro/data/jugadores.csv'#$Hoja1.$A$2:.$D$4096];3;1))">
            <text:p/>
          </table:table-cell>
          <table:table-cell office:value-type="float" office:value="83">
            <text:p>83</text:p>
          </table:table-cell>
          <table:table-cell table:formula="of:=IF([.E543]=0;&quot;&quot;;VLOOKUP([.E543];['file:///home/sh4r3m4n/goldeoro/data/jugadores.csv'#$Hoja1.$A$2:.$D$4096];3;1))" office:value-type="string" office:string-value="Botinelli">
            <text:p>Botinell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30690">
            <text:p>253069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544]=0;&quot;&quot;;VLOOKUP([.C544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9">
            <text:p>9</text:p>
          </table:table-cell>
          <table:table-cell table:formula="of:=IF([.E544]=0;&quot;&quot;;VLOOKUP([.E544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34463">
            <text:p>253446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545]=0;&quot;&quot;;VLOOKUP([.C545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5">
            <text:p>85</text:p>
          </table:table-cell>
          <table:table-cell table:formula="of:=IF([.E545]=0;&quot;&quot;;VLOOKUP([.E545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37903">
            <text:p>2537903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546]=0;&quot;&quot;;VLOOKUP([.C546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6">
            <text:p>86</text:p>
          </table:table-cell>
          <table:table-cell table:formula="of:=IF([.E546]=0;&quot;&quot;;VLOOKUP([.E546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39198">
            <text:p>253919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547]=0;&quot;&quot;;VLOOKUP([.C547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9">
            <text:p>9</text:p>
          </table:table-cell>
          <table:table-cell table:formula="of:=IF([.E547]=0;&quot;&quot;;VLOOKUP([.E547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41880">
            <text:p>2541880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548]=0;&quot;&quot;;VLOOKUP([.C548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86">
            <text:p>86</text:p>
          </table:table-cell>
          <table:table-cell table:formula="of:=IF([.E548]=0;&quot;&quot;;VLOOKUP([.E548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43418">
            <text:p>254341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549]=0;&quot;&quot;;VLOOKUP([.C549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9">
            <text:p>9</text:p>
          </table:table-cell>
          <table:table-cell table:formula="of:=IF([.E549]=0;&quot;&quot;;VLOOKUP([.E549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62259">
            <text:p>2562259</text:p>
          </table:table-cell>
          <table:table-cell table:number-columns-repeated="2" office:value-type="float" office:value="0">
            <text:p>0</text:p>
          </table:table-cell>
          <table:table-cell table:formula="of:=IF([.C550]=0;&quot;&quot;;VLOOKUP([.C550];['file:///home/sh4r3m4n/goldeoro/data/jugadores.csv'#$Hoja1.$A$2:.$D$4096];3;1))">
            <text:p/>
          </table:table-cell>
          <table:table-cell office:value-type="float" office:value="107">
            <text:p>107</text:p>
          </table:table-cell>
          <table:table-cell table:formula="of:=IF([.E550]=0;&quot;&quot;;VLOOKUP([.E550];['file:///home/sh4r3m4n/goldeoro/data/jugadores.csv'#$Hoja1.$A$2:.$D$4096];3;1))" office:value-type="string" office:string-value="Tripodi">
            <text:p>Tripodi</text:p>
          </table:table-cell>
          <table:table-cell office:value-type="string">
            <text:p>S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62259">
            <text:p>2562259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551]=0;&quot;&quot;;VLOOKUP([.C551];['file:///home/sh4r3m4n/goldeoro/data/jugadores.csv'#$Hoja1.$A$2:.$D$4096];3;1))" office:value-type="string" office:string-value="Tripodi">
            <text:p>Tripodi</text:p>
          </table:table-cell>
          <table:table-cell office:value-type="float" office:value="9">
            <text:p>9</text:p>
          </table:table-cell>
          <table:table-cell table:formula="of:=IF([.E551]=0;&quot;&quot;;VLOOKUP([.E551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66617">
            <text:p>2566617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552]=0;&quot;&quot;;VLOOKUP([.C552];['file:///home/sh4r3m4n/goldeoro/data/jugadores.csv'#$Hoja1.$A$2:.$D$4096];3;1))" office:value-type="string" office:string-value="Tripodi">
            <text:p>Tripodi</text:p>
          </table:table-cell>
          <table:table-cell office:value-type="float" office:value="121">
            <text:p>121</text:p>
          </table:table-cell>
          <table:table-cell table:formula="of:=IF([.E552]=0;&quot;&quot;;VLOOKUP([.E552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68962">
            <text:p>2568962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553]=0;&quot;&quot;;VLOOKUP([.C553];['file:///home/sh4r3m4n/goldeoro/data/jugadores.csv'#$Hoja1.$A$2:.$D$4096];3;1))" office:value-type="string" office:string-value="Cobo">
            <text:p>Cobo</text:p>
          </table:table-cell>
          <table:table-cell office:value-type="float" office:value="83">
            <text:p>83</text:p>
          </table:table-cell>
          <table:table-cell table:formula="of:=IF([.E553]=0;&quot;&quot;;VLOOKUP([.E553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70660">
            <text:p>257066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554]=0;&quot;&quot;;VLOOKUP([.C554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9">
            <text:p>9</text:p>
          </table:table-cell>
          <table:table-cell table:formula="of:=IF([.E554]=0;&quot;&quot;;VLOOKUP([.E554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75537">
            <text:p>2575537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555]=0;&quot;&quot;;VLOOKUP([.C555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118">
            <text:p>118</text:p>
          </table:table-cell>
          <table:table-cell table:formula="of:=IF([.E555]=0;&quot;&quot;;VLOOKUP([.E555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78025">
            <text:p>2578025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556]=0;&quot;&quot;;VLOOKUP([.C556];['file:///home/sh4r3m4n/goldeoro/data/jugadores.csv'#$Hoja1.$A$2:.$D$4096];3;1))" office:value-type="string" office:string-value="Serrano">
            <text:p>Serrano</text:p>
          </table:table-cell>
          <table:table-cell office:value-type="float" office:value="85">
            <text:p>85</text:p>
          </table:table-cell>
          <table:table-cell table:formula="of:=IF([.E556]=0;&quot;&quot;;VLOOKUP([.E556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79952">
            <text:p>257995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557]=0;&quot;&quot;;VLOOKUP([.C557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9">
            <text:p>89</text:p>
          </table:table-cell>
          <table:table-cell table:formula="of:=IF([.E557]=0;&quot;&quot;;VLOOKUP([.E557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83292">
            <text:p>2583292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558]=0;&quot;&quot;;VLOOKUP([.C558];['file:///home/sh4r3m4n/goldeoro/data/jugadores.csv'#$Hoja1.$A$2:.$D$4096];3;1))" office:value-type="string" office:string-value="Luna">
            <text:p>Luna</text:p>
          </table:table-cell>
          <table:table-cell office:value-type="float" office:value="107">
            <text:p>107</text:p>
          </table:table-cell>
          <table:table-cell table:formula="of:=IF([.E558]=0;&quot;&quot;;VLOOKUP([.E558];['file:///home/sh4r3m4n/goldeoro/data/jugadores.csv'#$Hoja1.$A$2:.$D$4096];3;1))" office:value-type="string" office:string-value="Tripodi">
            <text:p>Tripod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92365">
            <text:p>2592365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559]=0;&quot;&quot;;VLOOKUP([.C559];['file:///home/sh4r3m4n/goldeoro/data/jugadores.csv'#$Hoja1.$A$2:.$D$4096];3;1))" office:value-type="string" office:string-value="Tripodi">
            <text:p>Tripodi</text:p>
          </table:table-cell>
          <table:table-cell office:value-type="float" office:value="9">
            <text:p>9</text:p>
          </table:table-cell>
          <table:table-cell table:formula="of:=IF([.E559]=0;&quot;&quot;;VLOOKUP([.E559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95958">
            <text:p>2595958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560]=0;&quot;&quot;;VLOOKUP([.C560];['file:///home/sh4r3m4n/goldeoro/data/jugadores.csv'#$Hoja1.$A$2:.$D$4096];3;1))" office:value-type="string" office:string-value="Tripodi">
            <text:p>Tripodi</text:p>
          </table:table-cell>
          <table:table-cell office:value-type="float" office:value="118">
            <text:p>118</text:p>
          </table:table-cell>
          <table:table-cell table:formula="of:=IF([.E560]=0;&quot;&quot;;VLOOKUP([.E560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97969">
            <text:p>259796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561]=0;&quot;&quot;;VLOOKUP([.C561];['file:///home/sh4r3m4n/goldeoro/data/jugadores.csv'#$Hoja1.$A$2:.$D$4096];3;1))" office:value-type="string" office:string-value="Serrano">
            <text:p>Serrano</text:p>
          </table:table-cell>
          <table:table-cell office:value-type="float" office:value="121">
            <text:p>121</text:p>
          </table:table-cell>
          <table:table-cell table:formula="of:=IF([.E561]=0;&quot;&quot;;VLOOKUP([.E561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04522">
            <text:p>2604522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562]=0;&quot;&quot;;VLOOKUP([.C562];['file:///home/sh4r3m4n/goldeoro/data/jugadores.csv'#$Hoja1.$A$2:.$D$4096];3;1))" office:value-type="string" office:string-value="Cobo">
            <text:p>Cobo</text:p>
          </table:table-cell>
          <table:table-cell office:value-type="float" office:value="109">
            <text:p>109</text:p>
          </table:table-cell>
          <table:table-cell table:formula="of:=IF([.E562]=0;&quot;&quot;;VLOOKUP([.E562];['file:///home/sh4r3m4n/goldeoro/data/jugadores.csv'#$Hoja1.$A$2:.$D$4096];3;1))" office:value-type="string" office:string-value="Carli">
            <text:p>Car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08956">
            <text:p>2608956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table:formula="of:=IF([.C563]=0;&quot;&quot;;VLOOKUP([.C563];['file:///home/sh4r3m4n/goldeoro/data/jugadores.csv'#$Hoja1.$A$2:.$D$4096];3;1))" office:value-type="string" office:string-value="Carli">
            <text:p>Carli</text:p>
          </table:table-cell>
          <table:table-cell office:value-type="float" office:value="110">
            <text:p>110</text:p>
          </table:table-cell>
          <table:table-cell table:formula="of:=IF([.E563]=0;&quot;&quot;;VLOOKUP([.E563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11129">
            <text:p>2611129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564]=0;&quot;&quot;;VLOOKUP([.C564];['file:///home/sh4r3m4n/goldeoro/data/jugadores.csv'#$Hoja1.$A$2:.$D$4096];3;1))" office:value-type="string" office:string-value="Goñi">
            <text:p>Goñi</text:p>
          </table:table-cell>
          <table:table-cell office:value-type="float" office:value="132">
            <text:p>132</text:p>
          </table:table-cell>
          <table:table-cell table:formula="of:=IF([.E564]=0;&quot;&quot;;VLOOKUP([.E564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13320">
            <text:p>26133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565]=0;&quot;&quot;;VLOOKUP([.C565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127">
            <text:p>127</text:p>
          </table:table-cell>
          <table:table-cell table:formula="of:=IF([.E565]=0;&quot;&quot;;VLOOKUP([.E565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14110">
            <text:p>261411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566]=0;&quot;&quot;;VLOOKUP([.C566];['file:///home/sh4r3m4n/goldeoro/data/jugadores.csv'#$Hoja1.$A$2:.$D$4096];3;1))" office:value-type="string" office:string-value="Mansilla">
            <text:p>Mansilla</text:p>
          </table:table-cell>
          <table:table-cell office:value-type="float" office:value="132">
            <text:p>132</text:p>
          </table:table-cell>
          <table:table-cell table:formula="of:=IF([.E566]=0;&quot;&quot;;VLOOKUP([.E566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17099">
            <text:p>2617099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567]=0;&quot;&quot;;VLOOKUP([.C567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121">
            <text:p>121</text:p>
          </table:table-cell>
          <table:table-cell table:formula="of:=IF([.E567]=0;&quot;&quot;;VLOOKUP([.E567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21845">
            <text:p>2621845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568]=0;&quot;&quot;;VLOOKUP([.C568];['file:///home/sh4r3m4n/goldeoro/data/jugadores.csv'#$Hoja1.$A$2:.$D$4096];3;1))" office:value-type="string" office:string-value="Cobo">
            <text:p>Cobo</text:p>
          </table:table-cell>
          <table:table-cell office:value-type="float" office:value="118">
            <text:p>118</text:p>
          </table:table-cell>
          <table:table-cell table:formula="of:=IF([.E568]=0;&quot;&quot;;VLOOKUP([.E568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25487">
            <text:p>2625487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569]=0;&quot;&quot;;VLOOKUP([.C569];['file:///home/sh4r3m4n/goldeoro/data/jugadores.csv'#$Hoja1.$A$2:.$D$4096];3;1))" office:value-type="string" office:string-value="Serrano">
            <text:p>Serrano</text:p>
          </table:table-cell>
          <table:table-cell office:value-type="float" office:value="122">
            <text:p>122</text:p>
          </table:table-cell>
          <table:table-cell table:formula="of:=IF([.E569]=0;&quot;&quot;;VLOOKUP([.E569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27248">
            <text:p>2627248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570]=0;&quot;&quot;;VLOOKUP([.C570];['file:///home/sh4r3m4n/goldeoro/data/jugadores.csv'#$Hoja1.$A$2:.$D$4096];3;1))" office:value-type="string" office:string-value="Díaz">
            <text:p>Díaz</text:p>
          </table:table-cell>
          <table:table-cell office:value-type="float" office:value="118">
            <text:p>118</text:p>
          </table:table-cell>
          <table:table-cell table:formula="of:=IF([.E570]=0;&quot;&quot;;VLOOKUP([.E570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28555">
            <text:p>2628555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571]=0;&quot;&quot;;VLOOKUP([.C571];['file:///home/sh4r3m4n/goldeoro/data/jugadores.csv'#$Hoja1.$A$2:.$D$4096];3;1))" office:value-type="string" office:string-value="Serrano">
            <text:p>Serrano</text:p>
          </table:table-cell>
          <table:table-cell office:value-type="float" office:value="9">
            <text:p>9</text:p>
          </table:table-cell>
          <table:table-cell table:formula="of:=IF([.E571]=0;&quot;&quot;;VLOOKUP([.E571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30603">
            <text:p>2630603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572]=0;&quot;&quot;;VLOOKUP([.C572];['file:///home/sh4r3m4n/goldeoro/data/jugadores.csv'#$Hoja1.$A$2:.$D$4096];3;1))" office:value-type="string" office:string-value="Serrano">
            <text:p>Serrano</text:p>
          </table:table-cell>
          <table:table-cell office:value-type="float" office:value="83">
            <text:p>83</text:p>
          </table:table-cell>
          <table:table-cell table:formula="of:=IF([.E572]=0;&quot;&quot;;VLOOKUP([.E572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31894">
            <text:p>263189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573]=0;&quot;&quot;;VLOOKUP([.C573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9">
            <text:p>9</text:p>
          </table:table-cell>
          <table:table-cell table:formula="of:=IF([.E573]=0;&quot;&quot;;VLOOKUP([.E573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36106">
            <text:p>2636106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574]=0;&quot;&quot;;VLOOKUP([.C574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110">
            <text:p>110</text:p>
          </table:table-cell>
          <table:table-cell table:formula="of:=IF([.E574]=0;&quot;&quot;;VLOOKUP([.E574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37788">
            <text:p>2637788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575]=0;&quot;&quot;;VLOOKUP([.C575];['file:///home/sh4r3m4n/goldeoro/data/jugadores.csv'#$Hoja1.$A$2:.$D$4096];3;1))" office:value-type="string" office:string-value="Goñi">
            <text:p>Goñi</text:p>
          </table:table-cell>
          <table:table-cell office:value-type="float" office:value="121">
            <text:p>121</text:p>
          </table:table-cell>
          <table:table-cell table:formula="of:=IF([.E575]=0;&quot;&quot;;VLOOKUP([.E575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38727">
            <text:p>2638727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576]=0;&quot;&quot;;VLOOKUP([.C576];['file:///home/sh4r3m4n/goldeoro/data/jugadores.csv'#$Hoja1.$A$2:.$D$4096];3;1))" office:value-type="string" office:string-value="Cobo">
            <text:p>Cobo</text:p>
          </table:table-cell>
          <table:table-cell office:value-type="float" office:value="118">
            <text:p>118</text:p>
          </table:table-cell>
          <table:table-cell table:formula="of:=IF([.E576]=0;&quot;&quot;;VLOOKUP([.E576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41466">
            <text:p>2641466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577]=0;&quot;&quot;;VLOOKUP([.C577];['file:///home/sh4r3m4n/goldeoro/data/jugadores.csv'#$Hoja1.$A$2:.$D$4096];3;1))" office:value-type="string" office:string-value="Serrano">
            <text:p>Serrano</text:p>
          </table:table-cell>
          <table:table-cell office:value-type="float" office:value="85">
            <text:p>85</text:p>
          </table:table-cell>
          <table:table-cell table:formula="of:=IF([.E577]=0;&quot;&quot;;VLOOKUP([.E577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42277">
            <text:p>264227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578]=0;&quot;&quot;;VLOOKUP([.C578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6">
            <text:p>86</text:p>
          </table:table-cell>
          <table:table-cell table:formula="of:=IF([.E578]=0;&quot;&quot;;VLOOKUP([.E578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43869">
            <text:p>2643869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579]=0;&quot;&quot;;VLOOKUP([.C579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89">
            <text:p>89</text:p>
          </table:table-cell>
          <table:table-cell table:formula="of:=IF([.E579]=0;&quot;&quot;;VLOOKUP([.E579];['file:///home/sh4r3m4n/goldeoro/data/jugadores.csv'#$Hoja1.$A$2:.$D$4096];3;1))" office:value-type="string" office:string-value="Luna">
            <text:p>Lun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46985">
            <text:p>2646985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IF([.C580]=0;&quot;&quot;;VLOOKUP([.C580];['file:///home/sh4r3m4n/goldeoro/data/jugadores.csv'#$Hoja1.$A$2:.$D$4096];3;1))" office:value-type="string" office:string-value="Luna">
            <text:p>Luna</text:p>
          </table:table-cell>
          <table:table-cell office:value-type="float" office:value="85">
            <text:p>85</text:p>
          </table:table-cell>
          <table:table-cell table:formula="of:=IF([.E580]=0;&quot;&quot;;VLOOKUP([.E580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52977">
            <text:p>265297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581]=0;&quot;&quot;;VLOOKUP([.C581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7">
            <text:p>87</text:p>
          </table:table-cell>
          <table:table-cell table:formula="of:=IF([.E581]=0;&quot;&quot;;VLOOKUP([.E581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59194">
            <text:p>2659194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582]=0;&quot;&quot;;VLOOKUP([.C582];['file:///home/sh4r3m4n/goldeoro/data/jugadores.csv'#$Hoja1.$A$2:.$D$4096];3;1))" office:value-type="string" office:string-value="Ponzio">
            <text:p>Ponzio</text:p>
          </table:table-cell>
          <table:table-cell office:value-type="float" office:value="90">
            <text:p>90</text:p>
          </table:table-cell>
          <table:table-cell table:formula="of:=IF([.E582]=0;&quot;&quot;;VLOOKUP([.E582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61306">
            <text:p>266130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583]=0;&quot;&quot;;VLOOKUP([.C583];['file:///home/sh4r3m4n/goldeoro/data/jugadores.csv'#$Hoja1.$A$2:.$D$4096];3;1))" office:value-type="string" office:string-value="Mora">
            <text:p>Mora</text:p>
          </table:table-cell>
          <table:table-cell office:value-type="float" office:value="99">
            <text:p>99</text:p>
          </table:table-cell>
          <table:table-cell table:formula="of:=IF([.E583]=0;&quot;&quot;;VLOOKUP([.E583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68203">
            <text:p>266820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584]=0;&quot;&quot;;VLOOKUP([.C584];['file:///home/sh4r3m4n/goldeoro/data/jugadores.csv'#$Hoja1.$A$2:.$D$4096];3;1))" office:value-type="string" office:string-value="Lanzini">
            <text:p>Lanzini</text:p>
          </table:table-cell>
          <table:table-cell office:value-type="float" office:value="90">
            <text:p>90</text:p>
          </table:table-cell>
          <table:table-cell table:formula="of:=IF([.E584]=0;&quot;&quot;;VLOOKUP([.E584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69740">
            <text:p>266974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585]=0;&quot;&quot;;VLOOKUP([.C585];['file:///home/sh4r3m4n/goldeoro/data/jugadores.csv'#$Hoja1.$A$2:.$D$4096];3;1))" office:value-type="string" office:string-value="Mora">
            <text:p>Mora</text:p>
          </table:table-cell>
          <table:table-cell office:value-type="float" office:value="107">
            <text:p>107</text:p>
          </table:table-cell>
          <table:table-cell table:formula="of:=IF([.E585]=0;&quot;&quot;;VLOOKUP([.E585];['file:///home/sh4r3m4n/goldeoro/data/jugadores.csv'#$Hoja1.$A$2:.$D$4096];3;1))" office:value-type="string" office:string-value="Tripodi">
            <text:p>Tripod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85768">
            <text:p>2685768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586]=0;&quot;&quot;;VLOOKUP([.C586];['file:///home/sh4r3m4n/goldeoro/data/jugadores.csv'#$Hoja1.$A$2:.$D$4096];3;1))" office:value-type="string" office:string-value="Tripodi">
            <text:p>Tripodi</text:p>
          </table:table-cell>
          <table:table-cell office:value-type="float" office:value="9">
            <text:p>9</text:p>
          </table:table-cell>
          <table:table-cell table:formula="of:=IF([.E586]=0;&quot;&quot;;VLOOKUP([.E58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09201">
            <text:p>2709201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IF([.C587]=0;&quot;&quot;;VLOOKUP([.C587];['file:///home/sh4r3m4n/goldeoro/data/jugadores.csv'#$Hoja1.$A$2:.$D$4096];3;1))" office:value-type="string" office:string-value="Tripodi">
            <text:p>Tripodi</text:p>
          </table:table-cell>
          <table:table-cell office:value-type="float" office:value="111">
            <text:p>111</text:p>
          </table:table-cell>
          <table:table-cell table:formula="of:=IF([.E587]=0;&quot;&quot;;VLOOKUP([.E587];['file:///home/sh4r3m4n/goldeoro/data/jugadores.csv'#$Hoja1.$A$2:.$D$4096];3;1))" office:value-type="string" office:string-value="Lema">
            <text:p>Lem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11358">
            <text:p>2711358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formula="of:=IF([.C588]=0;&quot;&quot;;VLOOKUP([.C588];['file:///home/sh4r3m4n/goldeoro/data/jugadores.csv'#$Hoja1.$A$2:.$D$4096];3;1))" office:value-type="string" office:string-value="Lema">
            <text:p>Lema</text:p>
          </table:table-cell>
          <table:table-cell office:value-type="float" office:value="83">
            <text:p>83</text:p>
          </table:table-cell>
          <table:table-cell table:formula="of:=IF([.E588]=0;&quot;&quot;;VLOOKUP([.E588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13111">
            <text:p>271311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589]=0;&quot;&quot;;VLOOKUP([.C589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87">
            <text:p>87</text:p>
          </table:table-cell>
          <table:table-cell table:formula="of:=IF([.E589]=0;&quot;&quot;;VLOOKUP([.E589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14884">
            <text:p>2714884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590]=0;&quot;&quot;;VLOOKUP([.C590];['file:///home/sh4r3m4n/goldeoro/data/jugadores.csv'#$Hoja1.$A$2:.$D$4096];3;1))" office:value-type="string" office:string-value="Ponzio">
            <text:p>Ponzio</text:p>
          </table:table-cell>
          <table:table-cell office:value-type="float" office:value="132">
            <text:p>132</text:p>
          </table:table-cell>
          <table:table-cell table:formula="of:=IF([.E590]=0;&quot;&quot;;VLOOKUP([.E590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16366">
            <text:p>2716366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591]=0;&quot;&quot;;VLOOKUP([.C591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111">
            <text:p>111</text:p>
          </table:table-cell>
          <table:table-cell table:formula="of:=IF([.E591]=0;&quot;&quot;;VLOOKUP([.E591];['file:///home/sh4r3m4n/goldeoro/data/jugadores.csv'#$Hoja1.$A$2:.$D$4096];3;1))" office:value-type="string" office:string-value="Lema">
            <text:p>Lem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18438">
            <text:p>2718438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formula="of:=IF([.C592]=0;&quot;&quot;;VLOOKUP([.C592];['file:///home/sh4r3m4n/goldeoro/data/jugadores.csv'#$Hoja1.$A$2:.$D$4096];3;1))" office:value-type="string" office:string-value="Lema">
            <text:p>Lema</text:p>
          </table:table-cell>
          <table:table-cell office:value-type="float" office:value="83">
            <text:p>83</text:p>
          </table:table-cell>
          <table:table-cell table:formula="of:=IF([.E592]=0;&quot;&quot;;VLOOKUP([.E592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21704">
            <text:p>272170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593]=0;&quot;&quot;;VLOOKUP([.C593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90">
            <text:p>90</text:p>
          </table:table-cell>
          <table:table-cell table:formula="of:=IF([.E593]=0;&quot;&quot;;VLOOKUP([.E593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23761">
            <text:p>272376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594]=0;&quot;&quot;;VLOOKUP([.C594];['file:///home/sh4r3m4n/goldeoro/data/jugadores.csv'#$Hoja1.$A$2:.$D$4096];3;1))" office:value-type="string" office:string-value="Mora">
            <text:p>Mora</text:p>
          </table:table-cell>
          <table:table-cell office:value-type="float" office:value="127">
            <text:p>127</text:p>
          </table:table-cell>
          <table:table-cell table:formula="of:=IF([.E594]=0;&quot;&quot;;VLOOKUP([.E594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26367">
            <text:p>2726367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595]=0;&quot;&quot;;VLOOKUP([.C595];['file:///home/sh4r3m4n/goldeoro/data/jugadores.csv'#$Hoja1.$A$2:.$D$4096];3;1))" office:value-type="string" office:string-value="Mansilla">
            <text:p>Mansilla</text:p>
          </table:table-cell>
          <table:table-cell office:value-type="float" office:value="9">
            <text:p>9</text:p>
          </table:table-cell>
          <table:table-cell table:formula="of:=IF([.E595]=0;&quot;&quot;;VLOOKUP([.E595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59016">
            <text:p>2759016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596]=0;&quot;&quot;;VLOOKUP([.C596];['file:///home/sh4r3m4n/goldeoro/data/jugadores.csv'#$Hoja1.$A$2:.$D$4096];3;1))" office:value-type="string" office:string-value="Mansilla">
            <text:p>Mansilla</text:p>
          </table:table-cell>
          <table:table-cell office:value-type="float" office:value="83">
            <text:p>83</text:p>
          </table:table-cell>
          <table:table-cell table:formula="of:=IF([.E596]=0;&quot;&quot;;VLOOKUP([.E596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60518">
            <text:p>2760518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597]=0;&quot;&quot;;VLOOKUP([.C597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9">
            <text:p>9</text:p>
          </table:table-cell>
          <table:table-cell table:formula="of:=IF([.E597]=0;&quot;&quot;;VLOOKUP([.E597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64278">
            <text:p>2764278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598]=0;&quot;&quot;;VLOOKUP([.C598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110">
            <text:p>110</text:p>
          </table:table-cell>
          <table:table-cell table:formula="of:=IF([.E598]=0;&quot;&quot;;VLOOKUP([.E598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65641">
            <text:p>2765641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599]=0;&quot;&quot;;VLOOKUP([.C599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599]=0;&quot;&quot;;VLOOKUP([.E599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70212">
            <text:p>2770212</text:p>
          </table:table-cell>
          <table:table-cell table:number-columns-repeated="2" office:value-type="float" office:value="0">
            <text:p>0</text:p>
          </table:table-cell>
          <table:table-cell table:formula="of:=IF([.C600]=0;&quot;&quot;;VLOOKUP([.C600];['file:///home/sh4r3m4n/goldeoro/data/jugadores.csv'#$Hoja1.$A$2:.$D$4096];3;1))">
            <text:p/>
          </table:table-cell>
          <table:table-cell office:value-type="float" office:value="99">
            <text:p>99</text:p>
          </table:table-cell>
          <table:table-cell table:formula="of:=IF([.E600]=0;&quot;&quot;;VLOOKUP([.E600];['file:///home/sh4r3m4n/goldeoro/data/jugadores.csv'#$Hoja1.$A$2:.$D$4096];3;1))" office:value-type="string" office:string-value="Lanzini">
            <text:p>Lanzin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70212">
            <text:p>277021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601]=0;&quot;&quot;;VLOOKUP([.C601];['file:///home/sh4r3m4n/goldeoro/data/jugadores.csv'#$Hoja1.$A$2:.$D$4096];3;1))" office:value-type="string" office:string-value="Lanzini">
            <text:p>Lanzini</text:p>
          </table:table-cell>
          <table:table-cell office:value-type="float" office:value="9">
            <text:p>9</text:p>
          </table:table-cell>
          <table:table-cell table:formula="of:=IF([.E601]=0;&quot;&quot;;VLOOKUP([.E601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74950">
            <text:p>277495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602]=0;&quot;&quot;;VLOOKUP([.C602];['file:///home/sh4r3m4n/goldeoro/data/jugadores.csv'#$Hoja1.$A$2:.$D$4096];3;1))" office:value-type="string" office:string-value="Lanzini">
            <text:p>Lanzini</text:p>
          </table:table-cell>
          <table:table-cell office:value-type="float" office:value="121">
            <text:p>121</text:p>
          </table:table-cell>
          <table:table-cell table:formula="of:=IF([.E602]=0;&quot;&quot;;VLOOKUP([.E602];['file:///home/sh4r3m4n/goldeoro/data/jugadores.csv'#$Hoja1.$A$2:.$D$4096];3;1))" office:value-type="string" office:string-value="Cobo">
            <text:p>Cob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81948">
            <text:p>2781948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603]=0;&quot;&quot;;VLOOKUP([.C603];['file:///home/sh4r3m4n/goldeoro/data/jugadores.csv'#$Hoja1.$A$2:.$D$4096];3;1))" office:value-type="string" office:string-value="Cobo">
            <text:p>Cobo</text:p>
          </table:table-cell>
          <table:table-cell office:value-type="float" office:value="110">
            <text:p>110</text:p>
          </table:table-cell>
          <table:table-cell table:formula="of:=IF([.E603]=0;&quot;&quot;;VLOOKUP([.E603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87418">
            <text:p>2787418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604]=0;&quot;&quot;;VLOOKUP([.C604];['file:///home/sh4r3m4n/goldeoro/data/jugadores.csv'#$Hoja1.$A$2:.$D$4096];3;1))" office:value-type="string" office:string-value="Goñi">
            <text:p>Goñi</text:p>
          </table:table-cell>
          <table:table-cell office:value-type="float" office:value="84">
            <text:p>84</text:p>
          </table:table-cell>
          <table:table-cell table:formula="of:=IF([.E604]=0;&quot;&quot;;VLOOKUP([.E604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91439">
            <text:p>279143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605]=0;&quot;&quot;;VLOOKUP([.C605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110">
            <text:p>110</text:p>
          </table:table-cell>
          <table:table-cell table:formula="of:=IF([.E605]=0;&quot;&quot;;VLOOKUP([.E605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96393">
            <text:p>2796393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606]=0;&quot;&quot;;VLOOKUP([.C606];['file:///home/sh4r3m4n/goldeoro/data/jugadores.csv'#$Hoja1.$A$2:.$D$4096];3;1))" office:value-type="string" office:string-value="Goñi">
            <text:p>Goñi</text:p>
          </table:table-cell>
          <table:table-cell office:value-type="float" office:value="132">
            <text:p>132</text:p>
          </table:table-cell>
          <table:table-cell table:formula="of:=IF([.E606]=0;&quot;&quot;;VLOOKUP([.E606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01493">
            <text:p>2801493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607]=0;&quot;&quot;;VLOOKUP([.C607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84">
            <text:p>84</text:p>
          </table:table-cell>
          <table:table-cell table:formula="of:=IF([.E607]=0;&quot;&quot;;VLOOKUP([.E607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02484">
            <text:p>28024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608]=0;&quot;&quot;;VLOOKUP([.C608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9">
            <text:p>9</text:p>
          </table:table-cell>
          <table:table-cell table:formula="of:=IF([.E608]=0;&quot;&quot;;VLOOKUP([.E608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25947">
            <text:p>2825947</text:p>
          </table:table-cell>
          <table:table-cell table:number-columns-repeated="2" office:value-type="float" office:value="0">
            <text:p>0</text:p>
          </table:table-cell>
          <table:table-cell table:formula="of:=IF([.C609]=0;&quot;&quot;;VLOOKUP([.C609];['file:///home/sh4r3m4n/goldeoro/data/jugadores.csv'#$Hoja1.$A$2:.$D$4096];3;1))">
            <text:p/>
          </table:table-cell>
          <table:table-cell office:value-type="float" office:value="132">
            <text:p>132</text:p>
          </table:table-cell>
          <table:table-cell table:formula="of:=IF([.E609]=0;&quot;&quot;;VLOOKUP([.E609];['file:///home/sh4r3m4n/goldeoro/data/jugadores.csv'#$Hoja1.$A$2:.$D$4096];3;1))" office:value-type="string" office:string-value="Cauteruccio">
            <text:p>Cauteruccio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25947">
            <text:p>2825947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610]=0;&quot;&quot;;VLOOKUP([.C610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9">
            <text:p>9</text:p>
          </table:table-cell>
          <table:table-cell table:formula="of:=IF([.E610]=0;&quot;&quot;;VLOOKUP([.E610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35371">
            <text:p>2835371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611]=0;&quot;&quot;;VLOOKUP([.C611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109">
            <text:p>109</text:p>
          </table:table-cell>
          <table:table-cell table:formula="of:=IF([.E611]=0;&quot;&quot;;VLOOKUP([.E611];['file:///home/sh4r3m4n/goldeoro/data/jugadores.csv'#$Hoja1.$A$2:.$D$4096];3;1))" office:value-type="string" office:string-value="Carli">
            <text:p>Car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37930">
            <text:p>283793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table:formula="of:=IF([.C612]=0;&quot;&quot;;VLOOKUP([.C612];['file:///home/sh4r3m4n/goldeoro/data/jugadores.csv'#$Hoja1.$A$2:.$D$4096];3;1))" office:value-type="string" office:string-value="Carli">
            <text:p>Carli</text:p>
          </table:table-cell>
          <table:table-cell office:value-type="float" office:value="99">
            <text:p>99</text:p>
          </table:table-cell>
          <table:table-cell table:formula="of:=IF([.E612]=0;&quot;&quot;;VLOOKUP([.E612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38734">
            <text:p>283873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613]=0;&quot;&quot;;VLOOKUP([.C613];['file:///home/sh4r3m4n/goldeoro/data/jugadores.csv'#$Hoja1.$A$2:.$D$4096];3;1))" office:value-type="string" office:string-value="Lanzini">
            <text:p>Lanzini</text:p>
          </table:table-cell>
          <table:table-cell office:value-type="float" office:value="87">
            <text:p>87</text:p>
          </table:table-cell>
          <table:table-cell table:formula="of:=IF([.E613]=0;&quot;&quot;;VLOOKUP([.E613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39592">
            <text:p>2839592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614]=0;&quot;&quot;;VLOOKUP([.C614];['file:///home/sh4r3m4n/goldeoro/data/jugadores.csv'#$Hoja1.$A$2:.$D$4096];3;1))" office:value-type="string" office:string-value="Ponzio">
            <text:p>Ponzio</text:p>
          </table:table-cell>
          <table:table-cell office:value-type="float" office:value="85">
            <text:p>85</text:p>
          </table:table-cell>
          <table:table-cell table:formula="of:=IF([.E614]=0;&quot;&quot;;VLOOKUP([.E614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42894">
            <text:p>284289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615]=0;&quot;&quot;;VLOOKUP([.C615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90">
            <text:p>90</text:p>
          </table:table-cell>
          <table:table-cell table:formula="of:=IF([.E615]=0;&quot;&quot;;VLOOKUP([.E615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46053">
            <text:p>284605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616]=0;&quot;&quot;;VLOOKUP([.C616];['file:///home/sh4r3m4n/goldeoro/data/jugadores.csv'#$Hoja1.$A$2:.$D$4096];3;1))" office:value-type="string" office:string-value="Mora">
            <text:p>Mora</text:p>
          </table:table-cell>
          <table:table-cell office:value-type="float" office:value="111">
            <text:p>111</text:p>
          </table:table-cell>
          <table:table-cell table:formula="of:=IF([.E616]=0;&quot;&quot;;VLOOKUP([.E616];['file:///home/sh4r3m4n/goldeoro/data/jugadores.csv'#$Hoja1.$A$2:.$D$4096];3;1))" office:value-type="string" office:string-value="Lema">
            <text:p>Lem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50858">
            <text:p>2850858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formula="of:=IF([.C617]=0;&quot;&quot;;VLOOKUP([.C617];['file:///home/sh4r3m4n/goldeoro/data/jugadores.csv'#$Hoja1.$A$2:.$D$4096];3;1))" office:value-type="string" office:string-value="Lema">
            <text:p>Lema</text:p>
          </table:table-cell>
          <table:table-cell office:value-type="float" office:value="132">
            <text:p>132</text:p>
          </table:table-cell>
          <table:table-cell table:formula="of:=IF([.E617]=0;&quot;&quot;;VLOOKUP([.E617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57478">
            <text:p>2857478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618]=0;&quot;&quot;;VLOOKUP([.C618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82">
            <text:p>82</text:p>
          </table:table-cell>
          <table:table-cell table:formula="of:=IF([.E618]=0;&quot;&quot;;VLOOKUP([.E618];['file:///home/sh4r3m4n/goldeoro/data/jugadores.csv'#$Hoja1.$A$2:.$D$4096];3;1))" office:value-type="string" office:string-value="Pezzella">
            <text:p>Pezze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58501">
            <text:p>285850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619]=0;&quot;&quot;;VLOOKUP([.C619];['file:///home/sh4r3m4n/goldeoro/data/jugadores.csv'#$Hoja1.$A$2:.$D$4096];3;1))" office:value-type="string" office:string-value="Pezzella">
            <text:p>Pezzella</text:p>
          </table:table-cell>
          <table:table-cell office:value-type="float" office:value="9">
            <text:p>9</text:p>
          </table:table-cell>
          <table:table-cell table:formula="of:=IF([.E619]=0;&quot;&quot;;VLOOKUP([.E619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66243">
            <text:p>286624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IF([.C620]=0;&quot;&quot;;VLOOKUP([.C620];['file:///home/sh4r3m4n/goldeoro/data/jugadores.csv'#$Hoja1.$A$2:.$D$4096];3;1))" office:value-type="string" office:string-value="Pezzella">
            <text:p>Pezzella</text:p>
          </table:table-cell>
          <table:table-cell office:value-type="float" office:value="86">
            <text:p>86</text:p>
          </table:table-cell>
          <table:table-cell table:formula="of:=IF([.E620]=0;&quot;&quot;;VLOOKUP([.E620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67092">
            <text:p>286709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621]=0;&quot;&quot;;VLOOKUP([.C621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9">
            <text:p>9</text:p>
          </table:table-cell>
          <table:table-cell table:formula="of:=IF([.E621]=0;&quot;&quot;;VLOOKUP([.E621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68577">
            <text:p>2868577</text:p>
          </table:table-cell>
          <table:table-cell table:number-columns-repeated="2" office:value-type="float" office:value="0">
            <text:p>0</text:p>
          </table:table-cell>
          <table:table-cell table:formula="of:=IF([.C622]=0;&quot;&quot;;VLOOKUP([.C622];['file:///home/sh4r3m4n/goldeoro/data/jugadores.csv'#$Hoja1.$A$2:.$D$4096];3;1))">
            <text:p/>
          </table:table-cell>
          <table:table-cell office:value-type="float" office:value="121">
            <text:p>121</text:p>
          </table:table-cell>
          <table:table-cell table:formula="of:=IF([.E622]=0;&quot;&quot;;VLOOKUP([.E622];['file:///home/sh4r3m4n/goldeoro/data/jugadores.csv'#$Hoja1.$A$2:.$D$4096];3;1))" office:value-type="string" office:string-value="Cobo">
            <text:p>Cobo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68577">
            <text:p>2868577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623]=0;&quot;&quot;;VLOOKUP([.C623];['file:///home/sh4r3m4n/goldeoro/data/jugadores.csv'#$Hoja1.$A$2:.$D$4096];3;1))" office:value-type="string" office:string-value="Cobo">
            <text:p>Cobo</text:p>
          </table:table-cell>
          <table:table-cell office:value-type="float" office:value="9">
            <text:p>9</text:p>
          </table:table-cell>
          <table:table-cell table:formula="of:=IF([.E623]=0;&quot;&quot;;VLOOKUP([.E623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72442">
            <text:p>2872442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IF([.C624]=0;&quot;&quot;;VLOOKUP([.C624];['file:///home/sh4r3m4n/goldeoro/data/jugadores.csv'#$Hoja1.$A$2:.$D$4096];3;1))" office:value-type="string" office:string-value="Cobo">
            <text:p>Cobo</text:p>
          </table:table-cell>
          <table:table-cell office:value-type="float" office:value="132">
            <text:p>132</text:p>
          </table:table-cell>
          <table:table-cell table:formula="of:=IF([.E624]=0;&quot;&quot;;VLOOKUP([.E624];['file:///home/sh4r3m4n/goldeoro/data/jugadores.csv'#$Hoja1.$A$2:.$D$4096];3;1))" office:value-type="string" office:string-value="Cauteruccio">
            <text:p>Cauterucc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73450">
            <text:p>287345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[.C625]=0;&quot;&quot;;VLOOKUP([.C625];['file:///home/sh4r3m4n/goldeoro/data/jugadores.csv'#$Hoja1.$A$2:.$D$4096];3;1))" office:value-type="string" office:string-value="Cauteruccio">
            <text:p>Cauteruccio</text:p>
          </table:table-cell>
          <table:table-cell office:value-type="float" office:value="9">
            <text:p>9</text:p>
          </table:table-cell>
          <table:table-cell table:formula="of:=IF([.E625]=0;&quot;&quot;;VLOOKUP([.E625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79951">
            <text:p>2879951</text:p>
          </table:table-cell>
          <table:table-cell table:number-columns-repeated="2" office:value-type="float" office:value="0">
            <text:p>0</text:p>
          </table:table-cell>
          <table:table-cell table:formula="of:=IF([.C626]=0;&quot;&quot;;VLOOKUP([.C626];['file:///home/sh4r3m4n/goldeoro/data/jugadores.csv'#$Hoja1.$A$2:.$D$4096];3;1))">
            <text:p/>
          </table:table-cell>
          <table:table-cell office:value-type="float" office:value="85">
            <text:p>85</text:p>
          </table:table-cell>
          <table:table-cell table:formula="of:=IF([.E626]=0;&quot;&quot;;VLOOKUP([.E626];['file:///home/sh4r3m4n/goldeoro/data/jugadores.csv'#$Hoja1.$A$2:.$D$4096];3;1))" office:value-type="string" office:string-value="Cárlos Sánchez">
            <text:p>Cárlos Sánchez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79951">
            <text:p>287995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627]=0;&quot;&quot;;VLOOKUP([.C627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9">
            <text:p>9</text:p>
          </table:table-cell>
          <table:table-cell table:formula="of:=IF([.E627]=0;&quot;&quot;;VLOOKUP([.E627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84876">
            <text:p>2884876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628]=0;&quot;&quot;;VLOOKUP([.C628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127">
            <text:p>127</text:p>
          </table:table-cell>
          <table:table-cell table:formula="of:=IF([.E628]=0;&quot;&quot;;VLOOKUP([.E628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85867">
            <text:p>2885867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629]=0;&quot;&quot;;VLOOKUP([.C629];['file:///home/sh4r3m4n/goldeoro/data/jugadores.csv'#$Hoja1.$A$2:.$D$4096];3;1))" office:value-type="string" office:string-value="Mansilla">
            <text:p>Mansilla</text:p>
          </table:table-cell>
          <table:table-cell office:value-type="float" office:value="9">
            <text:p>9</text:p>
          </table:table-cell>
          <table:table-cell table:formula="of:=IF([.E629]=0;&quot;&quot;;VLOOKUP([.E629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89192">
            <text:p>2889192</text:p>
          </table:table-cell>
          <table:table-cell table:number-columns-repeated="2" office:value-type="float" office:value="0">
            <text:p>0</text:p>
          </table:table-cell>
          <table:table-cell table:formula="of:=IF([.C630]=0;&quot;&quot;;VLOOKUP([.C630];['file:///home/sh4r3m4n/goldeoro/data/jugadores.csv'#$Hoja1.$A$2:.$D$4096];3;1))">
            <text:p/>
          </table:table-cell>
          <table:table-cell office:value-type="float" office:value="90">
            <text:p>90</text:p>
          </table:table-cell>
          <table:table-cell table:formula="of:=IF([.E630]=0;&quot;&quot;;VLOOKUP([.E630];['file:///home/sh4r3m4n/goldeoro/data/jugadores.csv'#$Hoja1.$A$2:.$D$4096];3;1))" office:value-type="string" office:string-value="Mora">
            <text:p>Mora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89192">
            <text:p>288919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631]=0;&quot;&quot;;VLOOKUP([.C631];['file:///home/sh4r3m4n/goldeoro/data/jugadores.csv'#$Hoja1.$A$2:.$D$4096];3;1))" office:value-type="string" office:string-value="Mora">
            <text:p>Mora</text:p>
          </table:table-cell>
          <table:table-cell office:value-type="float" office:value="9">
            <text:p>9</text:p>
          </table:table-cell>
          <table:table-cell table:formula="of:=IF([.E631]=0;&quot;&quot;;VLOOKUP([.E631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91154">
            <text:p>289115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632]=0;&quot;&quot;;VLOOKUP([.C632];['file:///home/sh4r3m4n/goldeoro/data/jugadores.csv'#$Hoja1.$A$2:.$D$4096];3;1))" office:value-type="string" office:string-value="Mora">
            <text:p>Mora</text:p>
          </table:table-cell>
          <table:table-cell office:value-type="float" office:value="127">
            <text:p>127</text:p>
          </table:table-cell>
          <table:table-cell table:formula="of:=IF([.E632]=0;&quot;&quot;;VLOOKUP([.E632];['file:///home/sh4r3m4n/goldeoro/data/jugadores.csv'#$Hoja1.$A$2:.$D$4096];3;1))" office:value-type="string" office:string-value="Mansilla">
            <text:p>Mansill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94461">
            <text:p>2894461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633]=0;&quot;&quot;;VLOOKUP([.C633];['file:///home/sh4r3m4n/goldeoro/data/jugadores.csv'#$Hoja1.$A$2:.$D$4096];3;1))" office:value-type="string" office:string-value="Mansilla">
            <text:p>Mansilla</text:p>
          </table:table-cell>
          <table:table-cell office:value-type="float" office:value="83">
            <text:p>83</text:p>
          </table:table-cell>
          <table:table-cell table:formula="of:=IF([.E633]=0;&quot;&quot;;VLOOKUP([.E633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99601">
            <text:p>289960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634]=0;&quot;&quot;;VLOOKUP([.C634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9">
            <text:p>9</text:p>
          </table:table-cell>
          <table:table-cell table:formula="of:=IF([.E634]=0;&quot;&quot;;VLOOKUP([.E634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35293">
            <text:p>2935293</text:p>
          </table:table-cell>
          <table:table-cell table:number-columns-repeated="2" office:value-type="float" office:value="0">
            <text:p>0</text:p>
          </table:table-cell>
          <table:table-cell table:formula="of:=IF([.C635]=0;&quot;&quot;;VLOOKUP([.C635];['file:///home/sh4r3m4n/goldeoro/data/jugadores.csv'#$Hoja1.$A$2:.$D$4096];3;1))">
            <text:p/>
          </table:table-cell>
          <table:table-cell office:value-type="float" office:value="127">
            <text:p>127</text:p>
          </table:table-cell>
          <table:table-cell table:formula="of:=IF([.E635]=0;&quot;&quot;;VLOOKUP([.E635];['file:///home/sh4r3m4n/goldeoro/data/jugadores.csv'#$Hoja1.$A$2:.$D$4096];3;1))" office:value-type="string" office:string-value="Mansilla">
            <text:p>Mansilla</text:p>
          </table:table-cell>
          <table:table-cell office:value-type="string">
            <text:p>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35293">
            <text:p>2935293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636]=0;&quot;&quot;;VLOOKUP([.C636];['file:///home/sh4r3m4n/goldeoro/data/jugadores.csv'#$Hoja1.$A$2:.$D$4096];3;1))" office:value-type="string" office:string-value="Mansilla">
            <text:p>Mansilla</text:p>
          </table:table-cell>
          <table:table-cell office:value-type="float" office:value="9">
            <text:p>9</text:p>
          </table:table-cell>
          <table:table-cell table:formula="of:=IF([.E636]=0;&quot;&quot;;VLOOKUP([.E636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38329">
            <text:p>2938329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[.C637]=0;&quot;&quot;;VLOOKUP([.C637];['file:///home/sh4r3m4n/goldeoro/data/jugadores.csv'#$Hoja1.$A$2:.$D$4096];3;1))" office:value-type="string" office:string-value="Mansilla">
            <text:p>Mansilla</text:p>
          </table:table-cell>
          <table:table-cell office:value-type="float" office:value="110">
            <text:p>110</text:p>
          </table:table-cell>
          <table:table-cell table:formula="of:=IF([.E637]=0;&quot;&quot;;VLOOKUP([.E637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39591">
            <text:p>2939591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638]=0;&quot;&quot;;VLOOKUP([.C638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638]=0;&quot;&quot;;VLOOKUP([.E638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68038">
            <text:p>2968038</text:p>
          </table:table-cell>
          <table:table-cell table:number-columns-repeated="2" office:value-type="float" office:value="0">
            <text:p>0</text:p>
          </table:table-cell>
          <table:table-cell table:formula="of:=IF([.C639]=0;&quot;&quot;;VLOOKUP([.C639];['file:///home/sh4r3m4n/goldeoro/data/jugadores.csv'#$Hoja1.$A$2:.$D$4096];3;1))">
            <text:p/>
          </table:table-cell>
          <table:table-cell office:value-type="float" office:value="80">
            <text:p>80</text:p>
          </table:table-cell>
          <table:table-cell table:formula="of:=IF([.E639]=0;&quot;&quot;;VLOOKUP([.E639];['file:///home/sh4r3m4n/goldeoro/data/jugadores.csv'#$Hoja1.$A$2:.$D$4096];3;1))" office:value-type="string" office:string-value="Barovero">
            <text:p>Barovero</text:p>
          </table:table-cell>
          <table:table-cell office:value-type="string">
            <text:p>S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68038">
            <text:p>2968038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640]=0;&quot;&quot;;VLOOKUP([.C640];['file:///home/sh4r3m4n/goldeoro/data/jugadores.csv'#$Hoja1.$A$2:.$D$4096];3;1))" office:value-type="string" office:string-value="Barovero">
            <text:p>Barovero</text:p>
          </table:table-cell>
          <table:table-cell office:value-type="float" office:value="9">
            <text:p>9</text:p>
          </table:table-cell>
          <table:table-cell table:formula="of:=IF([.E640]=0;&quot;&quot;;VLOOKUP([.E640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75517">
            <text:p>2975517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IF([.C641]=0;&quot;&quot;;VLOOKUP([.C641];['file:///home/sh4r3m4n/goldeoro/data/jugadores.csv'#$Hoja1.$A$2:.$D$4096];3;1))" office:value-type="string" office:string-value="Barovero">
            <text:p>Barovero</text:p>
          </table:table-cell>
          <table:table-cell office:value-type="float" office:value="84">
            <text:p>84</text:p>
          </table:table-cell>
          <table:table-cell table:formula="of:=IF([.E641]=0;&quot;&quot;;VLOOKUP([.E641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77509">
            <text:p>297750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642]=0;&quot;&quot;;VLOOKUP([.C642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1">
            <text:p>81</text:p>
          </table:table-cell>
          <table:table-cell table:formula="of:=IF([.E642]=0;&quot;&quot;;VLOOKUP([.E642];['file:///home/sh4r3m4n/goldeoro/data/jugadores.csv'#$Hoja1.$A$2:.$D$4096];3;1))" office:value-type="string" office:string-value="González Pirez">
            <text:p>González Pir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79102">
            <text:p>297910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IF([.C643]=0;&quot;&quot;;VLOOKUP([.C643];['file:///home/sh4r3m4n/goldeoro/data/jugadores.csv'#$Hoja1.$A$2:.$D$4096];3;1))" office:value-type="string" office:string-value="González Pirez">
            <text:p>González Pirez</text:p>
          </table:table-cell>
          <table:table-cell office:value-type="float" office:value="90">
            <text:p>90</text:p>
          </table:table-cell>
          <table:table-cell table:formula="of:=IF([.E643]=0;&quot;&quot;;VLOOKUP([.E643];['file:///home/sh4r3m4n/goldeoro/data/jugadores.csv'#$Hoja1.$A$2:.$D$4096];3;1))" office:value-type="string" office:string-value="Mora">
            <text:p>Mor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79768">
            <text:p>297976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IF([.C644]=0;&quot;&quot;;VLOOKUP([.C644];['file:///home/sh4r3m4n/goldeoro/data/jugadores.csv'#$Hoja1.$A$2:.$D$4096];3;1))" office:value-type="string" office:string-value="Mora">
            <text:p>Mora</text:p>
          </table:table-cell>
          <table:table-cell office:value-type="float" office:value="99">
            <text:p>99</text:p>
          </table:table-cell>
          <table:table-cell table:formula="of:=IF([.E644]=0;&quot;&quot;;VLOOKUP([.E644];['file:///home/sh4r3m4n/goldeoro/data/jugadores.csv'#$Hoja1.$A$2:.$D$4096];3;1))" office:value-type="string" office:string-value="Lanzini">
            <text:p>Lanzin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83367">
            <text:p>298336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IF([.C645]=0;&quot;&quot;;VLOOKUP([.C645];['file:///home/sh4r3m4n/goldeoro/data/jugadores.csv'#$Hoja1.$A$2:.$D$4096];3;1))" office:value-type="string" office:string-value="Lanzini">
            <text:p>Lanzini</text:p>
          </table:table-cell>
          <table:table-cell office:value-type="float" office:value="111">
            <text:p>111</text:p>
          </table:table-cell>
          <table:table-cell table:formula="of:=IF([.E645]=0;&quot;&quot;;VLOOKUP([.E645];['file:///home/sh4r3m4n/goldeoro/data/jugadores.csv'#$Hoja1.$A$2:.$D$4096];3;1))" office:value-type="string" office:string-value="Lema">
            <text:p>Lem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84484">
            <text:p>2984484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formula="of:=IF([.C646]=0;&quot;&quot;;VLOOKUP([.C646];['file:///home/sh4r3m4n/goldeoro/data/jugadores.csv'#$Hoja1.$A$2:.$D$4096];3;1))" office:value-type="string" office:string-value="Lema">
            <text:p>Lema</text:p>
          </table:table-cell>
          <table:table-cell office:value-type="float" office:value="110">
            <text:p>110</text:p>
          </table:table-cell>
          <table:table-cell table:formula="of:=IF([.E646]=0;&quot;&quot;;VLOOKUP([.E646];['file:///home/sh4r3m4n/goldeoro/data/jugadores.csv'#$Hoja1.$A$2:.$D$4096];3;1))" office:value-type="string" office:string-value="Goñi">
            <text:p>Goñ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87057">
            <text:p>2987057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IF([.C647]=0;&quot;&quot;;VLOOKUP([.C647];['file:///home/sh4r3m4n/goldeoro/data/jugadores.csv'#$Hoja1.$A$2:.$D$4096];3;1))" office:value-type="string" office:string-value="Goñi">
            <text:p>Goñi</text:p>
          </table:table-cell>
          <table:table-cell office:value-type="float" office:value="9">
            <text:p>9</text:p>
          </table:table-cell>
          <table:table-cell table:formula="of:=IF([.E647]=0;&quot;&quot;;VLOOKUP([.E647];['file:///home/sh4r3m4n/goldeoro/data/jugadores.csv'#$Hoja1.$A$2:.$D$4096];3;1))" office:value-type="string" office:string-value="Centurión">
            <text:p>Centurió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95353">
            <text:p>2995353</text:p>
          </table:table-cell>
          <table:table-cell table:number-columns-repeated="2" office:value-type="float" office:value="0">
            <text:p>0</text:p>
          </table:table-cell>
          <table:table-cell table:formula="of:=IF([.C648]=0;&quot;&quot;;VLOOKUP([.C648];['file:///home/sh4r3m4n/goldeoro/data/jugadores.csv'#$Hoja1.$A$2:.$D$4096];3;1))">
            <text:p/>
          </table:table-cell>
          <table:table-cell office:value-type="float" office:value="84">
            <text:p>84</text:p>
          </table:table-cell>
          <table:table-cell table:formula="of:=IF([.E648]=0;&quot;&quot;;VLOOKUP([.E648];['file:///home/sh4r3m4n/goldeoro/data/jugadores.csv'#$Hoja1.$A$2:.$D$4096];3;1))" office:value-type="string" office:string-value="Ramiro Funes Mori">
            <text:p>Ramiro Funes Mori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95353">
            <text:p>2995353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649]=0;&quot;&quot;;VLOOKUP([.C649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9">
            <text:p>9</text:p>
          </table:table-cell>
          <table:table-cell table:formula="of:=IF([.E649]=0;&quot;&quot;;VLOOKUP([.E649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97849">
            <text:p>299784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650]=0;&quot;&quot;;VLOOKUP([.C650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111">
            <text:p>111</text:p>
          </table:table-cell>
          <table:table-cell table:formula="of:=IF([.E650]=0;&quot;&quot;;VLOOKUP([.E650];['file:///home/sh4r3m4n/goldeoro/data/jugadores.csv'#$Hoja1.$A$2:.$D$4096];3;1))" office:value-type="string" office:string-value="Lema">
            <text:p>Lema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3412">
            <text:p>3003412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formula="of:=IF([.C651]=0;&quot;&quot;;VLOOKUP([.C651];['file:///home/sh4r3m4n/goldeoro/data/jugadores.csv'#$Hoja1.$A$2:.$D$4096];3;1))" office:value-type="string" office:string-value="Lema">
            <text:p>Lema</text:p>
          </table:table-cell>
          <table:table-cell office:value-type="float" office:value="86">
            <text:p>86</text:p>
          </table:table-cell>
          <table:table-cell table:formula="of:=IF([.E651]=0;&quot;&quot;;VLOOKUP([.E651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6682">
            <text:p>300668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652]=0;&quot;&quot;;VLOOKUP([.C652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122">
            <text:p>122</text:p>
          </table:table-cell>
          <table:table-cell table:formula="of:=IF([.E652]=0;&quot;&quot;;VLOOKUP([.E652];['file:///home/sh4r3m4n/goldeoro/data/jugadores.csv'#$Hoja1.$A$2:.$D$4096];3;1))" office:value-type="string" office:string-value="Díaz">
            <text:p>Día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10055">
            <text:p>3010055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IF([.C653]=0;&quot;&quot;;VLOOKUP([.C653];['file:///home/sh4r3m4n/goldeoro/data/jugadores.csv'#$Hoja1.$A$2:.$D$4096];3;1))" office:value-type="string" office:string-value="Díaz">
            <text:p>Díaz</text:p>
          </table:table-cell>
          <table:table-cell office:value-type="float" office:value="85">
            <text:p>85</text:p>
          </table:table-cell>
          <table:table-cell table:formula="of:=IF([.E653]=0;&quot;&quot;;VLOOKUP([.E653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13476">
            <text:p>3013476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654]=0;&quot;&quot;;VLOOKUP([.C654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118">
            <text:p>118</text:p>
          </table:table-cell>
          <table:table-cell table:formula="of:=IF([.E654]=0;&quot;&quot;;VLOOKUP([.E654];['file:///home/sh4r3m4n/goldeoro/data/jugadores.csv'#$Hoja1.$A$2:.$D$4096];3;1))" office:value-type="string" office:string-value="Serrano">
            <text:p>Serr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15483">
            <text:p>3015483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655]=0;&quot;&quot;;VLOOKUP([.C655];['file:///home/sh4r3m4n/goldeoro/data/jugadores.csv'#$Hoja1.$A$2:.$D$4096];3;1))" office:value-type="string" office:string-value="Serrano">
            <text:p>Serrano</text:p>
          </table:table-cell>
          <table:table-cell office:value-type="float" office:value="9">
            <text:p>9</text:p>
          </table:table-cell>
          <table:table-cell table:formula="of:=IF([.E655]=0;&quot;&quot;;VLOOKUP([.E655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18059">
            <text:p>301805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IF([.C656]=0;&quot;&quot;;VLOOKUP([.C656];['file:///home/sh4r3m4n/goldeoro/data/jugadores.csv'#$Hoja1.$A$2:.$D$4096];3;1))" office:value-type="string" office:string-value="Serrano">
            <text:p>Serrano</text:p>
          </table:table-cell>
          <table:table-cell office:value-type="float" office:value="87">
            <text:p>87</text:p>
          </table:table-cell>
          <table:table-cell table:formula="of:=IF([.E656]=0;&quot;&quot;;VLOOKUP([.E656];['file:///home/sh4r3m4n/goldeoro/data/jugadores.csv'#$Hoja1.$A$2:.$D$4096];3;1))" office:value-type="string" office:string-value="Ponzio">
            <text:p>Ponzi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19967">
            <text:p>3019967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IF([.C657]=0;&quot;&quot;;VLOOKUP([.C657];['file:///home/sh4r3m4n/goldeoro/data/jugadores.csv'#$Hoja1.$A$2:.$D$4096];3;1))" office:value-type="string" office:string-value="Ponzio">
            <text:p>Ponzio</text:p>
          </table:table-cell>
          <table:table-cell office:value-type="float" office:value="85">
            <text:p>85</text:p>
          </table:table-cell>
          <table:table-cell table:formula="of:=IF([.E657]=0;&quot;&quot;;VLOOKUP([.E657];['file:///home/sh4r3m4n/goldeoro/data/jugadores.csv'#$Hoja1.$A$2:.$D$4096];3;1))" office:value-type="string" office:string-value="Cárlos Sánchez">
            <text:p>Cárlos Sánchez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4122">
            <text:p>302412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IF([.C658]=0;&quot;&quot;;VLOOKUP([.C658];['file:///home/sh4r3m4n/goldeoro/data/jugadores.csv'#$Hoja1.$A$2:.$D$4096];3;1))" office:value-type="string" office:string-value="Cárlos Sánchez">
            <text:p>Cárlos Sánchez</text:p>
          </table:table-cell>
          <table:table-cell office:value-type="float" office:value="84">
            <text:p>84</text:p>
          </table:table-cell>
          <table:table-cell table:formula="of:=IF([.E658]=0;&quot;&quot;;VLOOKUP([.E658];['file:///home/sh4r3m4n/goldeoro/data/jugadores.csv'#$Hoja1.$A$2:.$D$4096];3;1))" office:value-type="string" office:string-value="Ramiro Funes Mori">
            <text:p>Ramiro Funes Mor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5728">
            <text:p>3025728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IF([.C659]=0;&quot;&quot;;VLOOKUP([.C659];['file:///home/sh4r3m4n/goldeoro/data/jugadores.csv'#$Hoja1.$A$2:.$D$4096];3;1))" office:value-type="string" office:string-value="Ramiro Funes Mori">
            <text:p>Ramiro Funes Mori</text:p>
          </table:table-cell>
          <table:table-cell office:value-type="float" office:value="86">
            <text:p>86</text:p>
          </table:table-cell>
          <table:table-cell table:formula="of:=IF([.E659]=0;&quot;&quot;;VLOOKUP([.E659];['file:///home/sh4r3m4n/goldeoro/data/jugadores.csv'#$Hoja1.$A$2:.$D$4096];3;1))" office:value-type="string" office:string-value="Cirigliano">
            <text:p>Cirigliano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9237">
            <text:p>302923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IF([.C660]=0;&quot;&quot;;VLOOKUP([.C660];['file:///home/sh4r3m4n/goldeoro/data/jugadores.csv'#$Hoja1.$A$2:.$D$4096];3;1))" office:value-type="string" office:string-value="Cirigliano">
            <text:p>Cirigliano</text:p>
          </table:table-cell>
          <table:table-cell office:value-type="float" office:value="83">
            <text:p>83</text:p>
          </table:table-cell>
          <table:table-cell table:formula="of:=IF([.E660]=0;&quot;&quot;;VLOOKUP([.E660];['file:///home/sh4r3m4n/goldeoro/data/jugadores.csv'#$Hoja1.$A$2:.$D$4096];3;1))" office:value-type="string" office:string-value="Botinelli">
            <text:p>Botinell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31887">
            <text:p>3031887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IF([.C661]=0;&quot;&quot;;VLOOKUP([.C661];['file:///home/sh4r3m4n/goldeoro/data/jugadores.csv'#$Hoja1.$A$2:.$D$4096];3;1))" office:value-type="string" office:string-value="Botinelli">
            <text:p>Botinelli</text:p>
          </table:table-cell>
          <table:table-cell office:value-type="float" office:value="9">
            <text:p>9</text:p>
          </table:table-cell>
          <table:table-cell table:formula="of:=IF([.E661]=0;&quot;&quot;;VLOOKUP([.E661];['file:///home/sh4r3m4n/goldeoro/data/jugadores.csv'#$Hoja1.$A$2:.$D$4096];3;1))" office:value-type="string" office:string-value="Centurión">
            <text:p>Centurión</text:p>
          </table:table-cell>
          <table:table-cell/>
          <table:table-cell office:value-type="float" office:value="0">
            <text:p>0</text:p>
          </table:table-cell>
          <table:table-cell/>
        </table:table-row>
      </table:table>
      <table:table table:name="Pases" table:style-name="ta1" table:print="false">
        <table:shapes>
          <draw:frame draw:z-index="0" draw:style-name="gr1" svg:width="32.984cm" svg:height="10.761cm" svg:x="0cm" svg:y="5.723cm">
            <draw:object draw:notify-on-update-of-ranges="Pases.B1:Pases.B1 Pases.B2:Pases.B59 Pases.D1:Pases.D1 Pases.D2:Pases.D59 Pases.E1:Pases.E1 Pases.E2:Pases.E5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8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bre</text:p>
          </table:table-cell>
          <table:table-cell office:value-type="string">
            <text:p>Equipo</text:p>
          </table:table-cell>
          <table:table-cell office:value-type="string">
            <text:p>Pases</text:p>
          </table:table-cell>
          <table:table-cell office:value-type="string">
            <text:p>Pelotas perdidas</text:p>
          </table:table-cell>
          <table:table-cell table:number-columns-repeated="5"/>
        </table:table-row>
        <table:table-row table:style-name="ro1" table:visibility="filter">
          <table:table-cell office:value-type="float" office:value="104">
            <text:p>104</text:p>
          </table:table-cell>
          <table:table-cell table:formula="of:=VLOOKUP([.A2];['file:///home/sh4r3m4n/goldeoro/data/jugadores.csv'#$Hoja1.$A$4:.$D$141];3;1)" office:value-type="string" office:string-value="Acevedo">
            <text:p>Acevedo</text:p>
          </table:table-cell>
          <table:table-cell table:formula="of:=VLOOKUP([.A2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08">
            <text:p>108</text:p>
          </table:table-cell>
          <table:table-cell table:formula="of:=VLOOKUP([.A3];['file:///home/sh4r3m4n/goldeoro/data/jugadores.csv'#$Hoja1.$A$4:.$D$141];3;1)" office:value-type="string" office:string-value="Alegre">
            <text:p>Alegre</text:p>
          </table:table-cell>
          <table:table-cell table:formula="of:=VLOOKUP([.A3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05">
            <text:p>105</text:p>
          </table:table-cell>
          <table:table-cell table:formula="of:=VLOOKUP([.A4];['file:///home/sh4r3m4n/goldeoro/data/jugadores.csv'#$Hoja1.$A$4:.$D$141];3;1)" office:value-type="string" office:string-value="Benítez">
            <text:p>Benítez</text:p>
          </table:table-cell>
          <table:table-cell table:formula="of:=VLOOKUP([.A4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19">
            <text:p>119</text:p>
          </table:table-cell>
          <table:table-cell table:formula="of:=VLOOKUP([.A5];['file:///home/sh4r3m4n/goldeoro/data/jugadores.csv'#$Hoja1.$A$4:.$D$141];3;1)" office:value-type="string" office:string-value="Caneo">
            <text:p>Caneo</text:p>
          </table:table-cell>
          <table:table-cell table:formula="of:=VLOOKUP([.A5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formula="of:=VLOOKUP([.A6];['file:///home/sh4r3m4n/goldeoro/data/jugadores.csv'#$Hoja1.$A$4:.$D$141];3;1)" office:value-type="string" office:string-value="Carli">
            <text:p>Carli</text:p>
          </table:table-cell>
          <table:table-cell table:formula="of:=VLOOKUP([.A6];['file:///home/sh4r3m4n/goldeoro/data/jugadores.csv'#$Hoja1.$A$4:.$D$141];2;1)" office:value-type="string" office:string-value="QAC">
            <text:p>QA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 table:visibility="filter">
          <table:table-cell office:value-type="float" office:value="120">
            <text:p>120</text:p>
          </table:table-cell>
          <table:table-cell table:formula="of:=VLOOKUP([.A7];['file:///home/sh4r3m4n/goldeoro/data/jugadores.csv'#$Hoja1.$A$4:.$D$141];3;1)" office:value-type="string" office:string-value="Carrasco">
            <text:p>Carrasco</text:p>
          </table:table-cell>
          <table:table-cell table:formula="of:=VLOOKUP([.A7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formula="of:=VLOOKUP([.A8];['file:///home/sh4r3m4n/goldeoro/data/jugadores.csv'#$Hoja1.$A$4:.$D$141];3;1)" office:value-type="string" office:string-value="Cauteruccio">
            <text:p>Cauteruccio</text:p>
          </table:table-cell>
          <table:table-cell table:formula="of:=VLOOKUP([.A8];['file:///home/sh4r3m4n/goldeoro/data/jugadores.csv'#$Hoja1.$A$4:.$D$141];2;1)" office:value-type="string" office:string-value="QAC">
            <text:p>QAC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table:formula="of:=VLOOKUP([.A9];['file:///home/sh4r3m4n/goldeoro/data/jugadores.csv'#$Hoja1.$A$4:.$D$141];3;1)" office:value-type="string" office:string-value="Cobo">
            <text:p>Cobo</text:p>
          </table:table-cell>
          <table:table-cell table:formula="of:=VLOOKUP([.A9];['file:///home/sh4r3m4n/goldeoro/data/jugadores.csv'#$Hoja1.$A$4:.$D$141];2;1)" office:value-type="string" office:string-value="QAC">
            <text:p>QAC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table:formula="of:=VLOOKUP([.A10];['file:///home/sh4r3m4n/goldeoro/data/jugadores.csv'#$Hoja1.$A$4:.$D$141];3;1)" office:value-type="string" office:string-value="Díaz">
            <text:p>Díaz</text:p>
          </table:table-cell>
          <table:table-cell table:formula="of:=VLOOKUP([.A10];['file:///home/sh4r3m4n/goldeoro/data/jugadores.csv'#$Hoja1.$A$4:.$D$141];2;1)" office:value-type="string" office:string-value="QAC">
            <text:p>QAC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 table:visibility="filter">
          <table:table-cell office:value-type="float" office:value="133">
            <text:p>133</text:p>
          </table:table-cell>
          <table:table-cell table:formula="of:=VLOOKUP([.A11];['file:///home/sh4r3m4n/goldeoro/data/jugadores.csv'#$Hoja1.$A$4:.$D$141];3;1)" office:value-type="string" office:string-value="Diz">
            <text:p>Diz</text:p>
          </table:table-cell>
          <table:table-cell table:formula="of:=VLOOKUP([.A11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06">
            <text:p>106</text:p>
          </table:table-cell>
          <table:table-cell table:formula="of:=VLOOKUP([.A12];['file:///home/sh4r3m4n/goldeoro/data/jugadores.csv'#$Hoja1.$A$4:.$D$141];3;1)" office:value-type="string" office:string-value="Dulcich">
            <text:p>Dulcich</text:p>
          </table:table-cell>
          <table:table-cell table:formula="of:=VLOOKUP([.A12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23">
            <text:p>123</text:p>
          </table:table-cell>
          <table:table-cell table:formula="of:=VLOOKUP([.A13];['file:///home/sh4r3m4n/goldeoro/data/jugadores.csv'#$Hoja1.$A$4:.$D$141];3;1)" office:value-type="string" office:string-value="Elizari">
            <text:p>Elizari</text:p>
          </table:table-cell>
          <table:table-cell table:formula="of:=VLOOKUP([.A13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24">
            <text:p>124</text:p>
          </table:table-cell>
          <table:table-cell table:formula="of:=VLOOKUP([.A14];['file:///home/sh4r3m4n/goldeoro/data/jugadores.csv'#$Hoja1.$A$4:.$D$141];3;1)" office:value-type="string" office:string-value="Garnier">
            <text:p>Garnier</text:p>
          </table:table-cell>
          <table:table-cell table:formula="of:=VLOOKUP([.A14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34">
            <text:p>134</text:p>
          </table:table-cell>
          <table:table-cell table:formula="of:=VLOOKUP([.A15];['file:///home/sh4r3m4n/goldeoro/data/jugadores.csv'#$Hoja1.$A$4:.$D$141];3;1)" office:value-type="string" office:string-value="Giménez">
            <text:p>Giménez</text:p>
          </table:table-cell>
          <table:table-cell table:formula="of:=VLOOKUP([.A15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table:formula="of:=VLOOKUP([.A16];['file:///home/sh4r3m4n/goldeoro/data/jugadores.csv'#$Hoja1.$A$4:.$D$141];3;1)" office:value-type="string" office:string-value="Goñi">
            <text:p>Goñi</text:p>
          </table:table-cell>
          <table:table-cell table:formula="of:=VLOOKUP([.A16];['file:///home/sh4r3m4n/goldeoro/data/jugadores.csv'#$Hoja1.$A$4:.$D$141];2;1)" office:value-type="string" office:string-value="QAC">
            <text:p>QAC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 table:visibility="filter">
          <table:table-cell office:value-type="float" office:value="135">
            <text:p>135</text:p>
          </table:table-cell>
          <table:table-cell table:formula="of:=VLOOKUP([.A17];['file:///home/sh4r3m4n/goldeoro/data/jugadores.csv'#$Hoja1.$A$4:.$D$141];3;1)" office:value-type="string" office:string-value="Insaurralde">
            <text:p>Insaurralde</text:p>
          </table:table-cell>
          <table:table-cell table:formula="of:=VLOOKUP([.A17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table:formula="of:=VLOOKUP([.A18];['file:///home/sh4r3m4n/goldeoro/data/jugadores.csv'#$Hoja1.$A$4:.$D$141];3;1)" office:value-type="string" office:string-value="Lema">
            <text:p>Lema</text:p>
          </table:table-cell>
          <table:table-cell table:formula="of:=VLOOKUP([.A18];['file:///home/sh4r3m4n/goldeoro/data/jugadores.csv'#$Hoja1.$A$4:.$D$141];2;1)" office:value-type="string" office:string-value="QAC">
            <text:p>QAC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 table:visibility="filter">
          <table:table-cell office:value-type="float" office:value="112">
            <text:p>112</text:p>
          </table:table-cell>
          <table:table-cell table:formula="of:=VLOOKUP([.A19];['file:///home/sh4r3m4n/goldeoro/data/jugadores.csv'#$Hoja1.$A$4:.$D$141];3;1)" office:value-type="string" office:string-value="Leyes">
            <text:p>Leyes</text:p>
          </table:table-cell>
          <table:table-cell table:formula="of:=VLOOKUP([.A19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13">
            <text:p>113</text:p>
          </table:table-cell>
          <table:table-cell table:formula="of:=VLOOKUP([.A20];['file:///home/sh4r3m4n/goldeoro/data/jugadores.csv'#$Hoja1.$A$4:.$D$141];3;1)" office:value-type="string" office:string-value="Lima">
            <text:p>Lima</text:p>
          </table:table-cell>
          <table:table-cell table:formula="of:=VLOOKUP([.A20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25">
            <text:p>125</text:p>
          </table:table-cell>
          <table:table-cell table:formula="of:=VLOOKUP([.A21];['file:///home/sh4r3m4n/goldeoro/data/jugadores.csv'#$Hoja1.$A$4:.$D$141];3;1)" office:value-type="string" office:string-value="López">
            <text:p>López</text:p>
          </table:table-cell>
          <table:table-cell table:formula="of:=VLOOKUP([.A21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26">
            <text:p>126</text:p>
          </table:table-cell>
          <table:table-cell table:formula="of:=VLOOKUP([.A22];['file:///home/sh4r3m4n/goldeoro/data/jugadores.csv'#$Hoja1.$A$4:.$D$141];3;1)" office:value-type="string" office:string-value="Mandarino">
            <text:p>Mandarino</text:p>
          </table:table-cell>
          <table:table-cell table:formula="of:=VLOOKUP([.A22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formula="of:=VLOOKUP([.A23];['file:///home/sh4r3m4n/goldeoro/data/jugadores.csv'#$Hoja1.$A$4:.$D$141];3;1)" office:value-type="string" office:string-value="Mansilla">
            <text:p>Mansilla</text:p>
          </table:table-cell>
          <table:table-cell table:formula="of:=VLOOKUP([.A23];['file:///home/sh4r3m4n/goldeoro/data/jugadores.csv'#$Hoja1.$A$4:.$D$141];2;1)" office:value-type="string" office:string-value="QAC">
            <text:p>QAC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 table:visibility="filter">
          <table:table-cell office:value-type="float" office:value="114">
            <text:p>114</text:p>
          </table:table-cell>
          <table:table-cell table:formula="of:=VLOOKUP([.A24];['file:///home/sh4r3m4n/goldeoro/data/jugadores.csv'#$Hoja1.$A$4:.$D$141];3;1)" office:value-type="string" office:string-value="Martínez">
            <text:p>Martínez</text:p>
          </table:table-cell>
          <table:table-cell table:formula="of:=VLOOKUP([.A24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28">
            <text:p>128</text:p>
          </table:table-cell>
          <table:table-cell table:formula="of:=VLOOKUP([.A25];['file:///home/sh4r3m4n/goldeoro/data/jugadores.csv'#$Hoja1.$A$4:.$D$141];3;1)" office:value-type="string" office:string-value="Mattos">
            <text:p>Mattos</text:p>
          </table:table-cell>
          <table:table-cell table:formula="of:=VLOOKUP([.A25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29">
            <text:p>129</text:p>
          </table:table-cell>
          <table:table-cell table:formula="of:=VLOOKUP([.A26];['file:///home/sh4r3m4n/goldeoro/data/jugadores.csv'#$Hoja1.$A$4:.$D$141];3;1)" office:value-type="string" office:string-value="Morales">
            <text:p>Morales</text:p>
          </table:table-cell>
          <table:table-cell table:formula="of:=VLOOKUP([.A26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30">
            <text:p>130</text:p>
          </table:table-cell>
          <table:table-cell table:formula="of:=VLOOKUP([.A27];['file:///home/sh4r3m4n/goldeoro/data/jugadores.csv'#$Hoja1.$A$4:.$D$141];3;1)" office:value-type="string" office:string-value="Nuñez">
            <text:p>Nuñez</text:p>
          </table:table-cell>
          <table:table-cell table:formula="of:=VLOOKUP([.A27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15">
            <text:p>115</text:p>
          </table:table-cell>
          <table:table-cell table:formula="of:=VLOOKUP([.A28];['file:///home/sh4r3m4n/goldeoro/data/jugadores.csv'#$Hoja1.$A$4:.$D$141];3;1)" office:value-type="string" office:string-value="Olivera">
            <text:p>Olivera</text:p>
          </table:table-cell>
          <table:table-cell table:formula="of:=VLOOKUP([.A28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16">
            <text:p>116</text:p>
          </table:table-cell>
          <table:table-cell table:formula="of:=VLOOKUP([.A29];['file:///home/sh4r3m4n/goldeoro/data/jugadores.csv'#$Hoja1.$A$4:.$D$141];3;1)" office:value-type="string" office:string-value="Quiles">
            <text:p>Quiles</text:p>
          </table:table-cell>
          <table:table-cell table:formula="of:=VLOOKUP([.A29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17">
            <text:p>117</text:p>
          </table:table-cell>
          <table:table-cell table:formula="of:=VLOOKUP([.A30];['file:///home/sh4r3m4n/goldeoro/data/jugadores.csv'#$Hoja1.$A$4:.$D$141];3;1)" office:value-type="string" office:string-value="Ravest">
            <text:p>Ravest</text:p>
          </table:table-cell>
          <table:table-cell table:formula="of:=VLOOKUP([.A30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formula="of:=VLOOKUP([.A31];['file:///home/sh4r3m4n/goldeoro/data/jugadores.csv'#$Hoja1.$A$4:.$D$141];3;1)" office:value-type="string" office:string-value="Romero">
            <text:p>Romero</text:p>
          </table:table-cell>
          <table:table-cell table:formula="of:=VLOOKUP([.A31];['file:///home/sh4r3m4n/goldeoro/data/jugadores.csv'#$Hoja1.$A$4:.$D$141];2;1)" office:value-type="string" office:string-value="QAC">
            <text:p>QAC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table:formula="of:=VLOOKUP([.A32];['file:///home/sh4r3m4n/goldeoro/data/jugadores.csv'#$Hoja1.$A$4:.$D$141];3;1)" office:value-type="string" office:string-value="Serrano">
            <text:p>Serrano</text:p>
          </table:table-cell>
          <table:table-cell table:formula="of:=VLOOKUP([.A32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13">
            <text:p>13</text:p>
          </table:table-cell>
          <table:table-cell table:number-columns-repeated="5"/>
        </table:table-row>
        <table:table-row table:style-name="ro1" table:visibility="filter">
          <table:table-cell office:value-type="float" office:value="136">
            <text:p>136</text:p>
          </table:table-cell>
          <table:table-cell table:formula="of:=VLOOKUP([.A33];['file:///home/sh4r3m4n/goldeoro/data/jugadores.csv'#$Hoja1.$A$4:.$D$141];3;1)" office:value-type="string" office:string-value="Telechea">
            <text:p>Telechea</text:p>
          </table:table-cell>
          <table:table-cell table:formula="of:=VLOOKUP([.A33];['file:///home/sh4r3m4n/goldeoro/data/jugadores.csv'#$Hoja1.$A$4:.$D$141];2;1)" office:value-type="string" office:string-value="QAC">
            <text:p>QA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37">
            <text:p>137</text:p>
          </table:table-cell>
          <table:table-cell table:formula="of:=VLOOKUP([.A34];['file:///home/sh4r3m4n/goldeoro/data/jugadores.csv'#$Hoja1.$A$4:.$D$141];3;1)" office:value-type="string" office:string-value="Toloza">
            <text:p>Toloza</text:p>
          </table:table-cell>
          <table:table-cell table:formula="of:=VLOOKUP([.A34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formula="of:=VLOOKUP([.A35];['file:///home/sh4r3m4n/goldeoro/data/jugadores.csv'#$Hoja1.$A$4:.$D$141];3;1)" office:value-type="string" office:string-value="Tripodi">
            <text:p>Tripodi</text:p>
          </table:table-cell>
          <table:table-cell table:formula="of:=VLOOKUP([.A35];['file:///home/sh4r3m4n/goldeoro/data/jugadores.csv'#$Hoja1.$A$4:.$D$141];2;1)" office:value-type="string" office:string-value="QAC">
            <text:p>QAC</text:p>
          </table:table-cell>
          <table:table-cell table:number-columns-repeated="2" office:value-type="float" office:value="8">
            <text:p>8</text:p>
          </table:table-cell>
          <table:table-cell table:number-columns-repeated="5"/>
        </table:table-row>
        <table:table-row table:style-name="ro1" table:visibility="filter">
          <table:table-cell office:value-type="float" office:value="92">
            <text:p>92</text:p>
          </table:table-cell>
          <table:table-cell table:formula="of:=VLOOKUP([.A36];['file:///home/sh4r3m4n/goldeoro/data/jugadores.csv'#$Hoja1.$A$4:.$D$141];3;1)" office:value-type="string" office:string-value="Abecasis">
            <text:p>Abecasis</text:p>
          </table:table-cell>
          <table:table-cell table:formula="of:=VLOOKUP([.A36];['file:///home/sh4r3m4n/goldeoro/data/jugadores.csv'#$Hoja1.$A$4:.$D$141];2;1)" office:value-type="string" office:string-value="RIV">
            <text:p>RIV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96">
            <text:p>96</text:p>
          </table:table-cell>
          <table:table-cell table:formula="of:=VLOOKUP([.A37];['file:///home/sh4r3m4n/goldeoro/data/jugadores.csv'#$Hoja1.$A$4:.$D$141];3;1)" office:value-type="string" office:string-value="Acevedo">
            <text:p>Acevedo</text:p>
          </table:table-cell>
          <table:table-cell table:formula="of:=VLOOKUP([.A37];['file:///home/sh4r3m4n/goldeoro/data/jugadores.csv'#$Hoja1.$A$4:.$D$141];2;1)" office:value-type="string" office:string-value="RIV">
            <text:p>RIV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97">
            <text:p>97</text:p>
          </table:table-cell>
          <table:table-cell table:formula="of:=VLOOKUP([.A38];['file:///home/sh4r3m4n/goldeoro/data/jugadores.csv'#$Hoja1.$A$4:.$D$141];3;1)" office:value-type="string" office:string-value="Affanchino">
            <text:p>Affanchino</text:p>
          </table:table-cell>
          <table:table-cell table:formula="of:=VLOOKUP([.A38];['file:///home/sh4r3m4n/goldeoro/data/jugadores.csv'#$Hoja1.$A$4:.$D$141];2;1)" office:value-type="string" office:string-value="RIV">
            <text:p>RIV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88">
            <text:p>88</text:p>
          </table:table-cell>
          <table:table-cell table:formula="of:=VLOOKUP([.A39];['file:///home/sh4r3m4n/goldeoro/data/jugadores.csv'#$Hoja1.$A$4:.$D$141];3;1)" office:value-type="string" office:string-value="Aguirre">
            <text:p>Aguirre</text:p>
          </table:table-cell>
          <table:table-cell table:formula="of:=VLOOKUP([.A39];['file:///home/sh4r3m4n/goldeoro/data/jugadores.csv'#$Hoja1.$A$4:.$D$141];2;1)" office:value-type="string" office:string-value="RIV">
            <text:p>RIV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98">
            <text:p>98</text:p>
          </table:table-cell>
          <table:table-cell table:formula="of:=VLOOKUP([.A40];['file:///home/sh4r3m4n/goldeoro/data/jugadores.csv'#$Hoja1.$A$4:.$D$141];3;1)" office:value-type="string" office:string-value="Aguirre">
            <text:p>Aguirre</text:p>
          </table:table-cell>
          <table:table-cell table:formula="of:=VLOOKUP([.A40];['file:///home/sh4r3m4n/goldeoro/data/jugadores.csv'#$Hoja1.$A$4:.$D$141];2;1)" office:value-type="string" office:string-value="RIV">
            <text:p>RIV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93">
            <text:p>93</text:p>
          </table:table-cell>
          <table:table-cell table:formula="of:=VLOOKUP([.A41];['file:///home/sh4r3m4n/goldeoro/data/jugadores.csv'#$Hoja1.$A$4:.$D$141];3;1)" office:value-type="string" office:string-value="Arano">
            <text:p>Arano</text:p>
          </table:table-cell>
          <table:table-cell table:formula="of:=VLOOKUP([.A41];['file:///home/sh4r3m4n/goldeoro/data/jugadores.csv'#$Hoja1.$A$4:.$D$141];2;1)" office:value-type="string" office:string-value="RIV">
            <text:p>RIV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formula="of:=VLOOKUP([.A42];['file:///home/sh4r3m4n/goldeoro/data/jugadores.csv'#$Hoja1.$A$4:.$D$141];3;1)" office:value-type="string" office:string-value="Barovero">
            <text:p>Barovero</text:p>
          </table:table-cell>
          <table:table-cell table:formula="of:=VLOOKUP([.A42];['file:///home/sh4r3m4n/goldeoro/data/jugadores.csv'#$Hoja1.$A$4:.$D$141];2;1)" office:value-type="string" office:string-value="RIV">
            <text:p>RIV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 table:visibility="filter">
          <table:table-cell office:value-type="float" office:value="83">
            <text:p>83</text:p>
          </table:table-cell>
          <table:table-cell table:formula="of:=VLOOKUP([.A43];['file:///home/sh4r3m4n/goldeoro/data/jugadores.csv'#$Hoja1.$A$4:.$D$141];3;1)" office:value-type="string" office:string-value="Botinelli">
            <text:p>Botinelli</text:p>
          </table:table-cell>
          <table:table-cell table:formula="of:=VLOOKUP([.A43];['file:///home/sh4r3m4n/goldeoro/data/jugadores.csv'#$Hoja1.$A$4:.$D$141];2;1)" office:value-type="string" office:string-value="RIV">
            <text:p>RIV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 table:visibility="filter">
          <table:table-cell office:value-type="float" office:value="85">
            <text:p>85</text:p>
          </table:table-cell>
          <table:table-cell table:formula="of:=VLOOKUP([.A44];['file:///home/sh4r3m4n/goldeoro/data/jugadores.csv'#$Hoja1.$A$4:.$D$141];3;1)" office:value-type="string" office:string-value="Cárlos Sánchez">
            <text:p>Cárlos Sánchez</text:p>
          </table:table-cell>
          <table:table-cell table:formula="of:=VLOOKUP([.A44];['file:///home/sh4r3m4n/goldeoro/data/jugadores.csv'#$Hoja1.$A$4:.$D$141];2;1)" office:value-type="string" office:string-value="RIV">
            <text:p>RIV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formula="of:=VLOOKUP([.A45];['file:///home/sh4r3m4n/goldeoro/data/jugadores.csv'#$Hoja1.$A$4:.$D$141];3;1)" office:value-type="string" office:string-value="Cirigliano">
            <text:p>Cirigliano</text:p>
          </table:table-cell>
          <table:table-cell table:formula="of:=VLOOKUP([.A45];['file:///home/sh4r3m4n/goldeoro/data/jugadores.csv'#$Hoja1.$A$4:.$D$141];2;1)" office:value-type="string" office:string-value="RIV">
            <text:p>RIV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 table:visibility="filter">
          <table:table-cell office:value-type="float" office:value="81">
            <text:p>81</text:p>
          </table:table-cell>
          <table:table-cell table:formula="of:=VLOOKUP([.A46];['file:///home/sh4r3m4n/goldeoro/data/jugadores.csv'#$Hoja1.$A$4:.$D$141];3;1)" office:value-type="string" office:string-value="González Pirez">
            <text:p>González Pirez</text:p>
          </table:table-cell>
          <table:table-cell table:formula="of:=VLOOKUP([.A46];['file:///home/sh4r3m4n/goldeoro/data/jugadores.csv'#$Hoja1.$A$4:.$D$141];2;1)" office:value-type="string" office:string-value="RIV">
            <text:p>RIV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 table:visibility="filter">
          <table:table-cell office:value-type="float" office:value="99">
            <text:p>99</text:p>
          </table:table-cell>
          <table:table-cell table:formula="of:=VLOOKUP([.A47];['file:///home/sh4r3m4n/goldeoro/data/jugadores.csv'#$Hoja1.$A$4:.$D$141];3;1)" office:value-type="string" office:string-value="Lanzini">
            <text:p>Lanzini</text:p>
          </table:table-cell>
          <table:table-cell table:formula="of:=VLOOKUP([.A47];['file:///home/sh4r3m4n/goldeoro/data/jugadores.csv'#$Hoja1.$A$4:.$D$141];2;1)" office:value-type="string" office:string-value="RIV">
            <text:p>RIV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formula="of:=VLOOKUP([.A48];['file:///home/sh4r3m4n/goldeoro/data/jugadores.csv'#$Hoja1.$A$4:.$D$141];3;1)" office:value-type="string" office:string-value="Luna">
            <text:p>Luna</text:p>
          </table:table-cell>
          <table:table-cell table:formula="of:=VLOOKUP([.A48];['file:///home/sh4r3m4n/goldeoro/data/jugadores.csv'#$Hoja1.$A$4:.$D$141];2;1)" office:value-type="string" office:string-value="RIV">
            <text:p>RIV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 table:visibility="filter">
          <table:table-cell office:value-type="float" office:value="102">
            <text:p>102</text:p>
          </table:table-cell>
          <table:table-cell table:formula="of:=VLOOKUP([.A49];['file:///home/sh4r3m4n/goldeoro/data/jugadores.csv'#$Hoja1.$A$4:.$D$141];3;1)" office:value-type="string" office:string-value="Luna">
            <text:p>Luna</text:p>
          </table:table-cell>
          <table:table-cell table:formula="of:=VLOOKUP([.A49];['file:///home/sh4r3m4n/goldeoro/data/jugadores.csv'#$Hoja1.$A$4:.$D$141];2;1)" office:value-type="string" office:string-value="RIV">
            <text:p>RIV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94">
            <text:p>94</text:p>
          </table:table-cell>
          <table:table-cell table:formula="of:=VLOOKUP([.A50];['file:///home/sh4r3m4n/goldeoro/data/jugadores.csv'#$Hoja1.$A$4:.$D$141];3;1)" office:value-type="string" office:string-value="Maidana">
            <text:p>Maidana</text:p>
          </table:table-cell>
          <table:table-cell table:formula="of:=VLOOKUP([.A50];['file:///home/sh4r3m4n/goldeoro/data/jugadores.csv'#$Hoja1.$A$4:.$D$141];2;1)" office:value-type="string" office:string-value="RIV">
            <text:p>RIV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95">
            <text:p>95</text:p>
          </table:table-cell>
          <table:table-cell table:formula="of:=VLOOKUP([.A51];['file:///home/sh4r3m4n/goldeoro/data/jugadores.csv'#$Hoja1.$A$4:.$D$141];3;1)" office:value-type="string" office:string-value="Mercado">
            <text:p>Mercado</text:p>
          </table:table-cell>
          <table:table-cell table:formula="of:=VLOOKUP([.A51];['file:///home/sh4r3m4n/goldeoro/data/jugadores.csv'#$Hoja1.$A$4:.$D$141];2;1)" office:value-type="string" office:string-value="RIV">
            <text:p>RIV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formula="of:=VLOOKUP([.A52];['file:///home/sh4r3m4n/goldeoro/data/jugadores.csv'#$Hoja1.$A$4:.$D$141];3;1)" office:value-type="string" office:string-value="Mora">
            <text:p>Mora</text:p>
          </table:table-cell>
          <table:table-cell table:formula="of:=VLOOKUP([.A52];['file:///home/sh4r3m4n/goldeoro/data/jugadores.csv'#$Hoja1.$A$4:.$D$141];2;1)" office:value-type="string" office:string-value="RIV">
            <text:p>RIV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 table:visibility="filter">
          <table:table-cell office:value-type="float" office:value="103">
            <text:p>103</text:p>
          </table:table-cell>
          <table:table-cell table:formula="of:=VLOOKUP([.A53];['file:///home/sh4r3m4n/goldeoro/data/jugadores.csv'#$Hoja1.$A$4:.$D$141];3;1)" office:value-type="string" office:string-value="Ocampos">
            <text:p>Ocampos</text:p>
          </table:table-cell>
          <table:table-cell table:formula="of:=VLOOKUP([.A53];['file:///home/sh4r3m4n/goldeoro/data/jugadores.csv'#$Hoja1.$A$4:.$D$141];2;1)" office:value-type="string" office:string-value="RIV">
            <text:p>RIV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82">
            <text:p>82</text:p>
          </table:table-cell>
          <table:table-cell table:formula="of:=VLOOKUP([.A54];['file:///home/sh4r3m4n/goldeoro/data/jugadores.csv'#$Hoja1.$A$4:.$D$141];3;1)" office:value-type="string" office:string-value="Pezzella">
            <text:p>Pezzella</text:p>
          </table:table-cell>
          <table:table-cell table:formula="of:=VLOOKUP([.A54];['file:///home/sh4r3m4n/goldeoro/data/jugadores.csv'#$Hoja1.$A$4:.$D$141];2;1)" office:value-type="string" office:string-value="RIV">
            <text:p>RIV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formula="of:=VLOOKUP([.A55];['file:///home/sh4r3m4n/goldeoro/data/jugadores.csv'#$Hoja1.$A$4:.$D$141];3;1)" office:value-type="string" office:string-value="Ponzio">
            <text:p>Ponzio</text:p>
          </table:table-cell>
          <table:table-cell table:formula="of:=VLOOKUP([.A55];['file:///home/sh4r3m4n/goldeoro/data/jugadores.csv'#$Hoja1.$A$4:.$D$141];2;1)" office:value-type="string" office:string-value="RIV">
            <text:p>RIV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formula="of:=VLOOKUP([.A56];['file:///home/sh4r3m4n/goldeoro/data/jugadores.csv'#$Hoja1.$A$4:.$D$141];3;1)" office:value-type="string" office:string-value="Ramiro Funes Mori">
            <text:p>Ramiro Funes Mori</text:p>
          </table:table-cell>
          <table:table-cell table:formula="of:=VLOOKUP([.A56];['file:///home/sh4r3m4n/goldeoro/data/jugadores.csv'#$Hoja1.$A$4:.$D$141];2;1)" office:value-type="string" office:string-value="RIV">
            <text:p>RIV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 table:visibility="filter">
          <table:table-cell office:value-type="float" office:value="101">
            <text:p>101</text:p>
          </table:table-cell>
          <table:table-cell table:formula="of:=VLOOKUP([.A57];['file:///home/sh4r3m4n/goldeoro/data/jugadores.csv'#$Hoja1.$A$4:.$D$141];3;1)" office:value-type="string" office:string-value="Rogelio Funes Mori">
            <text:p>Rogelio Funes Mori</text:p>
          </table:table-cell>
          <table:table-cell table:formula="of:=VLOOKUP([.A57];['file:///home/sh4r3m4n/goldeoro/data/jugadores.csv'#$Hoja1.$A$4:.$D$141];2;1)" office:value-type="string" office:string-value="RIV">
            <text:p>RIV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100">
            <text:p>100</text:p>
          </table:table-cell>
          <table:table-cell table:formula="of:=VLOOKUP([.A58];['file:///home/sh4r3m4n/goldeoro/data/jugadores.csv'#$Hoja1.$A$4:.$D$141];3;1)" office:value-type="string" office:string-value="Rojas">
            <text:p>Rojas</text:p>
          </table:table-cell>
          <table:table-cell table:formula="of:=VLOOKUP([.A58];['file:///home/sh4r3m4n/goldeoro/data/jugadores.csv'#$Hoja1.$A$4:.$D$141];2;1)" office:value-type="string" office:string-value="RIV">
            <text:p>RIV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float" office:value="91">
            <text:p>91</text:p>
          </table:table-cell>
          <table:table-cell table:formula="of:=VLOOKUP([.A59];['file:///home/sh4r3m4n/goldeoro/data/jugadores.csv'#$Hoja1.$A$4:.$D$141];3;1)" office:value-type="string" office:string-value="Trezeguet">
            <text:p>Trezeguet</text:p>
          </table:table-cell>
          <table:table-cell table:formula="of:=VLOOKUP([.A59];['file:///home/sh4r3m4n/goldeoro/data/jugadores.csv'#$Hoja1.$A$4:.$D$141];2;1)" office:value-type="string" office:string-value="RIV">
            <text:p>RIV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table:style-name="ce2"/>
        </table:table-row>
      </table:table>
      <table:table table:name="'file:///home/sh4r3m4n/goldeoro/data/jugadores.csv'#Hoja1" table:print="false" table:style-name="ta_extref">
        <table:table-source xlink:type="simple" xlink:href="../jugadores.csv" table:table-name="Hoja1" table:mode="copy-results-only"/>
        <table:table-column table:number-columns-repeated="4"/>
        <table:table-row>
          <table:table-cell table:number-columns-repeated="4"/>
        </table:table-row>
        <table:table-row>
          <table:table-cell table:style-name="ce1" office:value-type="float" office:value="1">
            <text:p>1</text:p>
          </table:table-cell>
          <table:table-cell table:style-name="ce1" office:value-type="string">
            <text:p>RAC</text:p>
          </table:table-cell>
          <table:table-cell table:style-name="ce1" office:value-type="string">
            <text:p>De Olivera</text:p>
          </table:table-cell>
          <table:table-cell table:style-name="ce1" office:value-type="float" office:value="21">
            <text:p>21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string">
            <text:p>RAC</text:p>
          </table:table-cell>
          <table:table-cell table:style-name="ce1" office:value-type="string">
            <text:p>Corvalan</text:p>
          </table:table-cell>
          <table:table-cell table:style-name="ce1" office:value-type="float" office:value="32">
            <text:p>32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string">
            <text:p>RAC</text:p>
          </table:table-cell>
          <table:table-cell table:style-name="ce1" office:value-type="string">
            <text:p>Ortiz</text:p>
          </table:table-cell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string">
            <text:p>RAC</text:p>
          </table:table-cell>
          <table:table-cell table:style-name="ce1" office:value-type="string">
            <text:p>Pillud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string">
            <text:p>RAC</text:p>
          </table:table-cell>
          <table:table-cell table:style-name="ce1" office:value-type="string">
            <text:p>Cahais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string">
            <text:p>RAC</text:p>
          </table:table-cell>
          <table:table-cell table:style-name="ce1" office:value-type="string">
            <text:p>Villar</text:p>
          </table:table-cell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string">
            <text:p>RAC</text:p>
          </table:table-cell>
          <table:table-cell table:style-name="ce1" office:value-type="string">
            <text:p>Pelletieri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string">
            <text:p>RAC</text:p>
          </table:table-cell>
          <table:table-cell table:style-name="ce1" office:value-type="string">
            <text:p>Aued</text:p>
          </table:table-cell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string">
            <text:p>RAC</text:p>
          </table:table-cell>
          <table:table-cell table:style-name="ce1" office:value-type="string">
            <text:p>Centurión</text:p>
          </table:table-cell>
          <table:table-cell table:style-name="ce1" office:value-type="float" office:value="26">
            <text:p>26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string">
            <text:p>RAC</text:p>
          </table:table-cell>
          <table:table-cell table:style-name="ce1" office:value-type="string">
            <text:p>Vietto</text:p>
          </table:table-cell>
          <table:table-cell table:style-name="ce1" office:value-type="float" office:value="36">
            <text:p>36</text:p>
          </table:table-cell>
        </table:table-row>
        <table:table-row>
          <table:table-cell table:style-name="ce1" office:value-type="float" office:value="11">
            <text:p>11</text:p>
          </table:table-cell>
          <table:table-cell table:style-name="ce1" office:value-type="string">
            <text:p>RAC</text:p>
          </table:table-cell>
          <table:table-cell table:style-name="ce1" office:value-type="string">
            <text:p>Sand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string">
            <text:p>BOC</text:p>
          </table:table-cell>
          <table:table-cell table:style-name="ce1" office:value-type="string">
            <text:p>Ustari</text:p>
          </table:table-cell>
          <table:table-cell table:style-name="ce1" office:value-type="float" office:value="23">
            <text:p>23</text:p>
          </table:table-cell>
        </table:table-row>
        <table:table-row>
          <table:table-cell table:style-name="ce1" office:value-type="float" office:value="13">
            <text:p>13</text:p>
          </table:table-cell>
          <table:table-cell table:style-name="ce1" office:value-type="string">
            <text:p>BOC</text:p>
          </table:table-cell>
          <table:table-cell table:style-name="ce1" office:value-type="string">
            <text:p>Clemente Rodríguez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4">
            <text:p>14</text:p>
          </table:table-cell>
          <table:table-cell table:style-name="ce1" office:value-type="string">
            <text:p>BOC</text:p>
          </table:table-cell>
          <table:table-cell table:style-name="ce1" office:value-type="string">
            <text:p>Schiavi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5">
            <text:p>15</text:p>
          </table:table-cell>
          <table:table-cell table:style-name="ce1" office:value-type="string">
            <text:p>BOC</text:p>
          </table:table-cell>
          <table:table-cell table:style-name="ce1" office:value-type="string">
            <text:p>Burdisso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float" office:value="16">
            <text:p>16</text:p>
          </table:table-cell>
          <table:table-cell table:style-name="ce1" office:value-type="string">
            <text:p>BOC</text:p>
          </table:table-cell>
          <table:table-cell table:style-name="ce1" office:value-type="string">
            <text:p>Sanchez Miño</text:p>
          </table:table-cell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float" office:value="17">
            <text:p>17</text:p>
          </table:table-cell>
          <table:table-cell table:style-name="ce1" office:value-type="string">
            <text:p>BOC</text:p>
          </table:table-cell>
          <table:table-cell table:style-name="ce1" office:value-type="string">
            <text:p>Ledesma</text:p>
          </table:table-cell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float" office:value="18">
            <text:p>18</text:p>
          </table:table-cell>
          <table:table-cell table:style-name="ce1" office:value-type="string">
            <text:p>BOC</text:p>
          </table:table-cell>
          <table:table-cell table:style-name="ce1" office:value-type="string">
            <text:p>Somoza</text:p>
          </table:table-cell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float" office:value="19">
            <text:p>19</text:p>
          </table:table-cell>
          <table:table-cell table:style-name="ce1" office:value-type="string">
            <text:p>BOC</text:p>
          </table:table-cell>
          <table:table-cell table:style-name="ce1" office:value-type="string">
            <text:p>Erviti</text:p>
          </table:table-cell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20">
            <text:p>20</text:p>
          </table:table-cell>
          <table:table-cell table:style-name="ce1" office:value-type="string">
            <text:p>BOC</text:p>
          </table:table-cell>
          <table:table-cell table:style-name="ce1" office:value-type="string">
            <text:p>Chavez</text:p>
          </table:table-cell>
          <table:table-cell table:style-name="ce1" office:value-type="float" office:value="21">
            <text:p>21</text:p>
          </table:table-cell>
        </table:table-row>
        <table:table-row>
          <table:table-cell table:style-name="ce1" office:value-type="float" office:value="21">
            <text:p>21</text:p>
          </table:table-cell>
          <table:table-cell table:style-name="ce1" office:value-type="string">
            <text:p>BOC</text:p>
          </table:table-cell>
          <table:table-cell table:style-name="ce1" office:value-type="string">
            <text:p>Silva</text:p>
          </table:table-cell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float" office:value="22">
            <text:p>22</text:p>
          </table:table-cell>
          <table:table-cell table:style-name="ce1" office:value-type="string">
            <text:p>BOC</text:p>
          </table:table-cell>
          <table:table-cell table:style-name="ce1" office:value-type="string">
            <text:p>Viatri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23">
            <text:p>23</text:p>
          </table:table-cell>
          <table:table-cell table:style-name="ce1" office:value-type="string">
            <text:p>BAR</text:p>
          </table:table-cell>
          <table:table-cell table:style-name="ce1" office:value-type="string">
            <text:p>Valdés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4">
            <text:p>24</text:p>
          </table:table-cell>
          <table:table-cell table:style-name="ce1" office:value-type="string">
            <text:p>BAR</text:p>
          </table:table-cell>
          <table:table-cell table:style-name="ce1" office:value-type="string">
            <text:p>Dani Alves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25">
            <text:p>25</text:p>
          </table:table-cell>
          <table:table-cell table:style-name="ce1" office:value-type="string">
            <text:p>BAR</text:p>
          </table:table-cell>
          <table:table-cell table:style-name="ce1" office:value-type="string">
            <text:p>Puyol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26">
            <text:p>26</text:p>
          </table:table-cell>
          <table:table-cell table:style-name="ce1" office:value-type="string">
            <text:p>BAR</text:p>
          </table:table-cell>
          <table:table-cell table:style-name="ce1" office:value-type="string">
            <text:p>Piqué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7">
            <text:p>27</text:p>
          </table:table-cell>
          <table:table-cell table:style-name="ce1" office:value-type="string">
            <text:p>BAR</text:p>
          </table:table-cell>
          <table:table-cell table:style-name="ce1" office:value-type="string">
            <text:p>Abidal</text:p>
          </table:table-cell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28">
            <text:p>28</text:p>
          </table:table-cell>
          <table:table-cell table:style-name="ce1" office:value-type="string">
            <text:p>BAR</text:p>
          </table:table-cell>
          <table:table-cell table:style-name="ce1" office:value-type="string">
            <text:p>Sergio Busquets</text:p>
          </table:table-cell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float" office:value="29">
            <text:p>29</text:p>
          </table:table-cell>
          <table:table-cell table:style-name="ce1" office:value-type="string">
            <text:p>BAR</text:p>
          </table:table-cell>
          <table:table-cell table:style-name="ce1" office:value-type="string">
            <text:p>Xavi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30">
            <text:p>30</text:p>
          </table:table-cell>
          <table:table-cell table:style-name="ce1" office:value-type="string">
            <text:p>BAR</text:p>
          </table:table-cell>
          <table:table-cell table:style-name="ce1" office:value-type="string">
            <text:p>Cesc Fábregas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1">
            <text:p>31</text:p>
          </table:table-cell>
          <table:table-cell table:style-name="ce1" office:value-type="string">
            <text:p>BAR</text:p>
          </table:table-cell>
          <table:table-cell table:style-name="ce1" office:value-type="string">
            <text:p>Iniesta</text:p>
          </table:table-cell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32">
            <text:p>32</text:p>
          </table:table-cell>
          <table:table-cell table:style-name="ce1" office:value-type="string">
            <text:p>BAR</text:p>
          </table:table-cell>
          <table:table-cell table:style-name="ce1" office:value-type="string">
            <text:p>Messi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33">
            <text:p>33</text:p>
          </table:table-cell>
          <table:table-cell table:style-name="ce1" office:value-type="string">
            <text:p>BAR</text:p>
          </table:table-cell>
          <table:table-cell table:style-name="ce1" office:value-type="string">
            <text:p>Villa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34">
            <text:p>34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Handanovic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5">
            <text:p>35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Ranocchi</text:p>
          </table:table-cell>
          <table:table-cell table:style-name="ce1" office:value-type="float" office:value="23">
            <text:p>23</text:p>
          </table:table-cell>
        </table:table-row>
        <table:table-row>
          <table:table-cell table:style-name="ce1" office:value-type="float" office:value="36">
            <text:p>36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Pereira</text:p>
          </table:table-cell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float" office:value="37">
            <text:p>37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Lucio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38">
            <text:p>38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Nagatomo</text:p>
          </table:table-cell>
          <table:table-cell table:style-name="ce1" office:value-type="float" office:value="55">
            <text:p>55</text:p>
          </table:table-cell>
        </table:table-row>
        <table:table-row>
          <table:table-cell table:style-name="ce1" office:value-type="float" office:value="39">
            <text:p>39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Guarín</text:p>
          </table:table-cell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40">
            <text:p>40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Cambiasso</text:p>
          </table:table-cell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float" office:value="41">
            <text:p>41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Zanetti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42">
            <text:p>42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Sneijder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43">
            <text:p>43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Pazzini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44">
            <text:p>44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Palacio</text:p>
          </table:table-cell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45">
            <text:p>45</text:p>
          </table:table-cell>
          <table:table-cell table:style-name="ce1" office:value-type="string">
            <text:p>RMA</text:p>
          </table:table-cell>
          <table:table-cell table:style-name="ce1" office:value-type="string">
            <text:p>Casillas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46">
            <text:p>46</text:p>
          </table:table-cell>
          <table:table-cell table:style-name="ce1" office:value-type="string">
            <text:p>RMA</text:p>
          </table:table-cell>
          <table:table-cell table:style-name="ce1" office:value-type="string">
            <text:p>Sergio Ramos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47">
            <text:p>47</text:p>
          </table:table-cell>
          <table:table-cell table:style-name="ce1" office:value-type="string">
            <text:p>RMA</text:p>
          </table:table-cell>
          <table:table-cell table:style-name="ce1" office:value-type="string">
            <text:p>Pepe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8">
            <text:p>48</text:p>
          </table:table-cell>
          <table:table-cell table:style-name="ce1" office:value-type="string">
            <text:p>RMA</text:p>
          </table:table-cell>
          <table:table-cell table:style-name="ce1" office:value-type="string">
            <text:p>Carvalho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49">
            <text:p>49</text:p>
          </table:table-cell>
          <table:table-cell table:style-name="ce1" office:value-type="string">
            <text:p>RMA</text:p>
          </table:table-cell>
          <table:table-cell table:style-name="ce1" office:value-type="string">
            <text:p>Marceo</text:p>
          </table:table-cell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50">
            <text:p>50</text:p>
          </table:table-cell>
          <table:table-cell table:style-name="ce1" office:value-type="string">
            <text:p>RMA</text:p>
          </table:table-cell>
          <table:table-cell table:style-name="ce1" office:value-type="string">
            <text:p>Xabi Alonso</text:p>
          </table:table-cell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51">
            <text:p>51</text:p>
          </table:table-cell>
          <table:table-cell table:style-name="ce1" office:value-type="string">
            <text:p>RMA</text:p>
          </table:table-cell>
          <table:table-cell table:style-name="ce1" office:value-type="string">
            <text:p>Kaká</text:p>
          </table:table-cell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52">
            <text:p>52</text:p>
          </table:table-cell>
          <table:table-cell table:style-name="ce1" office:value-type="string">
            <text:p>RMA</text:p>
          </table:table-cell>
          <table:table-cell table:style-name="ce1" office:value-type="string">
            <text:p>Di María</text:p>
          </table:table-cell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53">
            <text:p>53</text:p>
          </table:table-cell>
          <table:table-cell table:style-name="ce1" office:value-type="string">
            <text:p>RMA</text:p>
          </table:table-cell>
          <table:table-cell table:style-name="ce1" office:value-type="string">
            <text:p>Cristiano Ronaldo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54">
            <text:p>54</text:p>
          </table:table-cell>
          <table:table-cell table:style-name="ce1" office:value-type="string">
            <text:p>RMA</text:p>
          </table:table-cell>
          <table:table-cell table:style-name="ce1" office:value-type="string">
            <text:p>Ozil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55">
            <text:p>55</text:p>
          </table:table-cell>
          <table:table-cell table:style-name="ce1" office:value-type="string">
            <text:p>RMA</text:p>
          </table:table-cell>
          <table:table-cell table:style-name="ce1" office:value-type="string">
            <text:p>Benzema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56">
            <text:p>56</text:p>
          </table:table-cell>
          <table:table-cell table:style-name="ce1" office:value-type="string">
            <text:p>MIL</text:p>
          </table:table-cell>
          <table:table-cell table:style-name="ce1" office:value-type="string">
            <text:p>Abbiati</text:p>
          </table:table-cell>
          <table:table-cell table:style-name="ce1" office:value-type="float" office:value="32">
            <text:p>32</text:p>
          </table:table-cell>
        </table:table-row>
        <table:table-row>
          <table:table-cell table:style-name="ce1" office:value-type="float" office:value="57">
            <text:p>57</text:p>
          </table:table-cell>
          <table:table-cell table:style-name="ce1" office:value-type="string">
            <text:p>MIL</text:p>
          </table:table-cell>
          <table:table-cell table:style-name="ce1" office:value-type="string">
            <text:p>Abate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float" office:value="58">
            <text:p>58</text:p>
          </table:table-cell>
          <table:table-cell table:style-name="ce1" office:value-type="string">
            <text:p>MIL</text:p>
          </table:table-cell>
          <table:table-cell table:style-name="ce1" office:value-type="string">
            <text:p>Mexes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59">
            <text:p>59</text:p>
          </table:table-cell>
          <table:table-cell table:style-name="ce1" office:value-type="string">
            <text:p>MIL</text:p>
          </table:table-cell>
          <table:table-cell table:style-name="ce1" office:value-type="string">
            <text:p>Nesta</text:p>
          </table:table-cell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60">
            <text:p>60</text:p>
          </table:table-cell>
          <table:table-cell table:style-name="ce1" office:value-type="string">
            <text:p>MIL</text:p>
          </table:table-cell>
          <table:table-cell table:style-name="ce1" office:value-type="string">
            <text:p>Yepes</text:p>
          </table:table-cell>
          <table:table-cell table:style-name="ce1" office:value-type="float" office:value="76">
            <text:p>76</text:p>
          </table:table-cell>
        </table:table-row>
        <table:table-row>
          <table:table-cell table:style-name="ce1" office:value-type="float" office:value="61">
            <text:p>61</text:p>
          </table:table-cell>
          <table:table-cell table:style-name="ce1" office:value-type="string">
            <text:p>MIL</text:p>
          </table:table-cell>
          <table:table-cell table:style-name="ce1" office:value-type="string">
            <text:p>Ambrosini</text:p>
          </table:table-cell>
          <table:table-cell table:style-name="ce1" office:value-type="float" office:value="23">
            <text:p>23</text:p>
          </table:table-cell>
        </table:table-row>
        <table:table-row>
          <table:table-cell table:style-name="ce1" office:value-type="float" office:value="62">
            <text:p>62</text:p>
          </table:table-cell>
          <table:table-cell table:style-name="ce1" office:value-type="string">
            <text:p>MIL</text:p>
          </table:table-cell>
          <table:table-cell table:style-name="ce1" office:value-type="string">
            <text:p>Seadorf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63">
            <text:p>63</text:p>
          </table:table-cell>
          <table:table-cell table:style-name="ce1" office:value-type="string">
            <text:p>MIL</text:p>
          </table:table-cell>
          <table:table-cell table:style-name="ce1" office:value-type="string">
            <text:p>Nocerino</text:p>
          </table:table-cell>
          <table:table-cell table:style-name="ce1" office:value-type="float" office:value="24">
            <text:p>24</text:p>
          </table:table-cell>
        </table:table-row>
        <table:table-row>
          <table:table-cell table:style-name="ce1" office:value-type="float" office:value="64">
            <text:p>64</text:p>
          </table:table-cell>
          <table:table-cell table:style-name="ce1" office:value-type="string">
            <text:p>MIL</text:p>
          </table:table-cell>
          <table:table-cell table:style-name="ce1" office:value-type="string">
            <text:p>Boateng</text:p>
          </table:table-cell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float" office:value="65">
            <text:p>65</text:p>
          </table:table-cell>
          <table:table-cell table:style-name="ce1" office:value-type="string">
            <text:p>MIL</text:p>
          </table:table-cell>
          <table:table-cell table:style-name="ce1" office:value-type="string">
            <text:p>Alexandre Pato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66">
            <text:p>66</text:p>
          </table:table-cell>
          <table:table-cell table:style-name="ce1" office:value-type="string">
            <text:p>MIL</text:p>
          </table:table-cell>
          <table:table-cell table:style-name="ce1" office:value-type="string">
            <text:p>Pazzini</text:p>
          </table:table-cell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67">
            <text:p>67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Cech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68">
            <text:p>68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Bosingwa</text:p>
          </table:table-cell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float" office:value="69">
            <text:p>69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Ivanovich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70">
            <text:p>70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Terry</text:p>
          </table:table-cell>
          <table:table-cell table:style-name="ce1" office:value-type="float" office:value="26">
            <text:p>26</text:p>
          </table:table-cell>
        </table:table-row>
        <table:table-row>
          <table:table-cell table:style-name="ce1" office:value-type="float" office:value="71">
            <text:p>71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Ashley Cole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72">
            <text:p>72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Mickel</text:p>
          </table:table-cell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73">
            <text:p>73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Ramires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74">
            <text:p>74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Mata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75">
            <text:p>75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Lampard</text:p>
          </table:table-cell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76">
            <text:p>76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Torres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77">
            <text:p>77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Drogba</text:p>
          </table:table-cell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78">
            <text:p>78</text:p>
          </table:table-cell>
          <table:table-cell table:style-name="ce1" office:value-type="string">
            <text:p>BAR</text:p>
          </table:table-cell>
          <table:table-cell table:style-name="ce1" office:value-type="string">
            <text:p>Suplente</text:p>
          </table:table-cell>
          <table:table-cell table:style-name="ce1" office:value-type="float" office:value="99">
            <text:p>99</text:p>
          </table:table-cell>
        </table:table-row>
        <table:table-row>
          <table:table-cell table:style-name="ce1" office:value-type="float" office:value="79">
            <text:p>79</text:p>
          </table:table-cell>
          <table:table-cell table:style-name="ce1" office:value-type="string">
            <text:p>BAR</text:p>
          </table:table-cell>
          <table:table-cell table:style-name="ce1" office:value-type="string">
            <text:p>Suplente 2</text:p>
          </table:table-cell>
          <table:table-cell table:style-name="ce1" office:value-type="float" office:value="98">
            <text:p>98</text:p>
          </table:table-cell>
        </table:table-row>
        <table:table-row>
          <table:table-cell table:style-name="ce1" office:value-type="float" office:value="80">
            <text:p>80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Barovero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81">
            <text:p>81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González Pirez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82">
            <text:p>82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Pezzella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83">
            <text:p>83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Botinelli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84">
            <text:p>84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Ramiro Funes Mori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85">
            <text:p>85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Cárlos Sánchez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86">
            <text:p>86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Cirigliano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87">
            <text:p>87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Ponzio</text:p>
          </table:table-cell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88">
            <text:p>88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Aguirre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89">
            <text:p>89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Luna</text:p>
          </table:table-cell>
          <table:table-cell table:style-name="ce1" office:value-type="float" office:value="33">
            <text:p>33</text:p>
          </table:table-cell>
        </table:table-row>
        <table:table-row>
          <table:table-cell table:style-name="ce1" office:value-type="float" office:value="90">
            <text:p>90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Mora</text:p>
          </table:table-cell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91">
            <text:p>91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Trezeguet</text:p>
          </table:table-cell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92">
            <text:p>92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Abecasis</text:p>
          </table:table-cell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93">
            <text:p>93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Arano</text:p>
          </table:table-cell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94">
            <text:p>94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Maidana</text:p>
          </table:table-cell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95">
            <text:p>95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Mercado</text:p>
          </table:table-cell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float" office:value="96">
            <text:p>96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Acevedo</text:p>
          </table:table-cell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float" office:value="97">
            <text:p>97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Affanchino</text:p>
          </table:table-cell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float" office:value="98">
            <text:p>98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Aguirre</text:p>
          </table:table-cell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float" office:value="99">
            <text:p>99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Lanzini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00">
            <text:p>100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Rojas</text:p>
          </table:table-cell>
          <table:table-cell table:style-name="ce1" office:value-type="float" office:value="21">
            <text:p>21</text:p>
          </table:table-cell>
        </table:table-row>
        <table:table-row>
          <table:table-cell table:style-name="ce1" office:value-type="float" office:value="101">
            <text:p>101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Rogelio Funes Mori</text:p>
          </table:table-cell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102">
            <text:p>102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Luna</text:p>
          </table:table-cell>
          <table:table-cell table:style-name="ce1" office:value-type="float" office:value="23">
            <text:p>23</text:p>
          </table:table-cell>
        </table:table-row>
        <table:table-row>
          <table:table-cell table:style-name="ce1" office:value-type="float" office:value="103">
            <text:p>103</text:p>
          </table:table-cell>
          <table:table-cell table:style-name="ce1" office:value-type="string">
            <text:p>RIV</text:p>
          </table:table-cell>
          <table:table-cell table:style-name="ce1" office:value-type="string">
            <text:p>Ocampos</text:p>
          </table:table-cell>
          <table:table-cell table:style-name="ce1" office:value-type="float" office:value="24">
            <text:p>24</text:p>
          </table:table-cell>
        </table:table-row>
        <table:table-row>
          <table:table-cell table:style-name="ce1" office:value-type="float" office:value="104">
            <text:p>104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Acevedo</text:p>
          </table:table-cell>
          <table:table-cell table:style-name="ce1" office:value-type="float" office:value="34">
            <text:p>34</text:p>
          </table:table-cell>
        </table:table-row>
        <table:table-row>
          <table:table-cell table:style-name="ce1" office:value-type="float" office:value="105">
            <text:p>105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Benítez</text:p>
          </table:table-cell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06">
            <text:p>106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Dulcich</text:p>
          </table:table-cell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float" office:value="107">
            <text:p>107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Tripodi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8">
            <text:p>108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Alegre</text:p>
          </table:table-cell>
          <table:table-cell table:style-name="ce1" office:value-type="float" office:value="31">
            <text:p>31</text:p>
          </table:table-cell>
        </table:table-row>
        <table:table-row>
          <table:table-cell table:style-name="ce1" office:value-type="float" office:value="109">
            <text:p>109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Carli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110">
            <text:p>110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Goñi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11">
            <text:p>111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Lema</text:p>
          </table:table-cell>
          <table:table-cell table:style-name="ce1" office:value-type="float" office:value="23">
            <text:p>23</text:p>
          </table:table-cell>
        </table:table-row>
        <table:table-row>
          <table:table-cell table:style-name="ce1" office:value-type="float" office:value="112">
            <text:p>112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Leyes</text:p>
          </table:table-cell>
          <table:table-cell table:style-name="ce1" office:value-type="float" office:value="24">
            <text:p>24</text:p>
          </table:table-cell>
        </table:table-row>
        <table:table-row>
          <table:table-cell table:style-name="ce1" office:value-type="float" office:value="113">
            <text:p>113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Lima</text:p>
          </table:table-cell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114">
            <text:p>114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Martínez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15">
            <text:p>115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Olivera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float" office:value="116">
            <text:p>116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Quiles</text:p>
          </table:table-cell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117">
            <text:p>117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Ravest</text:p>
          </table:table-cell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float" office:value="118">
            <text:p>118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Serrano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19">
            <text:p>119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Caneo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20">
            <text:p>120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Carrasco</text:p>
          </table:table-cell>
          <table:table-cell table:style-name="ce1" office:value-type="float" office:value="32">
            <text:p>32</text:p>
          </table:table-cell>
        </table:table-row>
        <table:table-row>
          <table:table-cell table:style-name="ce1" office:value-type="float" office:value="121">
            <text:p>121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Cobo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122">
            <text:p>122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Díaz</text:p>
          </table:table-cell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123">
            <text:p>123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Elizari</text:p>
          </table:table-cell>
          <table:table-cell table:style-name="ce1" office:value-type="float" office:value="36">
            <text:p>36</text:p>
          </table:table-cell>
        </table:table-row>
        <table:table-row>
          <table:table-cell table:style-name="ce1" office:value-type="float" office:value="124">
            <text:p>124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Garnier</text:p>
          </table:table-cell>
          <table:table-cell table:style-name="ce1" office:value-type="float" office:value="26">
            <text:p>26</text:p>
          </table:table-cell>
        </table:table-row>
        <table:table-row>
          <table:table-cell table:style-name="ce1" office:value-type="float" office:value="125">
            <text:p>125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López</text:p>
          </table:table-cell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126">
            <text:p>126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Mandarino</text:p>
          </table:table-cell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127">
            <text:p>127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Mansilla</text:p>
          </table:table-cell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float" office:value="128">
            <text:p>128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Mattos</text:p>
          </table:table-cell>
          <table:table-cell table:style-name="ce1" office:value-type="float" office:value="35">
            <text:p>35</text:p>
          </table:table-cell>
        </table:table-row>
        <table:table-row>
          <table:table-cell table:style-name="ce1" office:value-type="float" office:value="129">
            <text:p>129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Morales</text:p>
          </table:table-cell>
          <table:table-cell table:style-name="ce1" office:value-type="float" office:value="29">
            <text:p>29</text:p>
          </table:table-cell>
        </table:table-row>
        <table:table-row>
          <table:table-cell table:style-name="ce1" office:value-type="float" office:value="130">
            <text:p>130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Nuñez</text:p>
          </table:table-cell>
          <table:table-cell table:style-name="ce1" office:value-type="float" office:value="21">
            <text:p>21</text:p>
          </table:table-cell>
        </table:table-row>
        <table:table-row>
          <table:table-cell table:style-name="ce1" office:value-type="float" office:value="131">
            <text:p>131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Romero</text:p>
          </table:table-cell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float" office:value="132">
            <text:p>132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Cauteruccio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133">
            <text:p>133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Diz</text:p>
          </table:table-cell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134">
            <text:p>134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Giménez</text:p>
          </table:table-cell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float" office:value="135">
            <text:p>135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Insaurralde</text:p>
          </table:table-cell>
          <table:table-cell table:style-name="ce1" office:value-type="float" office:value="30">
            <text:p>30</text:p>
          </table:table-cell>
        </table:table-row>
        <table:table-row>
          <table:table-cell table:style-name="ce1" office:value-type="float" office:value="136">
            <text:p>136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Telechea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37">
            <text:p>137</text:p>
          </table:table-cell>
          <table:table-cell table:style-name="ce1" office:value-type="string">
            <text:p>QAC</text:p>
          </table:table-cell>
          <table:table-cell table:style-name="ce1" office:value-type="string">
            <text:p>Toloza</text:p>
          </table:table-cell>
          <table:table-cell table:style-name="ce1" office:value-type="float" office:value="33">
            <text:p>33</text:p>
          </table:table-cell>
        </table:table-row>
      </table:table>
      <table:named-expressions/>
      <table:database-ranges>
        <table:database-range table:name="__Anonymous_Sheet_DB__2" table:target-range-address="Pases.A1:Pases.E59" table:display-filter-buttons="true">
          <table:filter>
            <table:filter-and>
              <table:filter-condition table:field-number="4" table:value="3" table:operator="=">
                <table:filter-set-item table:value="3"/>
                <table:filter-set-item table:value="11"/>
                <table:filter-set-item table:value="5"/>
                <table:filter-set-item table:value="12"/>
                <table:filter-set-item table:value="6"/>
                <table:filter-set-item table:value="13"/>
                <table:filter-set-item table:value="8"/>
                <table:filter-set-item table:value="15"/>
              </table:filter-condition>
            </table:filter-and>
          </table:filter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7">00/00/0000</text:date>, <text:time style:data-style-name="N2" text:time-value="0000-00-00T14:29:0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7T15:04:20</dc:date>
    <dc:creator>Matias Lang</dc:creator>
    <meta:generator>LibreOffice/3.6$Linux_x86 LibreOffice_project/360m1$Build-2</meta:generator>
    <meta:editing-duration>PT1H17M23S</meta:editing-duration>
    <meta:editing-cycles>34</meta:editing-cycles>
    <meta:document-statistic meta:table-count="3" meta:cell-count="51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985cm" svg:height="10.762cm" xlink:href=".." xlink:type="simple" chart:class="chart:bar" chart:style-name="ch1">
        <chart:legend chart:legend-position="end" svg:x="29.664cm" svg:y="4.78cm" style:legend-expansion="high" chart:style-name="ch2"/>
        <chart:plot-area chart:style-name="ch3" table:cell-range-address="Pases.B1:Pases.B59 Pases.D1:Pases.E59" chart:data-source-has-labels="both" svg:x="1.109cm" svg:y="0.995cm" svg:width="27.237cm" svg:height="9.132cm">
          <chartooo:coordinate-region svg:x="1.73cm" svg:y="1.221cm" svg:width="25.955cm" svg:height="7.755cm"/>
          <chart:axis chart:dimension="x" chart:name="primary-x" chart:style-name="ch4" chartooo:axis-type="auto">
            <chartooo:date-scale/>
            <chart:categories table:cell-range-address="Pases.B2:Pases.B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ses.D2:Pases.D59" chart:label-cell-address="Pases.D1:Pases.D1" chart:class="chart:bar">
            <chart:data-point chart:repeated="16"/>
          </chart:series>
          <chart:series chart:style-name="ch8" chart:values-cell-range-address="Pases.E2:Pases.E59" chart:label-cell-address="Pases.E1:Pases.E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es</text:p>
                <draw:g>
                  <svg:desc>Pases.D1:Pases.D1</svg:desc>
                </draw:g>
              </table:table-cell>
              <table:table-cell office:value-type="string">
                <text:p>Pelotas perdidas</text:p>
                <draw:g>
                  <svg:desc>Pases.E1:Pase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rli</text:p>
                <draw:g>
                  <svg:desc>Pases.B2:Pases.B59</svg:desc>
                </draw:g>
              </table:table-cell>
              <table:table-cell office:value-type="float" office:value="4">
                <text:p>4</text:p>
                <draw:g>
                  <svg:desc>Pases.D2:Pases.D59</svg:desc>
                </draw:g>
              </table:table-cell>
              <table:table-cell office:value-type="float" office:value="3">
                <text:p>3</text:p>
                <draw:g>
                  <svg:desc>Pases.E2:Pases.E59</svg:desc>
                </draw:g>
              </table:table-cell>
            </table:table-row>
            <table:table-row>
              <table:table-cell office:value-type="string">
                <text:p>Cauteruccio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obo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íaz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oñi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ema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nsilla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mero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rrano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ripodi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arovero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irigliano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una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ra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onzio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amiro Funes Mori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